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racked-changes>
        <table:cell-content-change table:id="ct1">
          <table:cell-address table:column="1" table:row="2" table:table="3"/>
          <office:change-info>
            <dc:creator> </dc:creator>
            <dc:date>2020-09-07T14:39:04.715951512</dc:date>
          </office:change-info>
          <table:previous>
            <table:change-track-table-cell office:value-type="float" office:value="14"/>
          </table:previous>
        </table:cell-content-change>
        <table:cell-content-change table:id="ct2">
          <table:cell-address table:column="1" table:row="3" table:table="3"/>
          <office:change-info>
            <dc:creator> </dc:creator>
            <dc:date>2020-09-07T14:39:04.715967353</dc:date>
          </office:change-info>
          <table:previous>
            <table:change-track-table-cell office:value-type="float" office:value="18"/>
          </table:previous>
        </table:cell-content-change>
        <table:cell-content-change table:id="ct3">
          <table:cell-address table:column="1" table:row="4" table:table="3"/>
          <office:change-info>
            <dc:creator> </dc:creator>
            <dc:date>2020-09-07T14:39:04.715979410</dc:date>
          </office:change-info>
          <table:previous>
            <table:change-track-table-cell office:value-type="float" office:value="21"/>
          </table:previous>
        </table:cell-content-change>
        <table:cell-content-change table:id="ct4">
          <table:cell-address table:column="1" table:row="5" table:table="3"/>
          <office:change-info>
            <dc:creator> </dc:creator>
            <dc:date>2020-09-07T14:39:04.715989724</dc:date>
          </office:change-info>
          <table:previous>
            <table:change-track-table-cell office:value-type="float" office:value="26"/>
          </table:previous>
        </table:cell-content-change>
        <table:cell-content-change table:id="ct5">
          <table:cell-address table:column="1" table:row="6" table:table="3"/>
          <office:change-info>
            <dc:creator> </dc:creator>
            <dc:date>2020-09-07T14:39:04.716001187</dc:date>
          </office:change-info>
          <table:previous>
            <table:change-track-table-cell office:value-type="float" office:value="43"/>
          </table:previous>
        </table:cell-content-change>
        <table:cell-content-change table:id="ct6">
          <table:cell-address table:column="1" table:row="7" table:table="3"/>
          <office:change-info>
            <dc:creator> </dc:creator>
            <dc:date>2020-09-07T14:39:04.716013803</dc:date>
          </office:change-info>
          <table:previous>
            <table:change-track-table-cell office:value-type="float" office:value="18"/>
          </table:previous>
        </table:cell-content-change>
        <table:cell-content-change table:id="ct7">
          <table:cell-address table:column="1" table:row="8" table:table="3"/>
          <office:change-info>
            <dc:creator> </dc:creator>
            <dc:date>2020-09-07T14:39:04.716026167</dc:date>
          </office:change-info>
          <table:previous>
            <table:change-track-table-cell office:value-type="float" office:value="31"/>
          </table:previous>
        </table:cell-content-change>
        <table:cell-content-change table:id="ct8">
          <table:cell-address table:column="1" table:row="9" table:table="3"/>
          <office:change-info>
            <dc:creator> </dc:creator>
            <dc:date>2020-09-07T14:39:04.716037782</dc:date>
          </office:change-info>
          <table:previous>
            <table:change-track-table-cell office:value-type="float" office:value="26"/>
          </table:previous>
        </table:cell-content-change>
        <table:cell-content-change table:id="ct9">
          <table:cell-address table:column="1" table:row="10" table:table="3"/>
          <office:change-info>
            <dc:creator> </dc:creator>
            <dc:date>2020-09-07T14:39:04.716050567</dc:date>
          </office:change-info>
          <table:previous>
            <table:change-track-table-cell office:value-type="float" office:value="34"/>
          </table:previous>
        </table:cell-content-change>
        <table:cell-content-change table:id="ct10">
          <table:cell-address table:column="3" table:row="2" table:table="3"/>
          <office:change-info>
            <dc:creator> </dc:creator>
            <dc:date>2020-09-07T14:39:04.716098299</dc:date>
          </office:change-info>
          <table:previous>
            <table:change-track-table-cell office:value-type="float" office:value="12"/>
          </table:previous>
        </table:cell-content-change>
        <table:cell-content-change table:id="ct11">
          <table:cell-address table:column="3" table:row="3" table:table="3"/>
          <office:change-info>
            <dc:creator> </dc:creator>
            <dc:date>2020-09-07T14:39:04.716112009</dc:date>
          </office:change-info>
          <table:previous>
            <table:change-track-table-cell office:value-type="float" office:value="10"/>
          </table:previous>
        </table:cell-content-change>
        <table:cell-content-change table:id="ct12">
          <table:cell-address table:column="3" table:row="4" table:table="3"/>
          <office:change-info>
            <dc:creator> </dc:creator>
            <dc:date>2020-09-07T14:39:04.716125369</dc:date>
          </office:change-info>
          <table:previous>
            <table:change-track-table-cell office:value-type="float" office:value="14"/>
          </table:previous>
        </table:cell-content-change>
        <table:cell-content-change table:id="ct13">
          <table:cell-address table:column="3" table:row="5" table:table="3"/>
          <office:change-info>
            <dc:creator> </dc:creator>
            <dc:date>2020-09-07T14:39:04.716138389</dc:date>
          </office:change-info>
          <table:previous>
            <table:change-track-table-cell office:value-type="float" office:value="15"/>
          </table:previous>
        </table:cell-content-change>
        <table:cell-content-change table:id="ct14">
          <table:cell-address table:column="3" table:row="6" table:table="3"/>
          <office:change-info>
            <dc:creator> </dc:creator>
            <dc:date>2020-09-07T14:39:04.716151762</dc:date>
          </office:change-info>
          <table:previous>
            <table:change-track-table-cell office:value-type="float" office:value="16"/>
          </table:previous>
        </table:cell-content-change>
        <table:cell-content-change table:id="ct15">
          <table:cell-address table:column="3" table:row="7" table:table="3"/>
          <office:change-info>
            <dc:creator> </dc:creator>
            <dc:date>2020-09-07T14:39:04.716164828</dc:date>
          </office:change-info>
          <table:previous>
            <table:change-track-table-cell office:value-type="float" office:value="16"/>
          </table:previous>
        </table:cell-content-change>
        <table:cell-content-change table:id="ct16">
          <table:cell-address table:column="3" table:row="8" table:table="3"/>
          <office:change-info>
            <dc:creator> </dc:creator>
            <dc:date>2020-09-07T14:39:04.716176315</dc:date>
          </office:change-info>
          <table:previous>
            <table:change-track-table-cell office:value-type="float" office:value="15"/>
          </table:previous>
        </table:cell-content-change>
        <table:cell-content-change table:id="ct17">
          <table:cell-address table:column="3" table:row="9" table:table="3"/>
          <office:change-info>
            <dc:creator> </dc:creator>
            <dc:date>2020-09-07T14:39:04.716188387</dc:date>
          </office:change-info>
          <table:previous>
            <table:change-track-table-cell office:value-type="float" office:value="23"/>
          </table:previous>
        </table:cell-content-change>
        <table:cell-content-change table:id="ct18">
          <table:cell-address table:column="3" table:row="10" table:table="3"/>
          <office:change-info>
            <dc:creator> </dc:creator>
            <dc:date>2020-09-07T14:39:04.716198950</dc:date>
          </office:change-info>
          <table:previous>
            <table:change-track-table-cell office:value-type="float" office:value="21"/>
          </table:previous>
        </table:cell-content-change>
        <table:cell-content-change table:id="ct19">
          <table:cell-address table:column="4" table:row="2" table:table="3"/>
          <office:change-info>
            <dc:creator> </dc:creator>
            <dc:date>2020-09-07T14:39:04.716218387</dc:date>
          </office:change-info>
          <table:previous>
            <table:change-track-table-cell office:value-type="float" office:value="18.8355"/>
          </table:previous>
        </table:cell-content-change>
        <table:cell-content-change table:id="ct20">
          <table:cell-address table:column="4" table:row="3" table:table="3"/>
          <office:change-info>
            <dc:creator> </dc:creator>
            <dc:date>2020-09-07T14:39:04.716231006</dc:date>
          </office:change-info>
          <table:previous>
            <table:change-track-table-cell office:value-type="float" office:value="19.3925"/>
          </table:previous>
        </table:cell-content-change>
        <table:cell-content-change table:id="ct21">
          <table:cell-address table:column="4" table:row="4" table:table="3"/>
          <office:change-info>
            <dc:creator> </dc:creator>
            <dc:date>2020-09-07T14:39:04.716244892</dc:date>
          </office:change-info>
          <table:previous>
            <table:change-track-table-cell office:value-type="float" office:value="18.227"/>
          </table:previous>
        </table:cell-content-change>
        <table:cell-content-change table:id="ct22">
          <table:cell-address table:column="4" table:row="5" table:table="3"/>
          <office:change-info>
            <dc:creator> </dc:creator>
            <dc:date>2020-09-07T14:39:04.716257633</dc:date>
          </office:change-info>
          <table:previous>
            <table:change-track-table-cell office:value-type="float" office:value="20.1372"/>
          </table:previous>
        </table:cell-content-change>
        <table:cell-content-change table:id="ct23">
          <table:cell-address table:column="4" table:row="6" table:table="3"/>
          <office:change-info>
            <dc:creator> </dc:creator>
            <dc:date>2020-09-07T14:39:04.716270683</dc:date>
          </office:change-info>
          <table:previous>
            <table:change-track-table-cell office:value-type="float" office:value="36.969"/>
          </table:previous>
        </table:cell-content-change>
        <table:cell-content-change table:id="ct24">
          <table:cell-address table:column="4" table:row="7" table:table="3"/>
          <office:change-info>
            <dc:creator> </dc:creator>
            <dc:date>2020-09-07T14:39:04.716283342</dc:date>
          </office:change-info>
          <table:previous>
            <table:change-track-table-cell office:value-type="float" office:value="18.0255"/>
          </table:previous>
        </table:cell-content-change>
        <table:cell-content-change table:id="ct25">
          <table:cell-address table:column="4" table:row="8" table:table="3"/>
          <office:change-info>
            <dc:creator> </dc:creator>
            <dc:date>2020-09-07T14:39:04.716297045</dc:date>
          </office:change-info>
          <table:previous>
            <table:change-track-table-cell office:value-type="float" office:value="22.0829"/>
          </table:previous>
        </table:cell-content-change>
        <table:cell-content-change table:id="ct26">
          <table:cell-address table:column="4" table:row="9" table:table="3"/>
          <office:change-info>
            <dc:creator> </dc:creator>
            <dc:date>2020-09-07T14:39:04.716310057</dc:date>
          </office:change-info>
          <table:previous>
            <table:change-track-table-cell office:value-type="float" office:value="20.533"/>
          </table:previous>
        </table:cell-content-change>
        <table:cell-content-change table:id="ct27">
          <table:cell-address table:column="4" table:row="10" table:table="3"/>
          <office:change-info>
            <dc:creator> </dc:creator>
            <dc:date>2020-09-07T14:39:04.717479153</dc:date>
          </office:change-info>
          <table:previous>
            <table:change-track-table-cell office:value-type="float" office:value="27.6739"/>
          </table:previous>
        </table:cell-content-change>
        <table:cell-content-change table:id="ct28">
          <table:cell-address table:column="5" table:row="2" table:table="3"/>
          <office:change-info>
            <dc:creator> </dc:creator>
            <dc:date>2020-09-07T14:39:04.717513674</dc:date>
          </office:change-info>
          <table:previous>
            <table:change-track-table-cell office:value-type="float" office:value="1.36819"/>
          </table:previous>
        </table:cell-content-change>
        <table:cell-content-change table:id="ct29">
          <table:cell-address table:column="5" table:row="3" table:table="3"/>
          <office:change-info>
            <dc:creator> </dc:creator>
            <dc:date>2020-09-07T14:39:04.717524915</dc:date>
          </office:change-info>
          <table:previous>
            <table:change-track-table-cell office:value-type="float" office:value="1.51574"/>
          </table:previous>
        </table:cell-content-change>
        <table:cell-content-change table:id="ct30">
          <table:cell-address table:column="5" table:row="4" table:table="3"/>
          <office:change-info>
            <dc:creator> </dc:creator>
            <dc:date>2020-09-07T14:39:04.717536569</dc:date>
          </office:change-info>
          <table:previous>
            <table:change-track-table-cell office:value-type="float" office:value="1.46126"/>
          </table:previous>
        </table:cell-content-change>
        <table:cell-content-change table:id="ct31">
          <table:cell-address table:column="5" table:row="5" table:table="3"/>
          <office:change-info>
            <dc:creator> </dc:creator>
            <dc:date>2020-09-07T14:39:04.717548315</dc:date>
          </office:change-info>
          <table:previous>
            <table:change-track-table-cell office:value-type="float" office:value="1.50144"/>
          </table:previous>
        </table:cell-content-change>
        <table:cell-content-change table:id="ct32">
          <table:cell-address table:column="5" table:row="6" table:table="3"/>
          <office:change-info>
            <dc:creator> </dc:creator>
            <dc:date>2020-09-07T14:39:04.717558899</dc:date>
          </office:change-info>
          <table:previous>
            <table:change-track-table-cell office:value-type="float" office:value="1.66731"/>
          </table:previous>
        </table:cell-content-change>
        <table:cell-content-change table:id="ct33">
          <table:cell-address table:column="5" table:row="7" table:table="3"/>
          <office:change-info>
            <dc:creator> </dc:creator>
            <dc:date>2020-09-07T14:39:04.717569773</dc:date>
          </office:change-info>
          <table:previous>
            <table:change-track-table-cell office:value-type="float" office:value="1.44006"/>
          </table:previous>
        </table:cell-content-change>
        <table:cell-content-change table:id="ct34">
          <table:cell-address table:column="5" table:row="8" table:table="3"/>
          <office:change-info>
            <dc:creator> </dc:creator>
            <dc:date>2020-09-07T14:39:04.717581243</dc:date>
          </office:change-info>
          <table:previous>
            <table:change-track-table-cell office:value-type="float" office:value="1.5704"/>
          </table:previous>
        </table:cell-content-change>
        <table:cell-content-change table:id="ct35">
          <table:cell-address table:column="5" table:row="9" table:table="3"/>
          <office:change-info>
            <dc:creator> </dc:creator>
            <dc:date>2020-09-07T14:39:04.717592798</dc:date>
          </office:change-info>
          <table:previous>
            <table:change-track-table-cell office:value-type="float" office:value="1.504"/>
          </table:previous>
        </table:cell-content-change>
        <table:cell-content-change table:id="ct36">
          <table:cell-address table:column="5" table:row="10" table:table="3"/>
          <office:change-info>
            <dc:creator> </dc:creator>
            <dc:date>2020-09-07T14:39:04.717603005</dc:date>
          </office:change-info>
          <table:previous>
            <table:change-track-table-cell office:value-type="float" office:value="0.672219"/>
          </table:previous>
        </table:cell-content-change>
        <table:cell-content-change table:id="ct37">
          <table:cell-address table:column="1" table:row="15" table:table="3"/>
          <office:change-info>
            <dc:creator> </dc:creator>
            <dc:date>2020-09-07T14:39:38.823955803</dc:date>
          </office:change-info>
          <table:previous>
            <table:change-track-table-cell office:value-type="float" office:value="14"/>
          </table:previous>
        </table:cell-content-change>
        <table:cell-content-change table:id="ct38">
          <table:cell-address table:column="1" table:row="16" table:table="3"/>
          <office:change-info>
            <dc:creator> </dc:creator>
            <dc:date>2020-09-07T14:39:38.823969183</dc:date>
          </office:change-info>
          <table:previous>
            <table:change-track-table-cell office:value-type="float" office:value="18"/>
          </table:previous>
        </table:cell-content-change>
        <table:cell-content-change table:id="ct39">
          <table:cell-address table:column="1" table:row="17" table:table="3"/>
          <office:change-info>
            <dc:creator> </dc:creator>
            <dc:date>2020-09-07T14:39:38.823974309</dc:date>
          </office:change-info>
          <table:previous>
            <table:change-track-table-cell office:value-type="float" office:value="21"/>
          </table:previous>
        </table:cell-content-change>
        <table:cell-content-change table:id="ct40">
          <table:cell-address table:column="1" table:row="18" table:table="3"/>
          <office:change-info>
            <dc:creator> </dc:creator>
            <dc:date>2020-09-07T14:39:38.823977925</dc:date>
          </office:change-info>
          <table:previous>
            <table:change-track-table-cell office:value-type="float" office:value="26"/>
          </table:previous>
        </table:cell-content-change>
        <table:cell-content-change table:id="ct41">
          <table:cell-address table:column="1" table:row="19" table:table="3"/>
          <office:change-info>
            <dc:creator> </dc:creator>
            <dc:date>2020-09-07T14:39:38.823981714</dc:date>
          </office:change-info>
          <table:previous>
            <table:change-track-table-cell office:value-type="float" office:value="43"/>
          </table:previous>
        </table:cell-content-change>
        <table:cell-content-change table:id="ct42">
          <table:cell-address table:column="1" table:row="20" table:table="3"/>
          <office:change-info>
            <dc:creator> </dc:creator>
            <dc:date>2020-09-07T14:39:38.823985733</dc:date>
          </office:change-info>
          <table:previous>
            <table:change-track-table-cell office:value-type="float" office:value="18"/>
          </table:previous>
        </table:cell-content-change>
        <table:cell-content-change table:id="ct43">
          <table:cell-address table:column="1" table:row="21" table:table="3"/>
          <office:change-info>
            <dc:creator> </dc:creator>
            <dc:date>2020-09-07T14:39:38.823990525</dc:date>
          </office:change-info>
          <table:previous>
            <table:change-track-table-cell office:value-type="float" office:value="31"/>
          </table:previous>
        </table:cell-content-change>
        <table:cell-content-change table:id="ct44">
          <table:cell-address table:column="1" table:row="22" table:table="3"/>
          <office:change-info>
            <dc:creator> </dc:creator>
            <dc:date>2020-09-07T14:39:38.823994586</dc:date>
          </office:change-info>
          <table:previous>
            <table:change-track-table-cell office:value-type="float" office:value="26"/>
          </table:previous>
        </table:cell-content-change>
        <table:cell-content-change table:id="ct45">
          <table:cell-address table:column="1" table:row="23" table:table="3"/>
          <office:change-info>
            <dc:creator> </dc:creator>
            <dc:date>2020-09-07T14:39:38.823998738</dc:date>
          </office:change-info>
          <table:previous>
            <table:change-track-table-cell office:value-type="float" office:value="34"/>
          </table:previous>
        </table:cell-content-change>
        <table:cell-content-change table:id="ct46">
          <table:cell-address table:column="3" table:row="15" table:table="3"/>
          <office:change-info>
            <dc:creator> </dc:creator>
            <dc:date>2020-09-07T14:39:38.824013515</dc:date>
          </office:change-info>
          <table:previous>
            <table:change-track-table-cell office:value-type="float" office:value="14"/>
          </table:previous>
        </table:cell-content-change>
        <table:cell-content-change table:id="ct47">
          <table:cell-address table:column="3" table:row="16" table:table="3"/>
          <office:change-info>
            <dc:creator> </dc:creator>
            <dc:date>2020-09-07T14:39:38.824018102</dc:date>
          </office:change-info>
          <table:previous>
            <table:change-track-table-cell office:value-type="float" office:value="11"/>
          </table:previous>
        </table:cell-content-change>
        <table:cell-content-change table:id="ct48">
          <table:cell-address table:column="3" table:row="17" table:table="3"/>
          <office:change-info>
            <dc:creator> </dc:creator>
            <dc:date>2020-09-07T14:39:38.824021835</dc:date>
          </office:change-info>
          <table:previous>
            <table:change-track-table-cell office:value-type="float" office:value="15"/>
          </table:previous>
        </table:cell-content-change>
        <table:cell-content-change table:id="ct49">
          <table:cell-address table:column="3" table:row="18" table:table="3"/>
          <office:change-info>
            <dc:creator> </dc:creator>
            <dc:date>2020-09-07T14:39:38.824025588</dc:date>
          </office:change-info>
          <table:previous>
            <table:change-track-table-cell office:value-type="float" office:value="20"/>
          </table:previous>
        </table:cell-content-change>
        <table:cell-content-change table:id="ct50">
          <table:cell-address table:column="3" table:row="19" table:table="3"/>
          <office:change-info>
            <dc:creator> </dc:creator>
            <dc:date>2020-09-07T14:39:38.824029067</dc:date>
          </office:change-info>
          <table:previous>
            <table:change-track-table-cell office:value-type="float" office:value="24"/>
          </table:previous>
        </table:cell-content-change>
        <table:cell-content-change table:id="ct51">
          <table:cell-address table:column="3" table:row="20" table:table="3"/>
          <office:change-info>
            <dc:creator> </dc:creator>
            <dc:date>2020-09-07T14:39:38.824033641</dc:date>
          </office:change-info>
          <table:previous>
            <table:change-track-table-cell office:value-type="float" office:value="26"/>
          </table:previous>
        </table:cell-content-change>
        <table:cell-content-change table:id="ct52">
          <table:cell-address table:column="3" table:row="21" table:table="3"/>
          <office:change-info>
            <dc:creator> </dc:creator>
            <dc:date>2020-09-07T14:39:38.824037188</dc:date>
          </office:change-info>
          <table:previous>
            <table:change-track-table-cell office:value-type="float" office:value="16"/>
          </table:previous>
        </table:cell-content-change>
        <table:cell-content-change table:id="ct53">
          <table:cell-address table:column="3" table:row="22" table:table="3"/>
          <office:change-info>
            <dc:creator> </dc:creator>
            <dc:date>2020-09-07T14:39:38.824041756</dc:date>
          </office:change-info>
          <table:previous>
            <table:change-track-table-cell office:value-type="float" office:value="24"/>
          </table:previous>
        </table:cell-content-change>
        <table:cell-content-change table:id="ct54">
          <table:cell-address table:column="3" table:row="23" table:table="3"/>
          <office:change-info>
            <dc:creator> </dc:creator>
            <dc:date>2020-09-07T14:39:38.824045409</dc:date>
          </office:change-info>
          <table:previous>
            <table:change-track-table-cell office:value-type="float" office:value="23"/>
          </table:previous>
        </table:cell-content-change>
        <table:cell-content-change table:id="ct55">
          <table:cell-address table:column="4" table:row="15" table:table="3"/>
          <office:change-info>
            <dc:creator> </dc:creator>
            <dc:date>2020-09-07T14:39:38.824054515</dc:date>
          </office:change-info>
          <table:previous>
            <table:change-track-table-cell office:value-type="float" office:value="17.7795"/>
          </table:previous>
        </table:cell-content-change>
        <table:cell-content-change table:id="ct56">
          <table:cell-address table:column="4" table:row="16" table:table="3"/>
          <office:change-info>
            <dc:creator> </dc:creator>
            <dc:date>2020-09-07T14:39:38.824059622</dc:date>
          </office:change-info>
          <table:previous>
            <table:change-track-table-cell office:value-type="float" office:value="21.1017"/>
          </table:previous>
        </table:cell-content-change>
        <table:cell-content-change table:id="ct57">
          <table:cell-address table:column="4" table:row="17" table:table="3"/>
          <office:change-info>
            <dc:creator> </dc:creator>
            <dc:date>2020-09-07T14:39:38.824064618</dc:date>
          </office:change-info>
          <table:previous>
            <table:change-track-table-cell office:value-type="float" office:value="18.3602"/>
          </table:previous>
        </table:cell-content-change>
        <table:cell-content-change table:id="ct58">
          <table:cell-address table:column="4" table:row="18" table:table="3"/>
          <office:change-info>
            <dc:creator> </dc:creator>
            <dc:date>2020-09-07T14:39:38.824069381</dc:date>
          </office:change-info>
          <table:previous>
            <table:change-track-table-cell office:value-type="float" office:value="19.8478"/>
          </table:previous>
        </table:cell-content-change>
        <table:cell-content-change table:id="ct59">
          <table:cell-address table:column="4" table:row="19" table:table="3"/>
          <office:change-info>
            <dc:creator> </dc:creator>
            <dc:date>2020-09-07T14:39:38.824073990</dc:date>
          </office:change-info>
          <table:previous>
            <table:change-track-table-cell office:value-type="float" office:value="37.0628"/>
          </table:previous>
        </table:cell-content-change>
        <table:cell-content-change table:id="ct60">
          <table:cell-address table:column="4" table:row="20" table:table="3"/>
          <office:change-info>
            <dc:creator> </dc:creator>
            <dc:date>2020-09-07T14:39:38.824078617</dc:date>
          </office:change-info>
          <table:previous>
            <table:change-track-table-cell office:value-type="float" office:value="18.3371"/>
          </table:previous>
        </table:cell-content-change>
        <table:cell-content-change table:id="ct61">
          <table:cell-address table:column="4" table:row="21" table:table="3"/>
          <office:change-info>
            <dc:creator> </dc:creator>
            <dc:date>2020-09-07T14:39:38.824083740</dc:date>
          </office:change-info>
          <table:previous>
            <table:change-track-table-cell office:value-type="float" office:value="20.6751"/>
          </table:previous>
        </table:cell-content-change>
        <table:cell-content-change table:id="ct62">
          <table:cell-address table:column="4" table:row="22" table:table="3"/>
          <office:change-info>
            <dc:creator> </dc:creator>
            <dc:date>2020-09-07T14:39:38.824088556</dc:date>
          </office:change-info>
          <table:previous>
            <table:change-track-table-cell office:value-type="float" office:value="19.2848"/>
          </table:previous>
        </table:cell-content-change>
        <table:cell-content-change table:id="ct63">
          <table:cell-address table:column="4" table:row="23" table:table="3"/>
          <office:change-info>
            <dc:creator> </dc:creator>
            <dc:date>2020-09-07T14:39:38.824093253</dc:date>
          </office:change-info>
          <table:previous>
            <table:change-track-table-cell office:value-type="float" office:value="25.2732"/>
          </table:previous>
        </table:cell-content-change>
        <table:cell-content-change table:id="ct64">
          <table:cell-address table:column="5" table:row="15" table:table="3"/>
          <office:change-info>
            <dc:creator> </dc:creator>
            <dc:date>2020-09-07T14:39:38.824099224</dc:date>
          </office:change-info>
          <table:previous>
            <table:change-track-table-cell office:value-type="float" office:value="1.05015"/>
          </table:previous>
        </table:cell-content-change>
        <table:cell-content-change table:id="ct65">
          <table:cell-address table:column="5" table:row="16" table:table="3"/>
          <office:change-info>
            <dc:creator> </dc:creator>
            <dc:date>2020-09-07T14:39:38.824103891</dc:date>
          </office:change-info>
          <table:previous>
            <table:change-track-table-cell office:value-type="float" office:value="1.16657"/>
          </table:previous>
        </table:cell-content-change>
        <table:cell-content-change table:id="ct66">
          <table:cell-address table:column="5" table:row="17" table:table="3"/>
          <office:change-info>
            <dc:creator> </dc:creator>
            <dc:date>2020-09-07T14:39:38.824108709</dc:date>
          </office:change-info>
          <table:previous>
            <table:change-track-table-cell office:value-type="float" office:value="1.20272"/>
          </table:previous>
        </table:cell-content-change>
        <table:cell-content-change table:id="ct67">
          <table:cell-address table:column="5" table:row="18" table:table="3"/>
          <office:change-info>
            <dc:creator> </dc:creator>
            <dc:date>2020-09-07T14:39:38.824113248</dc:date>
          </office:change-info>
          <table:previous>
            <table:change-track-table-cell office:value-type="float" office:value="1.16473"/>
          </table:previous>
        </table:cell-content-change>
        <table:cell-content-change table:id="ct68">
          <table:cell-address table:column="5" table:row="19" table:table="3"/>
          <office:change-info>
            <dc:creator> </dc:creator>
            <dc:date>2020-09-07T14:39:38.824118138</dc:date>
          </office:change-info>
          <table:previous>
            <table:change-track-table-cell office:value-type="float" office:value="1.39546"/>
          </table:previous>
        </table:cell-content-change>
        <table:cell-content-change table:id="ct69">
          <table:cell-address table:column="5" table:row="20" table:table="3"/>
          <office:change-info>
            <dc:creator> </dc:creator>
            <dc:date>2020-09-07T14:39:38.824122687</dc:date>
          </office:change-info>
          <table:previous>
            <table:change-track-table-cell office:value-type="float" office:value="0.480618"/>
          </table:previous>
        </table:cell-content-change>
        <table:cell-content-change table:id="ct70">
          <table:cell-address table:column="5" table:row="21" table:table="3"/>
          <office:change-info>
            <dc:creator> </dc:creator>
            <dc:date>2020-09-07T14:39:38.824127502</dc:date>
          </office:change-info>
          <table:previous>
            <table:change-track-table-cell office:value-type="float" office:value="1.55878"/>
          </table:previous>
        </table:cell-content-change>
        <table:cell-content-change table:id="ct71">
          <table:cell-address table:column="5" table:row="22" table:table="3"/>
          <office:change-info>
            <dc:creator> </dc:creator>
            <dc:date>2020-09-07T14:39:38.824132165</dc:date>
          </office:change-info>
          <table:previous>
            <table:change-track-table-cell office:value-type="float" office:value="1.6709"/>
          </table:previous>
        </table:cell-content-change>
        <table:cell-content-change table:id="ct72">
          <table:cell-address table:column="5" table:row="23" table:table="3"/>
          <office:change-info>
            <dc:creator> </dc:creator>
            <dc:date>2020-09-07T14:39:38.824137181</dc:date>
          </office:change-info>
          <table:previous>
            <table:change-track-table-cell office:value-type="float" office:value="1.34171"/>
          </table:previous>
        </table:cell-content-change>
        <table:cell-content-change table:id="ct73">
          <table:cell-address table:column="1" table:row="28" table:table="3"/>
          <office:change-info>
            <dc:creator> </dc:creator>
            <dc:date>2020-09-07T14:40:38.412418244</dc:date>
          </office:change-info>
          <table:previous>
            <table:change-track-table-cell office:value-type="float" office:value="14"/>
          </table:previous>
        </table:cell-content-change>
        <table:cell-content-change table:id="ct74">
          <table:cell-address table:column="1" table:row="29" table:table="3"/>
          <office:change-info>
            <dc:creator> </dc:creator>
            <dc:date>2020-09-07T14:40:38.412447133</dc:date>
          </office:change-info>
          <table:previous>
            <table:change-track-table-cell office:value-type="float" office:value="18"/>
          </table:previous>
        </table:cell-content-change>
        <table:cell-content-change table:id="ct75">
          <table:cell-address table:column="1" table:row="30" table:table="3"/>
          <office:change-info>
            <dc:creator> </dc:creator>
            <dc:date>2020-09-07T14:40:38.412462121</dc:date>
          </office:change-info>
          <table:previous>
            <table:change-track-table-cell office:value-type="float" office:value="21"/>
          </table:previous>
        </table:cell-content-change>
        <table:cell-content-change table:id="ct76">
          <table:cell-address table:column="1" table:row="31" table:table="3"/>
          <office:change-info>
            <dc:creator> </dc:creator>
            <dc:date>2020-09-07T14:40:38.412474024</dc:date>
          </office:change-info>
          <table:previous>
            <table:change-track-table-cell office:value-type="float" office:value="26"/>
          </table:previous>
        </table:cell-content-change>
        <table:cell-content-change table:id="ct77">
          <table:cell-address table:column="1" table:row="32" table:table="3"/>
          <office:change-info>
            <dc:creator> </dc:creator>
            <dc:date>2020-09-07T14:40:38.412487390</dc:date>
          </office:change-info>
          <table:previous>
            <table:change-track-table-cell office:value-type="float" office:value="43"/>
          </table:previous>
        </table:cell-content-change>
        <table:cell-content-change table:id="ct78">
          <table:cell-address table:column="1" table:row="33" table:table="3"/>
          <office:change-info>
            <dc:creator> </dc:creator>
            <dc:date>2020-09-07T14:40:38.412500766</dc:date>
          </office:change-info>
          <table:previous>
            <table:change-track-table-cell office:value-type="float" office:value="18"/>
          </table:previous>
        </table:cell-content-change>
        <table:cell-content-change table:id="ct79">
          <table:cell-address table:column="1" table:row="34" table:table="3"/>
          <office:change-info>
            <dc:creator> </dc:creator>
            <dc:date>2020-09-07T14:40:38.412514439</dc:date>
          </office:change-info>
          <table:previous>
            <table:change-track-table-cell office:value-type="float" office:value="31"/>
          </table:previous>
        </table:cell-content-change>
        <table:cell-content-change table:id="ct80">
          <table:cell-address table:column="1" table:row="35" table:table="3"/>
          <office:change-info>
            <dc:creator> </dc:creator>
            <dc:date>2020-09-07T14:40:38.412529311</dc:date>
          </office:change-info>
          <table:previous>
            <table:change-track-table-cell office:value-type="float" office:value="26"/>
          </table:previous>
        </table:cell-content-change>
        <table:cell-content-change table:id="ct81">
          <table:cell-address table:column="1" table:row="36" table:table="3"/>
          <office:change-info>
            <dc:creator> </dc:creator>
            <dc:date>2020-09-07T14:40:38.412544073</dc:date>
          </office:change-info>
          <table:previous>
            <table:change-track-table-cell office:value-type="float" office:value="34"/>
          </table:previous>
        </table:cell-content-change>
        <table:cell-content-change table:id="ct82">
          <table:cell-address table:column="3" table:row="28" table:table="3"/>
          <office:change-info>
            <dc:creator> </dc:creator>
            <dc:date>2020-09-07T14:40:38.412595519</dc:date>
          </office:change-info>
          <table:previous>
            <table:change-track-table-cell office:value-type="float" office:value="12"/>
          </table:previous>
        </table:cell-content-change>
        <table:cell-content-change table:id="ct83">
          <table:cell-address table:column="3" table:row="29" table:table="3"/>
          <office:change-info>
            <dc:creator> </dc:creator>
            <dc:date>2020-09-07T14:40:38.412610282</dc:date>
          </office:change-info>
          <table:previous>
            <table:change-track-table-cell office:value-type="float" office:value="12"/>
          </table:previous>
        </table:cell-content-change>
        <table:cell-content-change table:id="ct84">
          <table:cell-address table:column="3" table:row="30" table:table="3"/>
          <office:change-info>
            <dc:creator> </dc:creator>
            <dc:date>2020-09-07T14:40:38.412624201</dc:date>
          </office:change-info>
          <table:previous>
            <table:change-track-table-cell office:value-type="float" office:value="15"/>
          </table:previous>
        </table:cell-content-change>
        <table:cell-content-change table:id="ct85">
          <table:cell-address table:column="3" table:row="31" table:table="3"/>
          <office:change-info>
            <dc:creator> </dc:creator>
            <dc:date>2020-09-07T14:40:38.412637648</dc:date>
          </office:change-info>
          <table:previous>
            <table:change-track-table-cell office:value-type="float" office:value="18"/>
          </table:previous>
        </table:cell-content-change>
        <table:cell-content-change table:id="ct86">
          <table:cell-address table:column="3" table:row="32" table:table="3"/>
          <office:change-info>
            <dc:creator> </dc:creator>
            <dc:date>2020-09-07T14:40:38.412650800</dc:date>
          </office:change-info>
          <table:previous>
            <table:change-track-table-cell office:value-type="float" office:value="24"/>
          </table:previous>
        </table:cell-content-change>
        <table:cell-content-change table:id="ct87">
          <table:cell-address table:column="3" table:row="33" table:table="3"/>
          <office:change-info>
            <dc:creator> </dc:creator>
            <dc:date>2020-09-07T14:40:38.412663889</dc:date>
          </office:change-info>
          <table:previous>
            <table:change-track-table-cell office:value-type="float" office:value="20"/>
          </table:previous>
        </table:cell-content-change>
        <table:cell-content-change table:id="ct88">
          <table:cell-address table:column="3" table:row="34" table:table="3"/>
          <office:change-info>
            <dc:creator> </dc:creator>
            <dc:date>2020-09-07T14:40:38.412676255</dc:date>
          </office:change-info>
          <table:previous>
            <table:change-track-table-cell office:value-type="float" office:value="15"/>
          </table:previous>
        </table:cell-content-change>
        <table:cell-content-change table:id="ct89">
          <table:cell-address table:column="3" table:row="35" table:table="3"/>
          <office:change-info>
            <dc:creator> </dc:creator>
            <dc:date>2020-09-07T14:40:38.412689376</dc:date>
          </office:change-info>
          <table:previous>
            <table:change-track-table-cell office:value-type="float" office:value="24"/>
          </table:previous>
        </table:cell-content-change>
        <table:cell-content-change table:id="ct90">
          <table:cell-address table:column="3" table:row="36" table:table="3"/>
          <office:change-info>
            <dc:creator> </dc:creator>
            <dc:date>2020-09-07T14:40:38.412701467</dc:date>
          </office:change-info>
          <table:previous>
            <table:change-track-table-cell office:value-type="float" office:value="22"/>
          </table:previous>
        </table:cell-content-change>
        <table:cell-content-change table:id="ct91">
          <table:cell-address table:column="4" table:row="28" table:table="3"/>
          <office:change-info>
            <dc:creator> </dc:creator>
            <dc:date>2020-09-07T14:40:38.412720415</dc:date>
          </office:change-info>
          <table:previous>
            <table:change-track-table-cell office:value-type="float" office:value="16.9837"/>
          </table:previous>
        </table:cell-content-change>
        <table:cell-content-change table:id="ct92">
          <table:cell-address table:column="4" table:row="29" table:table="3"/>
          <office:change-info>
            <dc:creator> </dc:creator>
            <dc:date>2020-09-07T14:40:38.412734729</dc:date>
          </office:change-info>
          <table:previous>
            <table:change-track-table-cell office:value-type="float" office:value="18.8212"/>
          </table:previous>
        </table:cell-content-change>
        <table:cell-content-change table:id="ct93">
          <table:cell-address table:column="4" table:row="30" table:table="3"/>
          <office:change-info>
            <dc:creator> </dc:creator>
            <dc:date>2020-09-07T14:40:38.412750173</dc:date>
          </office:change-info>
          <table:previous>
            <table:change-track-table-cell office:value-type="float" office:value="20.5968"/>
          </table:previous>
        </table:cell-content-change>
        <table:cell-content-change table:id="ct94">
          <table:cell-address table:column="4" table:row="31" table:table="3"/>
          <office:change-info>
            <dc:creator> </dc:creator>
            <dc:date>2020-09-07T14:40:38.412764908</dc:date>
          </office:change-info>
          <table:previous>
            <table:change-track-table-cell office:value-type="float" office:value="18.6637"/>
          </table:previous>
        </table:cell-content-change>
        <table:cell-content-change table:id="ct95">
          <table:cell-address table:column="4" table:row="32" table:table="3"/>
          <office:change-info>
            <dc:creator> </dc:creator>
            <dc:date>2020-09-07T14:40:38.412780101</dc:date>
          </office:change-info>
          <table:previous>
            <table:change-track-table-cell office:value-type="float" office:value="36.1823"/>
          </table:previous>
        </table:cell-content-change>
        <table:cell-content-change table:id="ct96">
          <table:cell-address table:column="4" table:row="33" table:table="3"/>
          <office:change-info>
            <dc:creator> </dc:creator>
            <dc:date>2020-09-07T14:40:38.412794179</dc:date>
          </office:change-info>
          <table:previous>
            <table:change-track-table-cell office:value-type="float" office:value="18.9761"/>
          </table:previous>
        </table:cell-content-change>
        <table:cell-content-change table:id="ct97">
          <table:cell-address table:column="4" table:row="34" table:table="3"/>
          <office:change-info>
            <dc:creator> </dc:creator>
            <dc:date>2020-09-07T14:40:38.412809263</dc:date>
          </office:change-info>
          <table:previous>
            <table:change-track-table-cell office:value-type="float" office:value="21.3599"/>
          </table:previous>
        </table:cell-content-change>
        <table:cell-content-change table:id="ct98">
          <table:cell-address table:column="4" table:row="35" table:table="3"/>
          <office:change-info>
            <dc:creator> </dc:creator>
            <dc:date>2020-09-07T14:40:38.412823897</dc:date>
          </office:change-info>
          <table:previous>
            <table:change-track-table-cell office:value-type="float" office:value="20.1688"/>
          </table:previous>
        </table:cell-content-change>
        <table:cell-content-change table:id="ct99">
          <table:cell-address table:column="4" table:row="36" table:table="3"/>
          <office:change-info>
            <dc:creator> </dc:creator>
            <dc:date>2020-09-07T14:40:38.412842124</dc:date>
          </office:change-info>
          <table:previous>
            <table:change-track-table-cell office:value-type="float" office:value="25.3459"/>
          </table:previous>
        </table:cell-content-change>
        <table:cell-content-change table:id="ct100">
          <table:cell-address table:column="5" table:row="28" table:table="3"/>
          <office:change-info>
            <dc:creator> </dc:creator>
            <dc:date>2020-09-07T14:40:38.412859266</dc:date>
          </office:change-info>
          <table:previous>
            <table:change-track-table-cell office:value-type="float" office:value="0.986097"/>
          </table:previous>
        </table:cell-content-change>
        <table:cell-content-change table:id="ct101">
          <table:cell-address table:column="5" table:row="29" table:table="3"/>
          <office:change-info>
            <dc:creator> </dc:creator>
            <dc:date>2020-09-07T14:40:38.412877177</dc:date>
          </office:change-info>
          <table:previous>
            <table:change-track-table-cell office:value-type="float" office:value="0.908935"/>
          </table:previous>
        </table:cell-content-change>
        <table:cell-content-change table:id="ct102">
          <table:cell-address table:column="5" table:row="30" table:table="3"/>
          <office:change-info>
            <dc:creator> </dc:creator>
            <dc:date>2020-09-07T14:40:38.412893681</dc:date>
          </office:change-info>
          <table:previous>
            <table:change-track-table-cell office:value-type="float" office:value="0.896394"/>
          </table:previous>
        </table:cell-content-change>
        <table:cell-content-change table:id="ct103">
          <table:cell-address table:column="5" table:row="31" table:table="3"/>
          <office:change-info>
            <dc:creator> </dc:creator>
            <dc:date>2020-09-07T14:40:38.412910709</dc:date>
          </office:change-info>
          <table:previous>
            <table:change-track-table-cell office:value-type="float" office:value="1.01129"/>
          </table:previous>
        </table:cell-content-change>
        <table:cell-content-change table:id="ct104">
          <table:cell-address table:column="5" table:row="32" table:table="3"/>
          <office:change-info>
            <dc:creator> </dc:creator>
            <dc:date>2020-09-07T14:40:38.412927410</dc:date>
          </office:change-info>
          <table:previous>
            <table:change-track-table-cell office:value-type="float" office:value="1.0628"/>
          </table:previous>
        </table:cell-content-change>
        <table:cell-content-change table:id="ct105">
          <table:cell-address table:column="5" table:row="33" table:table="3"/>
          <office:change-info>
            <dc:creator> </dc:creator>
            <dc:date>2020-09-07T14:40:38.412944933</dc:date>
          </office:change-info>
          <table:previous>
            <table:change-track-table-cell office:value-type="float" office:value="0.847593"/>
          </table:previous>
        </table:cell-content-change>
        <table:cell-content-change table:id="ct106">
          <table:cell-address table:column="5" table:row="34" table:table="3"/>
          <office:change-info>
            <dc:creator> </dc:creator>
            <dc:date>2020-09-07T14:40:38.412961423</dc:date>
          </office:change-info>
          <table:previous>
            <table:change-track-table-cell office:value-type="float" office:value="0.855154"/>
          </table:previous>
        </table:cell-content-change>
        <table:cell-content-change table:id="ct107">
          <table:cell-address table:column="5" table:row="35" table:table="3"/>
          <office:change-info>
            <dc:creator> </dc:creator>
            <dc:date>2020-09-07T14:40:38.412978982</dc:date>
          </office:change-info>
          <table:previous>
            <table:change-track-table-cell office:value-type="float" office:value="1.09588"/>
          </table:previous>
        </table:cell-content-change>
        <table:cell-content-change table:id="ct108">
          <table:cell-address table:column="5" table:row="36" table:table="3"/>
          <office:change-info>
            <dc:creator> </dc:creator>
            <dc:date>2020-09-07T14:40:38.412995999</dc:date>
          </office:change-info>
          <table:previous>
            <table:change-track-table-cell office:value-type="float" office:value="0.9458"/>
          </table:previous>
        </table:cell-content-change>
        <table:cell-content-change table:id="ct109">
          <table:cell-address table:column="1" table:row="41" table:table="3"/>
          <office:change-info>
            <dc:creator> </dc:creator>
            <dc:date>2020-09-07T14:41:02.301275670</dc:date>
          </office:change-info>
          <table:previous>
            <table:change-track-table-cell office:value-type="float" office:value="14"/>
          </table:previous>
        </table:cell-content-change>
        <table:cell-content-change table:id="ct110">
          <table:cell-address table:column="1" table:row="42" table:table="3"/>
          <office:change-info>
            <dc:creator> </dc:creator>
            <dc:date>2020-09-07T14:41:02.301306254</dc:date>
          </office:change-info>
          <table:previous>
            <table:change-track-table-cell office:value-type="float" office:value="18"/>
          </table:previous>
        </table:cell-content-change>
        <table:cell-content-change table:id="ct111">
          <table:cell-address table:column="1" table:row="43" table:table="3"/>
          <office:change-info>
            <dc:creator> </dc:creator>
            <dc:date>2020-09-07T14:41:02.301319063</dc:date>
          </office:change-info>
          <table:previous>
            <table:change-track-table-cell office:value-type="float" office:value="21"/>
          </table:previous>
        </table:cell-content-change>
        <table:cell-content-change table:id="ct112">
          <table:cell-address table:column="1" table:row="44" table:table="3"/>
          <office:change-info>
            <dc:creator> </dc:creator>
            <dc:date>2020-09-07T14:41:02.301329204</dc:date>
          </office:change-info>
          <table:previous>
            <table:change-track-table-cell office:value-type="float" office:value="26"/>
          </table:previous>
        </table:cell-content-change>
        <table:cell-content-change table:id="ct113">
          <table:cell-address table:column="1" table:row="45" table:table="3"/>
          <office:change-info>
            <dc:creator> </dc:creator>
            <dc:date>2020-09-07T14:41:02.301339582</dc:date>
          </office:change-info>
          <table:previous>
            <table:change-track-table-cell office:value-type="float" office:value="43"/>
          </table:previous>
        </table:cell-content-change>
        <table:cell-content-change table:id="ct114">
          <table:cell-address table:column="1" table:row="46" table:table="3"/>
          <office:change-info>
            <dc:creator> </dc:creator>
            <dc:date>2020-09-07T14:41:02.301350713</dc:date>
          </office:change-info>
          <table:previous>
            <table:change-track-table-cell office:value-type="float" office:value="18"/>
          </table:previous>
        </table:cell-content-change>
        <table:cell-content-change table:id="ct115">
          <table:cell-address table:column="1" table:row="47" table:table="3"/>
          <office:change-info>
            <dc:creator> </dc:creator>
            <dc:date>2020-09-07T14:41:02.301362644</dc:date>
          </office:change-info>
          <table:previous>
            <table:change-track-table-cell office:value-type="float" office:value="31"/>
          </table:previous>
        </table:cell-content-change>
        <table:cell-content-change table:id="ct116">
          <table:cell-address table:column="1" table:row="48" table:table="3"/>
          <office:change-info>
            <dc:creator> </dc:creator>
            <dc:date>2020-09-07T14:41:02.301373019</dc:date>
          </office:change-info>
          <table:previous>
            <table:change-track-table-cell office:value-type="float" office:value="26"/>
          </table:previous>
        </table:cell-content-change>
        <table:cell-content-change table:id="ct117">
          <table:cell-address table:column="1" table:row="49" table:table="3"/>
          <office:change-info>
            <dc:creator> </dc:creator>
            <dc:date>2020-09-07T14:41:02.301383527</dc:date>
          </office:change-info>
          <table:previous>
            <table:change-track-table-cell office:value-type="float" office:value="34"/>
          </table:previous>
        </table:cell-content-change>
        <table:cell-content-change table:id="ct118">
          <table:cell-address table:column="3" table:row="41" table:table="3"/>
          <office:change-info>
            <dc:creator> </dc:creator>
            <dc:date>2020-09-07T14:41:02.301421082</dc:date>
          </office:change-info>
          <table:previous>
            <table:change-track-table-cell office:value-type="float" office:value="13"/>
          </table:previous>
        </table:cell-content-change>
        <table:cell-content-change table:id="ct119">
          <table:cell-address table:column="3" table:row="42" table:table="3"/>
          <office:change-info>
            <dc:creator> </dc:creator>
            <dc:date>2020-09-07T14:41:02.301435289</dc:date>
          </office:change-info>
          <table:previous>
            <table:change-track-table-cell office:value-type="float" office:value="13"/>
          </table:previous>
        </table:cell-content-change>
        <table:cell-content-change table:id="ct120">
          <table:cell-address table:column="3" table:row="43" table:table="3"/>
          <office:change-info>
            <dc:creator> </dc:creator>
            <dc:date>2020-09-07T14:41:02.301446493</dc:date>
          </office:change-info>
          <table:previous>
            <table:change-track-table-cell office:value-type="float" office:value="15"/>
          </table:previous>
        </table:cell-content-change>
        <table:cell-content-change table:id="ct121">
          <table:cell-address table:column="3" table:row="44" table:table="3"/>
          <office:change-info>
            <dc:creator> </dc:creator>
            <dc:date>2020-09-07T14:41:02.301457581</dc:date>
          </office:change-info>
          <table:previous>
            <table:change-track-table-cell office:value-type="float" office:value="15"/>
          </table:previous>
        </table:cell-content-change>
        <table:cell-content-change table:id="ct122">
          <table:cell-address table:column="3" table:row="45" table:table="3"/>
          <office:change-info>
            <dc:creator> </dc:creator>
            <dc:date>2020-09-07T14:41:02.301468928</dc:date>
          </office:change-info>
          <table:previous>
            <table:change-track-table-cell office:value-type="float" office:value="17"/>
          </table:previous>
        </table:cell-content-change>
        <table:cell-content-change table:id="ct123">
          <table:cell-address table:column="3" table:row="46" table:table="3"/>
          <office:change-info>
            <dc:creator> </dc:creator>
            <dc:date>2020-09-07T14:41:02.301480694</dc:date>
          </office:change-info>
          <table:previous>
            <table:change-track-table-cell office:value-type="float" office:value="20"/>
          </table:previous>
        </table:cell-content-change>
        <table:cell-content-change table:id="ct124">
          <table:cell-address table:column="3" table:row="47" table:table="3"/>
          <office:change-info>
            <dc:creator> </dc:creator>
            <dc:date>2020-09-07T14:41:02.301491623</dc:date>
          </office:change-info>
          <table:previous>
            <table:change-track-table-cell office:value-type="float" office:value="12"/>
          </table:previous>
        </table:cell-content-change>
        <table:cell-content-change table:id="ct125">
          <table:cell-address table:column="3" table:row="48" table:table="3"/>
          <office:change-info>
            <dc:creator> </dc:creator>
            <dc:date>2020-09-07T14:41:02.301502343</dc:date>
          </office:change-info>
          <table:previous>
            <table:change-track-table-cell office:value-type="float" office:value="21"/>
          </table:previous>
        </table:cell-content-change>
        <table:cell-content-change table:id="ct126">
          <table:cell-address table:column="3" table:row="49" table:table="3"/>
          <office:change-info>
            <dc:creator> </dc:creator>
            <dc:date>2020-09-07T14:41:02.301514011</dc:date>
          </office:change-info>
          <table:previous>
            <table:change-track-table-cell office:value-type="float" office:value="18"/>
          </table:previous>
        </table:cell-content-change>
        <table:cell-content-change table:id="ct127">
          <table:cell-address table:column="4" table:row="41" table:table="3"/>
          <office:change-info>
            <dc:creator> </dc:creator>
            <dc:date>2020-09-07T14:41:02.301531669</dc:date>
          </office:change-info>
          <table:previous>
            <table:change-track-table-cell office:value-type="float" office:value="18.6305"/>
          </table:previous>
        </table:cell-content-change>
        <table:cell-content-change table:id="ct128">
          <table:cell-address table:column="4" table:row="42" table:table="3"/>
          <office:change-info>
            <dc:creator> </dc:creator>
            <dc:date>2020-09-07T14:41:02.301546066</dc:date>
          </office:change-info>
          <table:previous>
            <table:change-track-table-cell office:value-type="float" office:value="15.5064"/>
          </table:previous>
        </table:cell-content-change>
        <table:cell-content-change table:id="ct129">
          <table:cell-address table:column="4" table:row="43" table:table="3"/>
          <office:change-info>
            <dc:creator> </dc:creator>
            <dc:date>2020-09-07T14:41:02.301559779</dc:date>
          </office:change-info>
          <table:previous>
            <table:change-track-table-cell office:value-type="float" office:value="15.8229"/>
          </table:previous>
        </table:cell-content-change>
        <table:cell-content-change table:id="ct130">
          <table:cell-address table:column="4" table:row="44" table:table="3"/>
          <office:change-info>
            <dc:creator> </dc:creator>
            <dc:date>2020-09-07T14:41:02.301574657</dc:date>
          </office:change-info>
          <table:previous>
            <table:change-track-table-cell office:value-type="float" office:value="13.9971"/>
          </table:previous>
        </table:cell-content-change>
        <table:cell-content-change table:id="ct131">
          <table:cell-address table:column="4" table:row="45" table:table="3"/>
          <office:change-info>
            <dc:creator> </dc:creator>
            <dc:date>2020-09-07T14:41:02.301588839</dc:date>
          </office:change-info>
          <table:previous>
            <table:change-track-table-cell office:value-type="float" office:value="32.8324"/>
          </table:previous>
        </table:cell-content-change>
        <table:cell-content-change table:id="ct132">
          <table:cell-address table:column="4" table:row="46" table:table="3"/>
          <office:change-info>
            <dc:creator> </dc:creator>
            <dc:date>2020-09-07T14:41:02.301602963</dc:date>
          </office:change-info>
          <table:previous>
            <table:change-track-table-cell office:value-type="float" office:value="12.7152"/>
          </table:previous>
        </table:cell-content-change>
        <table:cell-content-change table:id="ct133">
          <table:cell-address table:column="4" table:row="47" table:table="3"/>
          <office:change-info>
            <dc:creator> </dc:creator>
            <dc:date>2020-09-07T14:41:02.301616163</dc:date>
          </office:change-info>
          <table:previous>
            <table:change-track-table-cell office:value-type="float" office:value="16.0547"/>
          </table:previous>
        </table:cell-content-change>
        <table:cell-content-change table:id="ct134">
          <table:cell-address table:column="4" table:row="48" table:table="3"/>
          <office:change-info>
            <dc:creator> </dc:creator>
            <dc:date>2020-09-07T14:41:02.301630488</dc:date>
          </office:change-info>
          <table:previous>
            <table:change-track-table-cell office:value-type="float" office:value="16.6426"/>
          </table:previous>
        </table:cell-content-change>
        <table:cell-content-change table:id="ct135">
          <table:cell-address table:column="4" table:row="49" table:table="3"/>
          <office:change-info>
            <dc:creator> </dc:creator>
            <dc:date>2020-09-07T14:41:02.301643637</dc:date>
          </office:change-info>
          <table:previous>
            <table:change-track-table-cell office:value-type="float" office:value="21.9068"/>
          </table:previous>
        </table:cell-content-change>
        <table:cell-content-change table:id="ct136">
          <table:cell-address table:column="5" table:row="41" table:table="3"/>
          <office:change-info>
            <dc:creator> </dc:creator>
            <dc:date>2020-09-07T14:41:02.301658971</dc:date>
          </office:change-info>
          <table:previous>
            <table:change-track-table-cell office:value-type="float" office:value="47.9805"/>
          </table:previous>
        </table:cell-content-change>
        <table:cell-content-change table:id="ct137">
          <table:cell-address table:column="5" table:row="42" table:table="3"/>
          <office:change-info>
            <dc:creator> </dc:creator>
            <dc:date>2020-09-07T14:41:02.301672361</dc:date>
          </office:change-info>
          <table:previous>
            <table:change-track-table-cell office:value-type="float" office:value="47.4128"/>
          </table:previous>
        </table:cell-content-change>
        <table:cell-content-change table:id="ct138">
          <table:cell-address table:column="5" table:row="43" table:table="3"/>
          <office:change-info>
            <dc:creator> </dc:creator>
            <dc:date>2020-09-07T14:41:02.301685956</dc:date>
          </office:change-info>
          <table:previous>
            <table:change-track-table-cell office:value-type="float" office:value="47.3374"/>
          </table:previous>
        </table:cell-content-change>
        <table:cell-content-change table:id="ct139">
          <table:cell-address table:column="5" table:row="44" table:table="3"/>
          <office:change-info>
            <dc:creator> </dc:creator>
            <dc:date>2020-09-07T14:41:02.301699557</dc:date>
          </office:change-info>
          <table:previous>
            <table:change-track-table-cell office:value-type="float" office:value="47.0583"/>
          </table:previous>
        </table:cell-content-change>
        <table:cell-content-change table:id="ct140">
          <table:cell-address table:column="5" table:row="45" table:table="3"/>
          <office:change-info>
            <dc:creator> </dc:creator>
            <dc:date>2020-09-07T14:41:02.301713629</dc:date>
          </office:change-info>
          <table:previous>
            <table:change-track-table-cell office:value-type="float" office:value="48.254"/>
          </table:previous>
        </table:cell-content-change>
        <table:cell-content-change table:id="ct141">
          <table:cell-address table:column="5" table:row="46" table:table="3"/>
          <office:change-info>
            <dc:creator> </dc:creator>
            <dc:date>2020-09-07T14:41:02.301726596</dc:date>
          </office:change-info>
          <table:previous>
            <table:change-track-table-cell office:value-type="float" office:value="47.0949"/>
          </table:previous>
        </table:cell-content-change>
        <table:cell-content-change table:id="ct142">
          <table:cell-address table:column="5" table:row="47" table:table="3"/>
          <office:change-info>
            <dc:creator> </dc:creator>
            <dc:date>2020-09-07T14:41:02.301740959</dc:date>
          </office:change-info>
          <table:previous>
            <table:change-track-table-cell office:value-type="float" office:value="47.4011"/>
          </table:previous>
        </table:cell-content-change>
        <table:cell-content-change table:id="ct143">
          <table:cell-address table:column="5" table:row="48" table:table="3"/>
          <office:change-info>
            <dc:creator> </dc:creator>
            <dc:date>2020-09-07T14:41:02.301754356</dc:date>
          </office:change-info>
          <table:previous>
            <table:change-track-table-cell office:value-type="float" office:value="47.1288"/>
          </table:previous>
        </table:cell-content-change>
        <table:cell-content-change table:id="ct144">
          <table:cell-address table:column="5" table:row="49" table:table="3"/>
          <office:change-info>
            <dc:creator> </dc:creator>
            <dc:date>2020-09-07T14:41:02.301768527</dc:date>
          </office:change-info>
          <table:previous>
            <table:change-track-table-cell office:value-type="float" office:value="47.8187"/>
          </table:previous>
        </table:cell-content-change>
        <table:cell-content-change table:id="ct145">
          <table:cell-address table:column="1" table:row="54" table:table="3"/>
          <office:change-info>
            <dc:creator> </dc:creator>
            <dc:date>2020-09-07T14:42:27.304161694</dc:date>
          </office:change-info>
          <table:previous>
            <table:change-track-table-cell office:value-type="float" office:value="14"/>
          </table:previous>
        </table:cell-content-change>
        <table:cell-content-change table:id="ct146">
          <table:cell-address table:column="1" table:row="55" table:table="3"/>
          <office:change-info>
            <dc:creator> </dc:creator>
            <dc:date>2020-09-07T14:42:27.304190346</dc:date>
          </office:change-info>
          <table:previous>
            <table:change-track-table-cell office:value-type="float" office:value="18"/>
          </table:previous>
        </table:cell-content-change>
        <table:cell-content-change table:id="ct147">
          <table:cell-address table:column="1" table:row="56" table:table="3"/>
          <office:change-info>
            <dc:creator> </dc:creator>
            <dc:date>2020-09-07T14:42:27.304198050</dc:date>
          </office:change-info>
          <table:previous>
            <table:change-track-table-cell office:value-type="float" office:value="21"/>
          </table:previous>
        </table:cell-content-change>
        <table:cell-content-change table:id="ct148">
          <table:cell-address table:column="1" table:row="57" table:table="3"/>
          <office:change-info>
            <dc:creator> </dc:creator>
            <dc:date>2020-09-07T14:42:27.304204593</dc:date>
          </office:change-info>
          <table:previous>
            <table:change-track-table-cell office:value-type="float" office:value="26"/>
          </table:previous>
        </table:cell-content-change>
        <table:cell-content-change table:id="ct149">
          <table:cell-address table:column="1" table:row="58" table:table="3"/>
          <office:change-info>
            <dc:creator> </dc:creator>
            <dc:date>2020-09-07T14:42:27.304211131</dc:date>
          </office:change-info>
          <table:previous>
            <table:change-track-table-cell office:value-type="float" office:value="43"/>
          </table:previous>
        </table:cell-content-change>
        <table:cell-content-change table:id="ct150">
          <table:cell-address table:column="1" table:row="59" table:table="3"/>
          <office:change-info>
            <dc:creator> </dc:creator>
            <dc:date>2020-09-07T14:42:27.304218343</dc:date>
          </office:change-info>
          <table:previous>
            <table:change-track-table-cell office:value-type="float" office:value="18"/>
          </table:previous>
        </table:cell-content-change>
        <table:cell-content-change table:id="ct151">
          <table:cell-address table:column="1" table:row="60" table:table="3"/>
          <office:change-info>
            <dc:creator> </dc:creator>
            <dc:date>2020-09-07T14:42:27.304224646</dc:date>
          </office:change-info>
          <table:previous>
            <table:change-track-table-cell office:value-type="float" office:value="31"/>
          </table:previous>
        </table:cell-content-change>
        <table:cell-content-change table:id="ct152">
          <table:cell-address table:column="1" table:row="61" table:table="3"/>
          <office:change-info>
            <dc:creator> </dc:creator>
            <dc:date>2020-09-07T14:42:27.304231931</dc:date>
          </office:change-info>
          <table:previous>
            <table:change-track-table-cell office:value-type="float" office:value="26"/>
          </table:previous>
        </table:cell-content-change>
        <table:cell-content-change table:id="ct153">
          <table:cell-address table:column="1" table:row="62" table:table="3"/>
          <office:change-info>
            <dc:creator> </dc:creator>
            <dc:date>2020-09-07T14:42:27.304239176</dc:date>
          </office:change-info>
          <table:previous>
            <table:change-track-table-cell office:value-type="float" office:value="34"/>
          </table:previous>
        </table:cell-content-change>
        <table:cell-content-change table:id="ct154">
          <table:cell-address table:column="3" table:row="54" table:table="3"/>
          <office:change-info>
            <dc:creator> </dc:creator>
            <dc:date>2020-09-07T14:42:27.304261749</dc:date>
          </office:change-info>
          <table:previous>
            <table:change-track-table-cell office:value-type="float" office:value="14"/>
          </table:previous>
        </table:cell-content-change>
        <table:cell-content-change table:id="ct155">
          <table:cell-address table:column="3" table:row="55" table:table="3"/>
          <office:change-info>
            <dc:creator> </dc:creator>
            <dc:date>2020-09-07T14:42:27.304268724</dc:date>
          </office:change-info>
          <table:previous>
            <table:change-track-table-cell office:value-type="float" office:value="11"/>
          </table:previous>
        </table:cell-content-change>
        <table:cell-content-change table:id="ct156">
          <table:cell-address table:column="3" table:row="56" table:table="3"/>
          <office:change-info>
            <dc:creator> </dc:creator>
            <dc:date>2020-09-07T14:42:27.304275752</dc:date>
          </office:change-info>
          <table:previous>
            <table:change-track-table-cell office:value-type="float" office:value="16"/>
          </table:previous>
        </table:cell-content-change>
        <table:cell-content-change table:id="ct157">
          <table:cell-address table:column="3" table:row="57" table:table="3"/>
          <office:change-info>
            <dc:creator> </dc:creator>
            <dc:date>2020-09-07T14:42:27.304282602</dc:date>
          </office:change-info>
          <table:previous>
            <table:change-track-table-cell office:value-type="float" office:value="19"/>
          </table:previous>
        </table:cell-content-change>
        <table:cell-content-change table:id="ct158">
          <table:cell-address table:column="3" table:row="58" table:table="3"/>
          <office:change-info>
            <dc:creator> </dc:creator>
            <dc:date>2020-09-07T14:42:27.304289591</dc:date>
          </office:change-info>
          <table:previous>
            <table:change-track-table-cell office:value-type="float" office:value="22"/>
          </table:previous>
        </table:cell-content-change>
        <table:cell-content-change table:id="ct159">
          <table:cell-address table:column="3" table:row="59" table:table="3"/>
          <office:change-info>
            <dc:creator> </dc:creator>
            <dc:date>2020-09-07T14:42:27.304296911</dc:date>
          </office:change-info>
          <table:previous>
            <table:change-track-table-cell office:value-type="float" office:value="22"/>
          </table:previous>
        </table:cell-content-change>
        <table:cell-content-change table:id="ct160">
          <table:cell-address table:column="3" table:row="60" table:table="3"/>
          <office:change-info>
            <dc:creator> </dc:creator>
            <dc:date>2020-09-07T14:42:27.304304274</dc:date>
          </office:change-info>
          <table:previous>
            <table:change-track-table-cell office:value-type="float" office:value="13"/>
          </table:previous>
        </table:cell-content-change>
        <table:cell-content-change table:id="ct161">
          <table:cell-address table:column="3" table:row="61" table:table="3"/>
          <office:change-info>
            <dc:creator> </dc:creator>
            <dc:date>2020-09-07T14:42:27.304310964</dc:date>
          </office:change-info>
          <table:previous>
            <table:change-track-table-cell office:value-type="float" office:value="24"/>
          </table:previous>
        </table:cell-content-change>
        <table:cell-content-change table:id="ct162">
          <table:cell-address table:column="3" table:row="62" table:table="3"/>
          <office:change-info>
            <dc:creator> </dc:creator>
            <dc:date>2020-09-07T14:42:27.304317892</dc:date>
          </office:change-info>
          <table:previous>
            <table:change-track-table-cell office:value-type="float" office:value="22"/>
          </table:previous>
        </table:cell-content-change>
        <table:cell-content-change table:id="ct163">
          <table:cell-address table:column="4" table:row="54" table:table="3"/>
          <office:change-info>
            <dc:creator> </dc:creator>
            <dc:date>2020-09-07T14:42:27.304329581</dc:date>
          </office:change-info>
          <table:previous>
            <table:change-track-table-cell office:value-type="float" office:value="19.1933"/>
          </table:previous>
        </table:cell-content-change>
        <table:cell-content-change table:id="ct164">
          <table:cell-address table:column="4" table:row="55" table:table="3"/>
          <office:change-info>
            <dc:creator> </dc:creator>
            <dc:date>2020-09-07T14:42:27.304338059</dc:date>
          </office:change-info>
          <table:previous>
            <table:change-track-table-cell office:value-type="float" office:value="19.2877"/>
          </table:previous>
        </table:cell-content-change>
        <table:cell-content-change table:id="ct165">
          <table:cell-address table:column="4" table:row="56" table:table="3"/>
          <office:change-info>
            <dc:creator> </dc:creator>
            <dc:date>2020-09-07T14:42:27.304346140</dc:date>
          </office:change-info>
          <table:previous>
            <table:change-track-table-cell office:value-type="float" office:value="17.7341"/>
          </table:previous>
        </table:cell-content-change>
        <table:cell-content-change table:id="ct166">
          <table:cell-address table:column="4" table:row="57" table:table="3"/>
          <office:change-info>
            <dc:creator> </dc:creator>
            <dc:date>2020-09-07T14:42:27.304354793</dc:date>
          </office:change-info>
          <table:previous>
            <table:change-track-table-cell office:value-type="float" office:value="18.7528"/>
          </table:previous>
        </table:cell-content-change>
        <table:cell-content-change table:id="ct167">
          <table:cell-address table:column="4" table:row="58" table:table="3"/>
          <office:change-info>
            <dc:creator> </dc:creator>
            <dc:date>2020-09-07T14:42:27.304362908</dc:date>
          </office:change-info>
          <table:previous>
            <table:change-track-table-cell office:value-type="float" office:value="34.7088"/>
          </table:previous>
        </table:cell-content-change>
        <table:cell-content-change table:id="ct168">
          <table:cell-address table:column="4" table:row="59" table:table="3"/>
          <office:change-info>
            <dc:creator> </dc:creator>
            <dc:date>2020-09-07T14:42:27.304371484</dc:date>
          </office:change-info>
          <table:previous>
            <table:change-track-table-cell office:value-type="float" office:value="18.3826"/>
          </table:previous>
        </table:cell-content-change>
        <table:cell-content-change table:id="ct169">
          <table:cell-address table:column="4" table:row="60" table:table="3"/>
          <office:change-info>
            <dc:creator> </dc:creator>
            <dc:date>2020-09-07T14:42:27.304379429</dc:date>
          </office:change-info>
          <table:previous>
            <table:change-track-table-cell office:value-type="float" office:value="21.2465"/>
          </table:previous>
        </table:cell-content-change>
        <table:cell-content-change table:id="ct170">
          <table:cell-address table:column="4" table:row="61" table:table="3"/>
          <office:change-info>
            <dc:creator> </dc:creator>
            <dc:date>2020-09-07T14:42:27.304388018</dc:date>
          </office:change-info>
          <table:previous>
            <table:change-track-table-cell office:value-type="float" office:value="16.7836"/>
          </table:previous>
        </table:cell-content-change>
        <table:cell-content-change table:id="ct171">
          <table:cell-address table:column="4" table:row="62" table:table="3"/>
          <office:change-info>
            <dc:creator> </dc:creator>
            <dc:date>2020-09-07T14:42:27.304395967</dc:date>
          </office:change-info>
          <table:previous>
            <table:change-track-table-cell office:value-type="float" office:value="25.3266"/>
          </table:previous>
        </table:cell-content-change>
        <table:cell-content-change table:id="ct172">
          <table:cell-address table:column="5" table:row="54" table:table="3"/>
          <office:change-info>
            <dc:creator> </dc:creator>
            <dc:date>2020-09-07T14:42:27.304404869</dc:date>
          </office:change-info>
          <table:previous>
            <table:change-track-table-cell office:value-type="float" office:value="24.9939"/>
          </table:previous>
        </table:cell-content-change>
        <table:cell-content-change table:id="ct173">
          <table:cell-address table:column="5" table:row="55" table:table="3"/>
          <office:change-info>
            <dc:creator> </dc:creator>
            <dc:date>2020-09-07T14:42:27.304413053</dc:date>
          </office:change-info>
          <table:previous>
            <table:change-track-table-cell office:value-type="float" office:value="25.0533"/>
          </table:previous>
        </table:cell-content-change>
        <table:cell-content-change table:id="ct174">
          <table:cell-address table:column="5" table:row="56" table:table="3"/>
          <office:change-info>
            <dc:creator> </dc:creator>
            <dc:date>2020-09-07T14:42:27.304421533</dc:date>
          </office:change-info>
          <table:previous>
            <table:change-track-table-cell office:value-type="float" office:value="22.8585"/>
          </table:previous>
        </table:cell-content-change>
        <table:cell-content-change table:id="ct175">
          <table:cell-address table:column="5" table:row="57" table:table="3"/>
          <office:change-info>
            <dc:creator> </dc:creator>
            <dc:date>2020-09-07T14:42:27.304429748</dc:date>
          </office:change-info>
          <table:previous>
            <table:change-track-table-cell office:value-type="float" office:value="23.8912"/>
          </table:previous>
        </table:cell-content-change>
        <table:cell-content-change table:id="ct176">
          <table:cell-address table:column="5" table:row="58" table:table="3"/>
          <office:change-info>
            <dc:creator> </dc:creator>
            <dc:date>2020-09-07T14:42:27.304438055</dc:date>
          </office:change-info>
          <table:previous>
            <table:change-track-table-cell office:value-type="float" office:value="25.1025"/>
          </table:previous>
        </table:cell-content-change>
        <table:cell-content-change table:id="ct177">
          <table:cell-address table:column="5" table:row="59" table:table="3"/>
          <office:change-info>
            <dc:creator> </dc:creator>
            <dc:date>2020-09-07T14:42:27.304446478</dc:date>
          </office:change-info>
          <table:previous>
            <table:change-track-table-cell office:value-type="float" office:value="22.9993"/>
          </table:previous>
        </table:cell-content-change>
        <table:cell-content-change table:id="ct178">
          <table:cell-address table:column="5" table:row="60" table:table="3"/>
          <office:change-info>
            <dc:creator> </dc:creator>
            <dc:date>2020-09-07T14:42:27.304454725</dc:date>
          </office:change-info>
          <table:previous>
            <table:change-track-table-cell office:value-type="float" office:value="22.9161"/>
          </table:previous>
        </table:cell-content-change>
        <table:cell-content-change table:id="ct179">
          <table:cell-address table:column="5" table:row="61" table:table="3"/>
          <office:change-info>
            <dc:creator> </dc:creator>
            <dc:date>2020-09-07T14:42:27.304462690</dc:date>
          </office:change-info>
          <table:previous>
            <table:change-track-table-cell office:value-type="float" office:value="23.8662"/>
          </table:previous>
        </table:cell-content-change>
        <table:cell-content-change table:id="ct180">
          <table:cell-address table:column="5" table:row="62" table:table="3"/>
          <office:change-info>
            <dc:creator> </dc:creator>
            <dc:date>2020-09-07T14:42:27.304471259</dc:date>
          </office:change-info>
          <table:previous>
            <table:change-track-table-cell office:value-type="float" office:value="24.7545"/>
          </table:previous>
        </table:cell-content-change>
        <table:cell-content-change table:id="ct181">
          <table:cell-address table:column="1" table:row="2" table:table="4"/>
          <office:change-info>
            <dc:creator> </dc:creator>
            <dc:date>2020-09-07T14:43:36.905580813</dc:date>
          </office:change-info>
          <table:previous>
            <table:change-track-table-cell office:value-type="float" office:value="14"/>
          </table:previous>
        </table:cell-content-change>
        <table:cell-content-change table:id="ct182">
          <table:cell-address table:column="1" table:row="3" table:table="4"/>
          <office:change-info>
            <dc:creator> </dc:creator>
            <dc:date>2020-09-07T14:43:36.905619225</dc:date>
          </office:change-info>
          <table:previous>
            <table:change-track-table-cell office:value-type="float" office:value="18"/>
          </table:previous>
        </table:cell-content-change>
        <table:cell-content-change table:id="ct183">
          <table:cell-address table:column="1" table:row="4" table:table="4"/>
          <office:change-info>
            <dc:creator> </dc:creator>
            <dc:date>2020-09-07T14:43:36.905631218</dc:date>
          </office:change-info>
          <table:previous>
            <table:change-track-table-cell office:value-type="float" office:value="21"/>
          </table:previous>
        </table:cell-content-change>
        <table:cell-content-change table:id="ct184">
          <table:cell-address table:column="1" table:row="5" table:table="4"/>
          <office:change-info>
            <dc:creator> </dc:creator>
            <dc:date>2020-09-07T14:43:36.905642853</dc:date>
          </office:change-info>
          <table:previous>
            <table:change-track-table-cell office:value-type="float" office:value="26"/>
          </table:previous>
        </table:cell-content-change>
        <table:cell-content-change table:id="ct185">
          <table:cell-address table:column="1" table:row="6" table:table="4"/>
          <office:change-info>
            <dc:creator> </dc:creator>
            <dc:date>2020-09-07T14:43:36.905654449</dc:date>
          </office:change-info>
          <table:previous>
            <table:change-track-table-cell office:value-type="float" office:value="43"/>
          </table:previous>
        </table:cell-content-change>
        <table:cell-content-change table:id="ct186">
          <table:cell-address table:column="1" table:row="7" table:table="4"/>
          <office:change-info>
            <dc:creator> </dc:creator>
            <dc:date>2020-09-07T14:43:36.905666367</dc:date>
          </office:change-info>
          <table:previous>
            <table:change-track-table-cell office:value-type="float" office:value="18"/>
          </table:previous>
        </table:cell-content-change>
        <table:cell-content-change table:id="ct187">
          <table:cell-address table:column="1" table:row="8" table:table="4"/>
          <office:change-info>
            <dc:creator> </dc:creator>
            <dc:date>2020-09-07T14:43:36.905677486</dc:date>
          </office:change-info>
          <table:previous>
            <table:change-track-table-cell office:value-type="float" office:value="31"/>
          </table:previous>
        </table:cell-content-change>
        <table:cell-content-change table:id="ct188">
          <table:cell-address table:column="1" table:row="9" table:table="4"/>
          <office:change-info>
            <dc:creator> </dc:creator>
            <dc:date>2020-09-07T14:43:36.905688792</dc:date>
          </office:change-info>
          <table:previous>
            <table:change-track-table-cell office:value-type="float" office:value="26"/>
          </table:previous>
        </table:cell-content-change>
        <table:cell-content-change table:id="ct189">
          <table:cell-address table:column="1" table:row="10" table:table="4"/>
          <office:change-info>
            <dc:creator> </dc:creator>
            <dc:date>2020-09-07T14:43:36.905700875</dc:date>
          </office:change-info>
          <table:previous>
            <table:change-track-table-cell office:value-type="float" office:value="34"/>
          </table:previous>
        </table:cell-content-change>
        <table:cell-content-change table:id="ct190">
          <table:cell-address table:column="2" table:row="2" table:table="4"/>
          <office:change-info>
            <dc:creator> </dc:creator>
            <dc:date>2020-09-07T14:43:36.905716784</dc:date>
          </office:change-info>
          <table:previous>
            <table:change-track-table-cell office:value-type="float" office:value="0"/>
          </table:previous>
        </table:cell-content-change>
        <table:cell-content-change table:id="ct191">
          <table:cell-address table:column="2" table:row="3" table:table="4"/>
          <office:change-info>
            <dc:creator> </dc:creator>
            <dc:date>2020-09-07T14:43:36.905729236</dc:date>
          </office:change-info>
          <table:previous>
            <table:change-track-table-cell office:value-type="float" office:value="0"/>
          </table:previous>
        </table:cell-content-change>
        <table:cell-content-change table:id="ct192">
          <table:cell-address table:column="2" table:row="4" table:table="4"/>
          <office:change-info>
            <dc:creator> </dc:creator>
            <dc:date>2020-09-07T14:43:36.905740302</dc:date>
          </office:change-info>
          <table:previous>
            <table:change-track-table-cell office:value-type="float" office:value="0"/>
          </table:previous>
        </table:cell-content-change>
        <table:cell-content-change table:id="ct193">
          <table:cell-address table:column="2" table:row="5" table:table="4"/>
          <office:change-info>
            <dc:creator> </dc:creator>
            <dc:date>2020-09-07T14:43:36.905752769</dc:date>
          </office:change-info>
          <table:previous>
            <table:change-track-table-cell office:value-type="float" office:value="0"/>
          </table:previous>
        </table:cell-content-change>
        <table:cell-content-change table:id="ct194">
          <table:cell-address table:column="2" table:row="6" table:table="4"/>
          <office:change-info>
            <dc:creator> </dc:creator>
            <dc:date>2020-09-07T14:43:36.905764832</dc:date>
          </office:change-info>
          <table:previous>
            <table:change-track-table-cell office:value-type="float" office:value="0"/>
          </table:previous>
        </table:cell-content-change>
        <table:cell-content-change table:id="ct195">
          <table:cell-address table:column="2" table:row="7" table:table="4"/>
          <office:change-info>
            <dc:creator> </dc:creator>
            <dc:date>2020-09-07T14:43:36.905776164</dc:date>
          </office:change-info>
          <table:previous>
            <table:change-track-table-cell office:value-type="float" office:value="0"/>
          </table:previous>
        </table:cell-content-change>
        <table:cell-content-change table:id="ct196">
          <table:cell-address table:column="2" table:row="8" table:table="4"/>
          <office:change-info>
            <dc:creator> </dc:creator>
            <dc:date>2020-09-07T14:43:36.905787275</dc:date>
          </office:change-info>
          <table:previous>
            <table:change-track-table-cell office:value-type="float" office:value="0"/>
          </table:previous>
        </table:cell-content-change>
        <table:cell-content-change table:id="ct197">
          <table:cell-address table:column="2" table:row="9" table:table="4"/>
          <office:change-info>
            <dc:creator> </dc:creator>
            <dc:date>2020-09-07T14:43:36.905800155</dc:date>
          </office:change-info>
          <table:previous>
            <table:change-track-table-cell office:value-type="float" office:value="0"/>
          </table:previous>
        </table:cell-content-change>
        <table:cell-content-change table:id="ct198">
          <table:cell-address table:column="2" table:row="10" table:table="4"/>
          <office:change-info>
            <dc:creator> </dc:creator>
            <dc:date>2020-09-07T14:43:36.905812166</dc:date>
          </office:change-info>
          <table:previous>
            <table:change-track-table-cell office:value-type="float" office:value="0"/>
          </table:previous>
        </table:cell-content-change>
        <table:cell-content-change table:id="ct199">
          <table:cell-address table:column="3" table:row="2" table:table="4"/>
          <office:change-info>
            <dc:creator> </dc:creator>
            <dc:date>2020-09-07T14:43:36.905824944</dc:date>
          </office:change-info>
          <table:previous>
            <table:change-track-table-cell office:value-type="float" office:value="12"/>
          </table:previous>
        </table:cell-content-change>
        <table:cell-content-change table:id="ct200">
          <table:cell-address table:column="3" table:row="3" table:table="4"/>
          <office:change-info>
            <dc:creator> </dc:creator>
            <dc:date>2020-09-07T14:43:36.905835981</dc:date>
          </office:change-info>
          <table:previous>
            <table:change-track-table-cell office:value-type="float" office:value="10"/>
          </table:previous>
        </table:cell-content-change>
        <table:cell-content-change table:id="ct201">
          <table:cell-address table:column="3" table:row="4" table:table="4"/>
          <office:change-info>
            <dc:creator> </dc:creator>
            <dc:date>2020-09-07T14:43:36.905847204</dc:date>
          </office:change-info>
          <table:previous>
            <table:change-track-table-cell office:value-type="float" office:value="14"/>
          </table:previous>
        </table:cell-content-change>
        <table:cell-content-change table:id="ct202">
          <table:cell-address table:column="3" table:row="5" table:table="4"/>
          <office:change-info>
            <dc:creator> </dc:creator>
            <dc:date>2020-09-07T14:43:36.905858075</dc:date>
          </office:change-info>
          <table:previous>
            <table:change-track-table-cell office:value-type="float" office:value="15"/>
          </table:previous>
        </table:cell-content-change>
        <table:cell-content-change table:id="ct203">
          <table:cell-address table:column="3" table:row="6" table:table="4"/>
          <office:change-info>
            <dc:creator> </dc:creator>
            <dc:date>2020-09-07T14:43:36.905869116</dc:date>
          </office:change-info>
          <table:previous>
            <table:change-track-table-cell office:value-type="float" office:value="16"/>
          </table:previous>
        </table:cell-content-change>
        <table:cell-content-change table:id="ct204">
          <table:cell-address table:column="3" table:row="7" table:table="4"/>
          <office:change-info>
            <dc:creator> </dc:creator>
            <dc:date>2020-09-07T14:43:36.905880069</dc:date>
          </office:change-info>
          <table:previous>
            <table:change-track-table-cell office:value-type="float" office:value="16"/>
          </table:previous>
        </table:cell-content-change>
        <table:cell-content-change table:id="ct205">
          <table:cell-address table:column="3" table:row="8" table:table="4"/>
          <office:change-info>
            <dc:creator> </dc:creator>
            <dc:date>2020-09-07T14:43:36.905892788</dc:date>
          </office:change-info>
          <table:previous>
            <table:change-track-table-cell office:value-type="float" office:value="15"/>
          </table:previous>
        </table:cell-content-change>
        <table:cell-content-change table:id="ct206">
          <table:cell-address table:column="3" table:row="9" table:table="4"/>
          <office:change-info>
            <dc:creator> </dc:creator>
            <dc:date>2020-09-07T14:43:36.905904712</dc:date>
          </office:change-info>
          <table:previous>
            <table:change-track-table-cell office:value-type="float" office:value="23"/>
          </table:previous>
        </table:cell-content-change>
        <table:cell-content-change table:id="ct207">
          <table:cell-address table:column="3" table:row="10" table:table="4"/>
          <office:change-info>
            <dc:creator> </dc:creator>
            <dc:date>2020-09-07T14:43:36.905917917</dc:date>
          </office:change-info>
          <table:previous>
            <table:change-track-table-cell office:value-type="float" office:value="21"/>
          </table:previous>
        </table:cell-content-change>
        <table:cell-content-change table:id="ct208">
          <table:cell-address table:column="4" table:row="2" table:table="4"/>
          <office:change-info>
            <dc:creator> </dc:creator>
            <dc:date>2020-09-07T14:43:36.905931590</dc:date>
          </office:change-info>
          <table:previous>
            <table:change-track-table-cell office:value-type="float" office:value="18.8355"/>
          </table:previous>
        </table:cell-content-change>
        <table:cell-content-change table:id="ct209">
          <table:cell-address table:column="4" table:row="3" table:table="4"/>
          <office:change-info>
            <dc:creator> </dc:creator>
            <dc:date>2020-09-07T14:43:36.905944363</dc:date>
          </office:change-info>
          <table:previous>
            <table:change-track-table-cell office:value-type="float" office:value="19.3925"/>
          </table:previous>
        </table:cell-content-change>
        <table:cell-content-change table:id="ct210">
          <table:cell-address table:column="4" table:row="4" table:table="4"/>
          <office:change-info>
            <dc:creator> </dc:creator>
            <dc:date>2020-09-07T14:43:36.905956795</dc:date>
          </office:change-info>
          <table:previous>
            <table:change-track-table-cell office:value-type="float" office:value="18.227"/>
          </table:previous>
        </table:cell-content-change>
        <table:cell-content-change table:id="ct211">
          <table:cell-address table:column="4" table:row="5" table:table="4"/>
          <office:change-info>
            <dc:creator> </dc:creator>
            <dc:date>2020-09-07T14:43:36.905969943</dc:date>
          </office:change-info>
          <table:previous>
            <table:change-track-table-cell office:value-type="float" office:value="20.1372"/>
          </table:previous>
        </table:cell-content-change>
        <table:cell-content-change table:id="ct212">
          <table:cell-address table:column="4" table:row="6" table:table="4"/>
          <office:change-info>
            <dc:creator> </dc:creator>
            <dc:date>2020-09-07T14:43:36.905982669</dc:date>
          </office:change-info>
          <table:previous>
            <table:change-track-table-cell office:value-type="float" office:value="36.969"/>
          </table:previous>
        </table:cell-content-change>
        <table:cell-content-change table:id="ct213">
          <table:cell-address table:column="4" table:row="7" table:table="4"/>
          <office:change-info>
            <dc:creator> </dc:creator>
            <dc:date>2020-09-07T14:43:36.905996458</dc:date>
          </office:change-info>
          <table:previous>
            <table:change-track-table-cell office:value-type="float" office:value="18.0255"/>
          </table:previous>
        </table:cell-content-change>
        <table:cell-content-change table:id="ct214">
          <table:cell-address table:column="4" table:row="8" table:table="4"/>
          <office:change-info>
            <dc:creator> </dc:creator>
            <dc:date>2020-09-07T14:43:36.906009532</dc:date>
          </office:change-info>
          <table:previous>
            <table:change-track-table-cell office:value-type="float" office:value="22.0829"/>
          </table:previous>
        </table:cell-content-change>
        <table:cell-content-change table:id="ct215">
          <table:cell-address table:column="4" table:row="9" table:table="4"/>
          <office:change-info>
            <dc:creator> </dc:creator>
            <dc:date>2020-09-07T14:43:36.906023012</dc:date>
          </office:change-info>
          <table:previous>
            <table:change-track-table-cell office:value-type="float" office:value="20.533"/>
          </table:previous>
        </table:cell-content-change>
        <table:cell-content-change table:id="ct216">
          <table:cell-address table:column="4" table:row="10" table:table="4"/>
          <office:change-info>
            <dc:creator> </dc:creator>
            <dc:date>2020-09-07T14:43:36.906035919</dc:date>
          </office:change-info>
          <table:previous>
            <table:change-track-table-cell office:value-type="float" office:value="27.6739"/>
          </table:previous>
        </table:cell-content-change>
        <table:cell-content-change table:id="ct217">
          <table:cell-address table:column="5" table:row="2" table:table="4"/>
          <office:change-info>
            <dc:creator> </dc:creator>
            <dc:date>2020-09-07T14:43:36.906050162</dc:date>
          </office:change-info>
          <table:previous>
            <table:change-track-table-cell office:value-type="float" office:value="1.36819"/>
          </table:previous>
        </table:cell-content-change>
        <table:cell-content-change table:id="ct218">
          <table:cell-address table:column="5" table:row="3" table:table="4"/>
          <office:change-info>
            <dc:creator> </dc:creator>
            <dc:date>2020-09-07T14:43:36.906063000</dc:date>
          </office:change-info>
          <table:previous>
            <table:change-track-table-cell office:value-type="float" office:value="1.51574"/>
          </table:previous>
        </table:cell-content-change>
        <table:cell-content-change table:id="ct219">
          <table:cell-address table:column="5" table:row="4" table:table="4"/>
          <office:change-info>
            <dc:creator> </dc:creator>
            <dc:date>2020-09-07T14:43:36.906076399</dc:date>
          </office:change-info>
          <table:previous>
            <table:change-track-table-cell office:value-type="float" office:value="1.46126"/>
          </table:previous>
        </table:cell-content-change>
        <table:cell-content-change table:id="ct220">
          <table:cell-address table:column="5" table:row="5" table:table="4"/>
          <office:change-info>
            <dc:creator> </dc:creator>
            <dc:date>2020-09-07T14:43:36.906089286</dc:date>
          </office:change-info>
          <table:previous>
            <table:change-track-table-cell office:value-type="float" office:value="1.50144"/>
          </table:previous>
        </table:cell-content-change>
        <table:cell-content-change table:id="ct221">
          <table:cell-address table:column="5" table:row="6" table:table="4"/>
          <office:change-info>
            <dc:creator> </dc:creator>
            <dc:date>2020-09-07T14:43:36.906103276</dc:date>
          </office:change-info>
          <table:previous>
            <table:change-track-table-cell office:value-type="float" office:value="1.66731"/>
          </table:previous>
        </table:cell-content-change>
        <table:cell-content-change table:id="ct222">
          <table:cell-address table:column="5" table:row="7" table:table="4"/>
          <office:change-info>
            <dc:creator> </dc:creator>
            <dc:date>2020-09-07T14:43:36.906116864</dc:date>
          </office:change-info>
          <table:previous>
            <table:change-track-table-cell office:value-type="float" office:value="1.44006"/>
          </table:previous>
        </table:cell-content-change>
        <table:cell-content-change table:id="ct223">
          <table:cell-address table:column="5" table:row="8" table:table="4"/>
          <office:change-info>
            <dc:creator> </dc:creator>
            <dc:date>2020-09-07T14:43:36.906130454</dc:date>
          </office:change-info>
          <table:previous>
            <table:change-track-table-cell office:value-type="float" office:value="1.5704"/>
          </table:previous>
        </table:cell-content-change>
        <table:cell-content-change table:id="ct224">
          <table:cell-address table:column="5" table:row="9" table:table="4"/>
          <office:change-info>
            <dc:creator> </dc:creator>
            <dc:date>2020-09-07T14:43:36.906144062</dc:date>
          </office:change-info>
          <table:previous>
            <table:change-track-table-cell office:value-type="float" office:value="1.504"/>
          </table:previous>
        </table:cell-content-change>
        <table:cell-content-change table:id="ct225">
          <table:cell-address table:column="5" table:row="10" table:table="4"/>
          <office:change-info>
            <dc:creator> </dc:creator>
            <dc:date>2020-09-07T14:43:36.906157869</dc:date>
          </office:change-info>
          <table:previous>
            <table:change-track-table-cell office:value-type="float" office:value="0.672219"/>
          </table:previous>
        </table:cell-content-change>
        <table:cell-content-change table:id="ct226">
          <table:cell-address table:column="1" table:row="15" table:table="4"/>
          <office:change-info>
            <dc:creator> </dc:creator>
            <dc:date>2020-09-07T14:43:59.339913938</dc:date>
          </office:change-info>
          <table:previous>
            <table:change-track-table-cell office:value-type="float" office:value="14"/>
          </table:previous>
        </table:cell-content-change>
        <table:cell-content-change table:id="ct227">
          <table:cell-address table:column="1" table:row="16" table:table="4"/>
          <office:change-info>
            <dc:creator> </dc:creator>
            <dc:date>2020-09-07T14:43:59.339962568</dc:date>
          </office:change-info>
          <table:previous>
            <table:change-track-table-cell office:value-type="float" office:value="18"/>
          </table:previous>
        </table:cell-content-change>
        <table:cell-content-change table:id="ct228">
          <table:cell-address table:column="1" table:row="17" table:table="4"/>
          <office:change-info>
            <dc:creator> </dc:creator>
            <dc:date>2020-09-07T14:43:59.339980581</dc:date>
          </office:change-info>
          <table:previous>
            <table:change-track-table-cell office:value-type="float" office:value="21"/>
          </table:previous>
        </table:cell-content-change>
        <table:cell-content-change table:id="ct229">
          <table:cell-address table:column="1" table:row="18" table:table="4"/>
          <office:change-info>
            <dc:creator> </dc:creator>
            <dc:date>2020-09-07T14:43:59.339997168</dc:date>
          </office:change-info>
          <table:previous>
            <table:change-track-table-cell office:value-type="float" office:value="26"/>
          </table:previous>
        </table:cell-content-change>
        <table:cell-content-change table:id="ct230">
          <table:cell-address table:column="1" table:row="19" table:table="4"/>
          <office:change-info>
            <dc:creator> </dc:creator>
            <dc:date>2020-09-07T14:43:59.340013539</dc:date>
          </office:change-info>
          <table:previous>
            <table:change-track-table-cell office:value-type="float" office:value="43"/>
          </table:previous>
        </table:cell-content-change>
        <table:cell-content-change table:id="ct231">
          <table:cell-address table:column="1" table:row="20" table:table="4"/>
          <office:change-info>
            <dc:creator> </dc:creator>
            <dc:date>2020-09-07T14:43:59.340030862</dc:date>
          </office:change-info>
          <table:previous>
            <table:change-track-table-cell office:value-type="float" office:value="18"/>
          </table:previous>
        </table:cell-content-change>
        <table:cell-content-change table:id="ct232">
          <table:cell-address table:column="1" table:row="21" table:table="4"/>
          <office:change-info>
            <dc:creator> </dc:creator>
            <dc:date>2020-09-07T14:43:59.340047601</dc:date>
          </office:change-info>
          <table:previous>
            <table:change-track-table-cell office:value-type="float" office:value="31"/>
          </table:previous>
        </table:cell-content-change>
        <table:cell-content-change table:id="ct233">
          <table:cell-address table:column="1" table:row="22" table:table="4"/>
          <office:change-info>
            <dc:creator> </dc:creator>
            <dc:date>2020-09-07T14:43:59.340064576</dc:date>
          </office:change-info>
          <table:previous>
            <table:change-track-table-cell office:value-type="float" office:value="26"/>
          </table:previous>
        </table:cell-content-change>
        <table:cell-content-change table:id="ct234">
          <table:cell-address table:column="1" table:row="23" table:table="4"/>
          <office:change-info>
            <dc:creator> </dc:creator>
            <dc:date>2020-09-07T14:43:59.340083106</dc:date>
          </office:change-info>
          <table:previous>
            <table:change-track-table-cell office:value-type="float" office:value="34"/>
          </table:previous>
        </table:cell-content-change>
        <table:cell-content-change table:id="ct235">
          <table:cell-address table:column="2" table:row="15" table:table="4"/>
          <office:change-info>
            <dc:creator> </dc:creator>
            <dc:date>2020-09-07T14:43:59.340104646</dc:date>
          </office:change-info>
          <table:previous>
            <table:change-track-table-cell office:value-type="float" office:value="0"/>
          </table:previous>
        </table:cell-content-change>
        <table:cell-content-change table:id="ct236">
          <table:cell-address table:column="2" table:row="16" table:table="4"/>
          <office:change-info>
            <dc:creator> </dc:creator>
            <dc:date>2020-09-07T14:43:59.340122803</dc:date>
          </office:change-info>
          <table:previous>
            <table:change-track-table-cell office:value-type="float" office:value="0"/>
          </table:previous>
        </table:cell-content-change>
        <table:cell-content-change table:id="ct237">
          <table:cell-address table:column="2" table:row="17" table:table="4"/>
          <office:change-info>
            <dc:creator> </dc:creator>
            <dc:date>2020-09-07T14:43:59.340139164</dc:date>
          </office:change-info>
          <table:previous>
            <table:change-track-table-cell office:value-type="float" office:value="0"/>
          </table:previous>
        </table:cell-content-change>
        <table:cell-content-change table:id="ct238">
          <table:cell-address table:column="2" table:row="18" table:table="4"/>
          <office:change-info>
            <dc:creator> </dc:creator>
            <dc:date>2020-09-07T14:43:59.340156169</dc:date>
          </office:change-info>
          <table:previous>
            <table:change-track-table-cell office:value-type="float" office:value="0"/>
          </table:previous>
        </table:cell-content-change>
        <table:cell-content-change table:id="ct239">
          <table:cell-address table:column="2" table:row="19" table:table="4"/>
          <office:change-info>
            <dc:creator> </dc:creator>
            <dc:date>2020-09-07T14:43:59.340174609</dc:date>
          </office:change-info>
          <table:previous>
            <table:change-track-table-cell office:value-type="float" office:value="0"/>
          </table:previous>
        </table:cell-content-change>
        <table:cell-content-change table:id="ct240">
          <table:cell-address table:column="2" table:row="20" table:table="4"/>
          <office:change-info>
            <dc:creator> </dc:creator>
            <dc:date>2020-09-07T14:43:59.340191733</dc:date>
          </office:change-info>
          <table:previous>
            <table:change-track-table-cell office:value-type="float" office:value="0"/>
          </table:previous>
        </table:cell-content-change>
        <table:cell-content-change table:id="ct241">
          <table:cell-address table:column="2" table:row="21" table:table="4"/>
          <office:change-info>
            <dc:creator> </dc:creator>
            <dc:date>2020-09-07T14:43:59.340209308</dc:date>
          </office:change-info>
          <table:previous>
            <table:change-track-table-cell office:value-type="float" office:value="0"/>
          </table:previous>
        </table:cell-content-change>
        <table:cell-content-change table:id="ct242">
          <table:cell-address table:column="2" table:row="22" table:table="4"/>
          <office:change-info>
            <dc:creator> </dc:creator>
            <dc:date>2020-09-07T14:43:59.340227539</dc:date>
          </office:change-info>
          <table:previous>
            <table:change-track-table-cell office:value-type="float" office:value="0"/>
          </table:previous>
        </table:cell-content-change>
        <table:cell-content-change table:id="ct243">
          <table:cell-address table:column="2" table:row="23" table:table="4"/>
          <office:change-info>
            <dc:creator> </dc:creator>
            <dc:date>2020-09-07T14:43:59.340244998</dc:date>
          </office:change-info>
          <table:previous>
            <table:change-track-table-cell office:value-type="float" office:value="0"/>
          </table:previous>
        </table:cell-content-change>
        <table:cell-content-change table:id="ct244">
          <table:cell-address table:column="3" table:row="15" table:table="4"/>
          <office:change-info>
            <dc:creator> </dc:creator>
            <dc:date>2020-09-07T14:43:59.340262685</dc:date>
          </office:change-info>
          <table:previous>
            <table:change-track-table-cell office:value-type="float" office:value="14"/>
          </table:previous>
        </table:cell-content-change>
        <table:cell-content-change table:id="ct245">
          <table:cell-address table:column="3" table:row="16" table:table="4"/>
          <office:change-info>
            <dc:creator> </dc:creator>
            <dc:date>2020-09-07T14:43:59.340279837</dc:date>
          </office:change-info>
          <table:previous>
            <table:change-track-table-cell office:value-type="float" office:value="11"/>
          </table:previous>
        </table:cell-content-change>
        <table:cell-content-change table:id="ct246">
          <table:cell-address table:column="3" table:row="17" table:table="4"/>
          <office:change-info>
            <dc:creator> </dc:creator>
            <dc:date>2020-09-07T14:43:59.340296422</dc:date>
          </office:change-info>
          <table:previous>
            <table:change-track-table-cell office:value-type="float" office:value="15"/>
          </table:previous>
        </table:cell-content-change>
        <table:cell-content-change table:id="ct247">
          <table:cell-address table:column="3" table:row="18" table:table="4"/>
          <office:change-info>
            <dc:creator> </dc:creator>
            <dc:date>2020-09-07T14:43:59.340314349</dc:date>
          </office:change-info>
          <table:previous>
            <table:change-track-table-cell office:value-type="float" office:value="20"/>
          </table:previous>
        </table:cell-content-change>
        <table:cell-content-change table:id="ct248">
          <table:cell-address table:column="3" table:row="19" table:table="4"/>
          <office:change-info>
            <dc:creator> </dc:creator>
            <dc:date>2020-09-07T14:43:59.340331337</dc:date>
          </office:change-info>
          <table:previous>
            <table:change-track-table-cell office:value-type="float" office:value="24"/>
          </table:previous>
        </table:cell-content-change>
        <table:cell-content-change table:id="ct249">
          <table:cell-address table:column="3" table:row="20" table:table="4"/>
          <office:change-info>
            <dc:creator> </dc:creator>
            <dc:date>2020-09-07T14:43:59.340348347</dc:date>
          </office:change-info>
          <table:previous>
            <table:change-track-table-cell office:value-type="float" office:value="26"/>
          </table:previous>
        </table:cell-content-change>
        <table:cell-content-change table:id="ct250">
          <table:cell-address table:column="3" table:row="21" table:table="4"/>
          <office:change-info>
            <dc:creator> </dc:creator>
            <dc:date>2020-09-07T14:43:59.340365269</dc:date>
          </office:change-info>
          <table:previous>
            <table:change-track-table-cell office:value-type="float" office:value="16"/>
          </table:previous>
        </table:cell-content-change>
        <table:cell-content-change table:id="ct251">
          <table:cell-address table:column="3" table:row="22" table:table="4"/>
          <office:change-info>
            <dc:creator> </dc:creator>
            <dc:date>2020-09-07T14:43:59.340382557</dc:date>
          </office:change-info>
          <table:previous>
            <table:change-track-table-cell office:value-type="float" office:value="24"/>
          </table:previous>
        </table:cell-content-change>
        <table:cell-content-change table:id="ct252">
          <table:cell-address table:column="3" table:row="23" table:table="4"/>
          <office:change-info>
            <dc:creator> </dc:creator>
            <dc:date>2020-09-07T14:43:59.340399184</dc:date>
          </office:change-info>
          <table:previous>
            <table:change-track-table-cell office:value-type="float" office:value="23"/>
          </table:previous>
        </table:cell-content-change>
        <table:cell-content-change table:id="ct253">
          <table:cell-address table:column="4" table:row="15" table:table="4"/>
          <office:change-info>
            <dc:creator> </dc:creator>
            <dc:date>2020-09-07T14:43:59.340419221</dc:date>
          </office:change-info>
          <table:previous>
            <table:change-track-table-cell office:value-type="float" office:value="17.7795"/>
          </table:previous>
        </table:cell-content-change>
        <table:cell-content-change table:id="ct254">
          <table:cell-address table:column="4" table:row="16" table:table="4"/>
          <office:change-info>
            <dc:creator> </dc:creator>
            <dc:date>2020-09-07T14:43:59.340438618</dc:date>
          </office:change-info>
          <table:previous>
            <table:change-track-table-cell office:value-type="float" office:value="21.1017"/>
          </table:previous>
        </table:cell-content-change>
        <table:cell-content-change table:id="ct255">
          <table:cell-address table:column="4" table:row="17" table:table="4"/>
          <office:change-info>
            <dc:creator> </dc:creator>
            <dc:date>2020-09-07T14:43:59.340458091</dc:date>
          </office:change-info>
          <table:previous>
            <table:change-track-table-cell office:value-type="float" office:value="18.3602"/>
          </table:previous>
        </table:cell-content-change>
        <table:cell-content-change table:id="ct256">
          <table:cell-address table:column="4" table:row="18" table:table="4"/>
          <office:change-info>
            <dc:creator> </dc:creator>
            <dc:date>2020-09-07T14:43:59.340477730</dc:date>
          </office:change-info>
          <table:previous>
            <table:change-track-table-cell office:value-type="float" office:value="19.8478"/>
          </table:previous>
        </table:cell-content-change>
        <table:cell-content-change table:id="ct257">
          <table:cell-address table:column="4" table:row="19" table:table="4"/>
          <office:change-info>
            <dc:creator> </dc:creator>
            <dc:date>2020-09-07T14:43:59.340497424</dc:date>
          </office:change-info>
          <table:previous>
            <table:change-track-table-cell office:value-type="float" office:value="37.0628"/>
          </table:previous>
        </table:cell-content-change>
        <table:cell-content-change table:id="ct258">
          <table:cell-address table:column="4" table:row="20" table:table="4"/>
          <office:change-info>
            <dc:creator> </dc:creator>
            <dc:date>2020-09-07T14:43:59.340516558</dc:date>
          </office:change-info>
          <table:previous>
            <table:change-track-table-cell office:value-type="float" office:value="18.3371"/>
          </table:previous>
        </table:cell-content-change>
        <table:cell-content-change table:id="ct259">
          <table:cell-address table:column="4" table:row="21" table:table="4"/>
          <office:change-info>
            <dc:creator> </dc:creator>
            <dc:date>2020-09-07T14:43:59.340536223</dc:date>
          </office:change-info>
          <table:previous>
            <table:change-track-table-cell office:value-type="float" office:value="20.6751"/>
          </table:previous>
        </table:cell-content-change>
        <table:cell-content-change table:id="ct260">
          <table:cell-address table:column="4" table:row="22" table:table="4"/>
          <office:change-info>
            <dc:creator> </dc:creator>
            <dc:date>2020-09-07T14:43:59.340556390</dc:date>
          </office:change-info>
          <table:previous>
            <table:change-track-table-cell office:value-type="float" office:value="19.2848"/>
          </table:previous>
        </table:cell-content-change>
        <table:cell-content-change table:id="ct261">
          <table:cell-address table:column="4" table:row="23" table:table="4"/>
          <office:change-info>
            <dc:creator> </dc:creator>
            <dc:date>2020-09-07T14:43:59.340576899</dc:date>
          </office:change-info>
          <table:previous>
            <table:change-track-table-cell office:value-type="float" office:value="25.2732"/>
          </table:previous>
        </table:cell-content-change>
        <table:cell-content-change table:id="ct262">
          <table:cell-address table:column="5" table:row="15" table:table="4"/>
          <office:change-info>
            <dc:creator> </dc:creator>
            <dc:date>2020-09-07T14:43:59.340597303</dc:date>
          </office:change-info>
          <table:previous>
            <table:change-track-table-cell office:value-type="float" office:value="1.05015"/>
          </table:previous>
        </table:cell-content-change>
        <table:cell-content-change table:id="ct263">
          <table:cell-address table:column="5" table:row="16" table:table="4"/>
          <office:change-info>
            <dc:creator> </dc:creator>
            <dc:date>2020-09-07T14:43:59.340617083</dc:date>
          </office:change-info>
          <table:previous>
            <table:change-track-table-cell office:value-type="float" office:value="1.16657"/>
          </table:previous>
        </table:cell-content-change>
        <table:cell-content-change table:id="ct264">
          <table:cell-address table:column="5" table:row="17" table:table="4"/>
          <office:change-info>
            <dc:creator> </dc:creator>
            <dc:date>2020-09-07T14:43:59.340636515</dc:date>
          </office:change-info>
          <table:previous>
            <table:change-track-table-cell office:value-type="float" office:value="1.20272"/>
          </table:previous>
        </table:cell-content-change>
        <table:cell-content-change table:id="ct265">
          <table:cell-address table:column="5" table:row="18" table:table="4"/>
          <office:change-info>
            <dc:creator> </dc:creator>
            <dc:date>2020-09-07T14:43:59.340657027</dc:date>
          </office:change-info>
          <table:previous>
            <table:change-track-table-cell office:value-type="float" office:value="1.16473"/>
          </table:previous>
        </table:cell-content-change>
        <table:cell-content-change table:id="ct266">
          <table:cell-address table:column="5" table:row="19" table:table="4"/>
          <office:change-info>
            <dc:creator> </dc:creator>
            <dc:date>2020-09-07T14:43:59.340676726</dc:date>
          </office:change-info>
          <table:previous>
            <table:change-track-table-cell office:value-type="float" office:value="1.39546"/>
          </table:previous>
        </table:cell-content-change>
        <table:cell-content-change table:id="ct267">
          <table:cell-address table:column="5" table:row="20" table:table="4"/>
          <office:change-info>
            <dc:creator> </dc:creator>
            <dc:date>2020-09-07T14:43:59.340697443</dc:date>
          </office:change-info>
          <table:previous>
            <table:change-track-table-cell office:value-type="float" office:value="0.480618"/>
          </table:previous>
        </table:cell-content-change>
        <table:cell-content-change table:id="ct268">
          <table:cell-address table:column="5" table:row="21" table:table="4"/>
          <office:change-info>
            <dc:creator> </dc:creator>
            <dc:date>2020-09-07T14:43:59.340718332</dc:date>
          </office:change-info>
          <table:previous>
            <table:change-track-table-cell office:value-type="float" office:value="1.55878"/>
          </table:previous>
        </table:cell-content-change>
        <table:cell-content-change table:id="ct269">
          <table:cell-address table:column="5" table:row="22" table:table="4"/>
          <office:change-info>
            <dc:creator> </dc:creator>
            <dc:date>2020-09-07T14:43:59.340738969</dc:date>
          </office:change-info>
          <table:previous>
            <table:change-track-table-cell office:value-type="float" office:value="1.6709"/>
          </table:previous>
        </table:cell-content-change>
        <table:cell-content-change table:id="ct270">
          <table:cell-address table:column="5" table:row="23" table:table="4"/>
          <office:change-info>
            <dc:creator> </dc:creator>
            <dc:date>2020-09-07T14:43:59.340759283</dc:date>
          </office:change-info>
          <table:previous>
            <table:change-track-table-cell office:value-type="float" office:value="1.34171"/>
          </table:previous>
        </table:cell-content-change>
        <table:cell-content-change table:id="ct271">
          <table:cell-address table:column="1" table:row="28" table:table="4"/>
          <office:change-info>
            <dc:creator> </dc:creator>
            <dc:date>2020-09-07T14:44:30.722525097</dc:date>
          </office:change-info>
          <table:previous>
            <table:change-track-table-cell office:value-type="float" office:value="14"/>
          </table:previous>
        </table:cell-content-change>
        <table:cell-content-change table:id="ct272">
          <table:cell-address table:column="1" table:row="29" table:table="4"/>
          <office:change-info>
            <dc:creator> </dc:creator>
            <dc:date>2020-09-07T14:44:30.722581592</dc:date>
          </office:change-info>
          <table:previous>
            <table:change-track-table-cell office:value-type="float" office:value="18"/>
          </table:previous>
        </table:cell-content-change>
        <table:cell-content-change table:id="ct273">
          <table:cell-address table:column="1" table:row="30" table:table="4"/>
          <office:change-info>
            <dc:creator> </dc:creator>
            <dc:date>2020-09-07T14:44:30.722603433</dc:date>
          </office:change-info>
          <table:previous>
            <table:change-track-table-cell office:value-type="float" office:value="21"/>
          </table:previous>
        </table:cell-content-change>
        <table:cell-content-change table:id="ct274">
          <table:cell-address table:column="1" table:row="31" table:table="4"/>
          <office:change-info>
            <dc:creator> </dc:creator>
            <dc:date>2020-09-07T14:44:30.722623106</dc:date>
          </office:change-info>
          <table:previous>
            <table:change-track-table-cell office:value-type="float" office:value="26"/>
          </table:previous>
        </table:cell-content-change>
        <table:cell-content-change table:id="ct275">
          <table:cell-address table:column="1" table:row="32" table:table="4"/>
          <office:change-info>
            <dc:creator> </dc:creator>
            <dc:date>2020-09-07T14:44:30.722643635</dc:date>
          </office:change-info>
          <table:previous>
            <table:change-track-table-cell office:value-type="float" office:value="43"/>
          </table:previous>
        </table:cell-content-change>
        <table:cell-content-change table:id="ct276">
          <table:cell-address table:column="1" table:row="33" table:table="4"/>
          <office:change-info>
            <dc:creator> </dc:creator>
            <dc:date>2020-09-07T14:44:30.722664183</dc:date>
          </office:change-info>
          <table:previous>
            <table:change-track-table-cell office:value-type="float" office:value="18"/>
          </table:previous>
        </table:cell-content-change>
        <table:cell-content-change table:id="ct277">
          <table:cell-address table:column="1" table:row="34" table:table="4"/>
          <office:change-info>
            <dc:creator> </dc:creator>
            <dc:date>2020-09-07T14:44:30.722683684</dc:date>
          </office:change-info>
          <table:previous>
            <table:change-track-table-cell office:value-type="float" office:value="31"/>
          </table:previous>
        </table:cell-content-change>
        <table:cell-content-change table:id="ct278">
          <table:cell-address table:column="1" table:row="35" table:table="4"/>
          <office:change-info>
            <dc:creator> </dc:creator>
            <dc:date>2020-09-07T14:44:30.722703633</dc:date>
          </office:change-info>
          <table:previous>
            <table:change-track-table-cell office:value-type="float" office:value="26"/>
          </table:previous>
        </table:cell-content-change>
        <table:cell-content-change table:id="ct279">
          <table:cell-address table:column="1" table:row="36" table:table="4"/>
          <office:change-info>
            <dc:creator> </dc:creator>
            <dc:date>2020-09-07T14:44:30.722725103</dc:date>
          </office:change-info>
          <table:previous>
            <table:change-track-table-cell office:value-type="float" office:value="34"/>
          </table:previous>
        </table:cell-content-change>
        <table:cell-content-change table:id="ct280">
          <table:cell-address table:column="2" table:row="28" table:table="4"/>
          <office:change-info>
            <dc:creator> </dc:creator>
            <dc:date>2020-09-07T14:44:30.722750218</dc:date>
          </office:change-info>
          <table:previous>
            <table:change-track-table-cell office:value-type="float" office:value="0"/>
          </table:previous>
        </table:cell-content-change>
        <table:cell-content-change table:id="ct281">
          <table:cell-address table:column="2" table:row="29" table:table="4"/>
          <office:change-info>
            <dc:creator> </dc:creator>
            <dc:date>2020-09-07T14:44:30.722772275</dc:date>
          </office:change-info>
          <table:previous>
            <table:change-track-table-cell office:value-type="float" office:value="0"/>
          </table:previous>
        </table:cell-content-change>
        <table:cell-content-change table:id="ct282">
          <table:cell-address table:column="2" table:row="30" table:table="4"/>
          <office:change-info>
            <dc:creator> </dc:creator>
            <dc:date>2020-09-07T14:44:30.722792236</dc:date>
          </office:change-info>
          <table:previous>
            <table:change-track-table-cell office:value-type="float" office:value="0"/>
          </table:previous>
        </table:cell-content-change>
        <table:cell-content-change table:id="ct283">
          <table:cell-address table:column="2" table:row="31" table:table="4"/>
          <office:change-info>
            <dc:creator> </dc:creator>
            <dc:date>2020-09-07T14:44:30.722812500</dc:date>
          </office:change-info>
          <table:previous>
            <table:change-track-table-cell office:value-type="float" office:value="0"/>
          </table:previous>
        </table:cell-content-change>
        <table:cell-content-change table:id="ct284">
          <table:cell-address table:column="2" table:row="32" table:table="4"/>
          <office:change-info>
            <dc:creator> </dc:creator>
            <dc:date>2020-09-07T14:44:30.722832196</dc:date>
          </office:change-info>
          <table:previous>
            <table:change-track-table-cell office:value-type="float" office:value="0"/>
          </table:previous>
        </table:cell-content-change>
        <table:cell-content-change table:id="ct285">
          <table:cell-address table:column="2" table:row="33" table:table="4"/>
          <office:change-info>
            <dc:creator> </dc:creator>
            <dc:date>2020-09-07T14:44:30.722852881</dc:date>
          </office:change-info>
          <table:previous>
            <table:change-track-table-cell office:value-type="float" office:value="0"/>
          </table:previous>
        </table:cell-content-change>
        <table:cell-content-change table:id="ct286">
          <table:cell-address table:column="2" table:row="34" table:table="4"/>
          <office:change-info>
            <dc:creator> </dc:creator>
            <dc:date>2020-09-07T14:44:30.722872544</dc:date>
          </office:change-info>
          <table:previous>
            <table:change-track-table-cell office:value-type="float" office:value="0"/>
          </table:previous>
        </table:cell-content-change>
        <table:cell-content-change table:id="ct287">
          <table:cell-address table:column="2" table:row="35" table:table="4"/>
          <office:change-info>
            <dc:creator> </dc:creator>
            <dc:date>2020-09-07T14:44:30.722896169</dc:date>
          </office:change-info>
          <table:previous>
            <table:change-track-table-cell office:value-type="float" office:value="0"/>
          </table:previous>
        </table:cell-content-change>
        <table:cell-content-change table:id="ct288">
          <table:cell-address table:column="2" table:row="36" table:table="4"/>
          <office:change-info>
            <dc:creator> </dc:creator>
            <dc:date>2020-09-07T14:44:30.722916671</dc:date>
          </office:change-info>
          <table:previous>
            <table:change-track-table-cell office:value-type="float" office:value="0"/>
          </table:previous>
        </table:cell-content-change>
        <table:cell-content-change table:id="ct289">
          <table:cell-address table:column="3" table:row="28" table:table="4"/>
          <office:change-info>
            <dc:creator> </dc:creator>
            <dc:date>2020-09-07T14:44:30.722937816</dc:date>
          </office:change-info>
          <table:previous>
            <table:change-track-table-cell office:value-type="float" office:value="12"/>
          </table:previous>
        </table:cell-content-change>
        <table:cell-content-change table:id="ct290">
          <table:cell-address table:column="3" table:row="29" table:table="4"/>
          <office:change-info>
            <dc:creator> </dc:creator>
            <dc:date>2020-09-07T14:44:30.722957740</dc:date>
          </office:change-info>
          <table:previous>
            <table:change-track-table-cell office:value-type="float" office:value="12"/>
          </table:previous>
        </table:cell-content-change>
        <table:cell-content-change table:id="ct291">
          <table:cell-address table:column="3" table:row="30" table:table="4"/>
          <office:change-info>
            <dc:creator> </dc:creator>
            <dc:date>2020-09-07T14:44:30.722978622</dc:date>
          </office:change-info>
          <table:previous>
            <table:change-track-table-cell office:value-type="float" office:value="15"/>
          </table:previous>
        </table:cell-content-change>
        <table:cell-content-change table:id="ct292">
          <table:cell-address table:column="3" table:row="31" table:table="4"/>
          <office:change-info>
            <dc:creator> </dc:creator>
            <dc:date>2020-09-07T14:44:30.722998524</dc:date>
          </office:change-info>
          <table:previous>
            <table:change-track-table-cell office:value-type="float" office:value="18"/>
          </table:previous>
        </table:cell-content-change>
        <table:cell-content-change table:id="ct293">
          <table:cell-address table:column="3" table:row="32" table:table="4"/>
          <office:change-info>
            <dc:creator> </dc:creator>
            <dc:date>2020-09-07T14:44:30.723018611</dc:date>
          </office:change-info>
          <table:previous>
            <table:change-track-table-cell office:value-type="float" office:value="24"/>
          </table:previous>
        </table:cell-content-change>
        <table:cell-content-change table:id="ct294">
          <table:cell-address table:column="3" table:row="33" table:table="4"/>
          <office:change-info>
            <dc:creator> </dc:creator>
            <dc:date>2020-09-07T14:44:30.723038415</dc:date>
          </office:change-info>
          <table:previous>
            <table:change-track-table-cell office:value-type="float" office:value="20"/>
          </table:previous>
        </table:cell-content-change>
        <table:cell-content-change table:id="ct295">
          <table:cell-address table:column="3" table:row="34" table:table="4"/>
          <office:change-info>
            <dc:creator> </dc:creator>
            <dc:date>2020-09-07T14:44:30.723059703</dc:date>
          </office:change-info>
          <table:previous>
            <table:change-track-table-cell office:value-type="float" office:value="15"/>
          </table:previous>
        </table:cell-content-change>
        <table:cell-content-change table:id="ct296">
          <table:cell-address table:column="3" table:row="35" table:table="4"/>
          <office:change-info>
            <dc:creator> </dc:creator>
            <dc:date>2020-09-07T14:44:30.723079276</dc:date>
          </office:change-info>
          <table:previous>
            <table:change-track-table-cell office:value-type="float" office:value="24"/>
          </table:previous>
        </table:cell-content-change>
        <table:cell-content-change table:id="ct297">
          <table:cell-address table:column="3" table:row="36" table:table="4"/>
          <office:change-info>
            <dc:creator> </dc:creator>
            <dc:date>2020-09-07T14:44:30.723099774</dc:date>
          </office:change-info>
          <table:previous>
            <table:change-track-table-cell office:value-type="float" office:value="22"/>
          </table:previous>
        </table:cell-content-change>
        <table:cell-content-change table:id="ct298">
          <table:cell-address table:column="4" table:row="28" table:table="4"/>
          <office:change-info>
            <dc:creator> </dc:creator>
            <dc:date>2020-09-07T14:44:30.723120807</dc:date>
          </office:change-info>
          <table:previous>
            <table:change-track-table-cell office:value-type="float" office:value="16.9837"/>
          </table:previous>
        </table:cell-content-change>
        <table:cell-content-change table:id="ct299">
          <table:cell-address table:column="4" table:row="29" table:table="4"/>
          <office:change-info>
            <dc:creator> </dc:creator>
            <dc:date>2020-09-07T14:44:30.723143493</dc:date>
          </office:change-info>
          <table:previous>
            <table:change-track-table-cell office:value-type="float" office:value="18.8212"/>
          </table:previous>
        </table:cell-content-change>
        <table:cell-content-change table:id="ct300">
          <table:cell-address table:column="4" table:row="30" table:table="4"/>
          <office:change-info>
            <dc:creator> </dc:creator>
            <dc:date>2020-09-07T14:44:30.723165648</dc:date>
          </office:change-info>
          <table:previous>
            <table:change-track-table-cell office:value-type="float" office:value="20.5968"/>
          </table:previous>
        </table:cell-content-change>
        <table:cell-content-change table:id="ct301">
          <table:cell-address table:column="4" table:row="31" table:table="4"/>
          <office:change-info>
            <dc:creator> </dc:creator>
            <dc:date>2020-09-07T14:44:30.723188337</dc:date>
          </office:change-info>
          <table:previous>
            <table:change-track-table-cell office:value-type="float" office:value="18.6637"/>
          </table:previous>
        </table:cell-content-change>
        <table:cell-content-change table:id="ct302">
          <table:cell-address table:column="4" table:row="32" table:table="4"/>
          <office:change-info>
            <dc:creator> </dc:creator>
            <dc:date>2020-09-07T14:44:30.723211528</dc:date>
          </office:change-info>
          <table:previous>
            <table:change-track-table-cell office:value-type="float" office:value="36.1823"/>
          </table:previous>
        </table:cell-content-change>
        <table:cell-content-change table:id="ct303">
          <table:cell-address table:column="4" table:row="33" table:table="4"/>
          <office:change-info>
            <dc:creator> </dc:creator>
            <dc:date>2020-09-07T14:44:30.723254880</dc:date>
          </office:change-info>
          <table:previous>
            <table:change-track-table-cell office:value-type="float" office:value="18.9761"/>
          </table:previous>
        </table:cell-content-change>
        <table:cell-content-change table:id="ct304">
          <table:cell-address table:column="4" table:row="34" table:table="4"/>
          <office:change-info>
            <dc:creator> </dc:creator>
            <dc:date>2020-09-07T14:44:30.723279211</dc:date>
          </office:change-info>
          <table:previous>
            <table:change-track-table-cell office:value-type="float" office:value="21.3599"/>
          </table:previous>
        </table:cell-content-change>
        <table:cell-content-change table:id="ct305">
          <table:cell-address table:column="4" table:row="35" table:table="4"/>
          <office:change-info>
            <dc:creator> </dc:creator>
            <dc:date>2020-09-07T14:44:30.723303169</dc:date>
          </office:change-info>
          <table:previous>
            <table:change-track-table-cell office:value-type="float" office:value="20.1688"/>
          </table:previous>
        </table:cell-content-change>
        <table:cell-content-change table:id="ct306">
          <table:cell-address table:column="4" table:row="36" table:table="4"/>
          <office:change-info>
            <dc:creator> </dc:creator>
            <dc:date>2020-09-07T14:44:30.723326725</dc:date>
          </office:change-info>
          <table:previous>
            <table:change-track-table-cell office:value-type="float" office:value="25.3459"/>
          </table:previous>
        </table:cell-content-change>
        <table:cell-content-change table:id="ct307">
          <table:cell-address table:column="5" table:row="28" table:table="4"/>
          <office:change-info>
            <dc:creator> </dc:creator>
            <dc:date>2020-09-07T14:44:30.723351832</dc:date>
          </office:change-info>
          <table:previous>
            <table:change-track-table-cell office:value-type="float" office:value="0.986097"/>
          </table:previous>
        </table:cell-content-change>
        <table:cell-content-change table:id="ct308">
          <table:cell-address table:column="5" table:row="29" table:table="4"/>
          <office:change-info>
            <dc:creator> </dc:creator>
            <dc:date>2020-09-07T14:44:30.723374523</dc:date>
          </office:change-info>
          <table:previous>
            <table:change-track-table-cell office:value-type="float" office:value="0.908935"/>
          </table:previous>
        </table:cell-content-change>
        <table:cell-content-change table:id="ct309">
          <table:cell-address table:column="5" table:row="30" table:table="4"/>
          <office:change-info>
            <dc:creator> </dc:creator>
            <dc:date>2020-09-07T14:44:30.723395403</dc:date>
          </office:change-info>
          <table:previous>
            <table:change-track-table-cell office:value-type="float" office:value="0.896394"/>
          </table:previous>
        </table:cell-content-change>
        <table:cell-content-change table:id="ct310">
          <table:cell-address table:column="5" table:row="31" table:table="4"/>
          <office:change-info>
            <dc:creator> </dc:creator>
            <dc:date>2020-09-07T14:44:30.723416174</dc:date>
          </office:change-info>
          <table:previous>
            <table:change-track-table-cell office:value-type="float" office:value="1.01129"/>
          </table:previous>
        </table:cell-content-change>
        <table:cell-content-change table:id="ct311">
          <table:cell-address table:column="5" table:row="32" table:table="4"/>
          <office:change-info>
            <dc:creator> </dc:creator>
            <dc:date>2020-09-07T14:44:30.723437721</dc:date>
          </office:change-info>
          <table:previous>
            <table:change-track-table-cell office:value-type="float" office:value="1.0628"/>
          </table:previous>
        </table:cell-content-change>
        <table:cell-content-change table:id="ct312">
          <table:cell-address table:column="5" table:row="33" table:table="4"/>
          <office:change-info>
            <dc:creator> </dc:creator>
            <dc:date>2020-09-07T14:44:30.723462550</dc:date>
          </office:change-info>
          <table:previous>
            <table:change-track-table-cell office:value-type="float" office:value="0.847593"/>
          </table:previous>
        </table:cell-content-change>
        <table:cell-content-change table:id="ct313">
          <table:cell-address table:column="5" table:row="34" table:table="4"/>
          <office:change-info>
            <dc:creator> </dc:creator>
            <dc:date>2020-09-07T14:44:30.723488597</dc:date>
          </office:change-info>
          <table:previous>
            <table:change-track-table-cell office:value-type="float" office:value="0.855154"/>
          </table:previous>
        </table:cell-content-change>
        <table:cell-content-change table:id="ct314">
          <table:cell-address table:column="5" table:row="35" table:table="4"/>
          <office:change-info>
            <dc:creator> </dc:creator>
            <dc:date>2020-09-07T14:44:30.723514316</dc:date>
          </office:change-info>
          <table:previous>
            <table:change-track-table-cell office:value-type="float" office:value="1.09588"/>
          </table:previous>
        </table:cell-content-change>
        <table:cell-content-change table:id="ct315">
          <table:cell-address table:column="5" table:row="36" table:table="4"/>
          <office:change-info>
            <dc:creator> </dc:creator>
            <dc:date>2020-09-07T14:44:30.723543304</dc:date>
          </office:change-info>
          <table:previous>
            <table:change-track-table-cell office:value-type="float" office:value="0.9458"/>
          </table:previous>
        </table:cell-content-change>
        <table:cell-content-change table:id="ct316">
          <table:cell-address table:column="1" table:row="41" table:table="4"/>
          <office:change-info>
            <dc:creator> </dc:creator>
            <dc:date>2020-09-07T14:44:54.772422789</dc:date>
          </office:change-info>
          <table:previous>
            <table:change-track-table-cell office:value-type="float" office:value="14"/>
          </table:previous>
        </table:cell-content-change>
        <table:cell-content-change table:id="ct317">
          <table:cell-address table:column="1" table:row="42" table:table="4"/>
          <office:change-info>
            <dc:creator> </dc:creator>
            <dc:date>2020-09-07T14:44:54.772480137</dc:date>
          </office:change-info>
          <table:previous>
            <table:change-track-table-cell office:value-type="float" office:value="18"/>
          </table:previous>
        </table:cell-content-change>
        <table:cell-content-change table:id="ct318">
          <table:cell-address table:column="1" table:row="43" table:table="4"/>
          <office:change-info>
            <dc:creator> </dc:creator>
            <dc:date>2020-09-07T14:44:54.772498187</dc:date>
          </office:change-info>
          <table:previous>
            <table:change-track-table-cell office:value-type="float" office:value="21"/>
          </table:previous>
        </table:cell-content-change>
        <table:cell-content-change table:id="ct319">
          <table:cell-address table:column="1" table:row="44" table:table="4"/>
          <office:change-info>
            <dc:creator> </dc:creator>
            <dc:date>2020-09-07T14:44:54.772515278</dc:date>
          </office:change-info>
          <table:previous>
            <table:change-track-table-cell office:value-type="float" office:value="26"/>
          </table:previous>
        </table:cell-content-change>
        <table:cell-content-change table:id="ct320">
          <table:cell-address table:column="1" table:row="45" table:table="4"/>
          <office:change-info>
            <dc:creator> </dc:creator>
            <dc:date>2020-09-07T14:44:54.772531718</dc:date>
          </office:change-info>
          <table:previous>
            <table:change-track-table-cell office:value-type="float" office:value="43"/>
          </table:previous>
        </table:cell-content-change>
        <table:cell-content-change table:id="ct321">
          <table:cell-address table:column="1" table:row="46" table:table="4"/>
          <office:change-info>
            <dc:creator> </dc:creator>
            <dc:date>2020-09-07T14:44:54.772547837</dc:date>
          </office:change-info>
          <table:previous>
            <table:change-track-table-cell office:value-type="float" office:value="18"/>
          </table:previous>
        </table:cell-content-change>
        <table:cell-content-change table:id="ct322">
          <table:cell-address table:column="1" table:row="47" table:table="4"/>
          <office:change-info>
            <dc:creator> </dc:creator>
            <dc:date>2020-09-07T14:44:54.772563927</dc:date>
          </office:change-info>
          <table:previous>
            <table:change-track-table-cell office:value-type="float" office:value="31"/>
          </table:previous>
        </table:cell-content-change>
        <table:cell-content-change table:id="ct323">
          <table:cell-address table:column="1" table:row="48" table:table="4"/>
          <office:change-info>
            <dc:creator> </dc:creator>
            <dc:date>2020-09-07T14:44:54.772579301</dc:date>
          </office:change-info>
          <table:previous>
            <table:change-track-table-cell office:value-type="float" office:value="26"/>
          </table:previous>
        </table:cell-content-change>
        <table:cell-content-change table:id="ct324">
          <table:cell-address table:column="1" table:row="49" table:table="4"/>
          <office:change-info>
            <dc:creator> </dc:creator>
            <dc:date>2020-09-07T14:44:54.772596586</dc:date>
          </office:change-info>
          <table:previous>
            <table:change-track-table-cell office:value-type="float" office:value="34"/>
          </table:previous>
        </table:cell-content-change>
        <table:cell-content-change table:id="ct325">
          <table:cell-address table:column="2" table:row="41" table:table="4"/>
          <office:change-info>
            <dc:creator> </dc:creator>
            <dc:date>2020-09-07T14:44:54.772618641</dc:date>
          </office:change-info>
          <table:previous>
            <table:change-track-table-cell office:value-type="float" office:value="0"/>
          </table:previous>
        </table:cell-content-change>
        <table:cell-content-change table:id="ct326">
          <table:cell-address table:column="2" table:row="42" table:table="4"/>
          <office:change-info>
            <dc:creator> </dc:creator>
            <dc:date>2020-09-07T14:44:54.772636982</dc:date>
          </office:change-info>
          <table:previous>
            <table:change-track-table-cell office:value-type="float" office:value="0"/>
          </table:previous>
        </table:cell-content-change>
        <table:cell-content-change table:id="ct327">
          <table:cell-address table:column="2" table:row="43" table:table="4"/>
          <office:change-info>
            <dc:creator> </dc:creator>
            <dc:date>2020-09-07T14:44:54.772655407</dc:date>
          </office:change-info>
          <table:previous>
            <table:change-track-table-cell office:value-type="float" office:value="0"/>
          </table:previous>
        </table:cell-content-change>
        <table:cell-content-change table:id="ct328">
          <table:cell-address table:column="2" table:row="44" table:table="4"/>
          <office:change-info>
            <dc:creator> </dc:creator>
            <dc:date>2020-09-07T14:44:54.772674443</dc:date>
          </office:change-info>
          <table:previous>
            <table:change-track-table-cell office:value-type="float" office:value="0"/>
          </table:previous>
        </table:cell-content-change>
        <table:cell-content-change table:id="ct329">
          <table:cell-address table:column="2" table:row="45" table:table="4"/>
          <office:change-info>
            <dc:creator> </dc:creator>
            <dc:date>2020-09-07T14:44:54.772690182</dc:date>
          </office:change-info>
          <table:previous>
            <table:change-track-table-cell office:value-type="float" office:value="0"/>
          </table:previous>
        </table:cell-content-change>
        <table:cell-content-change table:id="ct330">
          <table:cell-address table:column="2" table:row="46" table:table="4"/>
          <office:change-info>
            <dc:creator> </dc:creator>
            <dc:date>2020-09-07T14:44:54.772707624</dc:date>
          </office:change-info>
          <table:previous>
            <table:change-track-table-cell office:value-type="float" office:value="0"/>
          </table:previous>
        </table:cell-content-change>
        <table:cell-content-change table:id="ct331">
          <table:cell-address table:column="2" table:row="47" table:table="4"/>
          <office:change-info>
            <dc:creator> </dc:creator>
            <dc:date>2020-09-07T14:44:54.772725361</dc:date>
          </office:change-info>
          <table:previous>
            <table:change-track-table-cell office:value-type="float" office:value="0"/>
          </table:previous>
        </table:cell-content-change>
        <table:cell-content-change table:id="ct332">
          <table:cell-address table:column="2" table:row="48" table:table="4"/>
          <office:change-info>
            <dc:creator> </dc:creator>
            <dc:date>2020-09-07T14:44:54.772746317</dc:date>
          </office:change-info>
          <table:previous>
            <table:change-track-table-cell office:value-type="float" office:value="0"/>
          </table:previous>
        </table:cell-content-change>
        <table:cell-content-change table:id="ct333">
          <table:cell-address table:column="2" table:row="49" table:table="4"/>
          <office:change-info>
            <dc:creator> </dc:creator>
            <dc:date>2020-09-07T14:44:54.772766329</dc:date>
          </office:change-info>
          <table:previous>
            <table:change-track-table-cell office:value-type="float" office:value="0"/>
          </table:previous>
        </table:cell-content-change>
        <table:cell-content-change table:id="ct334">
          <table:cell-address table:column="3" table:row="41" table:table="4"/>
          <office:change-info>
            <dc:creator> </dc:creator>
            <dc:date>2020-09-07T14:44:54.772787128</dc:date>
          </office:change-info>
          <table:previous>
            <table:change-track-table-cell office:value-type="float" office:value="13"/>
          </table:previous>
        </table:cell-content-change>
        <table:cell-content-change table:id="ct335">
          <table:cell-address table:column="3" table:row="42" table:table="4"/>
          <office:change-info>
            <dc:creator> </dc:creator>
            <dc:date>2020-09-07T14:44:54.772805539</dc:date>
          </office:change-info>
          <table:previous>
            <table:change-track-table-cell office:value-type="float" office:value="13"/>
          </table:previous>
        </table:cell-content-change>
        <table:cell-content-change table:id="ct336">
          <table:cell-address table:column="3" table:row="43" table:table="4"/>
          <office:change-info>
            <dc:creator> </dc:creator>
            <dc:date>2020-09-07T14:44:54.772822423</dc:date>
          </office:change-info>
          <table:previous>
            <table:change-track-table-cell office:value-type="float" office:value="15"/>
          </table:previous>
        </table:cell-content-change>
        <table:cell-content-change table:id="ct337">
          <table:cell-address table:column="3" table:row="44" table:table="4"/>
          <office:change-info>
            <dc:creator> </dc:creator>
            <dc:date>2020-09-07T14:44:54.772839454</dc:date>
          </office:change-info>
          <table:previous>
            <table:change-track-table-cell office:value-type="float" office:value="15"/>
          </table:previous>
        </table:cell-content-change>
        <table:cell-content-change table:id="ct338">
          <table:cell-address table:column="3" table:row="45" table:table="4"/>
          <office:change-info>
            <dc:creator> </dc:creator>
            <dc:date>2020-09-07T14:44:54.772856003</dc:date>
          </office:change-info>
          <table:previous>
            <table:change-track-table-cell office:value-type="float" office:value="17"/>
          </table:previous>
        </table:cell-content-change>
        <table:cell-content-change table:id="ct339">
          <table:cell-address table:column="3" table:row="46" table:table="4"/>
          <office:change-info>
            <dc:creator> </dc:creator>
            <dc:date>2020-09-07T14:44:54.772871614</dc:date>
          </office:change-info>
          <table:previous>
            <table:change-track-table-cell office:value-type="float" office:value="20"/>
          </table:previous>
        </table:cell-content-change>
        <table:cell-content-change table:id="ct340">
          <table:cell-address table:column="3" table:row="47" table:table="4"/>
          <office:change-info>
            <dc:creator> </dc:creator>
            <dc:date>2020-09-07T14:44:54.772888883</dc:date>
          </office:change-info>
          <table:previous>
            <table:change-track-table-cell office:value-type="float" office:value="12"/>
          </table:previous>
        </table:cell-content-change>
        <table:cell-content-change table:id="ct341">
          <table:cell-address table:column="3" table:row="48" table:table="4"/>
          <office:change-info>
            <dc:creator> </dc:creator>
            <dc:date>2020-09-07T14:44:54.772921832</dc:date>
          </office:change-info>
          <table:previous>
            <table:change-track-table-cell office:value-type="float" office:value="21"/>
          </table:previous>
        </table:cell-content-change>
        <table:cell-content-change table:id="ct342">
          <table:cell-address table:column="3" table:row="49" table:table="4"/>
          <office:change-info>
            <dc:creator> </dc:creator>
            <dc:date>2020-09-07T14:44:54.772942649</dc:date>
          </office:change-info>
          <table:previous>
            <table:change-track-table-cell office:value-type="float" office:value="18"/>
          </table:previous>
        </table:cell-content-change>
        <table:cell-content-change table:id="ct343">
          <table:cell-address table:column="4" table:row="41" table:table="4"/>
          <office:change-info>
            <dc:creator> </dc:creator>
            <dc:date>2020-09-07T14:44:54.772962127</dc:date>
          </office:change-info>
          <table:previous>
            <table:change-track-table-cell office:value-type="float" office:value="18.6305"/>
          </table:previous>
        </table:cell-content-change>
        <table:cell-content-change table:id="ct344">
          <table:cell-address table:column="4" table:row="42" table:table="4"/>
          <office:change-info>
            <dc:creator> </dc:creator>
            <dc:date>2020-09-07T14:44:54.772980802</dc:date>
          </office:change-info>
          <table:previous>
            <table:change-track-table-cell office:value-type="float" office:value="15.5064"/>
          </table:previous>
        </table:cell-content-change>
        <table:cell-content-change table:id="ct345">
          <table:cell-address table:column="4" table:row="43" table:table="4"/>
          <office:change-info>
            <dc:creator> </dc:creator>
            <dc:date>2020-09-07T14:44:54.772999513</dc:date>
          </office:change-info>
          <table:previous>
            <table:change-track-table-cell office:value-type="float" office:value="15.8229"/>
          </table:previous>
        </table:cell-content-change>
        <table:cell-content-change table:id="ct346">
          <table:cell-address table:column="4" table:row="44" table:table="4"/>
          <office:change-info>
            <dc:creator> </dc:creator>
            <dc:date>2020-09-07T14:44:54.775436705</dc:date>
          </office:change-info>
          <table:previous>
            <table:change-track-table-cell office:value-type="float" office:value="13.9971"/>
          </table:previous>
        </table:cell-content-change>
        <table:cell-content-change table:id="ct347">
          <table:cell-address table:column="4" table:row="45" table:table="4"/>
          <office:change-info>
            <dc:creator> </dc:creator>
            <dc:date>2020-09-07T14:44:54.775495989</dc:date>
          </office:change-info>
          <table:previous>
            <table:change-track-table-cell office:value-type="float" office:value="32.8324"/>
          </table:previous>
        </table:cell-content-change>
        <table:cell-content-change table:id="ct348">
          <table:cell-address table:column="4" table:row="46" table:table="4"/>
          <office:change-info>
            <dc:creator> </dc:creator>
            <dc:date>2020-09-07T14:44:54.775518857</dc:date>
          </office:change-info>
          <table:previous>
            <table:change-track-table-cell office:value-type="float" office:value="12.7152"/>
          </table:previous>
        </table:cell-content-change>
        <table:cell-content-change table:id="ct349">
          <table:cell-address table:column="4" table:row="47" table:table="4"/>
          <office:change-info>
            <dc:creator> </dc:creator>
            <dc:date>2020-09-07T14:44:54.775540097</dc:date>
          </office:change-info>
          <table:previous>
            <table:change-track-table-cell office:value-type="float" office:value="16.0547"/>
          </table:previous>
        </table:cell-content-change>
        <table:cell-content-change table:id="ct350">
          <table:cell-address table:column="4" table:row="48" table:table="4"/>
          <office:change-info>
            <dc:creator> </dc:creator>
            <dc:date>2020-09-07T14:44:54.775565922</dc:date>
          </office:change-info>
          <table:previous>
            <table:change-track-table-cell office:value-type="float" office:value="16.6426"/>
          </table:previous>
        </table:cell-content-change>
        <table:cell-content-change table:id="ct351">
          <table:cell-address table:column="4" table:row="49" table:table="4"/>
          <office:change-info>
            <dc:creator> </dc:creator>
            <dc:date>2020-09-07T14:44:54.775593018</dc:date>
          </office:change-info>
          <table:previous>
            <table:change-track-table-cell office:value-type="float" office:value="21.9068"/>
          </table:previous>
        </table:cell-content-change>
        <table:cell-content-change table:id="ct352">
          <table:cell-address table:column="5" table:row="41" table:table="4"/>
          <office:change-info>
            <dc:creator> </dc:creator>
            <dc:date>2020-09-07T14:44:54.775618736</dc:date>
          </office:change-info>
          <table:previous>
            <table:change-track-table-cell office:value-type="float" office:value="47.9805"/>
          </table:previous>
        </table:cell-content-change>
        <table:cell-content-change table:id="ct353">
          <table:cell-address table:column="5" table:row="42" table:table="4"/>
          <office:change-info>
            <dc:creator> </dc:creator>
            <dc:date>2020-09-07T14:44:54.775638884</dc:date>
          </office:change-info>
          <table:previous>
            <table:change-track-table-cell office:value-type="float" office:value="47.4128"/>
          </table:previous>
        </table:cell-content-change>
        <table:cell-content-change table:id="ct354">
          <table:cell-address table:column="5" table:row="43" table:table="4"/>
          <office:change-info>
            <dc:creator> </dc:creator>
            <dc:date>2020-09-07T14:44:54.775660412</dc:date>
          </office:change-info>
          <table:previous>
            <table:change-track-table-cell office:value-type="float" office:value="47.3374"/>
          </table:previous>
        </table:cell-content-change>
        <table:cell-content-change table:id="ct355">
          <table:cell-address table:column="5" table:row="44" table:table="4"/>
          <office:change-info>
            <dc:creator> </dc:creator>
            <dc:date>2020-09-07T14:44:54.775682407</dc:date>
          </office:change-info>
          <table:previous>
            <table:change-track-table-cell office:value-type="float" office:value="47.0583"/>
          </table:previous>
        </table:cell-content-change>
        <table:cell-content-change table:id="ct356">
          <table:cell-address table:column="5" table:row="45" table:table="4"/>
          <office:change-info>
            <dc:creator> </dc:creator>
            <dc:date>2020-09-07T14:44:54.775703548</dc:date>
          </office:change-info>
          <table:previous>
            <table:change-track-table-cell office:value-type="float" office:value="48.254"/>
          </table:previous>
        </table:cell-content-change>
        <table:cell-content-change table:id="ct357">
          <table:cell-address table:column="5" table:row="46" table:table="4"/>
          <office:change-info>
            <dc:creator> </dc:creator>
            <dc:date>2020-09-07T14:44:54.775725933</dc:date>
          </office:change-info>
          <table:previous>
            <table:change-track-table-cell office:value-type="float" office:value="47.0949"/>
          </table:previous>
        </table:cell-content-change>
        <table:cell-content-change table:id="ct358">
          <table:cell-address table:column="5" table:row="47" table:table="4"/>
          <office:change-info>
            <dc:creator> </dc:creator>
            <dc:date>2020-09-07T14:44:54.775748328</dc:date>
          </office:change-info>
          <table:previous>
            <table:change-track-table-cell office:value-type="float" office:value="47.4011"/>
          </table:previous>
        </table:cell-content-change>
        <table:cell-content-change table:id="ct359">
          <table:cell-address table:column="5" table:row="48" table:table="4"/>
          <office:change-info>
            <dc:creator> </dc:creator>
            <dc:date>2020-09-07T14:44:54.775770305</dc:date>
          </office:change-info>
          <table:previous>
            <table:change-track-table-cell office:value-type="float" office:value="47.1288"/>
          </table:previous>
        </table:cell-content-change>
        <table:cell-content-change table:id="ct360">
          <table:cell-address table:column="5" table:row="49" table:table="4"/>
          <office:change-info>
            <dc:creator> </dc:creator>
            <dc:date>2020-09-07T14:44:54.775792571</dc:date>
          </office:change-info>
          <table:previous>
            <table:change-track-table-cell office:value-type="float" office:value="47.8187"/>
          </table:previous>
        </table:cell-content-change>
        <table:cell-content-change table:id="ct361">
          <table:cell-address table:column="1" table:row="54" table:table="4"/>
          <office:change-info>
            <dc:creator> </dc:creator>
            <dc:date>2020-09-07T14:45:14.174033952</dc:date>
          </office:change-info>
          <table:previous>
            <table:change-track-table-cell office:value-type="float" office:value="14"/>
          </table:previous>
        </table:cell-content-change>
        <table:cell-content-change table:id="ct362">
          <table:cell-address table:column="1" table:row="55" table:table="4"/>
          <office:change-info>
            <dc:creator> </dc:creator>
            <dc:date>2020-09-07T14:45:14.174104510</dc:date>
          </office:change-info>
          <table:previous>
            <table:change-track-table-cell office:value-type="float" office:value="18"/>
          </table:previous>
        </table:cell-content-change>
        <table:cell-content-change table:id="ct363">
          <table:cell-address table:column="1" table:row="56" table:table="4"/>
          <office:change-info>
            <dc:creator> </dc:creator>
            <dc:date>2020-09-07T14:45:14.174119933</dc:date>
          </office:change-info>
          <table:previous>
            <table:change-track-table-cell office:value-type="float" office:value="21"/>
          </table:previous>
        </table:cell-content-change>
        <table:cell-content-change table:id="ct364">
          <table:cell-address table:column="1" table:row="57" table:table="4"/>
          <office:change-info>
            <dc:creator> </dc:creator>
            <dc:date>2020-09-07T14:45:14.174130819</dc:date>
          </office:change-info>
          <table:previous>
            <table:change-track-table-cell office:value-type="float" office:value="26"/>
          </table:previous>
        </table:cell-content-change>
        <table:cell-content-change table:id="ct365">
          <table:cell-address table:column="1" table:row="58" table:table="4"/>
          <office:change-info>
            <dc:creator> </dc:creator>
            <dc:date>2020-09-07T14:45:14.174141565</dc:date>
          </office:change-info>
          <table:previous>
            <table:change-track-table-cell office:value-type="float" office:value="43"/>
          </table:previous>
        </table:cell-content-change>
        <table:cell-content-change table:id="ct366">
          <table:cell-address table:column="1" table:row="59" table:table="4"/>
          <office:change-info>
            <dc:creator> </dc:creator>
            <dc:date>2020-09-07T14:45:14.174152050</dc:date>
          </office:change-info>
          <table:previous>
            <table:change-track-table-cell office:value-type="float" office:value="18"/>
          </table:previous>
        </table:cell-content-change>
        <table:cell-content-change table:id="ct367">
          <table:cell-address table:column="1" table:row="60" table:table="4"/>
          <office:change-info>
            <dc:creator> </dc:creator>
            <dc:date>2020-09-07T14:45:14.174163865</dc:date>
          </office:change-info>
          <table:previous>
            <table:change-track-table-cell office:value-type="float" office:value="31"/>
          </table:previous>
        </table:cell-content-change>
        <table:cell-content-change table:id="ct368">
          <table:cell-address table:column="1" table:row="61" table:table="4"/>
          <office:change-info>
            <dc:creator> </dc:creator>
            <dc:date>2020-09-07T14:45:14.174174243</dc:date>
          </office:change-info>
          <table:previous>
            <table:change-track-table-cell office:value-type="float" office:value="26"/>
          </table:previous>
        </table:cell-content-change>
        <table:cell-content-change table:id="ct369">
          <table:cell-address table:column="1" table:row="62" table:table="4"/>
          <office:change-info>
            <dc:creator> </dc:creator>
            <dc:date>2020-09-07T14:45:14.174185554</dc:date>
          </office:change-info>
          <table:previous>
            <table:change-track-table-cell office:value-type="float" office:value="34"/>
          </table:previous>
        </table:cell-content-change>
        <table:cell-content-change table:id="ct370">
          <table:cell-address table:column="2" table:row="54" table:table="4"/>
          <office:change-info>
            <dc:creator> </dc:creator>
            <dc:date>2020-09-07T14:45:14.174201813</dc:date>
          </office:change-info>
          <table:previous>
            <table:change-track-table-cell office:value-type="float" office:value="0"/>
          </table:previous>
        </table:cell-content-change>
        <table:cell-content-change table:id="ct371">
          <table:cell-address table:column="2" table:row="55" table:table="4"/>
          <office:change-info>
            <dc:creator> </dc:creator>
            <dc:date>2020-09-07T14:45:14.174214619</dc:date>
          </office:change-info>
          <table:previous>
            <table:change-track-table-cell office:value-type="float" office:value="0"/>
          </table:previous>
        </table:cell-content-change>
        <table:cell-content-change table:id="ct372">
          <table:cell-address table:column="2" table:row="56" table:table="4"/>
          <office:change-info>
            <dc:creator> </dc:creator>
            <dc:date>2020-09-07T14:45:14.174225688</dc:date>
          </office:change-info>
          <table:previous>
            <table:change-track-table-cell office:value-type="float" office:value="0"/>
          </table:previous>
        </table:cell-content-change>
        <table:cell-content-change table:id="ct373">
          <table:cell-address table:column="2" table:row="57" table:table="4"/>
          <office:change-info>
            <dc:creator> </dc:creator>
            <dc:date>2020-09-07T14:45:14.174236384</dc:date>
          </office:change-info>
          <table:previous>
            <table:change-track-table-cell office:value-type="float" office:value="0"/>
          </table:previous>
        </table:cell-content-change>
        <table:cell-content-change table:id="ct374">
          <table:cell-address table:column="2" table:row="58" table:table="4"/>
          <office:change-info>
            <dc:creator> </dc:creator>
            <dc:date>2020-09-07T14:45:14.174248130</dc:date>
          </office:change-info>
          <table:previous>
            <table:change-track-table-cell office:value-type="float" office:value="0"/>
          </table:previous>
        </table:cell-content-change>
        <table:cell-content-change table:id="ct375">
          <table:cell-address table:column="2" table:row="59" table:table="4"/>
          <office:change-info>
            <dc:creator> </dc:creator>
            <dc:date>2020-09-07T14:45:14.174259105</dc:date>
          </office:change-info>
          <table:previous>
            <table:change-track-table-cell office:value-type="float" office:value="0"/>
          </table:previous>
        </table:cell-content-change>
        <table:cell-content-change table:id="ct376">
          <table:cell-address table:column="2" table:row="60" table:table="4"/>
          <office:change-info>
            <dc:creator> </dc:creator>
            <dc:date>2020-09-07T14:45:14.174270290</dc:date>
          </office:change-info>
          <table:previous>
            <table:change-track-table-cell office:value-type="float" office:value="0"/>
          </table:previous>
        </table:cell-content-change>
        <table:cell-content-change table:id="ct377">
          <table:cell-address table:column="2" table:row="61" table:table="4"/>
          <office:change-info>
            <dc:creator> </dc:creator>
            <dc:date>2020-09-07T14:45:14.174282380</dc:date>
          </office:change-info>
          <table:previous>
            <table:change-track-table-cell office:value-type="float" office:value="0"/>
          </table:previous>
        </table:cell-content-change>
        <table:cell-content-change table:id="ct378">
          <table:cell-address table:column="2" table:row="62" table:table="4"/>
          <office:change-info>
            <dc:creator> </dc:creator>
            <dc:date>2020-09-07T14:45:14.174293511</dc:date>
          </office:change-info>
          <table:previous>
            <table:change-track-table-cell office:value-type="float" office:value="0"/>
          </table:previous>
        </table:cell-content-change>
        <table:cell-content-change table:id="ct379">
          <table:cell-address table:column="3" table:row="54" table:table="4"/>
          <office:change-info>
            <dc:creator> </dc:creator>
            <dc:date>2020-09-07T14:45:14.174305766</dc:date>
          </office:change-info>
          <table:previous>
            <table:change-track-table-cell office:value-type="float" office:value="14"/>
          </table:previous>
        </table:cell-content-change>
        <table:cell-content-change table:id="ct380">
          <table:cell-address table:column="3" table:row="55" table:table="4"/>
          <office:change-info>
            <dc:creator> </dc:creator>
            <dc:date>2020-09-07T14:45:14.174316541</dc:date>
          </office:change-info>
          <table:previous>
            <table:change-track-table-cell office:value-type="float" office:value="11"/>
          </table:previous>
        </table:cell-content-change>
        <table:cell-content-change table:id="ct381">
          <table:cell-address table:column="3" table:row="56" table:table="4"/>
          <office:change-info>
            <dc:creator> </dc:creator>
            <dc:date>2020-09-07T14:45:14.174328978</dc:date>
          </office:change-info>
          <table:previous>
            <table:change-track-table-cell office:value-type="float" office:value="16"/>
          </table:previous>
        </table:cell-content-change>
        <table:cell-content-change table:id="ct382">
          <table:cell-address table:column="3" table:row="57" table:table="4"/>
          <office:change-info>
            <dc:creator> </dc:creator>
            <dc:date>2020-09-07T14:45:14.174340876</dc:date>
          </office:change-info>
          <table:previous>
            <table:change-track-table-cell office:value-type="float" office:value="19"/>
          </table:previous>
        </table:cell-content-change>
        <table:cell-content-change table:id="ct383">
          <table:cell-address table:column="3" table:row="58" table:table="4"/>
          <office:change-info>
            <dc:creator> </dc:creator>
            <dc:date>2020-09-07T14:45:14.174352575</dc:date>
          </office:change-info>
          <table:previous>
            <table:change-track-table-cell office:value-type="float" office:value="22"/>
          </table:previous>
        </table:cell-content-change>
        <table:cell-content-change table:id="ct384">
          <table:cell-address table:column="3" table:row="59" table:table="4"/>
          <office:change-info>
            <dc:creator> </dc:creator>
            <dc:date>2020-09-07T14:45:14.174363435</dc:date>
          </office:change-info>
          <table:previous>
            <table:change-track-table-cell office:value-type="float" office:value="22"/>
          </table:previous>
        </table:cell-content-change>
        <table:cell-content-change table:id="ct385">
          <table:cell-address table:column="3" table:row="60" table:table="4"/>
          <office:change-info>
            <dc:creator> </dc:creator>
            <dc:date>2020-09-07T14:45:14.174375457</dc:date>
          </office:change-info>
          <table:previous>
            <table:change-track-table-cell office:value-type="float" office:value="13"/>
          </table:previous>
        </table:cell-content-change>
        <table:cell-content-change table:id="ct386">
          <table:cell-address table:column="3" table:row="61" table:table="4"/>
          <office:change-info>
            <dc:creator> </dc:creator>
            <dc:date>2020-09-07T14:45:14.174386763</dc:date>
          </office:change-info>
          <table:previous>
            <table:change-track-table-cell office:value-type="float" office:value="24"/>
          </table:previous>
        </table:cell-content-change>
        <table:cell-content-change table:id="ct387">
          <table:cell-address table:column="3" table:row="62" table:table="4"/>
          <office:change-info>
            <dc:creator> </dc:creator>
            <dc:date>2020-09-07T14:45:14.174398255</dc:date>
          </office:change-info>
          <table:previous>
            <table:change-track-table-cell office:value-type="float" office:value="22"/>
          </table:previous>
        </table:cell-content-change>
        <table:cell-content-change table:id="ct388">
          <table:cell-address table:column="4" table:row="54" table:table="4"/>
          <office:change-info>
            <dc:creator> </dc:creator>
            <dc:date>2020-09-07T14:45:14.174411305</dc:date>
          </office:change-info>
          <table:previous>
            <table:change-track-table-cell office:value-type="float" office:value="19.1933"/>
          </table:previous>
        </table:cell-content-change>
        <table:cell-content-change table:id="ct389">
          <table:cell-address table:column="4" table:row="55" table:table="4"/>
          <office:change-info>
            <dc:creator> </dc:creator>
            <dc:date>2020-09-07T14:45:14.174423785</dc:date>
          </office:change-info>
          <table:previous>
            <table:change-track-table-cell office:value-type="float" office:value="19.2877"/>
          </table:previous>
        </table:cell-content-change>
        <table:cell-content-change table:id="ct390">
          <table:cell-address table:column="4" table:row="56" table:table="4"/>
          <office:change-info>
            <dc:creator> </dc:creator>
            <dc:date>2020-09-07T14:45:14.174437121</dc:date>
          </office:change-info>
          <table:previous>
            <table:change-track-table-cell office:value-type="float" office:value="17.7341"/>
          </table:previous>
        </table:cell-content-change>
        <table:cell-content-change table:id="ct391">
          <table:cell-address table:column="4" table:row="57" table:table="4"/>
          <office:change-info>
            <dc:creator> </dc:creator>
            <dc:date>2020-09-07T14:45:14.174450646</dc:date>
          </office:change-info>
          <table:previous>
            <table:change-track-table-cell office:value-type="float" office:value="18.7528"/>
          </table:previous>
        </table:cell-content-change>
        <table:cell-content-change table:id="ct392">
          <table:cell-address table:column="4" table:row="58" table:table="4"/>
          <office:change-info>
            <dc:creator> </dc:creator>
            <dc:date>2020-09-07T14:45:14.174464123</dc:date>
          </office:change-info>
          <table:previous>
            <table:change-track-table-cell office:value-type="float" office:value="34.7088"/>
          </table:previous>
        </table:cell-content-change>
        <table:cell-content-change table:id="ct393">
          <table:cell-address table:column="4" table:row="59" table:table="4"/>
          <office:change-info>
            <dc:creator> </dc:creator>
            <dc:date>2020-09-07T14:45:14.174478739</dc:date>
          </office:change-info>
          <table:previous>
            <table:change-track-table-cell office:value-type="float" office:value="18.3826"/>
          </table:previous>
        </table:cell-content-change>
        <table:cell-content-change table:id="ct394">
          <table:cell-address table:column="4" table:row="60" table:table="4"/>
          <office:change-info>
            <dc:creator> </dc:creator>
            <dc:date>2020-09-07T14:45:14.174492050</dc:date>
          </office:change-info>
          <table:previous>
            <table:change-track-table-cell office:value-type="float" office:value="21.2465"/>
          </table:previous>
        </table:cell-content-change>
        <table:cell-content-change table:id="ct395">
          <table:cell-address table:column="4" table:row="61" table:table="4"/>
          <office:change-info>
            <dc:creator> </dc:creator>
            <dc:date>2020-09-07T14:45:14.174506158</dc:date>
          </office:change-info>
          <table:previous>
            <table:change-track-table-cell office:value-type="float" office:value="16.7836"/>
          </table:previous>
        </table:cell-content-change>
        <table:cell-content-change table:id="ct396">
          <table:cell-address table:column="4" table:row="62" table:table="4"/>
          <office:change-info>
            <dc:creator> </dc:creator>
            <dc:date>2020-09-07T14:45:14.174520063</dc:date>
          </office:change-info>
          <table:previous>
            <table:change-track-table-cell office:value-type="float" office:value="25.3266"/>
          </table:previous>
        </table:cell-content-change>
        <table:cell-content-change table:id="ct397">
          <table:cell-address table:column="5" table:row="54" table:table="4"/>
          <office:change-info>
            <dc:creator> </dc:creator>
            <dc:date>2020-09-07T14:45:14.174535648</dc:date>
          </office:change-info>
          <table:previous>
            <table:change-track-table-cell office:value-type="float" office:value="24.9939"/>
          </table:previous>
        </table:cell-content-change>
        <table:cell-content-change table:id="ct398">
          <table:cell-address table:column="5" table:row="55" table:table="4"/>
          <office:change-info>
            <dc:creator> </dc:creator>
            <dc:date>2020-09-07T14:45:14.174551175</dc:date>
          </office:change-info>
          <table:previous>
            <table:change-track-table-cell office:value-type="float" office:value="25.0533"/>
          </table:previous>
        </table:cell-content-change>
        <table:cell-content-change table:id="ct399">
          <table:cell-address table:column="5" table:row="56" table:table="4"/>
          <office:change-info>
            <dc:creator> </dc:creator>
            <dc:date>2020-09-07T14:45:14.174565454</dc:date>
          </office:change-info>
          <table:previous>
            <table:change-track-table-cell office:value-type="float" office:value="22.8585"/>
          </table:previous>
        </table:cell-content-change>
        <table:cell-content-change table:id="ct400">
          <table:cell-address table:column="5" table:row="57" table:table="4"/>
          <office:change-info>
            <dc:creator> </dc:creator>
            <dc:date>2020-09-07T14:45:14.174580364</dc:date>
          </office:change-info>
          <table:previous>
            <table:change-track-table-cell office:value-type="float" office:value="23.8912"/>
          </table:previous>
        </table:cell-content-change>
        <table:cell-content-change table:id="ct401">
          <table:cell-address table:column="5" table:row="58" table:table="4"/>
          <office:change-info>
            <dc:creator> </dc:creator>
            <dc:date>2020-09-07T14:45:14.174594053</dc:date>
          </office:change-info>
          <table:previous>
            <table:change-track-table-cell office:value-type="float" office:value="25.1025"/>
          </table:previous>
        </table:cell-content-change>
        <table:cell-content-change table:id="ct402">
          <table:cell-address table:column="5" table:row="59" table:table="4"/>
          <office:change-info>
            <dc:creator> </dc:creator>
            <dc:date>2020-09-07T14:45:14.174608417</dc:date>
          </office:change-info>
          <table:previous>
            <table:change-track-table-cell office:value-type="float" office:value="22.9993"/>
          </table:previous>
        </table:cell-content-change>
        <table:cell-content-change table:id="ct403">
          <table:cell-address table:column="5" table:row="60" table:table="4"/>
          <office:change-info>
            <dc:creator> </dc:creator>
            <dc:date>2020-09-07T14:45:14.174621605</dc:date>
          </office:change-info>
          <table:previous>
            <table:change-track-table-cell office:value-type="float" office:value="22.9161"/>
          </table:previous>
        </table:cell-content-change>
        <table:cell-content-change table:id="ct404">
          <table:cell-address table:column="5" table:row="61" table:table="4"/>
          <office:change-info>
            <dc:creator> </dc:creator>
            <dc:date>2020-09-07T14:45:14.174635800</dc:date>
          </office:change-info>
          <table:previous>
            <table:change-track-table-cell office:value-type="float" office:value="23.8662"/>
          </table:previous>
        </table:cell-content-change>
        <table:cell-content-change table:id="ct405">
          <table:cell-address table:column="5" table:row="62" table:table="4"/>
          <office:change-info>
            <dc:creator> </dc:creator>
            <dc:date>2020-09-07T14:45:14.174649677</dc:date>
          </office:change-info>
          <table:previous>
            <table:change-track-table-cell office:value-type="float" office:value="24.7545"/>
          </table:previous>
        </table:cell-content-change>
        <table:cell-content-change table:id="ct406">
          <table:cell-address table:column="1" table:row="2" table:table="5"/>
          <office:change-info>
            <dc:creator> </dc:creator>
            <dc:date>2020-09-07T14:57:03.610705235</dc:date>
          </office:change-info>
          <table:previous>
            <table:change-track-table-cell office:value-type="float" office:value="14"/>
          </table:previous>
        </table:cell-content-change>
        <table:cell-content-change table:id="ct407">
          <table:cell-address table:column="1" table:row="3" table:table="5"/>
          <office:change-info>
            <dc:creator> </dc:creator>
            <dc:date>2020-09-07T14:57:03.610764848</dc:date>
          </office:change-info>
          <table:previous>
            <table:change-track-table-cell office:value-type="float" office:value="18"/>
          </table:previous>
        </table:cell-content-change>
        <table:cell-content-change table:id="ct408">
          <table:cell-address table:column="1" table:row="4" table:table="5"/>
          <office:change-info>
            <dc:creator> </dc:creator>
            <dc:date>2020-09-07T14:57:03.610776936</dc:date>
          </office:change-info>
          <table:previous>
            <table:change-track-table-cell office:value-type="float" office:value="21"/>
          </table:previous>
        </table:cell-content-change>
        <table:cell-content-change table:id="ct409">
          <table:cell-address table:column="1" table:row="5" table:table="5"/>
          <office:change-info>
            <dc:creator> </dc:creator>
            <dc:date>2020-09-07T14:57:03.610788180</dc:date>
          </office:change-info>
          <table:previous>
            <table:change-track-table-cell office:value-type="float" office:value="26"/>
          </table:previous>
        </table:cell-content-change>
        <table:cell-content-change table:id="ct410">
          <table:cell-address table:column="1" table:row="6" table:table="5"/>
          <office:change-info>
            <dc:creator> </dc:creator>
            <dc:date>2020-09-07T14:57:03.610799427</dc:date>
          </office:change-info>
          <table:previous>
            <table:change-track-table-cell office:value-type="float" office:value="43"/>
          </table:previous>
        </table:cell-content-change>
        <table:cell-content-change table:id="ct411">
          <table:cell-address table:column="1" table:row="7" table:table="5"/>
          <office:change-info>
            <dc:creator> </dc:creator>
            <dc:date>2020-09-07T14:57:03.610810394</dc:date>
          </office:change-info>
          <table:previous>
            <table:change-track-table-cell office:value-type="float" office:value="18"/>
          </table:previous>
        </table:cell-content-change>
        <table:cell-content-change table:id="ct412">
          <table:cell-address table:column="1" table:row="8" table:table="5"/>
          <office:change-info>
            <dc:creator> </dc:creator>
            <dc:date>2020-09-07T14:57:03.610822149</dc:date>
          </office:change-info>
          <table:previous>
            <table:change-track-table-cell office:value-type="float" office:value="31"/>
          </table:previous>
        </table:cell-content-change>
        <table:cell-content-change table:id="ct413">
          <table:cell-address table:column="1" table:row="9" table:table="5"/>
          <office:change-info>
            <dc:creator> </dc:creator>
            <dc:date>2020-09-07T14:57:03.610833161</dc:date>
          </office:change-info>
          <table:previous>
            <table:change-track-table-cell office:value-type="float" office:value="26"/>
          </table:previous>
        </table:cell-content-change>
        <table:cell-content-change table:id="ct414">
          <table:cell-address table:column="1" table:row="10" table:table="5"/>
          <office:change-info>
            <dc:creator> </dc:creator>
            <dc:date>2020-09-07T14:57:03.610844454</dc:date>
          </office:change-info>
          <table:previous>
            <table:change-track-table-cell office:value-type="float" office:value="34"/>
          </table:previous>
        </table:cell-content-change>
        <table:cell-content-change table:id="ct415">
          <table:cell-address table:column="2" table:row="2" table:table="5"/>
          <office:change-info>
            <dc:creator> </dc:creator>
            <dc:date>2020-09-07T14:57:03.610860093</dc:date>
          </office:change-info>
          <table:previous>
            <table:change-track-table-cell office:value-type="float" office:value="0"/>
          </table:previous>
        </table:cell-content-change>
        <table:cell-content-change table:id="ct416">
          <table:cell-address table:column="2" table:row="3" table:table="5"/>
          <office:change-info>
            <dc:creator> </dc:creator>
            <dc:date>2020-09-07T14:57:03.610871815</dc:date>
          </office:change-info>
          <table:previous>
            <table:change-track-table-cell office:value-type="float" office:value="0"/>
          </table:previous>
        </table:cell-content-change>
        <table:cell-content-change table:id="ct417">
          <table:cell-address table:column="2" table:row="4" table:table="5"/>
          <office:change-info>
            <dc:creator> </dc:creator>
            <dc:date>2020-09-07T14:57:03.610883976</dc:date>
          </office:change-info>
          <table:previous>
            <table:change-track-table-cell office:value-type="float" office:value="0"/>
          </table:previous>
        </table:cell-content-change>
        <table:cell-content-change table:id="ct418">
          <table:cell-address table:column="2" table:row="5" table:table="5"/>
          <office:change-info>
            <dc:creator> </dc:creator>
            <dc:date>2020-09-07T14:57:03.610895658</dc:date>
          </office:change-info>
          <table:previous>
            <table:change-track-table-cell office:value-type="float" office:value="0"/>
          </table:previous>
        </table:cell-content-change>
        <table:cell-content-change table:id="ct419">
          <table:cell-address table:column="2" table:row="6" table:table="5"/>
          <office:change-info>
            <dc:creator> </dc:creator>
            <dc:date>2020-09-07T14:57:03.610907045</dc:date>
          </office:change-info>
          <table:previous>
            <table:change-track-table-cell office:value-type="float" office:value="0"/>
          </table:previous>
        </table:cell-content-change>
        <table:cell-content-change table:id="ct420">
          <table:cell-address table:column="2" table:row="7" table:table="5"/>
          <office:change-info>
            <dc:creator> </dc:creator>
            <dc:date>2020-09-07T14:57:03.610918112</dc:date>
          </office:change-info>
          <table:previous>
            <table:change-track-table-cell office:value-type="float" office:value="0"/>
          </table:previous>
        </table:cell-content-change>
        <table:cell-content-change table:id="ct421">
          <table:cell-address table:column="2" table:row="8" table:table="5"/>
          <office:change-info>
            <dc:creator> </dc:creator>
            <dc:date>2020-09-07T14:57:03.610929501</dc:date>
          </office:change-info>
          <table:previous>
            <table:change-track-table-cell office:value-type="float" office:value="0"/>
          </table:previous>
        </table:cell-content-change>
        <table:cell-content-change table:id="ct422">
          <table:cell-address table:column="2" table:row="9" table:table="5"/>
          <office:change-info>
            <dc:creator> </dc:creator>
            <dc:date>2020-09-07T14:57:03.610940907</dc:date>
          </office:change-info>
          <table:previous>
            <table:change-track-table-cell office:value-type="float" office:value="0"/>
          </table:previous>
        </table:cell-content-change>
        <table:cell-content-change table:id="ct423">
          <table:cell-address table:column="2" table:row="10" table:table="5"/>
          <office:change-info>
            <dc:creator> </dc:creator>
            <dc:date>2020-09-07T14:57:03.610952271</dc:date>
          </office:change-info>
          <table:previous>
            <table:change-track-table-cell office:value-type="float" office:value="0"/>
          </table:previous>
        </table:cell-content-change>
        <table:cell-content-change table:id="ct424">
          <table:cell-address table:column="3" table:row="2" table:table="5"/>
          <office:change-info>
            <dc:creator> </dc:creator>
            <dc:date>2020-09-07T14:57:03.610964990</dc:date>
          </office:change-info>
          <table:previous>
            <table:change-track-table-cell office:value-type="float" office:value="12"/>
          </table:previous>
        </table:cell-content-change>
        <table:cell-content-change table:id="ct425">
          <table:cell-address table:column="3" table:row="3" table:table="5"/>
          <office:change-info>
            <dc:creator> </dc:creator>
            <dc:date>2020-09-07T14:57:03.610976223</dc:date>
          </office:change-info>
          <table:previous>
            <table:change-track-table-cell office:value-type="float" office:value="10"/>
          </table:previous>
        </table:cell-content-change>
        <table:cell-content-change table:id="ct426">
          <table:cell-address table:column="3" table:row="4" table:table="5"/>
          <office:change-info>
            <dc:creator> </dc:creator>
            <dc:date>2020-09-07T14:57:03.610987195</dc:date>
          </office:change-info>
          <table:previous>
            <table:change-track-table-cell office:value-type="float" office:value="14"/>
          </table:previous>
        </table:cell-content-change>
        <table:cell-content-change table:id="ct427">
          <table:cell-address table:column="3" table:row="5" table:table="5"/>
          <office:change-info>
            <dc:creator> </dc:creator>
            <dc:date>2020-09-07T14:57:03.610998734</dc:date>
          </office:change-info>
          <table:previous>
            <table:change-track-table-cell office:value-type="float" office:value="15"/>
          </table:previous>
        </table:cell-content-change>
        <table:cell-content-change table:id="ct428">
          <table:cell-address table:column="3" table:row="6" table:table="5"/>
          <office:change-info>
            <dc:creator> </dc:creator>
            <dc:date>2020-09-07T14:57:03.611009846</dc:date>
          </office:change-info>
          <table:previous>
            <table:change-track-table-cell office:value-type="float" office:value="16"/>
          </table:previous>
        </table:cell-content-change>
        <table:cell-content-change table:id="ct429">
          <table:cell-address table:column="3" table:row="7" table:table="5"/>
          <office:change-info>
            <dc:creator> </dc:creator>
            <dc:date>2020-09-07T14:57:03.611020796</dc:date>
          </office:change-info>
          <table:previous>
            <table:change-track-table-cell office:value-type="float" office:value="16"/>
          </table:previous>
        </table:cell-content-change>
        <table:cell-content-change table:id="ct430">
          <table:cell-address table:column="3" table:row="8" table:table="5"/>
          <office:change-info>
            <dc:creator> </dc:creator>
            <dc:date>2020-09-07T14:57:03.611032584</dc:date>
          </office:change-info>
          <table:previous>
            <table:change-track-table-cell office:value-type="float" office:value="15"/>
          </table:previous>
        </table:cell-content-change>
        <table:cell-content-change table:id="ct431">
          <table:cell-address table:column="3" table:row="9" table:table="5"/>
          <office:change-info>
            <dc:creator> </dc:creator>
            <dc:date>2020-09-07T14:57:03.611043962</dc:date>
          </office:change-info>
          <table:previous>
            <table:change-track-table-cell office:value-type="float" office:value="23"/>
          </table:previous>
        </table:cell-content-change>
        <table:cell-content-change table:id="ct432">
          <table:cell-address table:column="3" table:row="10" table:table="5"/>
          <office:change-info>
            <dc:creator> </dc:creator>
            <dc:date>2020-09-07T14:57:03.611055311</dc:date>
          </office:change-info>
          <table:previous>
            <table:change-track-table-cell office:value-type="float" office:value="21"/>
          </table:previous>
        </table:cell-content-change>
        <table:cell-content-change table:id="ct433">
          <table:cell-address table:column="4" table:row="2" table:table="5"/>
          <office:change-info>
            <dc:creator> </dc:creator>
            <dc:date>2020-09-07T14:57:03.611068596</dc:date>
          </office:change-info>
          <table:previous>
            <table:change-track-table-cell office:value-type="float" office:value="18.8355"/>
          </table:previous>
        </table:cell-content-change>
        <table:cell-content-change table:id="ct434">
          <table:cell-address table:column="4" table:row="3" table:table="5"/>
          <office:change-info>
            <dc:creator> </dc:creator>
            <dc:date>2020-09-07T14:57:03.611081226</dc:date>
          </office:change-info>
          <table:previous>
            <table:change-track-table-cell office:value-type="float" office:value="19.3925"/>
          </table:previous>
        </table:cell-content-change>
        <table:cell-content-change table:id="ct435">
          <table:cell-address table:column="4" table:row="4" table:table="5"/>
          <office:change-info>
            <dc:creator> </dc:creator>
            <dc:date>2020-09-07T14:57:03.611094154</dc:date>
          </office:change-info>
          <table:previous>
            <table:change-track-table-cell office:value-type="float" office:value="18.227"/>
          </table:previous>
        </table:cell-content-change>
        <table:cell-content-change table:id="ct436">
          <table:cell-address table:column="4" table:row="5" table:table="5"/>
          <office:change-info>
            <dc:creator> </dc:creator>
            <dc:date>2020-09-07T14:57:03.611107173</dc:date>
          </office:change-info>
          <table:previous>
            <table:change-track-table-cell office:value-type="float" office:value="20.1372"/>
          </table:previous>
        </table:cell-content-change>
        <table:cell-content-change table:id="ct437">
          <table:cell-address table:column="4" table:row="6" table:table="5"/>
          <office:change-info>
            <dc:creator> </dc:creator>
            <dc:date>2020-09-07T14:57:03.611120010</dc:date>
          </office:change-info>
          <table:previous>
            <table:change-track-table-cell office:value-type="float" office:value="36.969"/>
          </table:previous>
        </table:cell-content-change>
        <table:cell-content-change table:id="ct438">
          <table:cell-address table:column="4" table:row="7" table:table="5"/>
          <office:change-info>
            <dc:creator> </dc:creator>
            <dc:date>2020-09-07T14:57:03.611132839</dc:date>
          </office:change-info>
          <table:previous>
            <table:change-track-table-cell office:value-type="float" office:value="18.0255"/>
          </table:previous>
        </table:cell-content-change>
        <table:cell-content-change table:id="ct439">
          <table:cell-address table:column="4" table:row="8" table:table="5"/>
          <office:change-info>
            <dc:creator> </dc:creator>
            <dc:date>2020-09-07T14:57:03.611146043</dc:date>
          </office:change-info>
          <table:previous>
            <table:change-track-table-cell office:value-type="float" office:value="22.0829"/>
          </table:previous>
        </table:cell-content-change>
        <table:cell-content-change table:id="ct440">
          <table:cell-address table:column="4" table:row="9" table:table="5"/>
          <office:change-info>
            <dc:creator> </dc:creator>
            <dc:date>2020-09-07T14:57:03.611158832</dc:date>
          </office:change-info>
          <table:previous>
            <table:change-track-table-cell office:value-type="float" office:value="20.533"/>
          </table:previous>
        </table:cell-content-change>
        <table:cell-content-change table:id="ct441">
          <table:cell-address table:column="4" table:row="10" table:table="5"/>
          <office:change-info>
            <dc:creator> </dc:creator>
            <dc:date>2020-09-07T14:57:03.611171587</dc:date>
          </office:change-info>
          <table:previous>
            <table:change-track-table-cell office:value-type="float" office:value="27.6739"/>
          </table:previous>
        </table:cell-content-change>
        <table:cell-content-change table:id="ct442">
          <table:cell-address table:column="5" table:row="2" table:table="5"/>
          <office:change-info>
            <dc:creator> </dc:creator>
            <dc:date>2020-09-07T14:57:03.611185124</dc:date>
          </office:change-info>
          <table:previous>
            <table:change-track-table-cell office:value-type="float" office:value="1.36819"/>
          </table:previous>
        </table:cell-content-change>
        <table:cell-content-change table:id="ct443">
          <table:cell-address table:column="5" table:row="3" table:table="5"/>
          <office:change-info>
            <dc:creator> </dc:creator>
            <dc:date>2020-09-07T14:57:03.611197927</dc:date>
          </office:change-info>
          <table:previous>
            <table:change-track-table-cell office:value-type="float" office:value="1.51574"/>
          </table:previous>
        </table:cell-content-change>
        <table:cell-content-change table:id="ct444">
          <table:cell-address table:column="5" table:row="4" table:table="5"/>
          <office:change-info>
            <dc:creator> </dc:creator>
            <dc:date>2020-09-07T14:57:03.611210727</dc:date>
          </office:change-info>
          <table:previous>
            <table:change-track-table-cell office:value-type="float" office:value="1.46126"/>
          </table:previous>
        </table:cell-content-change>
        <table:cell-content-change table:id="ct445">
          <table:cell-address table:column="5" table:row="5" table:table="5"/>
          <office:change-info>
            <dc:creator> </dc:creator>
            <dc:date>2020-09-07T14:57:03.611250912</dc:date>
          </office:change-info>
          <table:previous>
            <table:change-track-table-cell office:value-type="float" office:value="1.50144"/>
          </table:previous>
        </table:cell-content-change>
        <table:cell-content-change table:id="ct446">
          <table:cell-address table:column="5" table:row="6" table:table="5"/>
          <office:change-info>
            <dc:creator> </dc:creator>
            <dc:date>2020-09-07T14:57:03.611273445</dc:date>
          </office:change-info>
          <table:previous>
            <table:change-track-table-cell office:value-type="float" office:value="1.66731"/>
          </table:previous>
        </table:cell-content-change>
        <table:cell-content-change table:id="ct447">
          <table:cell-address table:column="5" table:row="7" table:table="5"/>
          <office:change-info>
            <dc:creator> </dc:creator>
            <dc:date>2020-09-07T14:57:03.611287007</dc:date>
          </office:change-info>
          <table:previous>
            <table:change-track-table-cell office:value-type="float" office:value="1.44006"/>
          </table:previous>
        </table:cell-content-change>
        <table:cell-content-change table:id="ct448">
          <table:cell-address table:column="5" table:row="8" table:table="5"/>
          <office:change-info>
            <dc:creator> </dc:creator>
            <dc:date>2020-09-07T14:57:03.611300174</dc:date>
          </office:change-info>
          <table:previous>
            <table:change-track-table-cell office:value-type="float" office:value="1.5704"/>
          </table:previous>
        </table:cell-content-change>
        <table:cell-content-change table:id="ct449">
          <table:cell-address table:column="5" table:row="9" table:table="5"/>
          <office:change-info>
            <dc:creator> </dc:creator>
            <dc:date>2020-09-07T14:57:03.611313176</dc:date>
          </office:change-info>
          <table:previous>
            <table:change-track-table-cell office:value-type="float" office:value="1.504"/>
          </table:previous>
        </table:cell-content-change>
        <table:cell-content-change table:id="ct450">
          <table:cell-address table:column="5" table:row="10" table:table="5"/>
          <office:change-info>
            <dc:creator> </dc:creator>
            <dc:date>2020-09-07T14:57:03.611325988</dc:date>
          </office:change-info>
          <table:previous>
            <table:change-track-table-cell office:value-type="float" office:value="0.672219"/>
          </table:previous>
        </table:cell-content-change>
        <table:cell-content-change table:id="ct451">
          <table:cell-address table:column="1" table:row="15" table:table="5"/>
          <office:change-info>
            <dc:creator> </dc:creator>
            <dc:date>2020-09-07T14:57:38.832187814</dc:date>
          </office:change-info>
          <table:previous>
            <table:change-track-table-cell office:value-type="float" office:value="14"/>
          </table:previous>
        </table:cell-content-change>
        <table:cell-content-change table:id="ct452">
          <table:cell-address table:column="1" table:row="16" table:table="5"/>
          <office:change-info>
            <dc:creator> </dc:creator>
            <dc:date>2020-09-07T14:57:38.832255151</dc:date>
          </office:change-info>
          <table:previous>
            <table:change-track-table-cell office:value-type="float" office:value="18"/>
          </table:previous>
        </table:cell-content-change>
        <table:cell-content-change table:id="ct453">
          <table:cell-address table:column="1" table:row="17" table:table="5"/>
          <office:change-info>
            <dc:creator> </dc:creator>
            <dc:date>2020-09-07T14:57:38.832270714</dc:date>
          </office:change-info>
          <table:previous>
            <table:change-track-table-cell office:value-type="float" office:value="21"/>
          </table:previous>
        </table:cell-content-change>
        <table:cell-content-change table:id="ct454">
          <table:cell-address table:column="1" table:row="18" table:table="5"/>
          <office:change-info>
            <dc:creator> </dc:creator>
            <dc:date>2020-09-07T14:57:38.832284547</dc:date>
          </office:change-info>
          <table:previous>
            <table:change-track-table-cell office:value-type="float" office:value="26"/>
          </table:previous>
        </table:cell-content-change>
        <table:cell-content-change table:id="ct455">
          <table:cell-address table:column="1" table:row="19" table:table="5"/>
          <office:change-info>
            <dc:creator> </dc:creator>
            <dc:date>2020-09-07T14:57:38.832298810</dc:date>
          </office:change-info>
          <table:previous>
            <table:change-track-table-cell office:value-type="float" office:value="43"/>
          </table:previous>
        </table:cell-content-change>
        <table:cell-content-change table:id="ct456">
          <table:cell-address table:column="1" table:row="20" table:table="5"/>
          <office:change-info>
            <dc:creator> </dc:creator>
            <dc:date>2020-09-07T14:57:38.832313336</dc:date>
          </office:change-info>
          <table:previous>
            <table:change-track-table-cell office:value-type="float" office:value="18"/>
          </table:previous>
        </table:cell-content-change>
        <table:cell-content-change table:id="ct457">
          <table:cell-address table:column="1" table:row="21" table:table="5"/>
          <office:change-info>
            <dc:creator> </dc:creator>
            <dc:date>2020-09-07T14:57:38.832329260</dc:date>
          </office:change-info>
          <table:previous>
            <table:change-track-table-cell office:value-type="float" office:value="31"/>
          </table:previous>
        </table:cell-content-change>
        <table:cell-content-change table:id="ct458">
          <table:cell-address table:column="1" table:row="22" table:table="5"/>
          <office:change-info>
            <dc:creator> </dc:creator>
            <dc:date>2020-09-07T14:57:38.832343051</dc:date>
          </office:change-info>
          <table:previous>
            <table:change-track-table-cell office:value-type="float" office:value="26"/>
          </table:previous>
        </table:cell-content-change>
        <table:cell-content-change table:id="ct459">
          <table:cell-address table:column="1" table:row="23" table:table="5"/>
          <office:change-info>
            <dc:creator> </dc:creator>
            <dc:date>2020-09-07T14:57:38.832357336</dc:date>
          </office:change-info>
          <table:previous>
            <table:change-track-table-cell office:value-type="float" office:value="34"/>
          </table:previous>
        </table:cell-content-change>
        <table:cell-content-change table:id="ct460">
          <table:cell-address table:column="2" table:row="15" table:table="5"/>
          <office:change-info>
            <dc:creator> </dc:creator>
            <dc:date>2020-09-07T14:57:38.832376813</dc:date>
          </office:change-info>
          <table:previous>
            <table:change-track-table-cell office:value-type="float" office:value="0"/>
          </table:previous>
        </table:cell-content-change>
        <table:cell-content-change table:id="ct461">
          <table:cell-address table:column="2" table:row="16" table:table="5"/>
          <office:change-info>
            <dc:creator> </dc:creator>
            <dc:date>2020-09-07T14:57:38.832391347</dc:date>
          </office:change-info>
          <table:previous>
            <table:change-track-table-cell office:value-type="float" office:value="0"/>
          </table:previous>
        </table:cell-content-change>
        <table:cell-content-change table:id="ct462">
          <table:cell-address table:column="2" table:row="17" table:table="5"/>
          <office:change-info>
            <dc:creator> </dc:creator>
            <dc:date>2020-09-07T14:57:38.832405833</dc:date>
          </office:change-info>
          <table:previous>
            <table:change-track-table-cell office:value-type="float" office:value="0"/>
          </table:previous>
        </table:cell-content-change>
        <table:cell-content-change table:id="ct463">
          <table:cell-address table:column="2" table:row="18" table:table="5"/>
          <office:change-info>
            <dc:creator> </dc:creator>
            <dc:date>2020-09-07T14:57:38.832420691</dc:date>
          </office:change-info>
          <table:previous>
            <table:change-track-table-cell office:value-type="float" office:value="0"/>
          </table:previous>
        </table:cell-content-change>
        <table:cell-content-change table:id="ct464">
          <table:cell-address table:column="2" table:row="19" table:table="5"/>
          <office:change-info>
            <dc:creator> </dc:creator>
            <dc:date>2020-09-07T14:57:38.832435151</dc:date>
          </office:change-info>
          <table:previous>
            <table:change-track-table-cell office:value-type="float" office:value="0"/>
          </table:previous>
        </table:cell-content-change>
        <table:cell-content-change table:id="ct465">
          <table:cell-address table:column="2" table:row="20" table:table="5"/>
          <office:change-info>
            <dc:creator> </dc:creator>
            <dc:date>2020-09-07T14:57:38.832449636</dc:date>
          </office:change-info>
          <table:previous>
            <table:change-track-table-cell office:value-type="float" office:value="0"/>
          </table:previous>
        </table:cell-content-change>
        <table:cell-content-change table:id="ct466">
          <table:cell-address table:column="2" table:row="21" table:table="5"/>
          <office:change-info>
            <dc:creator> </dc:creator>
            <dc:date>2020-09-07T14:57:38.832464707</dc:date>
          </office:change-info>
          <table:previous>
            <table:change-track-table-cell office:value-type="float" office:value="0"/>
          </table:previous>
        </table:cell-content-change>
        <table:cell-content-change table:id="ct467">
          <table:cell-address table:column="2" table:row="22" table:table="5"/>
          <office:change-info>
            <dc:creator> </dc:creator>
            <dc:date>2020-09-07T14:57:38.832479577</dc:date>
          </office:change-info>
          <table:previous>
            <table:change-track-table-cell office:value-type="float" office:value="0"/>
          </table:previous>
        </table:cell-content-change>
        <table:cell-content-change table:id="ct468">
          <table:cell-address table:column="2" table:row="23" table:table="5"/>
          <office:change-info>
            <dc:creator> </dc:creator>
            <dc:date>2020-09-07T14:57:38.832493931</dc:date>
          </office:change-info>
          <table:previous>
            <table:change-track-table-cell office:value-type="float" office:value="0"/>
          </table:previous>
        </table:cell-content-change>
        <table:cell-content-change table:id="ct469">
          <table:cell-address table:column="3" table:row="15" table:table="5"/>
          <office:change-info>
            <dc:creator> </dc:creator>
            <dc:date>2020-09-07T14:57:38.832513821</dc:date>
          </office:change-info>
          <table:previous>
            <table:change-track-table-cell office:value-type="float" office:value="14"/>
          </table:previous>
        </table:cell-content-change>
        <table:cell-content-change table:id="ct470">
          <table:cell-address table:column="3" table:row="16" table:table="5"/>
          <office:change-info>
            <dc:creator> </dc:creator>
            <dc:date>2020-09-07T14:57:38.832537078</dc:date>
          </office:change-info>
          <table:previous>
            <table:change-track-table-cell office:value-type="float" office:value="11"/>
          </table:previous>
        </table:cell-content-change>
        <table:cell-content-change table:id="ct471">
          <table:cell-address table:column="3" table:row="17" table:table="5"/>
          <office:change-info>
            <dc:creator> </dc:creator>
            <dc:date>2020-09-07T14:57:38.832560829</dc:date>
          </office:change-info>
          <table:previous>
            <table:change-track-table-cell office:value-type="float" office:value="15"/>
          </table:previous>
        </table:cell-content-change>
        <table:cell-content-change table:id="ct472">
          <table:cell-address table:column="3" table:row="18" table:table="5"/>
          <office:change-info>
            <dc:creator> </dc:creator>
            <dc:date>2020-09-07T14:57:38.832585534</dc:date>
          </office:change-info>
          <table:previous>
            <table:change-track-table-cell office:value-type="float" office:value="20"/>
          </table:previous>
        </table:cell-content-change>
        <table:cell-content-change table:id="ct473">
          <table:cell-address table:column="3" table:row="19" table:table="5"/>
          <office:change-info>
            <dc:creator> </dc:creator>
            <dc:date>2020-09-07T14:57:38.832612327</dc:date>
          </office:change-info>
          <table:previous>
            <table:change-track-table-cell office:value-type="float" office:value="24"/>
          </table:previous>
        </table:cell-content-change>
        <table:cell-content-change table:id="ct474">
          <table:cell-address table:column="3" table:row="20" table:table="5"/>
          <office:change-info>
            <dc:creator> </dc:creator>
            <dc:date>2020-09-07T14:57:38.832638779</dc:date>
          </office:change-info>
          <table:previous>
            <table:change-track-table-cell office:value-type="float" office:value="26"/>
          </table:previous>
        </table:cell-content-change>
        <table:cell-content-change table:id="ct475">
          <table:cell-address table:column="3" table:row="21" table:table="5"/>
          <office:change-info>
            <dc:creator> </dc:creator>
            <dc:date>2020-09-07T14:57:38.832665152</dc:date>
          </office:change-info>
          <table:previous>
            <table:change-track-table-cell office:value-type="float" office:value="16"/>
          </table:previous>
        </table:cell-content-change>
        <table:cell-content-change table:id="ct476">
          <table:cell-address table:column="3" table:row="22" table:table="5"/>
          <office:change-info>
            <dc:creator> </dc:creator>
            <dc:date>2020-09-07T14:57:38.832681916</dc:date>
          </office:change-info>
          <table:previous>
            <table:change-track-table-cell office:value-type="float" office:value="24"/>
          </table:previous>
        </table:cell-content-change>
        <table:cell-content-change table:id="ct477">
          <table:cell-address table:column="3" table:row="23" table:table="5"/>
          <office:change-info>
            <dc:creator> </dc:creator>
            <dc:date>2020-09-07T14:57:38.832696458</dc:date>
          </office:change-info>
          <table:previous>
            <table:change-track-table-cell office:value-type="float" office:value="23"/>
          </table:previous>
        </table:cell-content-change>
        <table:cell-content-change table:id="ct478">
          <table:cell-address table:column="4" table:row="15" table:table="5"/>
          <office:change-info>
            <dc:creator> </dc:creator>
            <dc:date>2020-09-07T14:57:38.832714159</dc:date>
          </office:change-info>
          <table:previous>
            <table:change-track-table-cell office:value-type="float" office:value="17.7795"/>
          </table:previous>
        </table:cell-content-change>
        <table:cell-content-change table:id="ct479">
          <table:cell-address table:column="4" table:row="16" table:table="5"/>
          <office:change-info>
            <dc:creator> </dc:creator>
            <dc:date>2020-09-07T14:57:38.832730577</dc:date>
          </office:change-info>
          <table:previous>
            <table:change-track-table-cell office:value-type="float" office:value="21.1017"/>
          </table:previous>
        </table:cell-content-change>
        <table:cell-content-change table:id="ct480">
          <table:cell-address table:column="4" table:row="17" table:table="5"/>
          <office:change-info>
            <dc:creator> </dc:creator>
            <dc:date>2020-09-07T14:57:38.832746562</dc:date>
          </office:change-info>
          <table:previous>
            <table:change-track-table-cell office:value-type="float" office:value="18.3602"/>
          </table:previous>
        </table:cell-content-change>
        <table:cell-content-change table:id="ct481">
          <table:cell-address table:column="4" table:row="18" table:table="5"/>
          <office:change-info>
            <dc:creator> </dc:creator>
            <dc:date>2020-09-07T14:57:38.832762653</dc:date>
          </office:change-info>
          <table:previous>
            <table:change-track-table-cell office:value-type="float" office:value="19.8478"/>
          </table:previous>
        </table:cell-content-change>
        <table:cell-content-change table:id="ct482">
          <table:cell-address table:column="4" table:row="19" table:table="5"/>
          <office:change-info>
            <dc:creator> </dc:creator>
            <dc:date>2020-09-07T14:57:38.832778800</dc:date>
          </office:change-info>
          <table:previous>
            <table:change-track-table-cell office:value-type="float" office:value="37.0628"/>
          </table:previous>
        </table:cell-content-change>
        <table:cell-content-change table:id="ct483">
          <table:cell-address table:column="4" table:row="20" table:table="5"/>
          <office:change-info>
            <dc:creator> </dc:creator>
            <dc:date>2020-09-07T14:57:38.832794570</dc:date>
          </office:change-info>
          <table:previous>
            <table:change-track-table-cell office:value-type="float" office:value="18.3371"/>
          </table:previous>
        </table:cell-content-change>
        <table:cell-content-change table:id="ct484">
          <table:cell-address table:column="4" table:row="21" table:table="5"/>
          <office:change-info>
            <dc:creator> </dc:creator>
            <dc:date>2020-09-07T14:57:38.832810872</dc:date>
          </office:change-info>
          <table:previous>
            <table:change-track-table-cell office:value-type="float" office:value="20.6751"/>
          </table:previous>
        </table:cell-content-change>
        <table:cell-content-change table:id="ct485">
          <table:cell-address table:column="4" table:row="22" table:table="5"/>
          <office:change-info>
            <dc:creator> </dc:creator>
            <dc:date>2020-09-07T14:57:38.832826708</dc:date>
          </office:change-info>
          <table:previous>
            <table:change-track-table-cell office:value-type="float" office:value="19.2848"/>
          </table:previous>
        </table:cell-content-change>
        <table:cell-content-change table:id="ct486">
          <table:cell-address table:column="4" table:row="23" table:table="5"/>
          <office:change-info>
            <dc:creator> </dc:creator>
            <dc:date>2020-09-07T14:57:38.832842776</dc:date>
          </office:change-info>
          <table:previous>
            <table:change-track-table-cell office:value-type="float" office:value="25.2732"/>
          </table:previous>
        </table:cell-content-change>
        <table:cell-content-change table:id="ct487">
          <table:cell-address table:column="5" table:row="15" table:table="5"/>
          <office:change-info>
            <dc:creator> </dc:creator>
            <dc:date>2020-09-07T14:57:38.832860235</dc:date>
          </office:change-info>
          <table:previous>
            <table:change-track-table-cell office:value-type="float" office:value="1.05015"/>
          </table:previous>
        </table:cell-content-change>
        <table:cell-content-change table:id="ct488">
          <table:cell-address table:column="5" table:row="16" table:table="5"/>
          <office:change-info>
            <dc:creator> </dc:creator>
            <dc:date>2020-09-07T14:57:38.832876653</dc:date>
          </office:change-info>
          <table:previous>
            <table:change-track-table-cell office:value-type="float" office:value="1.16657"/>
          </table:previous>
        </table:cell-content-change>
        <table:cell-content-change table:id="ct489">
          <table:cell-address table:column="5" table:row="17" table:table="5"/>
          <office:change-info>
            <dc:creator> </dc:creator>
            <dc:date>2020-09-07T14:57:38.832892711</dc:date>
          </office:change-info>
          <table:previous>
            <table:change-track-table-cell office:value-type="float" office:value="1.20272"/>
          </table:previous>
        </table:cell-content-change>
        <table:cell-content-change table:id="ct490">
          <table:cell-address table:column="5" table:row="18" table:table="5"/>
          <office:change-info>
            <dc:creator> </dc:creator>
            <dc:date>2020-09-07T14:57:38.832908953</dc:date>
          </office:change-info>
          <table:previous>
            <table:change-track-table-cell office:value-type="float" office:value="1.16473"/>
          </table:previous>
        </table:cell-content-change>
        <table:cell-content-change table:id="ct491">
          <table:cell-address table:column="5" table:row="19" table:table="5"/>
          <office:change-info>
            <dc:creator> </dc:creator>
            <dc:date>2020-09-07T14:57:38.832925214</dc:date>
          </office:change-info>
          <table:previous>
            <table:change-track-table-cell office:value-type="float" office:value="1.39546"/>
          </table:previous>
        </table:cell-content-change>
        <table:cell-content-change table:id="ct492">
          <table:cell-address table:column="5" table:row="20" table:table="5"/>
          <office:change-info>
            <dc:creator> </dc:creator>
            <dc:date>2020-09-07T14:57:38.832941290</dc:date>
          </office:change-info>
          <table:previous>
            <table:change-track-table-cell office:value-type="float" office:value="0.480618"/>
          </table:previous>
        </table:cell-content-change>
        <table:cell-content-change table:id="ct493">
          <table:cell-address table:column="5" table:row="21" table:table="5"/>
          <office:change-info>
            <dc:creator> </dc:creator>
            <dc:date>2020-09-07T14:57:38.832957803</dc:date>
          </office:change-info>
          <table:previous>
            <table:change-track-table-cell office:value-type="float" office:value="1.55878"/>
          </table:previous>
        </table:cell-content-change>
        <table:cell-content-change table:id="ct494">
          <table:cell-address table:column="5" table:row="22" table:table="5"/>
          <office:change-info>
            <dc:creator> </dc:creator>
            <dc:date>2020-09-07T14:57:38.832974084</dc:date>
          </office:change-info>
          <table:previous>
            <table:change-track-table-cell office:value-type="float" office:value="1.6709"/>
          </table:previous>
        </table:cell-content-change>
        <table:cell-content-change table:id="ct495">
          <table:cell-address table:column="5" table:row="23" table:table="5"/>
          <office:change-info>
            <dc:creator> </dc:creator>
            <dc:date>2020-09-07T14:57:38.832990083</dc:date>
          </office:change-info>
          <table:previous>
            <table:change-track-table-cell office:value-type="float" office:value="1.34171"/>
          </table:previous>
        </table:cell-content-change>
        <table:cell-content-change table:id="ct496">
          <table:cell-address table:column="1" table:row="28" table:table="5"/>
          <office:change-info>
            <dc:creator> </dc:creator>
            <dc:date>2020-09-07T14:57:59.176135850</dc:date>
          </office:change-info>
          <table:previous>
            <table:change-track-table-cell office:value-type="float" office:value="14"/>
          </table:previous>
        </table:cell-content-change>
        <table:cell-content-change table:id="ct497">
          <table:cell-address table:column="1" table:row="29" table:table="5"/>
          <office:change-info>
            <dc:creator> </dc:creator>
            <dc:date>2020-09-07T14:57:59.176208734</dc:date>
          </office:change-info>
          <table:previous>
            <table:change-track-table-cell office:value-type="float" office:value="18"/>
          </table:previous>
        </table:cell-content-change>
        <table:cell-content-change table:id="ct498">
          <table:cell-address table:column="1" table:row="30" table:table="5"/>
          <office:change-info>
            <dc:creator> </dc:creator>
            <dc:date>2020-09-07T14:57:59.176224939</dc:date>
          </office:change-info>
          <table:previous>
            <table:change-track-table-cell office:value-type="float" office:value="21"/>
          </table:previous>
        </table:cell-content-change>
        <table:cell-content-change table:id="ct499">
          <table:cell-address table:column="1" table:row="31" table:table="5"/>
          <office:change-info>
            <dc:creator> </dc:creator>
            <dc:date>2020-09-07T14:57:59.176239980</dc:date>
          </office:change-info>
          <table:previous>
            <table:change-track-table-cell office:value-type="float" office:value="26"/>
          </table:previous>
        </table:cell-content-change>
        <table:cell-content-change table:id="ct500">
          <table:cell-address table:column="1" table:row="32" table:table="5"/>
          <office:change-info>
            <dc:creator> </dc:creator>
            <dc:date>2020-09-07T14:57:59.176255070</dc:date>
          </office:change-info>
          <table:previous>
            <table:change-track-table-cell office:value-type="float" office:value="43"/>
          </table:previous>
        </table:cell-content-change>
        <table:cell-content-change table:id="ct501">
          <table:cell-address table:column="1" table:row="33" table:table="5"/>
          <office:change-info>
            <dc:creator> </dc:creator>
            <dc:date>2020-09-07T14:57:59.176270345</dc:date>
          </office:change-info>
          <table:previous>
            <table:change-track-table-cell office:value-type="float" office:value="18"/>
          </table:previous>
        </table:cell-content-change>
        <table:cell-content-change table:id="ct502">
          <table:cell-address table:column="1" table:row="34" table:table="5"/>
          <office:change-info>
            <dc:creator> </dc:creator>
            <dc:date>2020-09-07T14:57:59.176286227</dc:date>
          </office:change-info>
          <table:previous>
            <table:change-track-table-cell office:value-type="float" office:value="31"/>
          </table:previous>
        </table:cell-content-change>
        <table:cell-content-change table:id="ct503">
          <table:cell-address table:column="1" table:row="35" table:table="5"/>
          <office:change-info>
            <dc:creator> </dc:creator>
            <dc:date>2020-09-07T14:57:59.176301440</dc:date>
          </office:change-info>
          <table:previous>
            <table:change-track-table-cell office:value-type="float" office:value="26"/>
          </table:previous>
        </table:cell-content-change>
        <table:cell-content-change table:id="ct504">
          <table:cell-address table:column="1" table:row="36" table:table="5"/>
          <office:change-info>
            <dc:creator> </dc:creator>
            <dc:date>2020-09-07T14:57:59.176316455</dc:date>
          </office:change-info>
          <table:previous>
            <table:change-track-table-cell office:value-type="float" office:value="34"/>
          </table:previous>
        </table:cell-content-change>
        <table:cell-content-change table:id="ct505">
          <table:cell-address table:column="2" table:row="28" table:table="5"/>
          <office:change-info>
            <dc:creator> </dc:creator>
            <dc:date>2020-09-07T14:57:59.176336730</dc:date>
          </office:change-info>
          <table:previous>
            <table:change-track-table-cell office:value-type="float" office:value="0"/>
          </table:previous>
        </table:cell-content-change>
        <table:cell-content-change table:id="ct506">
          <table:cell-address table:column="2" table:row="29" table:table="5"/>
          <office:change-info>
            <dc:creator> </dc:creator>
            <dc:date>2020-09-07T14:57:59.176352262</dc:date>
          </office:change-info>
          <table:previous>
            <table:change-track-table-cell office:value-type="float" office:value="0"/>
          </table:previous>
        </table:cell-content-change>
        <table:cell-content-change table:id="ct507">
          <table:cell-address table:column="2" table:row="30" table:table="5"/>
          <office:change-info>
            <dc:creator> </dc:creator>
            <dc:date>2020-09-07T14:57:59.176368331</dc:date>
          </office:change-info>
          <table:previous>
            <table:change-track-table-cell office:value-type="float" office:value="0"/>
          </table:previous>
        </table:cell-content-change>
        <table:cell-content-change table:id="ct508">
          <table:cell-address table:column="2" table:row="31" table:table="5"/>
          <office:change-info>
            <dc:creator> </dc:creator>
            <dc:date>2020-09-07T14:57:59.176383687</dc:date>
          </office:change-info>
          <table:previous>
            <table:change-track-table-cell office:value-type="float" office:value="0"/>
          </table:previous>
        </table:cell-content-change>
        <table:cell-content-change table:id="ct509">
          <table:cell-address table:column="2" table:row="32" table:table="5"/>
          <office:change-info>
            <dc:creator> </dc:creator>
            <dc:date>2020-09-07T14:57:59.176399022</dc:date>
          </office:change-info>
          <table:previous>
            <table:change-track-table-cell office:value-type="float" office:value="0"/>
          </table:previous>
        </table:cell-content-change>
        <table:cell-content-change table:id="ct510">
          <table:cell-address table:column="2" table:row="33" table:table="5"/>
          <office:change-info>
            <dc:creator> </dc:creator>
            <dc:date>2020-09-07T14:57:59.176414246</dc:date>
          </office:change-info>
          <table:previous>
            <table:change-track-table-cell office:value-type="float" office:value="0"/>
          </table:previous>
        </table:cell-content-change>
        <table:cell-content-change table:id="ct511">
          <table:cell-address table:column="2" table:row="34" table:table="5"/>
          <office:change-info>
            <dc:creator> </dc:creator>
            <dc:date>2020-09-07T14:57:59.176429746</dc:date>
          </office:change-info>
          <table:previous>
            <table:change-track-table-cell office:value-type="float" office:value="0"/>
          </table:previous>
        </table:cell-content-change>
        <table:cell-content-change table:id="ct512">
          <table:cell-address table:column="2" table:row="35" table:table="5"/>
          <office:change-info>
            <dc:creator> </dc:creator>
            <dc:date>2020-09-07T14:57:59.176445317</dc:date>
          </office:change-info>
          <table:previous>
            <table:change-track-table-cell office:value-type="float" office:value="0"/>
          </table:previous>
        </table:cell-content-change>
        <table:cell-content-change table:id="ct513">
          <table:cell-address table:column="2" table:row="36" table:table="5"/>
          <office:change-info>
            <dc:creator> </dc:creator>
            <dc:date>2020-09-07T14:57:59.176460918</dc:date>
          </office:change-info>
          <table:previous>
            <table:change-track-table-cell office:value-type="float" office:value="0"/>
          </table:previous>
        </table:cell-content-change>
        <table:cell-content-change table:id="ct514">
          <table:cell-address table:column="3" table:row="28" table:table="5"/>
          <office:change-info>
            <dc:creator> </dc:creator>
            <dc:date>2020-09-07T14:57:59.176476856</dc:date>
          </office:change-info>
          <table:previous>
            <table:change-track-table-cell office:value-type="float" office:value="12"/>
          </table:previous>
        </table:cell-content-change>
        <table:cell-content-change table:id="ct515">
          <table:cell-address table:column="3" table:row="29" table:table="5"/>
          <office:change-info>
            <dc:creator> </dc:creator>
            <dc:date>2020-09-07T14:57:59.176492149</dc:date>
          </office:change-info>
          <table:previous>
            <table:change-track-table-cell office:value-type="float" office:value="12"/>
          </table:previous>
        </table:cell-content-change>
        <table:cell-content-change table:id="ct516">
          <table:cell-address table:column="3" table:row="30" table:table="5"/>
          <office:change-info>
            <dc:creator> </dc:creator>
            <dc:date>2020-09-07T14:57:59.176506968</dc:date>
          </office:change-info>
          <table:previous>
            <table:change-track-table-cell office:value-type="float" office:value="15"/>
          </table:previous>
        </table:cell-content-change>
        <table:cell-content-change table:id="ct517">
          <table:cell-address table:column="3" table:row="31" table:table="5"/>
          <office:change-info>
            <dc:creator> </dc:creator>
            <dc:date>2020-09-07T14:57:59.176522198</dc:date>
          </office:change-info>
          <table:previous>
            <table:change-track-table-cell office:value-type="float" office:value="18"/>
          </table:previous>
        </table:cell-content-change>
        <table:cell-content-change table:id="ct518">
          <table:cell-address table:column="3" table:row="32" table:table="5"/>
          <office:change-info>
            <dc:creator> </dc:creator>
            <dc:date>2020-09-07T14:57:59.176537262</dc:date>
          </office:change-info>
          <table:previous>
            <table:change-track-table-cell office:value-type="float" office:value="24"/>
          </table:previous>
        </table:cell-content-change>
        <table:cell-content-change table:id="ct519">
          <table:cell-address table:column="3" table:row="33" table:table="5"/>
          <office:change-info>
            <dc:creator> </dc:creator>
            <dc:date>2020-09-07T14:57:59.176552451</dc:date>
          </office:change-info>
          <table:previous>
            <table:change-track-table-cell office:value-type="float" office:value="20"/>
          </table:previous>
        </table:cell-content-change>
        <table:cell-content-change table:id="ct520">
          <table:cell-address table:column="3" table:row="34" table:table="5"/>
          <office:change-info>
            <dc:creator> </dc:creator>
            <dc:date>2020-09-07T14:57:59.176568253</dc:date>
          </office:change-info>
          <table:previous>
            <table:change-track-table-cell office:value-type="float" office:value="15"/>
          </table:previous>
        </table:cell-content-change>
        <table:cell-content-change table:id="ct521">
          <table:cell-address table:column="3" table:row="35" table:table="5"/>
          <office:change-info>
            <dc:creator> </dc:creator>
            <dc:date>2020-09-07T14:57:59.176583229</dc:date>
          </office:change-info>
          <table:previous>
            <table:change-track-table-cell office:value-type="float" office:value="24"/>
          </table:previous>
        </table:cell-content-change>
        <table:cell-content-change table:id="ct522">
          <table:cell-address table:column="3" table:row="36" table:table="5"/>
          <office:change-info>
            <dc:creator> </dc:creator>
            <dc:date>2020-09-07T14:57:59.176598242</dc:date>
          </office:change-info>
          <table:previous>
            <table:change-track-table-cell office:value-type="float" office:value="22"/>
          </table:previous>
        </table:cell-content-change>
        <table:cell-content-change table:id="ct523">
          <table:cell-address table:column="4" table:row="28" table:table="5"/>
          <office:change-info>
            <dc:creator> </dc:creator>
            <dc:date>2020-09-07T14:57:59.176614977</dc:date>
          </office:change-info>
          <table:previous>
            <table:change-track-table-cell office:value-type="float" office:value="16.9837"/>
          </table:previous>
        </table:cell-content-change>
        <table:cell-content-change table:id="ct524">
          <table:cell-address table:column="4" table:row="29" table:table="5"/>
          <office:change-info>
            <dc:creator> </dc:creator>
            <dc:date>2020-09-07T14:57:59.176632289</dc:date>
          </office:change-info>
          <table:previous>
            <table:change-track-table-cell office:value-type="float" office:value="18.8212"/>
          </table:previous>
        </table:cell-content-change>
        <table:cell-content-change table:id="ct525">
          <table:cell-address table:column="4" table:row="30" table:table="5"/>
          <office:change-info>
            <dc:creator> </dc:creator>
            <dc:date>2020-09-07T14:57:59.176649178</dc:date>
          </office:change-info>
          <table:previous>
            <table:change-track-table-cell office:value-type="float" office:value="20.5968"/>
          </table:previous>
        </table:cell-content-change>
        <table:cell-content-change table:id="ct526">
          <table:cell-address table:column="4" table:row="31" table:table="5"/>
          <office:change-info>
            <dc:creator> </dc:creator>
            <dc:date>2020-09-07T14:57:59.176665899</dc:date>
          </office:change-info>
          <table:previous>
            <table:change-track-table-cell office:value-type="float" office:value="18.6637"/>
          </table:previous>
        </table:cell-content-change>
        <table:cell-content-change table:id="ct527">
          <table:cell-address table:column="4" table:row="32" table:table="5"/>
          <office:change-info>
            <dc:creator> </dc:creator>
            <dc:date>2020-09-07T14:57:59.176683183</dc:date>
          </office:change-info>
          <table:previous>
            <table:change-track-table-cell office:value-type="float" office:value="36.1823"/>
          </table:previous>
        </table:cell-content-change>
        <table:cell-content-change table:id="ct528">
          <table:cell-address table:column="4" table:row="33" table:table="5"/>
          <office:change-info>
            <dc:creator> </dc:creator>
            <dc:date>2020-09-07T14:57:59.176700026</dc:date>
          </office:change-info>
          <table:previous>
            <table:change-track-table-cell office:value-type="float" office:value="18.9761"/>
          </table:previous>
        </table:cell-content-change>
        <table:cell-content-change table:id="ct529">
          <table:cell-address table:column="4" table:row="34" table:table="5"/>
          <office:change-info>
            <dc:creator> </dc:creator>
            <dc:date>2020-09-07T14:57:59.176716902</dc:date>
          </office:change-info>
          <table:previous>
            <table:change-track-table-cell office:value-type="float" office:value="21.3599"/>
          </table:previous>
        </table:cell-content-change>
        <table:cell-content-change table:id="ct530">
          <table:cell-address table:column="4" table:row="35" table:table="5"/>
          <office:change-info>
            <dc:creator> </dc:creator>
            <dc:date>2020-09-07T14:57:59.176734088</dc:date>
          </office:change-info>
          <table:previous>
            <table:change-track-table-cell office:value-type="float" office:value="20.1688"/>
          </table:previous>
        </table:cell-content-change>
        <table:cell-content-change table:id="ct531">
          <table:cell-address table:column="4" table:row="36" table:table="5"/>
          <office:change-info>
            <dc:creator> </dc:creator>
            <dc:date>2020-09-07T14:57:59.176751099</dc:date>
          </office:change-info>
          <table:previous>
            <table:change-track-table-cell office:value-type="float" office:value="25.3459"/>
          </table:previous>
        </table:cell-content-change>
        <table:cell-content-change table:id="ct532">
          <table:cell-address table:column="5" table:row="28" table:table="5"/>
          <office:change-info>
            <dc:creator> </dc:creator>
            <dc:date>2020-09-07T14:57:59.176768361</dc:date>
          </office:change-info>
          <table:previous>
            <table:change-track-table-cell office:value-type="float" office:value="0.986097"/>
          </table:previous>
        </table:cell-content-change>
        <table:cell-content-change table:id="ct533">
          <table:cell-address table:column="5" table:row="29" table:table="5"/>
          <office:change-info>
            <dc:creator> </dc:creator>
            <dc:date>2020-09-07T14:57:59.176786038</dc:date>
          </office:change-info>
          <table:previous>
            <table:change-track-table-cell office:value-type="float" office:value="0.908935"/>
          </table:previous>
        </table:cell-content-change>
        <table:cell-content-change table:id="ct534">
          <table:cell-address table:column="5" table:row="30" table:table="5"/>
          <office:change-info>
            <dc:creator> </dc:creator>
            <dc:date>2020-09-07T14:57:59.176803064</dc:date>
          </office:change-info>
          <table:previous>
            <table:change-track-table-cell office:value-type="float" office:value="0.896394"/>
          </table:previous>
        </table:cell-content-change>
        <table:cell-content-change table:id="ct535">
          <table:cell-address table:column="5" table:row="31" table:table="5"/>
          <office:change-info>
            <dc:creator> </dc:creator>
            <dc:date>2020-09-07T14:57:59.176820203</dc:date>
          </office:change-info>
          <table:previous>
            <table:change-track-table-cell office:value-type="float" office:value="1.01129"/>
          </table:previous>
        </table:cell-content-change>
        <table:cell-content-change table:id="ct536">
          <table:cell-address table:column="5" table:row="32" table:table="5"/>
          <office:change-info>
            <dc:creator> </dc:creator>
            <dc:date>2020-09-07T14:57:59.176837185</dc:date>
          </office:change-info>
          <table:previous>
            <table:change-track-table-cell office:value-type="float" office:value="1.0628"/>
          </table:previous>
        </table:cell-content-change>
        <table:cell-content-change table:id="ct537">
          <table:cell-address table:column="5" table:row="33" table:table="5"/>
          <office:change-info>
            <dc:creator> </dc:creator>
            <dc:date>2020-09-07T14:57:59.176854133</dc:date>
          </office:change-info>
          <table:previous>
            <table:change-track-table-cell office:value-type="float" office:value="0.847593"/>
          </table:previous>
        </table:cell-content-change>
        <table:cell-content-change table:id="ct538">
          <table:cell-address table:column="5" table:row="34" table:table="5"/>
          <office:change-info>
            <dc:creator> </dc:creator>
            <dc:date>2020-09-07T14:57:59.176871093</dc:date>
          </office:change-info>
          <table:previous>
            <table:change-track-table-cell office:value-type="float" office:value="0.855154"/>
          </table:previous>
        </table:cell-content-change>
        <table:cell-content-change table:id="ct539">
          <table:cell-address table:column="5" table:row="35" table:table="5"/>
          <office:change-info>
            <dc:creator> </dc:creator>
            <dc:date>2020-09-07T14:57:59.176887990</dc:date>
          </office:change-info>
          <table:previous>
            <table:change-track-table-cell office:value-type="float" office:value="1.09588"/>
          </table:previous>
        </table:cell-content-change>
        <table:cell-content-change table:id="ct540">
          <table:cell-address table:column="5" table:row="36" table:table="5"/>
          <office:change-info>
            <dc:creator> </dc:creator>
            <dc:date>2020-09-07T14:57:59.176904756</dc:date>
          </office:change-info>
          <table:previous>
            <table:change-track-table-cell office:value-type="float" office:value="0.9458"/>
          </table:previous>
        </table:cell-content-change>
        <table:cell-content-change table:id="ct541">
          <table:cell-address table:column="1" table:row="41" table:table="5"/>
          <office:change-info>
            <dc:creator> </dc:creator>
            <dc:date>2020-09-07T14:58:18.184324466</dc:date>
          </office:change-info>
          <table:previous>
            <table:change-track-table-cell office:value-type="float" office:value="14"/>
          </table:previous>
        </table:cell-content-change>
        <table:cell-content-change table:id="ct542">
          <table:cell-address table:column="1" table:row="42" table:table="5"/>
          <office:change-info>
            <dc:creator> </dc:creator>
            <dc:date>2020-09-07T14:58:18.184416921</dc:date>
          </office:change-info>
          <table:previous>
            <table:change-track-table-cell office:value-type="float" office:value="18"/>
          </table:previous>
        </table:cell-content-change>
        <table:cell-content-change table:id="ct543">
          <table:cell-address table:column="1" table:row="43" table:table="5"/>
          <office:change-info>
            <dc:creator> </dc:creator>
            <dc:date>2020-09-07T14:58:18.184447890</dc:date>
          </office:change-info>
          <table:previous>
            <table:change-track-table-cell office:value-type="float" office:value="21"/>
          </table:previous>
        </table:cell-content-change>
        <table:cell-content-change table:id="ct544">
          <table:cell-address table:column="1" table:row="44" table:table="5"/>
          <office:change-info>
            <dc:creator> </dc:creator>
            <dc:date>2020-09-07T14:58:18.184472107</dc:date>
          </office:change-info>
          <table:previous>
            <table:change-track-table-cell office:value-type="float" office:value="26"/>
          </table:previous>
        </table:cell-content-change>
        <table:cell-content-change table:id="ct545">
          <table:cell-address table:column="1" table:row="45" table:table="5"/>
          <office:change-info>
            <dc:creator> </dc:creator>
            <dc:date>2020-09-07T14:58:18.184496620</dc:date>
          </office:change-info>
          <table:previous>
            <table:change-track-table-cell office:value-type="float" office:value="43"/>
          </table:previous>
        </table:cell-content-change>
        <table:cell-content-change table:id="ct546">
          <table:cell-address table:column="1" table:row="46" table:table="5"/>
          <office:change-info>
            <dc:creator> </dc:creator>
            <dc:date>2020-09-07T14:58:18.184522784</dc:date>
          </office:change-info>
          <table:previous>
            <table:change-track-table-cell office:value-type="float" office:value="18"/>
          </table:previous>
        </table:cell-content-change>
        <table:cell-content-change table:id="ct547">
          <table:cell-address table:column="1" table:row="47" table:table="5"/>
          <office:change-info>
            <dc:creator> </dc:creator>
            <dc:date>2020-09-07T14:58:18.184548850</dc:date>
          </office:change-info>
          <table:previous>
            <table:change-track-table-cell office:value-type="float" office:value="31"/>
          </table:previous>
        </table:cell-content-change>
        <table:cell-content-change table:id="ct548">
          <table:cell-address table:column="1" table:row="48" table:table="5"/>
          <office:change-info>
            <dc:creator> </dc:creator>
            <dc:date>2020-09-07T14:58:18.184575929</dc:date>
          </office:change-info>
          <table:previous>
            <table:change-track-table-cell office:value-type="float" office:value="26"/>
          </table:previous>
        </table:cell-content-change>
        <table:cell-content-change table:id="ct549">
          <table:cell-address table:column="1" table:row="49" table:table="5"/>
          <office:change-info>
            <dc:creator> </dc:creator>
            <dc:date>2020-09-07T14:58:18.184602160</dc:date>
          </office:change-info>
          <table:previous>
            <table:change-track-table-cell office:value-type="float" office:value="34"/>
          </table:previous>
        </table:cell-content-change>
        <table:cell-content-change table:id="ct550">
          <table:cell-address table:column="2" table:row="41" table:table="5"/>
          <office:change-info>
            <dc:creator> </dc:creator>
            <dc:date>2020-09-07T14:58:18.184633549</dc:date>
          </office:change-info>
          <table:previous>
            <table:change-track-table-cell office:value-type="float" office:value="0"/>
          </table:previous>
        </table:cell-content-change>
        <table:cell-content-change table:id="ct551">
          <table:cell-address table:column="2" table:row="42" table:table="5"/>
          <office:change-info>
            <dc:creator> </dc:creator>
            <dc:date>2020-09-07T14:58:18.184661179</dc:date>
          </office:change-info>
          <table:previous>
            <table:change-track-table-cell office:value-type="float" office:value="0"/>
          </table:previous>
        </table:cell-content-change>
        <table:cell-content-change table:id="ct552">
          <table:cell-address table:column="2" table:row="43" table:table="5"/>
          <office:change-info>
            <dc:creator> </dc:creator>
            <dc:date>2020-09-07T14:58:18.184687609</dc:date>
          </office:change-info>
          <table:previous>
            <table:change-track-table-cell office:value-type="float" office:value="0"/>
          </table:previous>
        </table:cell-content-change>
        <table:cell-content-change table:id="ct553">
          <table:cell-address table:column="2" table:row="44" table:table="5"/>
          <office:change-info>
            <dc:creator> </dc:creator>
            <dc:date>2020-09-07T14:58:18.184713661</dc:date>
          </office:change-info>
          <table:previous>
            <table:change-track-table-cell office:value-type="float" office:value="0"/>
          </table:previous>
        </table:cell-content-change>
        <table:cell-content-change table:id="ct554">
          <table:cell-address table:column="2" table:row="45" table:table="5"/>
          <office:change-info>
            <dc:creator> </dc:creator>
            <dc:date>2020-09-07T14:58:18.184740876</dc:date>
          </office:change-info>
          <table:previous>
            <table:change-track-table-cell office:value-type="float" office:value="0"/>
          </table:previous>
        </table:cell-content-change>
        <table:cell-content-change table:id="ct555">
          <table:cell-address table:column="2" table:row="46" table:table="5"/>
          <office:change-info>
            <dc:creator> </dc:creator>
            <dc:date>2020-09-07T14:58:18.184767393</dc:date>
          </office:change-info>
          <table:previous>
            <table:change-track-table-cell office:value-type="float" office:value="0"/>
          </table:previous>
        </table:cell-content-change>
        <table:cell-content-change table:id="ct556">
          <table:cell-address table:column="2" table:row="47" table:table="5"/>
          <office:change-info>
            <dc:creator> </dc:creator>
            <dc:date>2020-09-07T14:58:18.184794448</dc:date>
          </office:change-info>
          <table:previous>
            <table:change-track-table-cell office:value-type="float" office:value="0"/>
          </table:previous>
        </table:cell-content-change>
        <table:cell-content-change table:id="ct557">
          <table:cell-address table:column="2" table:row="48" table:table="5"/>
          <office:change-info>
            <dc:creator> </dc:creator>
            <dc:date>2020-09-07T14:58:18.184821887</dc:date>
          </office:change-info>
          <table:previous>
            <table:change-track-table-cell office:value-type="float" office:value="0"/>
          </table:previous>
        </table:cell-content-change>
        <table:cell-content-change table:id="ct558">
          <table:cell-address table:column="2" table:row="49" table:table="5"/>
          <office:change-info>
            <dc:creator> </dc:creator>
            <dc:date>2020-09-07T14:58:18.184847674</dc:date>
          </office:change-info>
          <table:previous>
            <table:change-track-table-cell office:value-type="float" office:value="0"/>
          </table:previous>
        </table:cell-content-change>
        <table:cell-content-change table:id="ct559">
          <table:cell-address table:column="3" table:row="41" table:table="5"/>
          <office:change-info>
            <dc:creator> </dc:creator>
            <dc:date>2020-09-07T14:58:18.184876296</dc:date>
          </office:change-info>
          <table:previous>
            <table:change-track-table-cell office:value-type="float" office:value="13"/>
          </table:previous>
        </table:cell-content-change>
        <table:cell-content-change table:id="ct560">
          <table:cell-address table:column="3" table:row="42" table:table="5"/>
          <office:change-info>
            <dc:creator> </dc:creator>
            <dc:date>2020-09-07T14:58:18.184902389</dc:date>
          </office:change-info>
          <table:previous>
            <table:change-track-table-cell office:value-type="float" office:value="13"/>
          </table:previous>
        </table:cell-content-change>
        <table:cell-content-change table:id="ct561">
          <table:cell-address table:column="3" table:row="43" table:table="5"/>
          <office:change-info>
            <dc:creator> </dc:creator>
            <dc:date>2020-09-07T14:58:18.184928054</dc:date>
          </office:change-info>
          <table:previous>
            <table:change-track-table-cell office:value-type="float" office:value="15"/>
          </table:previous>
        </table:cell-content-change>
        <table:cell-content-change table:id="ct562">
          <table:cell-address table:column="3" table:row="44" table:table="5"/>
          <office:change-info>
            <dc:creator> </dc:creator>
            <dc:date>2020-09-07T14:58:18.184954009</dc:date>
          </office:change-info>
          <table:previous>
            <table:change-track-table-cell office:value-type="float" office:value="15"/>
          </table:previous>
        </table:cell-content-change>
        <table:cell-content-change table:id="ct563">
          <table:cell-address table:column="3" table:row="45" table:table="5"/>
          <office:change-info>
            <dc:creator> </dc:creator>
            <dc:date>2020-09-07T14:58:18.184980923</dc:date>
          </office:change-info>
          <table:previous>
            <table:change-track-table-cell office:value-type="float" office:value="17"/>
          </table:previous>
        </table:cell-content-change>
        <table:cell-content-change table:id="ct564">
          <table:cell-address table:column="3" table:row="46" table:table="5"/>
          <office:change-info>
            <dc:creator> </dc:creator>
            <dc:date>2020-09-07T14:58:18.185007203</dc:date>
          </office:change-info>
          <table:previous>
            <table:change-track-table-cell office:value-type="float" office:value="20"/>
          </table:previous>
        </table:cell-content-change>
        <table:cell-content-change table:id="ct565">
          <table:cell-address table:column="3" table:row="47" table:table="5"/>
          <office:change-info>
            <dc:creator> </dc:creator>
            <dc:date>2020-09-07T14:58:18.185034783</dc:date>
          </office:change-info>
          <table:previous>
            <table:change-track-table-cell office:value-type="float" office:value="12"/>
          </table:previous>
        </table:cell-content-change>
        <table:cell-content-change table:id="ct566">
          <table:cell-address table:column="3" table:row="48" table:table="5"/>
          <office:change-info>
            <dc:creator> </dc:creator>
            <dc:date>2020-09-07T14:58:18.185060961</dc:date>
          </office:change-info>
          <table:previous>
            <table:change-track-table-cell office:value-type="float" office:value="21"/>
          </table:previous>
        </table:cell-content-change>
        <table:cell-content-change table:id="ct567">
          <table:cell-address table:column="3" table:row="49" table:table="5"/>
          <office:change-info>
            <dc:creator> </dc:creator>
            <dc:date>2020-09-07T14:58:18.185086671</dc:date>
          </office:change-info>
          <table:previous>
            <table:change-track-table-cell office:value-type="float" office:value="18"/>
          </table:previous>
        </table:cell-content-change>
        <table:cell-content-change table:id="ct568">
          <table:cell-address table:column="4" table:row="41" table:table="5"/>
          <office:change-info>
            <dc:creator> </dc:creator>
            <dc:date>2020-09-07T14:58:18.185116178</dc:date>
          </office:change-info>
          <table:previous>
            <table:change-track-table-cell office:value-type="float" office:value="18.6305"/>
          </table:previous>
        </table:cell-content-change>
        <table:cell-content-change table:id="ct569">
          <table:cell-address table:column="4" table:row="42" table:table="5"/>
          <office:change-info>
            <dc:creator> </dc:creator>
            <dc:date>2020-09-07T14:58:18.185145508</dc:date>
          </office:change-info>
          <table:previous>
            <table:change-track-table-cell office:value-type="float" office:value="15.5064"/>
          </table:previous>
        </table:cell-content-change>
        <table:cell-content-change table:id="ct570">
          <table:cell-address table:column="4" table:row="43" table:table="5"/>
          <office:change-info>
            <dc:creator> </dc:creator>
            <dc:date>2020-09-07T14:58:18.185174699</dc:date>
          </office:change-info>
          <table:previous>
            <table:change-track-table-cell office:value-type="float" office:value="15.8229"/>
          </table:previous>
        </table:cell-content-change>
        <table:cell-content-change table:id="ct571">
          <table:cell-address table:column="4" table:row="44" table:table="5"/>
          <office:change-info>
            <dc:creator> </dc:creator>
            <dc:date>2020-09-07T14:58:18.185204947</dc:date>
          </office:change-info>
          <table:previous>
            <table:change-track-table-cell office:value-type="float" office:value="13.9971"/>
          </table:previous>
        </table:cell-content-change>
        <table:cell-content-change table:id="ct572">
          <table:cell-address table:column="4" table:row="45" table:table="5"/>
          <office:change-info>
            <dc:creator> </dc:creator>
            <dc:date>2020-09-07T14:58:18.185235979</dc:date>
          </office:change-info>
          <table:previous>
            <table:change-track-table-cell office:value-type="float" office:value="32.8324"/>
          </table:previous>
        </table:cell-content-change>
        <table:cell-content-change table:id="ct573">
          <table:cell-address table:column="4" table:row="46" table:table="5"/>
          <office:change-info>
            <dc:creator> </dc:creator>
            <dc:date>2020-09-07T14:58:18.185266344</dc:date>
          </office:change-info>
          <table:previous>
            <table:change-track-table-cell office:value-type="float" office:value="12.7152"/>
          </table:previous>
        </table:cell-content-change>
        <table:cell-content-change table:id="ct574">
          <table:cell-address table:column="4" table:row="47" table:table="5"/>
          <office:change-info>
            <dc:creator> </dc:creator>
            <dc:date>2020-09-07T14:58:18.185295571</dc:date>
          </office:change-info>
          <table:previous>
            <table:change-track-table-cell office:value-type="float" office:value="16.0547"/>
          </table:previous>
        </table:cell-content-change>
        <table:cell-content-change table:id="ct575">
          <table:cell-address table:column="4" table:row="48" table:table="5"/>
          <office:change-info>
            <dc:creator> </dc:creator>
            <dc:date>2020-09-07T14:58:18.185325917</dc:date>
          </office:change-info>
          <table:previous>
            <table:change-track-table-cell office:value-type="float" office:value="16.6426"/>
          </table:previous>
        </table:cell-content-change>
        <table:cell-content-change table:id="ct576">
          <table:cell-address table:column="4" table:row="49" table:table="5"/>
          <office:change-info>
            <dc:creator> </dc:creator>
            <dc:date>2020-09-07T14:58:18.185356404</dc:date>
          </office:change-info>
          <table:previous>
            <table:change-track-table-cell office:value-type="float" office:value="21.9068"/>
          </table:previous>
        </table:cell-content-change>
        <table:cell-content-change table:id="ct577">
          <table:cell-address table:column="5" table:row="41" table:table="5"/>
          <office:change-info>
            <dc:creator> </dc:creator>
            <dc:date>2020-09-07T14:58:18.185387559</dc:date>
          </office:change-info>
          <table:previous>
            <table:change-track-table-cell office:value-type="float" office:value="47.9805"/>
          </table:previous>
        </table:cell-content-change>
        <table:cell-content-change table:id="ct578">
          <table:cell-address table:column="5" table:row="42" table:table="5"/>
          <office:change-info>
            <dc:creator> </dc:creator>
            <dc:date>2020-09-07T14:58:18.185417813</dc:date>
          </office:change-info>
          <table:previous>
            <table:change-track-table-cell office:value-type="float" office:value="47.4128"/>
          </table:previous>
        </table:cell-content-change>
        <table:cell-content-change table:id="ct579">
          <table:cell-address table:column="5" table:row="43" table:table="5"/>
          <office:change-info>
            <dc:creator> </dc:creator>
            <dc:date>2020-09-07T14:58:18.185448351</dc:date>
          </office:change-info>
          <table:previous>
            <table:change-track-table-cell office:value-type="float" office:value="47.3374"/>
          </table:previous>
        </table:cell-content-change>
        <table:cell-content-change table:id="ct580">
          <table:cell-address table:column="5" table:row="44" table:table="5"/>
          <office:change-info>
            <dc:creator> </dc:creator>
            <dc:date>2020-09-07T14:58:18.185479495</dc:date>
          </office:change-info>
          <table:previous>
            <table:change-track-table-cell office:value-type="float" office:value="47.0583"/>
          </table:previous>
        </table:cell-content-change>
        <table:cell-content-change table:id="ct581">
          <table:cell-address table:column="5" table:row="45" table:table="5"/>
          <office:change-info>
            <dc:creator> </dc:creator>
            <dc:date>2020-09-07T14:58:18.185510700</dc:date>
          </office:change-info>
          <table:previous>
            <table:change-track-table-cell office:value-type="float" office:value="48.254"/>
          </table:previous>
        </table:cell-content-change>
        <table:cell-content-change table:id="ct582">
          <table:cell-address table:column="5" table:row="46" table:table="5"/>
          <office:change-info>
            <dc:creator> </dc:creator>
            <dc:date>2020-09-07T14:58:18.185541581</dc:date>
          </office:change-info>
          <table:previous>
            <table:change-track-table-cell office:value-type="float" office:value="47.0949"/>
          </table:previous>
        </table:cell-content-change>
        <table:cell-content-change table:id="ct583">
          <table:cell-address table:column="5" table:row="47" table:table="5"/>
          <office:change-info>
            <dc:creator> </dc:creator>
            <dc:date>2020-09-07T14:58:18.185572274</dc:date>
          </office:change-info>
          <table:previous>
            <table:change-track-table-cell office:value-type="float" office:value="47.4011"/>
          </table:previous>
        </table:cell-content-change>
        <table:cell-content-change table:id="ct584">
          <table:cell-address table:column="5" table:row="48" table:table="5"/>
          <office:change-info>
            <dc:creator> </dc:creator>
            <dc:date>2020-09-07T14:58:18.185603103</dc:date>
          </office:change-info>
          <table:previous>
            <table:change-track-table-cell office:value-type="float" office:value="47.1288"/>
          </table:previous>
        </table:cell-content-change>
        <table:cell-content-change table:id="ct585">
          <table:cell-address table:column="5" table:row="49" table:table="5"/>
          <office:change-info>
            <dc:creator> </dc:creator>
            <dc:date>2020-09-07T14:58:18.185635064</dc:date>
          </office:change-info>
          <table:previous>
            <table:change-track-table-cell office:value-type="float" office:value="47.8187"/>
          </table:previous>
        </table:cell-content-change>
        <table:cell-content-change table:id="ct586">
          <table:cell-address table:column="1" table:row="54" table:table="5"/>
          <office:change-info>
            <dc:creator> </dc:creator>
            <dc:date>2020-09-07T14:58:32.815350024</dc:date>
          </office:change-info>
          <table:previous>
            <table:change-track-table-cell office:value-type="float" office:value="14"/>
          </table:previous>
        </table:cell-content-change>
        <table:cell-content-change table:id="ct587">
          <table:cell-address table:column="1" table:row="55" table:table="5"/>
          <office:change-info>
            <dc:creator> </dc:creator>
            <dc:date>2020-09-07T14:58:32.815431247</dc:date>
          </office:change-info>
          <table:previous>
            <table:change-track-table-cell office:value-type="float" office:value="18"/>
          </table:previous>
        </table:cell-content-change>
        <table:cell-content-change table:id="ct588">
          <table:cell-address table:column="1" table:row="56" table:table="5"/>
          <office:change-info>
            <dc:creator> </dc:creator>
            <dc:date>2020-09-07T14:58:32.815452202</dc:date>
          </office:change-info>
          <table:previous>
            <table:change-track-table-cell office:value-type="float" office:value="21"/>
          </table:previous>
        </table:cell-content-change>
        <table:cell-content-change table:id="ct589">
          <table:cell-address table:column="1" table:row="57" table:table="5"/>
          <office:change-info>
            <dc:creator> </dc:creator>
            <dc:date>2020-09-07T14:58:32.815464867</dc:date>
          </office:change-info>
          <table:previous>
            <table:change-track-table-cell office:value-type="float" office:value="26"/>
          </table:previous>
        </table:cell-content-change>
        <table:cell-content-change table:id="ct590">
          <table:cell-address table:column="1" table:row="58" table:table="5"/>
          <office:change-info>
            <dc:creator> </dc:creator>
            <dc:date>2020-09-07T14:58:32.815478076</dc:date>
          </office:change-info>
          <table:previous>
            <table:change-track-table-cell office:value-type="float" office:value="43"/>
          </table:previous>
        </table:cell-content-change>
        <table:cell-content-change table:id="ct591">
          <table:cell-address table:column="1" table:row="59" table:table="5"/>
          <office:change-info>
            <dc:creator> </dc:creator>
            <dc:date>2020-09-07T14:58:32.815492731</dc:date>
          </office:change-info>
          <table:previous>
            <table:change-track-table-cell office:value-type="float" office:value="18"/>
          </table:previous>
        </table:cell-content-change>
        <table:cell-content-change table:id="ct592">
          <table:cell-address table:column="1" table:row="60" table:table="5"/>
          <office:change-info>
            <dc:creator> </dc:creator>
            <dc:date>2020-09-07T14:58:32.815505896</dc:date>
          </office:change-info>
          <table:previous>
            <table:change-track-table-cell office:value-type="float" office:value="31"/>
          </table:previous>
        </table:cell-content-change>
        <table:cell-content-change table:id="ct593">
          <table:cell-address table:column="1" table:row="61" table:table="5"/>
          <office:change-info>
            <dc:creator> </dc:creator>
            <dc:date>2020-09-07T14:58:32.815519492</dc:date>
          </office:change-info>
          <table:previous>
            <table:change-track-table-cell office:value-type="float" office:value="26"/>
          </table:previous>
        </table:cell-content-change>
        <table:cell-content-change table:id="ct594">
          <table:cell-address table:column="1" table:row="62" table:table="5"/>
          <office:change-info>
            <dc:creator> </dc:creator>
            <dc:date>2020-09-07T14:58:32.815532858</dc:date>
          </office:change-info>
          <table:previous>
            <table:change-track-table-cell office:value-type="float" office:value="34"/>
          </table:previous>
        </table:cell-content-change>
        <table:cell-content-change table:id="ct595">
          <table:cell-address table:column="2" table:row="54" table:table="5"/>
          <office:change-info>
            <dc:creator> </dc:creator>
            <dc:date>2020-09-07T14:58:32.815550848</dc:date>
          </office:change-info>
          <table:previous>
            <table:change-track-table-cell office:value-type="float" office:value="0"/>
          </table:previous>
        </table:cell-content-change>
        <table:cell-content-change table:id="ct596">
          <table:cell-address table:column="2" table:row="55" table:table="5"/>
          <office:change-info>
            <dc:creator> </dc:creator>
            <dc:date>2020-09-07T14:58:32.815564781</dc:date>
          </office:change-info>
          <table:previous>
            <table:change-track-table-cell office:value-type="float" office:value="0"/>
          </table:previous>
        </table:cell-content-change>
        <table:cell-content-change table:id="ct597">
          <table:cell-address table:column="2" table:row="56" table:table="5"/>
          <office:change-info>
            <dc:creator> </dc:creator>
            <dc:date>2020-09-07T14:58:32.815578555</dc:date>
          </office:change-info>
          <table:previous>
            <table:change-track-table-cell office:value-type="float" office:value="0"/>
          </table:previous>
        </table:cell-content-change>
        <table:cell-content-change table:id="ct598">
          <table:cell-address table:column="2" table:row="57" table:table="5"/>
          <office:change-info>
            <dc:creator> </dc:creator>
            <dc:date>2020-09-07T14:58:32.815591954</dc:date>
          </office:change-info>
          <table:previous>
            <table:change-track-table-cell office:value-type="float" office:value="0"/>
          </table:previous>
        </table:cell-content-change>
        <table:cell-content-change table:id="ct599">
          <table:cell-address table:column="2" table:row="58" table:table="5"/>
          <office:change-info>
            <dc:creator> </dc:creator>
            <dc:date>2020-09-07T14:58:32.815605757</dc:date>
          </office:change-info>
          <table:previous>
            <table:change-track-table-cell office:value-type="float" office:value="0"/>
          </table:previous>
        </table:cell-content-change>
        <table:cell-content-change table:id="ct600">
          <table:cell-address table:column="2" table:row="59" table:table="5"/>
          <office:change-info>
            <dc:creator> </dc:creator>
            <dc:date>2020-09-07T14:58:32.815619137</dc:date>
          </office:change-info>
          <table:previous>
            <table:change-track-table-cell office:value-type="float" office:value="0"/>
          </table:previous>
        </table:cell-content-change>
        <table:cell-content-change table:id="ct601">
          <table:cell-address table:column="2" table:row="60" table:table="5"/>
          <office:change-info>
            <dc:creator> </dc:creator>
            <dc:date>2020-09-07T14:58:32.815633391</dc:date>
          </office:change-info>
          <table:previous>
            <table:change-track-table-cell office:value-type="float" office:value="0"/>
          </table:previous>
        </table:cell-content-change>
        <table:cell-content-change table:id="ct602">
          <table:cell-address table:column="2" table:row="61" table:table="5"/>
          <office:change-info>
            <dc:creator> </dc:creator>
            <dc:date>2020-09-07T14:58:32.815647643</dc:date>
          </office:change-info>
          <table:previous>
            <table:change-track-table-cell office:value-type="float" office:value="0"/>
          </table:previous>
        </table:cell-content-change>
        <table:cell-content-change table:id="ct603">
          <table:cell-address table:column="2" table:row="62" table:table="5"/>
          <office:change-info>
            <dc:creator> </dc:creator>
            <dc:date>2020-09-07T14:58:32.815662064</dc:date>
          </office:change-info>
          <table:previous>
            <table:change-track-table-cell office:value-type="float" office:value="0"/>
          </table:previous>
        </table:cell-content-change>
        <table:cell-content-change table:id="ct604">
          <table:cell-address table:column="3" table:row="54" table:table="5"/>
          <office:change-info>
            <dc:creator> </dc:creator>
            <dc:date>2020-09-07T14:58:32.815676726</dc:date>
          </office:change-info>
          <table:previous>
            <table:change-track-table-cell office:value-type="float" office:value="14"/>
          </table:previous>
        </table:cell-content-change>
        <table:cell-content-change table:id="ct605">
          <table:cell-address table:column="3" table:row="55" table:table="5"/>
          <office:change-info>
            <dc:creator> </dc:creator>
            <dc:date>2020-09-07T14:58:32.815690835</dc:date>
          </office:change-info>
          <table:previous>
            <table:change-track-table-cell office:value-type="float" office:value="11"/>
          </table:previous>
        </table:cell-content-change>
        <table:cell-content-change table:id="ct606">
          <table:cell-address table:column="3" table:row="56" table:table="5"/>
          <office:change-info>
            <dc:creator> </dc:creator>
            <dc:date>2020-09-07T14:58:32.815704224</dc:date>
          </office:change-info>
          <table:previous>
            <table:change-track-table-cell office:value-type="float" office:value="16"/>
          </table:previous>
        </table:cell-content-change>
        <table:cell-content-change table:id="ct607">
          <table:cell-address table:column="3" table:row="57" table:table="5"/>
          <office:change-info>
            <dc:creator> </dc:creator>
            <dc:date>2020-09-07T14:58:32.815718109</dc:date>
          </office:change-info>
          <table:previous>
            <table:change-track-table-cell office:value-type="float" office:value="19"/>
          </table:previous>
        </table:cell-content-change>
        <table:cell-content-change table:id="ct608">
          <table:cell-address table:column="3" table:row="58" table:table="5"/>
          <office:change-info>
            <dc:creator> </dc:creator>
            <dc:date>2020-09-07T14:58:32.815731415</dc:date>
          </office:change-info>
          <table:previous>
            <table:change-track-table-cell office:value-type="float" office:value="22"/>
          </table:previous>
        </table:cell-content-change>
        <table:cell-content-change table:id="ct609">
          <table:cell-address table:column="3" table:row="59" table:table="5"/>
          <office:change-info>
            <dc:creator> </dc:creator>
            <dc:date>2020-09-07T14:58:32.815745272</dc:date>
          </office:change-info>
          <table:previous>
            <table:change-track-table-cell office:value-type="float" office:value="22"/>
          </table:previous>
        </table:cell-content-change>
        <table:cell-content-change table:id="ct610">
          <table:cell-address table:column="3" table:row="60" table:table="5"/>
          <office:change-info>
            <dc:creator> </dc:creator>
            <dc:date>2020-09-07T14:58:32.815758904</dc:date>
          </office:change-info>
          <table:previous>
            <table:change-track-table-cell office:value-type="float" office:value="13"/>
          </table:previous>
        </table:cell-content-change>
        <table:cell-content-change table:id="ct611">
          <table:cell-address table:column="3" table:row="61" table:table="5"/>
          <office:change-info>
            <dc:creator> </dc:creator>
            <dc:date>2020-09-07T14:58:32.815772620</dc:date>
          </office:change-info>
          <table:previous>
            <table:change-track-table-cell office:value-type="float" office:value="24"/>
          </table:previous>
        </table:cell-content-change>
        <table:cell-content-change table:id="ct612">
          <table:cell-address table:column="3" table:row="62" table:table="5"/>
          <office:change-info>
            <dc:creator> </dc:creator>
            <dc:date>2020-09-07T14:58:32.815786509</dc:date>
          </office:change-info>
          <table:previous>
            <table:change-track-table-cell office:value-type="float" office:value="22"/>
          </table:previous>
        </table:cell-content-change>
        <table:cell-content-change table:id="ct613">
          <table:cell-address table:column="4" table:row="54" table:table="5"/>
          <office:change-info>
            <dc:creator> </dc:creator>
            <dc:date>2020-09-07T14:58:32.815801832</dc:date>
          </office:change-info>
          <table:previous>
            <table:change-track-table-cell office:value-type="float" office:value="19.1933"/>
          </table:previous>
        </table:cell-content-change>
        <table:cell-content-change table:id="ct614">
          <table:cell-address table:column="4" table:row="55" table:table="5"/>
          <office:change-info>
            <dc:creator> </dc:creator>
            <dc:date>2020-09-07T14:58:32.815816656</dc:date>
          </office:change-info>
          <table:previous>
            <table:change-track-table-cell office:value-type="float" office:value="19.2877"/>
          </table:previous>
        </table:cell-content-change>
        <table:cell-content-change table:id="ct615">
          <table:cell-address table:column="4" table:row="56" table:table="5"/>
          <office:change-info>
            <dc:creator> </dc:creator>
            <dc:date>2020-09-07T14:58:32.815831176</dc:date>
          </office:change-info>
          <table:previous>
            <table:change-track-table-cell office:value-type="float" office:value="17.7341"/>
          </table:previous>
        </table:cell-content-change>
        <table:cell-content-change table:id="ct616">
          <table:cell-address table:column="4" table:row="57" table:table="5"/>
          <office:change-info>
            <dc:creator> </dc:creator>
            <dc:date>2020-09-07T14:58:32.815846452</dc:date>
          </office:change-info>
          <table:previous>
            <table:change-track-table-cell office:value-type="float" office:value="18.7528"/>
          </table:previous>
        </table:cell-content-change>
        <table:cell-content-change table:id="ct617">
          <table:cell-address table:column="4" table:row="58" table:table="5"/>
          <office:change-info>
            <dc:creator> </dc:creator>
            <dc:date>2020-09-07T14:58:32.815860818</dc:date>
          </office:change-info>
          <table:previous>
            <table:change-track-table-cell office:value-type="float" office:value="34.7088"/>
          </table:previous>
        </table:cell-content-change>
        <table:cell-content-change table:id="ct618">
          <table:cell-address table:column="4" table:row="59" table:table="5"/>
          <office:change-info>
            <dc:creator> </dc:creator>
            <dc:date>2020-09-07T14:58:32.815876175</dc:date>
          </office:change-info>
          <table:previous>
            <table:change-track-table-cell office:value-type="float" office:value="18.3826"/>
          </table:previous>
        </table:cell-content-change>
        <table:cell-content-change table:id="ct619">
          <table:cell-address table:column="4" table:row="60" table:table="5"/>
          <office:change-info>
            <dc:creator> </dc:creator>
            <dc:date>2020-09-07T14:58:32.815891016</dc:date>
          </office:change-info>
          <table:previous>
            <table:change-track-table-cell office:value-type="float" office:value="21.2465"/>
          </table:previous>
        </table:cell-content-change>
        <table:cell-content-change table:id="ct620">
          <table:cell-address table:column="4" table:row="61" table:table="5"/>
          <office:change-info>
            <dc:creator> </dc:creator>
            <dc:date>2020-09-07T14:58:32.815905601</dc:date>
          </office:change-info>
          <table:previous>
            <table:change-track-table-cell office:value-type="float" office:value="16.7836"/>
          </table:previous>
        </table:cell-content-change>
        <table:cell-content-change table:id="ct621">
          <table:cell-address table:column="4" table:row="62" table:table="5"/>
          <office:change-info>
            <dc:creator> </dc:creator>
            <dc:date>2020-09-07T14:58:32.815920394</dc:date>
          </office:change-info>
          <table:previous>
            <table:change-track-table-cell office:value-type="float" office:value="25.3266"/>
          </table:previous>
        </table:cell-content-change>
        <table:cell-content-change table:id="ct622">
          <table:cell-address table:column="5" table:row="54" table:table="5"/>
          <office:change-info>
            <dc:creator> </dc:creator>
            <dc:date>2020-09-07T14:58:32.815935988</dc:date>
          </office:change-info>
          <table:previous>
            <table:change-track-table-cell office:value-type="float" office:value="24.9939"/>
          </table:previous>
        </table:cell-content-change>
        <table:cell-content-change table:id="ct623">
          <table:cell-address table:column="5" table:row="55" table:table="5"/>
          <office:change-info>
            <dc:creator> </dc:creator>
            <dc:date>2020-09-07T14:58:32.815950941</dc:date>
          </office:change-info>
          <table:previous>
            <table:change-track-table-cell office:value-type="float" office:value="25.0533"/>
          </table:previous>
        </table:cell-content-change>
        <table:cell-content-change table:id="ct624">
          <table:cell-address table:column="5" table:row="56" table:table="5"/>
          <office:change-info>
            <dc:creator> </dc:creator>
            <dc:date>2020-09-07T14:58:32.815966124</dc:date>
          </office:change-info>
          <table:previous>
            <table:change-track-table-cell office:value-type="float" office:value="22.8585"/>
          </table:previous>
        </table:cell-content-change>
        <table:cell-content-change table:id="ct625">
          <table:cell-address table:column="5" table:row="57" table:table="5"/>
          <office:change-info>
            <dc:creator> </dc:creator>
            <dc:date>2020-09-07T14:58:32.815981117</dc:date>
          </office:change-info>
          <table:previous>
            <table:change-track-table-cell office:value-type="float" office:value="23.8912"/>
          </table:previous>
        </table:cell-content-change>
        <table:cell-content-change table:id="ct626">
          <table:cell-address table:column="5" table:row="58" table:table="5"/>
          <office:change-info>
            <dc:creator> </dc:creator>
            <dc:date>2020-09-07T14:58:32.815996472</dc:date>
          </office:change-info>
          <table:previous>
            <table:change-track-table-cell office:value-type="float" office:value="25.1025"/>
          </table:previous>
        </table:cell-content-change>
        <table:cell-content-change table:id="ct627">
          <table:cell-address table:column="5" table:row="59" table:table="5"/>
          <office:change-info>
            <dc:creator> </dc:creator>
            <dc:date>2020-09-07T14:58:32.816011043</dc:date>
          </office:change-info>
          <table:previous>
            <table:change-track-table-cell office:value-type="float" office:value="22.9993"/>
          </table:previous>
        </table:cell-content-change>
        <table:cell-content-change table:id="ct628">
          <table:cell-address table:column="5" table:row="60" table:table="5"/>
          <office:change-info>
            <dc:creator> </dc:creator>
            <dc:date>2020-09-07T14:58:32.816026333</dc:date>
          </office:change-info>
          <table:previous>
            <table:change-track-table-cell office:value-type="float" office:value="22.9161"/>
          </table:previous>
        </table:cell-content-change>
        <table:cell-content-change table:id="ct629">
          <table:cell-address table:column="5" table:row="61" table:table="5"/>
          <office:change-info>
            <dc:creator> </dc:creator>
            <dc:date>2020-09-07T14:58:32.816041269</dc:date>
          </office:change-info>
          <table:previous>
            <table:change-track-table-cell office:value-type="float" office:value="23.8662"/>
          </table:previous>
        </table:cell-content-change>
        <table:cell-content-change table:id="ct630">
          <table:cell-address table:column="5" table:row="62" table:table="5"/>
          <office:change-info>
            <dc:creator> </dc:creator>
            <dc:date>2020-09-07T14:58:32.816056739</dc:date>
          </office:change-info>
          <table:previous>
            <table:change-track-table-cell office:value-type="float" office:value="24.7545"/>
          </table:previous>
        </table:cell-content-change>
        <table:cell-content-change table:id="ct631">
          <table:cell-address table:column="0" table:row="65" table:table="6"/>
          <office:change-info>
            <dc:creator> </dc:creator>
            <dc:date>2020-09-07T14:59:05.538287045</dc:date>
          </office:change-info>
          <table:previous>
            <table:change-track-table-cell/>
          </table:previous>
        </table:cell-content-change>
        <table:cell-content-change table:id="ct632">
          <table:cell-address table:column="0" table:row="66" table:table="6"/>
          <office:change-info>
            <dc:creator> </dc:creator>
            <dc:date>2020-09-07T14:59:05.538370122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67" table:table="6"/>
          <office:change-info>
            <dc:creator> </dc:creator>
            <dc:date>2020-09-07T14:59:05.538393273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68" table:table="6"/>
          <office:change-info>
            <dc:creator> </dc:creator>
            <dc:date>2020-09-07T14:59:05.538409614</dc:date>
          </office:change-info>
          <table:previous>
            <table:change-track-table-cell/>
          </table:previous>
        </table:cell-content-change>
        <table:cell-content-change table:id="ct635">
          <table:cell-address table:column="0" table:row="69" table:table="6"/>
          <office:change-info>
            <dc:creator> </dc:creator>
            <dc:date>2020-09-07T14:59:05.538425034</dc:date>
          </office:change-info>
          <table:previous>
            <table:change-track-table-cell/>
          </table:previous>
        </table:cell-content-change>
        <table:cell-content-change table:id="ct636">
          <table:cell-address table:column="0" table:row="70" table:table="6"/>
          <office:change-info>
            <dc:creator> </dc:creator>
            <dc:date>2020-09-07T14:59:05.538440333</dc:date>
          </office:change-info>
          <table:previous>
            <table:change-track-table-cell/>
          </table:previous>
        </table:cell-content-change>
        <table:cell-content-change table:id="ct637">
          <table:cell-address table:column="0" table:row="71" table:table="6"/>
          <office:change-info>
            <dc:creator> </dc:creator>
            <dc:date>2020-09-07T14:59:05.538455536</dc:date>
          </office:change-info>
          <table:previous>
            <table:change-track-table-cell/>
          </table:previous>
        </table:cell-content-change>
        <table:cell-content-change table:id="ct638">
          <table:cell-address table:column="0" table:row="72" table:table="6"/>
          <office:change-info>
            <dc:creator> </dc:creator>
            <dc:date>2020-09-07T14:59:05.538470635</dc:date>
          </office:change-info>
          <table:previous>
            <table:change-track-table-cell/>
          </table:previous>
        </table:cell-content-change>
        <table:cell-content-change table:id="ct639">
          <table:cell-address table:column="0" table:row="73" table:table="6"/>
          <office:change-info>
            <dc:creator> </dc:creator>
            <dc:date>2020-09-07T14:59:05.538486452</dc:date>
          </office:change-info>
          <table:previous>
            <table:change-track-table-cell/>
          </table:previous>
        </table:cell-content-change>
        <table:cell-content-change table:id="ct640">
          <table:cell-address table:column="0" table:row="74" table:table="6"/>
          <office:change-info>
            <dc:creator> </dc:creator>
            <dc:date>2020-09-07T14:59:05.538501384</dc:date>
          </office:change-info>
          <table:previous>
            <table:change-track-table-cell/>
          </table:previous>
        </table:cell-content-change>
        <table:cell-content-change table:id="ct641">
          <table:cell-address table:column="0" table:row="75" table:table="6"/>
          <office:change-info>
            <dc:creator> </dc:creator>
            <dc:date>2020-09-07T14:59:05.538516224</dc:date>
          </office:change-info>
          <table:previous>
            <table:change-track-table-cell/>
          </table:previous>
        </table:cell-content-change>
        <table:cell-content-change table:id="ct642">
          <table:cell-address table:column="0" table:row="76" table:table="6"/>
          <office:change-info>
            <dc:creator> </dc:creator>
            <dc:date>2020-09-07T14:59:05.538529854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66" table:table="6"/>
          <office:change-info>
            <dc:creator> </dc:creator>
            <dc:date>2020-09-07T14:59:05.538543573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67" table:table="6"/>
          <office:change-info>
            <dc:creator> </dc:creator>
            <dc:date>2020-09-07T14:59:05.538558092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68" table:table="6"/>
          <office:change-info>
            <dc:creator> </dc:creator>
            <dc:date>2020-09-07T14:59:05.538574265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69" table:table="6"/>
          <office:change-info>
            <dc:creator> </dc:creator>
            <dc:date>2020-09-07T14:59:05.538589820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70" table:table="6"/>
          <office:change-info>
            <dc:creator> </dc:creator>
            <dc:date>2020-09-07T14:59:05.538605850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71" table:table="6"/>
          <office:change-info>
            <dc:creator> </dc:creator>
            <dc:date>2020-09-07T14:59:05.53862171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72" table:table="6"/>
          <office:change-info>
            <dc:creator> </dc:creator>
            <dc:date>2020-09-07T14:59:05.5386372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73" table:table="6"/>
          <office:change-info>
            <dc:creator> </dc:creator>
            <dc:date>2020-09-07T14:59:05.538653047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74" table:table="6"/>
          <office:change-info>
            <dc:creator> </dc:creator>
            <dc:date>2020-09-07T14:59:05.538668975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75" table:table="6"/>
          <office:change-info>
            <dc:creator> </dc:creator>
            <dc:date>2020-09-07T14:59:05.538684538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76" table:table="6"/>
          <office:change-info>
            <dc:creator> </dc:creator>
            <dc:date>2020-09-07T14:59:05.538743712</dc:date>
          </office:change-info>
          <table:previous>
            <table:change-track-table-cell/>
          </table:previous>
        </table:cell-content-change>
        <table:cell-content-change table:id="ct654">
          <table:cell-address table:column="2" table:row="66" table:table="6"/>
          <office:change-info>
            <dc:creator> </dc:creator>
            <dc:date>2020-09-07T14:59:05.538774444</dc:date>
          </office:change-info>
          <table:previous>
            <table:change-track-table-cell/>
          </table:previous>
        </table:cell-content-change>
        <table:cell-content-change table:id="ct655">
          <table:cell-address table:column="2" table:row="67" table:table="6"/>
          <office:change-info>
            <dc:creator> </dc:creator>
            <dc:date>2020-09-07T14:59:05.538792202</dc:date>
          </office:change-info>
          <table:previous>
            <table:change-track-table-cell/>
          </table:previous>
        </table:cell-content-change>
        <table:cell-content-change table:id="ct656">
          <table:cell-address table:column="2" table:row="68" table:table="6"/>
          <office:change-info>
            <dc:creator> </dc:creator>
            <dc:date>2020-09-07T14:59:05.538807585</dc:date>
          </office:change-info>
          <table:previous>
            <table:change-track-table-cell/>
          </table:previous>
        </table:cell-content-change>
        <table:cell-content-change table:id="ct657">
          <table:cell-address table:column="2" table:row="69" table:table="6"/>
          <office:change-info>
            <dc:creator> </dc:creator>
            <dc:date>2020-09-07T14:59:05.538822891</dc:date>
          </office:change-info>
          <table:previous>
            <table:change-track-table-cell/>
          </table:previous>
        </table:cell-content-change>
        <table:cell-content-change table:id="ct658">
          <table:cell-address table:column="2" table:row="70" table:table="6"/>
          <office:change-info>
            <dc:creator> </dc:creator>
            <dc:date>2020-09-07T14:59:05.538837784</dc:date>
          </office:change-info>
          <table:previous>
            <table:change-track-table-cell/>
          </table:previous>
        </table:cell-content-change>
        <table:cell-content-change table:id="ct659">
          <table:cell-address table:column="2" table:row="71" table:table="6"/>
          <office:change-info>
            <dc:creator> </dc:creator>
            <dc:date>2020-09-07T14:59:05.538853083</dc:date>
          </office:change-info>
          <table:previous>
            <table:change-track-table-cell/>
          </table:previous>
        </table:cell-content-change>
        <table:cell-content-change table:id="ct660">
          <table:cell-address table:column="2" table:row="72" table:table="6"/>
          <office:change-info>
            <dc:creator> </dc:creator>
            <dc:date>2020-09-07T14:59:05.538867822</dc:date>
          </office:change-info>
          <table:previous>
            <table:change-track-table-cell/>
          </table:previous>
        </table:cell-content-change>
        <table:cell-content-change table:id="ct661">
          <table:cell-address table:column="2" table:row="73" table:table="6"/>
          <office:change-info>
            <dc:creator> </dc:creator>
            <dc:date>2020-09-07T14:59:05.538882753</dc:date>
          </office:change-info>
          <table:previous>
            <table:change-track-table-cell/>
          </table:previous>
        </table:cell-content-change>
        <table:cell-content-change table:id="ct662">
          <table:cell-address table:column="2" table:row="74" table:table="6"/>
          <office:change-info>
            <dc:creator> </dc:creator>
            <dc:date>2020-09-07T14:59:05.538897827</dc:date>
          </office:change-info>
          <table:previous>
            <table:change-track-table-cell/>
          </table:previous>
        </table:cell-content-change>
        <table:cell-content-change table:id="ct663">
          <table:cell-address table:column="2" table:row="75" table:table="6"/>
          <office:change-info>
            <dc:creator> </dc:creator>
            <dc:date>2020-09-07T14:59:05.538913012</dc:date>
          </office:change-info>
          <table:previous>
            <table:change-track-table-cell/>
          </table:previous>
        </table:cell-content-change>
        <table:cell-content-change table:id="ct664">
          <table:cell-address table:column="2" table:row="76" table:table="6"/>
          <office:change-info>
            <dc:creator> </dc:creator>
            <dc:date>2020-09-07T14:59:05.538945364</dc:date>
          </office:change-info>
          <table:previous>
            <table:change-track-table-cell/>
          </table:previous>
        </table:cell-content-change>
        <table:cell-content-change table:id="ct665">
          <table:cell-address table:column="3" table:row="66" table:table="6"/>
          <office:change-info>
            <dc:creator> </dc:creator>
            <dc:date>2020-09-07T14:59:05.538969179</dc:date>
          </office:change-info>
          <table:previous>
            <table:change-track-table-cell/>
          </table:previous>
        </table:cell-content-change>
        <table:cell-content-change table:id="ct666">
          <table:cell-address table:column="3" table:row="67" table:table="6"/>
          <office:change-info>
            <dc:creator> </dc:creator>
            <dc:date>2020-09-07T14:59:05.538987133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68" table:table="6"/>
          <office:change-info>
            <dc:creator> </dc:creator>
            <dc:date>2020-09-07T14:59:05.539003488</dc:date>
          </office:change-info>
          <table:previous>
            <table:change-track-table-cell/>
          </table:previous>
        </table:cell-content-change>
        <table:cell-content-change table:id="ct668">
          <table:cell-address table:column="3" table:row="69" table:table="6"/>
          <office:change-info>
            <dc:creator> </dc:creator>
            <dc:date>2020-09-07T14:59:05.539019285</dc:date>
          </office:change-info>
          <table:previous>
            <table:change-track-table-cell/>
          </table:previous>
        </table:cell-content-change>
        <table:cell-content-change table:id="ct669">
          <table:cell-address table:column="3" table:row="70" table:table="6"/>
          <office:change-info>
            <dc:creator> </dc:creator>
            <dc:date>2020-09-07T14:59:05.539035367</dc:date>
          </office:change-info>
          <table:previous>
            <table:change-track-table-cell/>
          </table:previous>
        </table:cell-content-change>
        <table:cell-content-change table:id="ct670">
          <table:cell-address table:column="3" table:row="71" table:table="6"/>
          <office:change-info>
            <dc:creator> </dc:creator>
            <dc:date>2020-09-07T14:59:05.539051249</dc:date>
          </office:change-info>
          <table:previous>
            <table:change-track-table-cell/>
          </table:previous>
        </table:cell-content-change>
        <table:cell-content-change table:id="ct671">
          <table:cell-address table:column="3" table:row="72" table:table="6"/>
          <office:change-info>
            <dc:creator> </dc:creator>
            <dc:date>2020-09-07T14:59:05.539067367</dc:date>
          </office:change-info>
          <table:previous>
            <table:change-track-table-cell/>
          </table:previous>
        </table:cell-content-change>
        <table:cell-content-change table:id="ct672">
          <table:cell-address table:column="3" table:row="73" table:table="6"/>
          <office:change-info>
            <dc:creator> </dc:creator>
            <dc:date>2020-09-07T14:59:05.539083296</dc:date>
          </office:change-info>
          <table:previous>
            <table:change-track-table-cell/>
          </table:previous>
        </table:cell-content-change>
        <table:cell-content-change table:id="ct673">
          <table:cell-address table:column="3" table:row="74" table:table="6"/>
          <office:change-info>
            <dc:creator> </dc:creator>
            <dc:date>2020-09-07T14:59:05.539099144</dc:date>
          </office:change-info>
          <table:previous>
            <table:change-track-table-cell/>
          </table:previous>
        </table:cell-content-change>
        <table:cell-content-change table:id="ct674">
          <table:cell-address table:column="3" table:row="75" table:table="6"/>
          <office:change-info>
            <dc:creator> </dc:creator>
            <dc:date>2020-09-07T14:59:05.539114997</dc:date>
          </office:change-info>
          <table:previous>
            <table:change-track-table-cell/>
          </table:previous>
        </table:cell-content-change>
        <table:cell-content-change table:id="ct675">
          <table:cell-address table:column="3" table:row="76" table:table="6"/>
          <office:change-info>
            <dc:creator> </dc:creator>
            <dc:date>2020-09-07T14:59:05.539147375</dc:date>
          </office:change-info>
          <table:previous>
            <table:change-track-table-cell/>
          </table:previous>
        </table:cell-content-change>
        <table:cell-content-change table:id="ct676">
          <table:cell-address table:column="4" table:row="66" table:table="6"/>
          <office:change-info>
            <dc:creator> </dc:creator>
            <dc:date>2020-09-07T14:59:05.539171900</dc:date>
          </office:change-info>
          <table:previous>
            <table:change-track-table-cell/>
          </table:previous>
        </table:cell-content-change>
        <table:cell-content-change table:id="ct677">
          <table:cell-address table:column="4" table:row="67" table:table="6"/>
          <office:change-info>
            <dc:creator> </dc:creator>
            <dc:date>2020-09-07T14:59:05.539193976</dc:date>
          </office:change-info>
          <table:previous>
            <table:change-track-table-cell/>
          </table:previous>
        </table:cell-content-change>
        <table:cell-content-change table:id="ct678">
          <table:cell-address table:column="4" table:row="68" table:table="6"/>
          <office:change-info>
            <dc:creator> </dc:creator>
            <dc:date>2020-09-07T14:59:05.539212644</dc:date>
          </office:change-info>
          <table:previous>
            <table:change-track-table-cell/>
          </table:previous>
        </table:cell-content-change>
        <table:cell-content-change table:id="ct679">
          <table:cell-address table:column="4" table:row="69" table:table="6"/>
          <office:change-info>
            <dc:creator> </dc:creator>
            <dc:date>2020-09-07T14:59:05.539244417</dc:date>
          </office:change-info>
          <table:previous>
            <table:change-track-table-cell/>
          </table:previous>
        </table:cell-content-change>
        <table:cell-content-change table:id="ct680">
          <table:cell-address table:column="4" table:row="70" table:table="6"/>
          <office:change-info>
            <dc:creator> </dc:creator>
            <dc:date>2020-09-07T14:59:05.539271782</dc:date>
          </office:change-info>
          <table:previous>
            <table:change-track-table-cell/>
          </table:previous>
        </table:cell-content-change>
        <table:cell-content-change table:id="ct681">
          <table:cell-address table:column="4" table:row="71" table:table="6"/>
          <office:change-info>
            <dc:creator> </dc:creator>
            <dc:date>2020-09-07T14:59:05.539290025</dc:date>
          </office:change-info>
          <table:previous>
            <table:change-track-table-cell/>
          </table:previous>
        </table:cell-content-change>
        <table:cell-content-change table:id="ct682">
          <table:cell-address table:column="4" table:row="72" table:table="6"/>
          <office:change-info>
            <dc:creator> </dc:creator>
            <dc:date>2020-09-07T14:59:05.539303412</dc:date>
          </office:change-info>
          <table:previous>
            <table:change-track-table-cell/>
          </table:previous>
        </table:cell-content-change>
        <table:cell-content-change table:id="ct683">
          <table:cell-address table:column="4" table:row="73" table:table="6"/>
          <office:change-info>
            <dc:creator> </dc:creator>
            <dc:date>2020-09-07T14:59:05.539316381</dc:date>
          </office:change-info>
          <table:previous>
            <table:change-track-table-cell/>
          </table:previous>
        </table:cell-content-change>
        <table:cell-content-change table:id="ct684">
          <table:cell-address table:column="4" table:row="74" table:table="6"/>
          <office:change-info>
            <dc:creator> </dc:creator>
            <dc:date>2020-09-07T14:59:05.539329580</dc:date>
          </office:change-info>
          <table:previous>
            <table:change-track-table-cell/>
          </table:previous>
        </table:cell-content-change>
        <table:cell-content-change table:id="ct685">
          <table:cell-address table:column="4" table:row="75" table:table="6"/>
          <office:change-info>
            <dc:creator> </dc:creator>
            <dc:date>2020-09-07T14:59:05.539342532</dc:date>
          </office:change-info>
          <table:previous>
            <table:change-track-table-cell/>
          </table:previous>
        </table:cell-content-change>
        <table:cell-content-change table:id="ct686">
          <table:cell-address table:column="4" table:row="76" table:table="6"/>
          <office:change-info>
            <dc:creator> </dc:creator>
            <dc:date>2020-09-07T14:59:05.539377882</dc:date>
          </office:change-info>
          <table:previous>
            <table:change-track-table-cell/>
          </table:previous>
        </table:cell-content-change>
        <table:cell-content-change table:id="ct687">
          <table:cell-address table:column="5" table:row="66" table:table="6"/>
          <office:change-info>
            <dc:creator> </dc:creator>
            <dc:date>2020-09-07T14:59:05.539406689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67" table:table="6"/>
          <office:change-info>
            <dc:creator> </dc:creator>
            <dc:date>2020-09-07T14:59:05.539433600</dc:date>
          </office:change-info>
          <table:previous>
            <table:change-track-table-cell/>
          </table:previous>
        </table:cell-content-change>
        <table:cell-content-change table:id="ct689">
          <table:cell-address table:column="5" table:row="68" table:table="6"/>
          <office:change-info>
            <dc:creator> </dc:creator>
            <dc:date>2020-09-07T14:59:05.539462239</dc:date>
          </office:change-info>
          <table:previous>
            <table:change-track-table-cell/>
          </table:previous>
        </table:cell-content-change>
        <table:cell-content-change table:id="ct690">
          <table:cell-address table:column="5" table:row="69" table:table="6"/>
          <office:change-info>
            <dc:creator> </dc:creator>
            <dc:date>2020-09-07T14:59:05.539489206</dc:date>
          </office:change-info>
          <table:previous>
            <table:change-track-table-cell/>
          </table:previous>
        </table:cell-content-change>
        <table:cell-content-change table:id="ct691">
          <table:cell-address table:column="5" table:row="70" table:table="6"/>
          <office:change-info>
            <dc:creator> </dc:creator>
            <dc:date>2020-09-07T14:59:05.539518401</dc:date>
          </office:change-info>
          <table:previous>
            <table:change-track-table-cell/>
          </table:previous>
        </table:cell-content-change>
        <table:cell-content-change table:id="ct692">
          <table:cell-address table:column="5" table:row="71" table:table="6"/>
          <office:change-info>
            <dc:creator> </dc:creator>
            <dc:date>2020-09-07T14:59:05.539549767</dc:date>
          </office:change-info>
          <table:previous>
            <table:change-track-table-cell/>
          </table:previous>
        </table:cell-content-change>
        <table:cell-content-change table:id="ct693">
          <table:cell-address table:column="5" table:row="72" table:table="6"/>
          <office:change-info>
            <dc:creator> </dc:creator>
            <dc:date>2020-09-07T14:59:05.539576811</dc:date>
          </office:change-info>
          <table:previous>
            <table:change-track-table-cell/>
          </table:previous>
        </table:cell-content-change>
        <table:cell-content-change table:id="ct694">
          <table:cell-address table:column="5" table:row="73" table:table="6"/>
          <office:change-info>
            <dc:creator> </dc:creator>
            <dc:date>2020-09-07T14:59:05.539595510</dc:date>
          </office:change-info>
          <table:previous>
            <table:change-track-table-cell/>
          </table:previous>
        </table:cell-content-change>
        <table:cell-content-change table:id="ct695">
          <table:cell-address table:column="5" table:row="74" table:table="6"/>
          <office:change-info>
            <dc:creator> </dc:creator>
            <dc:date>2020-09-07T14:59:05.539616968</dc:date>
          </office:change-info>
          <table:previous>
            <table:change-track-table-cell/>
          </table:previous>
        </table:cell-content-change>
        <table:cell-content-change table:id="ct696">
          <table:cell-address table:column="5" table:row="75" table:table="6"/>
          <office:change-info>
            <dc:creator> </dc:creator>
            <dc:date>2020-09-07T14:59:05.539648097</dc:date>
          </office:change-info>
          <table:previous>
            <table:change-track-table-cell/>
          </table:previous>
        </table:cell-content-change>
        <table:cell-content-change table:id="ct697">
          <table:cell-address table:column="5" table:row="76" table:table="6"/>
          <office:change-info>
            <dc:creator> </dc:creator>
            <dc:date>2020-09-07T14:59:05.539698237</dc:date>
          </office:change-info>
          <table:previous>
            <table:change-track-table-cell/>
          </table:previous>
        </table:cell-content-change>
        <table:cell-content-change table:id="ct698">
          <table:cell-address table:column="0" table:row="52" table:table="6"/>
          <office:change-info>
            <dc:creator> </dc:creator>
            <dc:date>2020-09-07T14:59:12.658558403</dc:date>
          </office:change-info>
          <table:previous>
            <table:change-track-table-cell office:value-type="string">
              <text:p>SIFT</text:p>
            </table:change-track-table-cell>
          </table:previous>
        </table:cell-content-change>
        <table:cell-content-change table:id="ct699">
          <table:cell-address table:column="1" table:row="2" table:table="6"/>
          <office:change-info>
            <dc:creator> </dc:creator>
            <dc:date>2020-09-07T15:01:03.370069073</dc:date>
          </office:change-info>
          <table:previous>
            <table:change-track-table-cell office:value-type="float" office:value="14"/>
          </table:previous>
        </table:cell-content-change>
        <table:cell-content-change table:id="ct700">
          <table:cell-address table:column="1" table:row="3" table:table="6"/>
          <office:change-info>
            <dc:creator> </dc:creator>
            <dc:date>2020-09-07T15:01:03.370169621</dc:date>
          </office:change-info>
          <table:previous>
            <table:change-track-table-cell office:value-type="float" office:value="18"/>
          </table:previous>
        </table:cell-content-change>
        <table:cell-content-change table:id="ct701">
          <table:cell-address table:column="1" table:row="4" table:table="6"/>
          <office:change-info>
            <dc:creator> </dc:creator>
            <dc:date>2020-09-07T15:01:03.370201069</dc:date>
          </office:change-info>
          <table:previous>
            <table:change-track-table-cell office:value-type="float" office:value="21"/>
          </table:previous>
        </table:cell-content-change>
        <table:cell-content-change table:id="ct702">
          <table:cell-address table:column="1" table:row="5" table:table="6"/>
          <office:change-info>
            <dc:creator> </dc:creator>
            <dc:date>2020-09-07T15:01:03.370228757</dc:date>
          </office:change-info>
          <table:previous>
            <table:change-track-table-cell office:value-type="float" office:value="26"/>
          </table:previous>
        </table:cell-content-change>
        <table:cell-content-change table:id="ct703">
          <table:cell-address table:column="1" table:row="6" table:table="6"/>
          <office:change-info>
            <dc:creator> </dc:creator>
            <dc:date>2020-09-07T15:01:03.370258405</dc:date>
          </office:change-info>
          <table:previous>
            <table:change-track-table-cell office:value-type="float" office:value="43"/>
          </table:previous>
        </table:cell-content-change>
        <table:cell-content-change table:id="ct704">
          <table:cell-address table:column="1" table:row="7" table:table="6"/>
          <office:change-info>
            <dc:creator> </dc:creator>
            <dc:date>2020-09-07T15:01:03.370288574</dc:date>
          </office:change-info>
          <table:previous>
            <table:change-track-table-cell office:value-type="float" office:value="18"/>
          </table:previous>
        </table:cell-content-change>
        <table:cell-content-change table:id="ct705">
          <table:cell-address table:column="1" table:row="8" table:table="6"/>
          <office:change-info>
            <dc:creator> </dc:creator>
            <dc:date>2020-09-07T15:01:03.370308463</dc:date>
          </office:change-info>
          <table:previous>
            <table:change-track-table-cell office:value-type="float" office:value="31"/>
          </table:previous>
        </table:cell-content-change>
        <table:cell-content-change table:id="ct706">
          <table:cell-address table:column="1" table:row="9" table:table="6"/>
          <office:change-info>
            <dc:creator> </dc:creator>
            <dc:date>2020-09-07T15:01:03.370325935</dc:date>
          </office:change-info>
          <table:previous>
            <table:change-track-table-cell office:value-type="float" office:value="26"/>
          </table:previous>
        </table:cell-content-change>
        <table:cell-content-change table:id="ct707">
          <table:cell-address table:column="1" table:row="10" table:table="6"/>
          <office:change-info>
            <dc:creator> </dc:creator>
            <dc:date>2020-09-07T15:01:03.370344638</dc:date>
          </office:change-info>
          <table:previous>
            <table:change-track-table-cell office:value-type="float" office:value="34"/>
          </table:previous>
        </table:cell-content-change>
        <table:cell-content-change table:id="ct708">
          <table:cell-address table:column="2" table:row="2" table:table="6"/>
          <office:change-info>
            <dc:creator> </dc:creator>
            <dc:date>2020-09-07T15:01:03.370377749</dc:date>
          </office:change-info>
          <table:previous>
            <table:change-track-table-cell office:value-type="float" office:value="0"/>
          </table:previous>
        </table:cell-content-change>
        <table:cell-content-change table:id="ct709">
          <table:cell-address table:column="2" table:row="3" table:table="6"/>
          <office:change-info>
            <dc:creator> </dc:creator>
            <dc:date>2020-09-07T15:01:03.370407278</dc:date>
          </office:change-info>
          <table:previous>
            <table:change-track-table-cell office:value-type="float" office:value="0"/>
          </table:previous>
        </table:cell-content-change>
        <table:cell-content-change table:id="ct710">
          <table:cell-address table:column="2" table:row="4" table:table="6"/>
          <office:change-info>
            <dc:creator> </dc:creator>
            <dc:date>2020-09-07T15:01:03.370441181</dc:date>
          </office:change-info>
          <table:previous>
            <table:change-track-table-cell office:value-type="float" office:value="0"/>
          </table:previous>
        </table:cell-content-change>
        <table:cell-content-change table:id="ct711">
          <table:cell-address table:column="2" table:row="5" table:table="6"/>
          <office:change-info>
            <dc:creator> </dc:creator>
            <dc:date>2020-09-07T15:01:03.370464530</dc:date>
          </office:change-info>
          <table:previous>
            <table:change-track-table-cell office:value-type="float" office:value="0"/>
          </table:previous>
        </table:cell-content-change>
        <table:cell-content-change table:id="ct712">
          <table:cell-address table:column="2" table:row="6" table:table="6"/>
          <office:change-info>
            <dc:creator> </dc:creator>
            <dc:date>2020-09-07T15:01:03.370482531</dc:date>
          </office:change-info>
          <table:previous>
            <table:change-track-table-cell office:value-type="float" office:value="0"/>
          </table:previous>
        </table:cell-content-change>
        <table:cell-content-change table:id="ct713">
          <table:cell-address table:column="2" table:row="7" table:table="6"/>
          <office:change-info>
            <dc:creator> </dc:creator>
            <dc:date>2020-09-07T15:01:03.370500543</dc:date>
          </office:change-info>
          <table:previous>
            <table:change-track-table-cell office:value-type="float" office:value="0"/>
          </table:previous>
        </table:cell-content-change>
        <table:cell-content-change table:id="ct714">
          <table:cell-address table:column="2" table:row="8" table:table="6"/>
          <office:change-info>
            <dc:creator> </dc:creator>
            <dc:date>2020-09-07T15:01:03.370518518</dc:date>
          </office:change-info>
          <table:previous>
            <table:change-track-table-cell office:value-type="float" office:value="0"/>
          </table:previous>
        </table:cell-content-change>
        <table:cell-content-change table:id="ct715">
          <table:cell-address table:column="2" table:row="9" table:table="6"/>
          <office:change-info>
            <dc:creator> </dc:creator>
            <dc:date>2020-09-07T15:01:03.370537146</dc:date>
          </office:change-info>
          <table:previous>
            <table:change-track-table-cell office:value-type="float" office:value="0"/>
          </table:previous>
        </table:cell-content-change>
        <table:cell-content-change table:id="ct716">
          <table:cell-address table:column="2" table:row="10" table:table="6"/>
          <office:change-info>
            <dc:creator> </dc:creator>
            <dc:date>2020-09-07T15:01:03.370555128</dc:date>
          </office:change-info>
          <table:previous>
            <table:change-track-table-cell office:value-type="float" office:value="0"/>
          </table:previous>
        </table:cell-content-change>
        <table:cell-content-change table:id="ct717">
          <table:cell-address table:column="3" table:row="2" table:table="6"/>
          <office:change-info>
            <dc:creator> </dc:creator>
            <dc:date>2020-09-07T15:01:03.370573403</dc:date>
          </office:change-info>
          <table:previous>
            <table:change-track-table-cell office:value-type="float" office:value="12"/>
          </table:previous>
        </table:cell-content-change>
        <table:cell-content-change table:id="ct718">
          <table:cell-address table:column="3" table:row="3" table:table="6"/>
          <office:change-info>
            <dc:creator> </dc:creator>
            <dc:date>2020-09-07T15:01:03.370591315</dc:date>
          </office:change-info>
          <table:previous>
            <table:change-track-table-cell office:value-type="float" office:value="10"/>
          </table:previous>
        </table:cell-content-change>
        <table:cell-content-change table:id="ct719">
          <table:cell-address table:column="3" table:row="4" table:table="6"/>
          <office:change-info>
            <dc:creator> </dc:creator>
            <dc:date>2020-09-07T15:01:03.370609085</dc:date>
          </office:change-info>
          <table:previous>
            <table:change-track-table-cell office:value-type="float" office:value="14"/>
          </table:previous>
        </table:cell-content-change>
        <table:cell-content-change table:id="ct720">
          <table:cell-address table:column="3" table:row="5" table:table="6"/>
          <office:change-info>
            <dc:creator> </dc:creator>
            <dc:date>2020-09-07T15:01:03.370626938</dc:date>
          </office:change-info>
          <table:previous>
            <table:change-track-table-cell office:value-type="float" office:value="15"/>
          </table:previous>
        </table:cell-content-change>
        <table:cell-content-change table:id="ct721">
          <table:cell-address table:column="3" table:row="6" table:table="6"/>
          <office:change-info>
            <dc:creator> </dc:creator>
            <dc:date>2020-09-07T15:01:03.370645332</dc:date>
          </office:change-info>
          <table:previous>
            <table:change-track-table-cell office:value-type="float" office:value="16"/>
          </table:previous>
        </table:cell-content-change>
        <table:cell-content-change table:id="ct722">
          <table:cell-address table:column="3" table:row="7" table:table="6"/>
          <office:change-info>
            <dc:creator> </dc:creator>
            <dc:date>2020-09-07T15:01:03.370670954</dc:date>
          </office:change-info>
          <table:previous>
            <table:change-track-table-cell office:value-type="float" office:value="16"/>
          </table:previous>
        </table:cell-content-change>
        <table:cell-content-change table:id="ct723">
          <table:cell-address table:column="3" table:row="8" table:table="6"/>
          <office:change-info>
            <dc:creator> </dc:creator>
            <dc:date>2020-09-07T15:01:03.370700879</dc:date>
          </office:change-info>
          <table:previous>
            <table:change-track-table-cell office:value-type="float" office:value="15"/>
          </table:previous>
        </table:cell-content-change>
        <table:cell-content-change table:id="ct724">
          <table:cell-address table:column="3" table:row="9" table:table="6"/>
          <office:change-info>
            <dc:creator> </dc:creator>
            <dc:date>2020-09-07T15:01:03.370730694</dc:date>
          </office:change-info>
          <table:previous>
            <table:change-track-table-cell office:value-type="float" office:value="23"/>
          </table:previous>
        </table:cell-content-change>
        <table:cell-content-change table:id="ct725">
          <table:cell-address table:column="3" table:row="10" table:table="6"/>
          <office:change-info>
            <dc:creator> </dc:creator>
            <dc:date>2020-09-07T15:01:03.370764580</dc:date>
          </office:change-info>
          <table:previous>
            <table:change-track-table-cell office:value-type="float" office:value="21"/>
          </table:previous>
        </table:cell-content-change>
        <table:cell-content-change table:id="ct726">
          <table:cell-address table:column="4" table:row="2" table:table="6"/>
          <office:change-info>
            <dc:creator> </dc:creator>
            <dc:date>2020-09-07T15:01:03.370790091</dc:date>
          </office:change-info>
          <table:previous>
            <table:change-track-table-cell office:value-type="float" office:value="18.8355"/>
          </table:previous>
        </table:cell-content-change>
        <table:cell-content-change table:id="ct727">
          <table:cell-address table:column="4" table:row="3" table:table="6"/>
          <office:change-info>
            <dc:creator> </dc:creator>
            <dc:date>2020-09-07T15:01:03.370810388</dc:date>
          </office:change-info>
          <table:previous>
            <table:change-track-table-cell office:value-type="float" office:value="19.3925"/>
          </table:previous>
        </table:cell-content-change>
        <table:cell-content-change table:id="ct728">
          <table:cell-address table:column="4" table:row="4" table:table="6"/>
          <office:change-info>
            <dc:creator> </dc:creator>
            <dc:date>2020-09-07T15:01:03.370830187</dc:date>
          </office:change-info>
          <table:previous>
            <table:change-track-table-cell office:value-type="float" office:value="18.227"/>
          </table:previous>
        </table:cell-content-change>
        <table:cell-content-change table:id="ct729">
          <table:cell-address table:column="4" table:row="5" table:table="6"/>
          <office:change-info>
            <dc:creator> </dc:creator>
            <dc:date>2020-09-07T15:01:03.370849662</dc:date>
          </office:change-info>
          <table:previous>
            <table:change-track-table-cell office:value-type="float" office:value="20.1372"/>
          </table:previous>
        </table:cell-content-change>
        <table:cell-content-change table:id="ct730">
          <table:cell-address table:column="4" table:row="6" table:table="6"/>
          <office:change-info>
            <dc:creator> </dc:creator>
            <dc:date>2020-09-07T15:01:03.370873927</dc:date>
          </office:change-info>
          <table:previous>
            <table:change-track-table-cell office:value-type="float" office:value="36.969"/>
          </table:previous>
        </table:cell-content-change>
        <table:cell-content-change table:id="ct731">
          <table:cell-address table:column="4" table:row="7" table:table="6"/>
          <office:change-info>
            <dc:creator> </dc:creator>
            <dc:date>2020-09-07T15:01:03.370910500</dc:date>
          </office:change-info>
          <table:previous>
            <table:change-track-table-cell office:value-type="float" office:value="18.0255"/>
          </table:previous>
        </table:cell-content-change>
        <table:cell-content-change table:id="ct732">
          <table:cell-address table:column="4" table:row="8" table:table="6"/>
          <office:change-info>
            <dc:creator> </dc:creator>
            <dc:date>2020-09-07T15:01:03.370948346</dc:date>
          </office:change-info>
          <table:previous>
            <table:change-track-table-cell office:value-type="float" office:value="22.0829"/>
          </table:previous>
        </table:cell-content-change>
        <table:cell-content-change table:id="ct733">
          <table:cell-address table:column="4" table:row="9" table:table="6"/>
          <office:change-info>
            <dc:creator> </dc:creator>
            <dc:date>2020-09-07T15:01:03.370985607</dc:date>
          </office:change-info>
          <table:previous>
            <table:change-track-table-cell office:value-type="float" office:value="20.533"/>
          </table:previous>
        </table:cell-content-change>
        <table:cell-content-change table:id="ct734">
          <table:cell-address table:column="4" table:row="10" table:table="6"/>
          <office:change-info>
            <dc:creator> </dc:creator>
            <dc:date>2020-09-07T15:01:03.371021038</dc:date>
          </office:change-info>
          <table:previous>
            <table:change-track-table-cell office:value-type="float" office:value="27.6739"/>
          </table:previous>
        </table:cell-content-change>
        <table:cell-content-change table:id="ct735">
          <table:cell-address table:column="5" table:row="2" table:table="6"/>
          <office:change-info>
            <dc:creator> </dc:creator>
            <dc:date>2020-09-07T15:01:03.371057081</dc:date>
          </office:change-info>
          <table:previous>
            <table:change-track-table-cell office:value-type="float" office:value="1.36819"/>
          </table:previous>
        </table:cell-content-change>
        <table:cell-content-change table:id="ct736">
          <table:cell-address table:column="5" table:row="3" table:table="6"/>
          <office:change-info>
            <dc:creator> </dc:creator>
            <dc:date>2020-09-07T15:01:03.371093314</dc:date>
          </office:change-info>
          <table:previous>
            <table:change-track-table-cell office:value-type="float" office:value="1.51574"/>
          </table:previous>
        </table:cell-content-change>
        <table:cell-content-change table:id="ct737">
          <table:cell-address table:column="5" table:row="4" table:table="6"/>
          <office:change-info>
            <dc:creator> </dc:creator>
            <dc:date>2020-09-07T15:01:03.371131847</dc:date>
          </office:change-info>
          <table:previous>
            <table:change-track-table-cell office:value-type="float" office:value="1.46126"/>
          </table:previous>
        </table:cell-content-change>
        <table:cell-content-change table:id="ct738">
          <table:cell-address table:column="5" table:row="5" table:table="6"/>
          <office:change-info>
            <dc:creator> </dc:creator>
            <dc:date>2020-09-07T15:01:03.371168654</dc:date>
          </office:change-info>
          <table:previous>
            <table:change-track-table-cell office:value-type="float" office:value="1.50144"/>
          </table:previous>
        </table:cell-content-change>
        <table:cell-content-change table:id="ct739">
          <table:cell-address table:column="5" table:row="6" table:table="6"/>
          <office:change-info>
            <dc:creator> </dc:creator>
            <dc:date>2020-09-07T15:01:03.371203210</dc:date>
          </office:change-info>
          <table:previous>
            <table:change-track-table-cell office:value-type="float" office:value="1.66731"/>
          </table:previous>
        </table:cell-content-change>
        <table:cell-content-change table:id="ct740">
          <table:cell-address table:column="5" table:row="7" table:table="6"/>
          <office:change-info>
            <dc:creator> </dc:creator>
            <dc:date>2020-09-07T15:01:03.371249006</dc:date>
          </office:change-info>
          <table:previous>
            <table:change-track-table-cell office:value-type="float" office:value="1.44006"/>
          </table:previous>
        </table:cell-content-change>
        <table:cell-content-change table:id="ct741">
          <table:cell-address table:column="5" table:row="8" table:table="6"/>
          <office:change-info>
            <dc:creator> </dc:creator>
            <dc:date>2020-09-07T15:01:03.371277815</dc:date>
          </office:change-info>
          <table:previous>
            <table:change-track-table-cell office:value-type="float" office:value="1.5704"/>
          </table:previous>
        </table:cell-content-change>
        <table:cell-content-change table:id="ct742">
          <table:cell-address table:column="5" table:row="9" table:table="6"/>
          <office:change-info>
            <dc:creator> </dc:creator>
            <dc:date>2020-09-07T15:01:03.371298475</dc:date>
          </office:change-info>
          <table:previous>
            <table:change-track-table-cell office:value-type="float" office:value="1.504"/>
          </table:previous>
        </table:cell-content-change>
        <table:cell-content-change table:id="ct743">
          <table:cell-address table:column="5" table:row="10" table:table="6"/>
          <office:change-info>
            <dc:creator> </dc:creator>
            <dc:date>2020-09-07T15:01:03.371319555</dc:date>
          </office:change-info>
          <table:previous>
            <table:change-track-table-cell office:value-type="float" office:value="0.672219"/>
          </table:previous>
        </table:cell-content-change>
        <table:cell-content-change table:id="ct744">
          <table:cell-address table:column="1" table:row="15" table:table="6"/>
          <office:change-info>
            <dc:creator> </dc:creator>
            <dc:date>2020-09-07T15:03:30.970957578</dc:date>
          </office:change-info>
          <table:previous>
            <table:change-track-table-cell office:value-type="float" office:value="14"/>
          </table:previous>
        </table:cell-content-change>
        <table:cell-content-change table:id="ct745">
          <table:cell-address table:column="1" table:row="16" table:table="6"/>
          <office:change-info>
            <dc:creator> </dc:creator>
            <dc:date>2020-09-07T15:03:30.971053899</dc:date>
          </office:change-info>
          <table:previous>
            <table:change-track-table-cell office:value-type="float" office:value="18"/>
          </table:previous>
        </table:cell-content-change>
        <table:cell-content-change table:id="ct746">
          <table:cell-address table:column="1" table:row="17" table:table="6"/>
          <office:change-info>
            <dc:creator> </dc:creator>
            <dc:date>2020-09-07T15:03:30.971069569</dc:date>
          </office:change-info>
          <table:previous>
            <table:change-track-table-cell office:value-type="float" office:value="21"/>
          </table:previous>
        </table:cell-content-change>
        <table:cell-content-change table:id="ct747">
          <table:cell-address table:column="1" table:row="18" table:table="6"/>
          <office:change-info>
            <dc:creator> </dc:creator>
            <dc:date>2020-09-07T15:03:30.971083214</dc:date>
          </office:change-info>
          <table:previous>
            <table:change-track-table-cell office:value-type="float" office:value="26"/>
          </table:previous>
        </table:cell-content-change>
        <table:cell-content-change table:id="ct748">
          <table:cell-address table:column="1" table:row="19" table:table="6"/>
          <office:change-info>
            <dc:creator> </dc:creator>
            <dc:date>2020-09-07T15:03:30.971096457</dc:date>
          </office:change-info>
          <table:previous>
            <table:change-track-table-cell office:value-type="float" office:value="43"/>
          </table:previous>
        </table:cell-content-change>
        <table:cell-content-change table:id="ct749">
          <table:cell-address table:column="1" table:row="20" table:table="6"/>
          <office:change-info>
            <dc:creator> </dc:creator>
            <dc:date>2020-09-07T15:03:30.971109953</dc:date>
          </office:change-info>
          <table:previous>
            <table:change-track-table-cell office:value-type="float" office:value="18"/>
          </table:previous>
        </table:cell-content-change>
        <table:cell-content-change table:id="ct750">
          <table:cell-address table:column="1" table:row="21" table:table="6"/>
          <office:change-info>
            <dc:creator> </dc:creator>
            <dc:date>2020-09-07T15:03:30.971122838</dc:date>
          </office:change-info>
          <table:previous>
            <table:change-track-table-cell office:value-type="float" office:value="31"/>
          </table:previous>
        </table:cell-content-change>
        <table:cell-content-change table:id="ct751">
          <table:cell-address table:column="1" table:row="22" table:table="6"/>
          <office:change-info>
            <dc:creator> </dc:creator>
            <dc:date>2020-09-07T15:03:30.971136829</dc:date>
          </office:change-info>
          <table:previous>
            <table:change-track-table-cell office:value-type="float" office:value="26"/>
          </table:previous>
        </table:cell-content-change>
        <table:cell-content-change table:id="ct752">
          <table:cell-address table:column="1" table:row="23" table:table="6"/>
          <office:change-info>
            <dc:creator> </dc:creator>
            <dc:date>2020-09-07T15:03:30.971150215</dc:date>
          </office:change-info>
          <table:previous>
            <table:change-track-table-cell office:value-type="float" office:value="34"/>
          </table:previous>
        </table:cell-content-change>
        <table:cell-content-change table:id="ct753">
          <table:cell-address table:column="2" table:row="15" table:table="6"/>
          <office:change-info>
            <dc:creator> </dc:creator>
            <dc:date>2020-09-07T15:03:30.971168472</dc:date>
          </office:change-info>
          <table:previous>
            <table:change-track-table-cell office:value-type="float" office:value="0"/>
          </table:previous>
        </table:cell-content-change>
        <table:cell-content-change table:id="ct754">
          <table:cell-address table:column="2" table:row="16" table:table="6"/>
          <office:change-info>
            <dc:creator> </dc:creator>
            <dc:date>2020-09-07T15:03:30.971182453</dc:date>
          </office:change-info>
          <table:previous>
            <table:change-track-table-cell office:value-type="float" office:value="0"/>
          </table:previous>
        </table:cell-content-change>
        <table:cell-content-change table:id="ct755">
          <table:cell-address table:column="2" table:row="17" table:table="6"/>
          <office:change-info>
            <dc:creator> </dc:creator>
            <dc:date>2020-09-07T15:03:30.971196502</dc:date>
          </office:change-info>
          <table:previous>
            <table:change-track-table-cell office:value-type="float" office:value="0"/>
          </table:previous>
        </table:cell-content-change>
        <table:cell-content-change table:id="ct756">
          <table:cell-address table:column="2" table:row="18" table:table="6"/>
          <office:change-info>
            <dc:creator> </dc:creator>
            <dc:date>2020-09-07T15:03:30.971209619</dc:date>
          </office:change-info>
          <table:previous>
            <table:change-track-table-cell office:value-type="float" office:value="0"/>
          </table:previous>
        </table:cell-content-change>
        <table:cell-content-change table:id="ct757">
          <table:cell-address table:column="2" table:row="19" table:table="6"/>
          <office:change-info>
            <dc:creator> </dc:creator>
            <dc:date>2020-09-07T15:03:30.971246543</dc:date>
          </office:change-info>
          <table:previous>
            <table:change-track-table-cell office:value-type="float" office:value="0"/>
          </table:previous>
        </table:cell-content-change>
        <table:cell-content-change table:id="ct758">
          <table:cell-address table:column="2" table:row="20" table:table="6"/>
          <office:change-info>
            <dc:creator> </dc:creator>
            <dc:date>2020-09-07T15:03:30.971272287</dc:date>
          </office:change-info>
          <table:previous>
            <table:change-track-table-cell office:value-type="float" office:value="0"/>
          </table:previous>
        </table:cell-content-change>
        <table:cell-content-change table:id="ct759">
          <table:cell-address table:column="2" table:row="21" table:table="6"/>
          <office:change-info>
            <dc:creator> </dc:creator>
            <dc:date>2020-09-07T15:03:30.971286951</dc:date>
          </office:change-info>
          <table:previous>
            <table:change-track-table-cell office:value-type="float" office:value="0"/>
          </table:previous>
        </table:cell-content-change>
        <table:cell-content-change table:id="ct760">
          <table:cell-address table:column="2" table:row="22" table:table="6"/>
          <office:change-info>
            <dc:creator> </dc:creator>
            <dc:date>2020-09-07T15:03:30.971301449</dc:date>
          </office:change-info>
          <table:previous>
            <table:change-track-table-cell office:value-type="float" office:value="0"/>
          </table:previous>
        </table:cell-content-change>
        <table:cell-content-change table:id="ct761">
          <table:cell-address table:column="2" table:row="23" table:table="6"/>
          <office:change-info>
            <dc:creator> </dc:creator>
            <dc:date>2020-09-07T15:03:30.971315252</dc:date>
          </office:change-info>
          <table:previous>
            <table:change-track-table-cell office:value-type="float" office:value="0"/>
          </table:previous>
        </table:cell-content-change>
        <table:cell-content-change table:id="ct762">
          <table:cell-address table:column="3" table:row="15" table:table="6"/>
          <office:change-info>
            <dc:creator> </dc:creator>
            <dc:date>2020-09-07T15:03:30.971329636</dc:date>
          </office:change-info>
          <table:previous>
            <table:change-track-table-cell office:value-type="float" office:value="14"/>
          </table:previous>
        </table:cell-content-change>
        <table:cell-content-change table:id="ct763">
          <table:cell-address table:column="3" table:row="16" table:table="6"/>
          <office:change-info>
            <dc:creator> </dc:creator>
            <dc:date>2020-09-07T15:03:30.971343695</dc:date>
          </office:change-info>
          <table:previous>
            <table:change-track-table-cell office:value-type="float" office:value="11"/>
          </table:previous>
        </table:cell-content-change>
        <table:cell-content-change table:id="ct764">
          <table:cell-address table:column="3" table:row="17" table:table="6"/>
          <office:change-info>
            <dc:creator> </dc:creator>
            <dc:date>2020-09-07T15:03:30.971357123</dc:date>
          </office:change-info>
          <table:previous>
            <table:change-track-table-cell office:value-type="float" office:value="15"/>
          </table:previous>
        </table:cell-content-change>
        <table:cell-content-change table:id="ct765">
          <table:cell-address table:column="3" table:row="18" table:table="6"/>
          <office:change-info>
            <dc:creator> </dc:creator>
            <dc:date>2020-09-07T15:03:30.971370392</dc:date>
          </office:change-info>
          <table:previous>
            <table:change-track-table-cell office:value-type="float" office:value="20"/>
          </table:previous>
        </table:cell-content-change>
        <table:cell-content-change table:id="ct766">
          <table:cell-address table:column="3" table:row="19" table:table="6"/>
          <office:change-info>
            <dc:creator> </dc:creator>
            <dc:date>2020-09-07T15:03:30.971383306</dc:date>
          </office:change-info>
          <table:previous>
            <table:change-track-table-cell office:value-type="float" office:value="24"/>
          </table:previous>
        </table:cell-content-change>
        <table:cell-content-change table:id="ct767">
          <table:cell-address table:column="3" table:row="20" table:table="6"/>
          <office:change-info>
            <dc:creator> </dc:creator>
            <dc:date>2020-09-07T15:03:30.971396481</dc:date>
          </office:change-info>
          <table:previous>
            <table:change-track-table-cell office:value-type="float" office:value="26"/>
          </table:previous>
        </table:cell-content-change>
        <table:cell-content-change table:id="ct768">
          <table:cell-address table:column="3" table:row="21" table:table="6"/>
          <office:change-info>
            <dc:creator> </dc:creator>
            <dc:date>2020-09-07T15:03:30.971410011</dc:date>
          </office:change-info>
          <table:previous>
            <table:change-track-table-cell office:value-type="float" office:value="16"/>
          </table:previous>
        </table:cell-content-change>
        <table:cell-content-change table:id="ct769">
          <table:cell-address table:column="3" table:row="22" table:table="6"/>
          <office:change-info>
            <dc:creator> </dc:creator>
            <dc:date>2020-09-07T15:03:30.971423276</dc:date>
          </office:change-info>
          <table:previous>
            <table:change-track-table-cell office:value-type="float" office:value="24"/>
          </table:previous>
        </table:cell-content-change>
        <table:cell-content-change table:id="ct770">
          <table:cell-address table:column="3" table:row="23" table:table="6"/>
          <office:change-info>
            <dc:creator> </dc:creator>
            <dc:date>2020-09-07T15:03:30.971436886</dc:date>
          </office:change-info>
          <table:previous>
            <table:change-track-table-cell office:value-type="float" office:value="23"/>
          </table:previous>
        </table:cell-content-change>
        <table:cell-content-change table:id="ct771">
          <table:cell-address table:column="4" table:row="15" table:table="6"/>
          <office:change-info>
            <dc:creator> </dc:creator>
            <dc:date>2020-09-07T15:03:30.971451960</dc:date>
          </office:change-info>
          <table:previous>
            <table:change-track-table-cell office:value-type="float" office:value="17.7795"/>
          </table:previous>
        </table:cell-content-change>
        <table:cell-content-change table:id="ct772">
          <table:cell-address table:column="4" table:row="16" table:table="6"/>
          <office:change-info>
            <dc:creator> </dc:creator>
            <dc:date>2020-09-07T15:03:30.971466572</dc:date>
          </office:change-info>
          <table:previous>
            <table:change-track-table-cell office:value-type="float" office:value="21.1017"/>
          </table:previous>
        </table:cell-content-change>
        <table:cell-content-change table:id="ct773">
          <table:cell-address table:column="4" table:row="17" table:table="6"/>
          <office:change-info>
            <dc:creator> </dc:creator>
            <dc:date>2020-09-07T15:03:30.971481451</dc:date>
          </office:change-info>
          <table:previous>
            <table:change-track-table-cell office:value-type="float" office:value="18.3602"/>
          </table:previous>
        </table:cell-content-change>
        <table:cell-content-change table:id="ct774">
          <table:cell-address table:column="4" table:row="18" table:table="6"/>
          <office:change-info>
            <dc:creator> </dc:creator>
            <dc:date>2020-09-07T15:03:30.971496046</dc:date>
          </office:change-info>
          <table:previous>
            <table:change-track-table-cell office:value-type="float" office:value="19.8478"/>
          </table:previous>
        </table:cell-content-change>
        <table:cell-content-change table:id="ct775">
          <table:cell-address table:column="4" table:row="19" table:table="6"/>
          <office:change-info>
            <dc:creator> </dc:creator>
            <dc:date>2020-09-07T15:03:30.971510963</dc:date>
          </office:change-info>
          <table:previous>
            <table:change-track-table-cell office:value-type="float" office:value="37.0628"/>
          </table:previous>
        </table:cell-content-change>
        <table:cell-content-change table:id="ct776">
          <table:cell-address table:column="4" table:row="20" table:table="6"/>
          <office:change-info>
            <dc:creator> </dc:creator>
            <dc:date>2020-09-07T15:03:30.971525491</dc:date>
          </office:change-info>
          <table:previous>
            <table:change-track-table-cell office:value-type="float" office:value="18.3371"/>
          </table:previous>
        </table:cell-content-change>
        <table:cell-content-change table:id="ct777">
          <table:cell-address table:column="4" table:row="21" table:table="6"/>
          <office:change-info>
            <dc:creator> </dc:creator>
            <dc:date>2020-09-07T15:03:30.971539849</dc:date>
          </office:change-info>
          <table:previous>
            <table:change-track-table-cell office:value-type="float" office:value="20.6751"/>
          </table:previous>
        </table:cell-content-change>
        <table:cell-content-change table:id="ct778">
          <table:cell-address table:column="4" table:row="22" table:table="6"/>
          <office:change-info>
            <dc:creator> </dc:creator>
            <dc:date>2020-09-07T15:03:30.971554965</dc:date>
          </office:change-info>
          <table:previous>
            <table:change-track-table-cell office:value-type="float" office:value="19.2848"/>
          </table:previous>
        </table:cell-content-change>
        <table:cell-content-change table:id="ct779">
          <table:cell-address table:column="4" table:row="23" table:table="6"/>
          <office:change-info>
            <dc:creator> </dc:creator>
            <dc:date>2020-09-07T15:03:30.971569868</dc:date>
          </office:change-info>
          <table:previous>
            <table:change-track-table-cell office:value-type="float" office:value="25.2732"/>
          </table:previous>
        </table:cell-content-change>
        <table:cell-content-change table:id="ct780">
          <table:cell-address table:column="5" table:row="15" table:table="6"/>
          <office:change-info>
            <dc:creator> </dc:creator>
            <dc:date>2020-09-07T15:03:30.971586144</dc:date>
          </office:change-info>
          <table:previous>
            <table:change-track-table-cell office:value-type="float" office:value="1.05015"/>
          </table:previous>
        </table:cell-content-change>
        <table:cell-content-change table:id="ct781">
          <table:cell-address table:column="5" table:row="16" table:table="6"/>
          <office:change-info>
            <dc:creator> </dc:creator>
            <dc:date>2020-09-07T15:03:30.971601628</dc:date>
          </office:change-info>
          <table:previous>
            <table:change-track-table-cell office:value-type="float" office:value="1.16657"/>
          </table:previous>
        </table:cell-content-change>
        <table:cell-content-change table:id="ct782">
          <table:cell-address table:column="5" table:row="17" table:table="6"/>
          <office:change-info>
            <dc:creator> </dc:creator>
            <dc:date>2020-09-07T15:03:30.971616724</dc:date>
          </office:change-info>
          <table:previous>
            <table:change-track-table-cell office:value-type="float" office:value="1.20272"/>
          </table:previous>
        </table:cell-content-change>
        <table:cell-content-change table:id="ct783">
          <table:cell-address table:column="5" table:row="18" table:table="6"/>
          <office:change-info>
            <dc:creator> </dc:creator>
            <dc:date>2020-09-07T15:03:30.971631518</dc:date>
          </office:change-info>
          <table:previous>
            <table:change-track-table-cell office:value-type="float" office:value="1.16473"/>
          </table:previous>
        </table:cell-content-change>
        <table:cell-content-change table:id="ct784">
          <table:cell-address table:column="5" table:row="19" table:table="6"/>
          <office:change-info>
            <dc:creator> </dc:creator>
            <dc:date>2020-09-07T15:03:30.971646544</dc:date>
          </office:change-info>
          <table:previous>
            <table:change-track-table-cell office:value-type="float" office:value="1.39546"/>
          </table:previous>
        </table:cell-content-change>
        <table:cell-content-change table:id="ct785">
          <table:cell-address table:column="5" table:row="20" table:table="6"/>
          <office:change-info>
            <dc:creator> </dc:creator>
            <dc:date>2020-09-07T15:03:30.971662129</dc:date>
          </office:change-info>
          <table:previous>
            <table:change-track-table-cell office:value-type="float" office:value="0.480618"/>
          </table:previous>
        </table:cell-content-change>
        <table:cell-content-change table:id="ct786">
          <table:cell-address table:column="5" table:row="21" table:table="6"/>
          <office:change-info>
            <dc:creator> </dc:creator>
            <dc:date>2020-09-07T15:03:30.971676891</dc:date>
          </office:change-info>
          <table:previous>
            <table:change-track-table-cell office:value-type="float" office:value="1.55878"/>
          </table:previous>
        </table:cell-content-change>
        <table:cell-content-change table:id="ct787">
          <table:cell-address table:column="5" table:row="22" table:table="6"/>
          <office:change-info>
            <dc:creator> </dc:creator>
            <dc:date>2020-09-07T15:03:30.971691790</dc:date>
          </office:change-info>
          <table:previous>
            <table:change-track-table-cell office:value-type="float" office:value="1.6709"/>
          </table:previous>
        </table:cell-content-change>
        <table:cell-content-change table:id="ct788">
          <table:cell-address table:column="5" table:row="23" table:table="6"/>
          <office:change-info>
            <dc:creator> </dc:creator>
            <dc:date>2020-09-07T15:03:30.971706493</dc:date>
          </office:change-info>
          <table:previous>
            <table:change-track-table-cell office:value-type="float" office:value="1.34171"/>
          </table:previous>
        </table:cell-content-change>
        <table:cell-content-change table:id="ct789">
          <table:cell-address table:column="1" table:row="28" table:table="6"/>
          <office:change-info>
            <dc:creator> </dc:creator>
            <dc:date>2020-09-07T15:03:49.309365657</dc:date>
          </office:change-info>
          <table:previous>
            <table:change-track-table-cell office:value-type="float" office:value="14"/>
          </table:previous>
        </table:cell-content-change>
        <table:cell-content-change table:id="ct790">
          <table:cell-address table:column="1" table:row="29" table:table="6"/>
          <office:change-info>
            <dc:creator> </dc:creator>
            <dc:date>2020-09-07T15:03:49.309479956</dc:date>
          </office:change-info>
          <table:previous>
            <table:change-track-table-cell office:value-type="float" office:value="18"/>
          </table:previous>
        </table:cell-content-change>
        <table:cell-content-change table:id="ct791">
          <table:cell-address table:column="1" table:row="30" table:table="6"/>
          <office:change-info>
            <dc:creator> </dc:creator>
            <dc:date>2020-09-07T15:03:49.309502775</dc:date>
          </office:change-info>
          <table:previous>
            <table:change-track-table-cell office:value-type="float" office:value="21"/>
          </table:previous>
        </table:cell-content-change>
        <table:cell-content-change table:id="ct792">
          <table:cell-address table:column="1" table:row="31" table:table="6"/>
          <office:change-info>
            <dc:creator> </dc:creator>
            <dc:date>2020-09-07T15:03:49.309522134</dc:date>
          </office:change-info>
          <table:previous>
            <table:change-track-table-cell office:value-type="float" office:value="26"/>
          </table:previous>
        </table:cell-content-change>
        <table:cell-content-change table:id="ct793">
          <table:cell-address table:column="1" table:row="32" table:table="6"/>
          <office:change-info>
            <dc:creator> </dc:creator>
            <dc:date>2020-09-07T15:03:49.309541436</dc:date>
          </office:change-info>
          <table:previous>
            <table:change-track-table-cell office:value-type="float" office:value="43"/>
          </table:previous>
        </table:cell-content-change>
        <table:cell-content-change table:id="ct794">
          <table:cell-address table:column="1" table:row="33" table:table="6"/>
          <office:change-info>
            <dc:creator> </dc:creator>
            <dc:date>2020-09-07T15:03:49.309562745</dc:date>
          </office:change-info>
          <table:previous>
            <table:change-track-table-cell office:value-type="float" office:value="18"/>
          </table:previous>
        </table:cell-content-change>
        <table:cell-content-change table:id="ct795">
          <table:cell-address table:column="1" table:row="34" table:table="6"/>
          <office:change-info>
            <dc:creator> </dc:creator>
            <dc:date>2020-09-07T15:03:49.309583002</dc:date>
          </office:change-info>
          <table:previous>
            <table:change-track-table-cell office:value-type="float" office:value="31"/>
          </table:previous>
        </table:cell-content-change>
        <table:cell-content-change table:id="ct796">
          <table:cell-address table:column="1" table:row="35" table:table="6"/>
          <office:change-info>
            <dc:creator> </dc:creator>
            <dc:date>2020-09-07T15:03:49.309603924</dc:date>
          </office:change-info>
          <table:previous>
            <table:change-track-table-cell office:value-type="float" office:value="26"/>
          </table:previous>
        </table:cell-content-change>
        <table:cell-content-change table:id="ct797">
          <table:cell-address table:column="1" table:row="36" table:table="6"/>
          <office:change-info>
            <dc:creator> </dc:creator>
            <dc:date>2020-09-07T15:03:49.309627584</dc:date>
          </office:change-info>
          <table:previous>
            <table:change-track-table-cell office:value-type="float" office:value="34"/>
          </table:previous>
        </table:cell-content-change>
        <table:cell-content-change table:id="ct798">
          <table:cell-address table:column="2" table:row="28" table:table="6"/>
          <office:change-info>
            <dc:creator> </dc:creator>
            <dc:date>2020-09-07T15:03:49.309656644</dc:date>
          </office:change-info>
          <table:previous>
            <table:change-track-table-cell office:value-type="float" office:value="0"/>
          </table:previous>
        </table:cell-content-change>
        <table:cell-content-change table:id="ct799">
          <table:cell-address table:column="2" table:row="29" table:table="6"/>
          <office:change-info>
            <dc:creator> </dc:creator>
            <dc:date>2020-09-07T15:03:49.309680884</dc:date>
          </office:change-info>
          <table:previous>
            <table:change-track-table-cell office:value-type="float" office:value="0"/>
          </table:previous>
        </table:cell-content-change>
        <table:cell-content-change table:id="ct800">
          <table:cell-address table:column="2" table:row="30" table:table="6"/>
          <office:change-info>
            <dc:creator> </dc:creator>
            <dc:date>2020-09-07T15:03:49.309703678</dc:date>
          </office:change-info>
          <table:previous>
            <table:change-track-table-cell office:value-type="float" office:value="0"/>
          </table:previous>
        </table:cell-content-change>
        <table:cell-content-change table:id="ct801">
          <table:cell-address table:column="2" table:row="31" table:table="6"/>
          <office:change-info>
            <dc:creator> </dc:creator>
            <dc:date>2020-09-07T15:03:49.309727355</dc:date>
          </office:change-info>
          <table:previous>
            <table:change-track-table-cell office:value-type="float" office:value="0"/>
          </table:previous>
        </table:cell-content-change>
        <table:cell-content-change table:id="ct802">
          <table:cell-address table:column="2" table:row="32" table:table="6"/>
          <office:change-info>
            <dc:creator> </dc:creator>
            <dc:date>2020-09-07T15:03:49.309749134</dc:date>
          </office:change-info>
          <table:previous>
            <table:change-track-table-cell office:value-type="float" office:value="0"/>
          </table:previous>
        </table:cell-content-change>
        <table:cell-content-change table:id="ct803">
          <table:cell-address table:column="2" table:row="33" table:table="6"/>
          <office:change-info>
            <dc:creator> </dc:creator>
            <dc:date>2020-09-07T15:03:49.309769194</dc:date>
          </office:change-info>
          <table:previous>
            <table:change-track-table-cell office:value-type="float" office:value="0"/>
          </table:previous>
        </table:cell-content-change>
        <table:cell-content-change table:id="ct804">
          <table:cell-address table:column="2" table:row="34" table:table="6"/>
          <office:change-info>
            <dc:creator> </dc:creator>
            <dc:date>2020-09-07T15:03:49.309788755</dc:date>
          </office:change-info>
          <table:previous>
            <table:change-track-table-cell office:value-type="float" office:value="0"/>
          </table:previous>
        </table:cell-content-change>
        <table:cell-content-change table:id="ct805">
          <table:cell-address table:column="2" table:row="35" table:table="6"/>
          <office:change-info>
            <dc:creator> </dc:creator>
            <dc:date>2020-09-07T15:03:49.309810489</dc:date>
          </office:change-info>
          <table:previous>
            <table:change-track-table-cell office:value-type="float" office:value="0"/>
          </table:previous>
        </table:cell-content-change>
        <table:cell-content-change table:id="ct806">
          <table:cell-address table:column="2" table:row="36" table:table="6"/>
          <office:change-info>
            <dc:creator> </dc:creator>
            <dc:date>2020-09-07T15:03:49.309831071</dc:date>
          </office:change-info>
          <table:previous>
            <table:change-track-table-cell office:value-type="float" office:value="0"/>
          </table:previous>
        </table:cell-content-change>
        <table:cell-content-change table:id="ct807">
          <table:cell-address table:column="3" table:row="28" table:table="6"/>
          <office:change-info>
            <dc:creator> </dc:creator>
            <dc:date>2020-09-07T15:03:49.309852012</dc:date>
          </office:change-info>
          <table:previous>
            <table:change-track-table-cell office:value-type="float" office:value="12"/>
          </table:previous>
        </table:cell-content-change>
        <table:cell-content-change table:id="ct808">
          <table:cell-address table:column="3" table:row="29" table:table="6"/>
          <office:change-info>
            <dc:creator> </dc:creator>
            <dc:date>2020-09-07T15:03:49.309871511</dc:date>
          </office:change-info>
          <table:previous>
            <table:change-track-table-cell office:value-type="float" office:value="12"/>
          </table:previous>
        </table:cell-content-change>
        <table:cell-content-change table:id="ct809">
          <table:cell-address table:column="3" table:row="30" table:table="6"/>
          <office:change-info>
            <dc:creator> </dc:creator>
            <dc:date>2020-09-07T15:03:49.309891129</dc:date>
          </office:change-info>
          <table:previous>
            <table:change-track-table-cell office:value-type="float" office:value="15"/>
          </table:previous>
        </table:cell-content-change>
        <table:cell-content-change table:id="ct810">
          <table:cell-address table:column="3" table:row="31" table:table="6"/>
          <office:change-info>
            <dc:creator> </dc:creator>
            <dc:date>2020-09-07T15:03:49.309912371</dc:date>
          </office:change-info>
          <table:previous>
            <table:change-track-table-cell office:value-type="float" office:value="18"/>
          </table:previous>
        </table:cell-content-change>
        <table:cell-content-change table:id="ct811">
          <table:cell-address table:column="3" table:row="32" table:table="6"/>
          <office:change-info>
            <dc:creator> </dc:creator>
            <dc:date>2020-09-07T15:03:49.309934630</dc:date>
          </office:change-info>
          <table:previous>
            <table:change-track-table-cell office:value-type="float" office:value="24"/>
          </table:previous>
        </table:cell-content-change>
        <table:cell-content-change table:id="ct812">
          <table:cell-address table:column="3" table:row="33" table:table="6"/>
          <office:change-info>
            <dc:creator> </dc:creator>
            <dc:date>2020-09-07T15:03:49.309954999</dc:date>
          </office:change-info>
          <table:previous>
            <table:change-track-table-cell office:value-type="float" office:value="20"/>
          </table:previous>
        </table:cell-content-change>
        <table:cell-content-change table:id="ct813">
          <table:cell-address table:column="3" table:row="34" table:table="6"/>
          <office:change-info>
            <dc:creator> </dc:creator>
            <dc:date>2020-09-07T15:03:49.309976918</dc:date>
          </office:change-info>
          <table:previous>
            <table:change-track-table-cell office:value-type="float" office:value="15"/>
          </table:previous>
        </table:cell-content-change>
        <table:cell-content-change table:id="ct814">
          <table:cell-address table:column="3" table:row="35" table:table="6"/>
          <office:change-info>
            <dc:creator> </dc:creator>
            <dc:date>2020-09-07T15:03:49.309997584</dc:date>
          </office:change-info>
          <table:previous>
            <table:change-track-table-cell office:value-type="float" office:value="24"/>
          </table:previous>
        </table:cell-content-change>
        <table:cell-content-change table:id="ct815">
          <table:cell-address table:column="3" table:row="36" table:table="6"/>
          <office:change-info>
            <dc:creator> </dc:creator>
            <dc:date>2020-09-07T15:03:49.310017812</dc:date>
          </office:change-info>
          <table:previous>
            <table:change-track-table-cell office:value-type="float" office:value="22"/>
          </table:previous>
        </table:cell-content-change>
        <table:cell-content-change table:id="ct816">
          <table:cell-address table:column="4" table:row="28" table:table="6"/>
          <office:change-info>
            <dc:creator> </dc:creator>
            <dc:date>2020-09-07T15:03:49.310040026</dc:date>
          </office:change-info>
          <table:previous>
            <table:change-track-table-cell office:value-type="float" office:value="16.9837"/>
          </table:previous>
        </table:cell-content-change>
        <table:cell-content-change table:id="ct817">
          <table:cell-address table:column="4" table:row="29" table:table="6"/>
          <office:change-info>
            <dc:creator> </dc:creator>
            <dc:date>2020-09-07T15:03:49.310063126</dc:date>
          </office:change-info>
          <table:previous>
            <table:change-track-table-cell office:value-type="float" office:value="18.8212"/>
          </table:previous>
        </table:cell-content-change>
        <table:cell-content-change table:id="ct818">
          <table:cell-address table:column="4" table:row="30" table:table="6"/>
          <office:change-info>
            <dc:creator> </dc:creator>
            <dc:date>2020-09-07T15:03:49.310085072</dc:date>
          </office:change-info>
          <table:previous>
            <table:change-track-table-cell office:value-type="float" office:value="20.5968"/>
          </table:previous>
        </table:cell-content-change>
        <table:cell-content-change table:id="ct819">
          <table:cell-address table:column="4" table:row="31" table:table="6"/>
          <office:change-info>
            <dc:creator> </dc:creator>
            <dc:date>2020-09-07T15:03:49.310108046</dc:date>
          </office:change-info>
          <table:previous>
            <table:change-track-table-cell office:value-type="float" office:value="18.6637"/>
          </table:previous>
        </table:cell-content-change>
        <table:cell-content-change table:id="ct820">
          <table:cell-address table:column="4" table:row="32" table:table="6"/>
          <office:change-info>
            <dc:creator> </dc:creator>
            <dc:date>2020-09-07T15:03:49.310130305</dc:date>
          </office:change-info>
          <table:previous>
            <table:change-track-table-cell office:value-type="float" office:value="36.1823"/>
          </table:previous>
        </table:cell-content-change>
        <table:cell-content-change table:id="ct821">
          <table:cell-address table:column="4" table:row="33" table:table="6"/>
          <office:change-info>
            <dc:creator> </dc:creator>
            <dc:date>2020-09-07T15:03:49.310152809</dc:date>
          </office:change-info>
          <table:previous>
            <table:change-track-table-cell office:value-type="float" office:value="18.9761"/>
          </table:previous>
        </table:cell-content-change>
        <table:cell-content-change table:id="ct822">
          <table:cell-address table:column="4" table:row="34" table:table="6"/>
          <office:change-info>
            <dc:creator> </dc:creator>
            <dc:date>2020-09-07T15:03:49.310174989</dc:date>
          </office:change-info>
          <table:previous>
            <table:change-track-table-cell office:value-type="float" office:value="21.3599"/>
          </table:previous>
        </table:cell-content-change>
        <table:cell-content-change table:id="ct823">
          <table:cell-address table:column="4" table:row="35" table:table="6"/>
          <office:change-info>
            <dc:creator> </dc:creator>
            <dc:date>2020-09-07T15:03:49.310198237</dc:date>
          </office:change-info>
          <table:previous>
            <table:change-track-table-cell office:value-type="float" office:value="20.1688"/>
          </table:previous>
        </table:cell-content-change>
        <table:cell-content-change table:id="ct824">
          <table:cell-address table:column="4" table:row="36" table:table="6"/>
          <office:change-info>
            <dc:creator> </dc:creator>
            <dc:date>2020-09-07T15:03:49.310219724</dc:date>
          </office:change-info>
          <table:previous>
            <table:change-track-table-cell office:value-type="float" office:value="25.3459"/>
          </table:previous>
        </table:cell-content-change>
        <table:cell-content-change table:id="ct825">
          <table:cell-address table:column="5" table:row="28" table:table="6"/>
          <office:change-info>
            <dc:creator> </dc:creator>
            <dc:date>2020-09-07T15:03:49.310244045</dc:date>
          </office:change-info>
          <table:previous>
            <table:change-track-table-cell office:value-type="float" office:value="0.986097"/>
          </table:previous>
        </table:cell-content-change>
        <table:cell-content-change table:id="ct826">
          <table:cell-address table:column="5" table:row="29" table:table="6"/>
          <office:change-info>
            <dc:creator> </dc:creator>
            <dc:date>2020-09-07T15:03:49.310266964</dc:date>
          </office:change-info>
          <table:previous>
            <table:change-track-table-cell office:value-type="float" office:value="0.908935"/>
          </table:previous>
        </table:cell-content-change>
        <table:cell-content-change table:id="ct827">
          <table:cell-address table:column="5" table:row="30" table:table="6"/>
          <office:change-info>
            <dc:creator> </dc:creator>
            <dc:date>2020-09-07T15:03:49.310289487</dc:date>
          </office:change-info>
          <table:previous>
            <table:change-track-table-cell office:value-type="float" office:value="0.896394"/>
          </table:previous>
        </table:cell-content-change>
        <table:cell-content-change table:id="ct828">
          <table:cell-address table:column="5" table:row="31" table:table="6"/>
          <office:change-info>
            <dc:creator> </dc:creator>
            <dc:date>2020-09-07T15:03:49.310313765</dc:date>
          </office:change-info>
          <table:previous>
            <table:change-track-table-cell office:value-type="float" office:value="1.01129"/>
          </table:previous>
        </table:cell-content-change>
        <table:cell-content-change table:id="ct829">
          <table:cell-address table:column="5" table:row="32" table:table="6"/>
          <office:change-info>
            <dc:creator> </dc:creator>
            <dc:date>2020-09-07T15:03:49.310338236</dc:date>
          </office:change-info>
          <table:previous>
            <table:change-track-table-cell office:value-type="float" office:value="1.0628"/>
          </table:previous>
        </table:cell-content-change>
        <table:cell-content-change table:id="ct830">
          <table:cell-address table:column="5" table:row="33" table:table="6"/>
          <office:change-info>
            <dc:creator> </dc:creator>
            <dc:date>2020-09-07T15:03:49.310363006</dc:date>
          </office:change-info>
          <table:previous>
            <table:change-track-table-cell office:value-type="float" office:value="0.847593"/>
          </table:previous>
        </table:cell-content-change>
        <table:cell-content-change table:id="ct831">
          <table:cell-address table:column="5" table:row="34" table:table="6"/>
          <office:change-info>
            <dc:creator> </dc:creator>
            <dc:date>2020-09-07T15:03:49.310388075</dc:date>
          </office:change-info>
          <table:previous>
            <table:change-track-table-cell office:value-type="float" office:value="0.855154"/>
          </table:previous>
        </table:cell-content-change>
        <table:cell-content-change table:id="ct832">
          <table:cell-address table:column="5" table:row="35" table:table="6"/>
          <office:change-info>
            <dc:creator> </dc:creator>
            <dc:date>2020-09-07T15:03:49.310413103</dc:date>
          </office:change-info>
          <table:previous>
            <table:change-track-table-cell office:value-type="float" office:value="1.09588"/>
          </table:previous>
        </table:cell-content-change>
        <table:cell-content-change table:id="ct833">
          <table:cell-address table:column="5" table:row="36" table:table="6"/>
          <office:change-info>
            <dc:creator> </dc:creator>
            <dc:date>2020-09-07T15:03:49.310437463</dc:date>
          </office:change-info>
          <table:previous>
            <table:change-track-table-cell office:value-type="float" office:value="0.9458"/>
          </table:previous>
        </table:cell-content-change>
        <table:cell-content-change table:id="ct834">
          <table:cell-address table:column="1" table:row="41" table:table="6"/>
          <office:change-info>
            <dc:creator> </dc:creator>
            <dc:date>2020-09-07T15:04:08.333059954</dc:date>
          </office:change-info>
          <table:previous>
            <table:change-track-table-cell office:value-type="float" office:value="14"/>
          </table:previous>
        </table:cell-content-change>
        <table:cell-content-change table:id="ct835">
          <table:cell-address table:column="1" table:row="42" table:table="6"/>
          <office:change-info>
            <dc:creator> </dc:creator>
            <dc:date>2020-09-07T15:04:08.333163324</dc:date>
          </office:change-info>
          <table:previous>
            <table:change-track-table-cell office:value-type="float" office:value="18"/>
          </table:previous>
        </table:cell-content-change>
        <table:cell-content-change table:id="ct836">
          <table:cell-address table:column="1" table:row="43" table:table="6"/>
          <office:change-info>
            <dc:creator> </dc:creator>
            <dc:date>2020-09-07T15:04:08.333182426</dc:date>
          </office:change-info>
          <table:previous>
            <table:change-track-table-cell office:value-type="float" office:value="21"/>
          </table:previous>
        </table:cell-content-change>
        <table:cell-content-change table:id="ct837">
          <table:cell-address table:column="1" table:row="44" table:table="6"/>
          <office:change-info>
            <dc:creator> </dc:creator>
            <dc:date>2020-09-07T15:04:08.333199019</dc:date>
          </office:change-info>
          <table:previous>
            <table:change-track-table-cell office:value-type="float" office:value="26"/>
          </table:previous>
        </table:cell-content-change>
        <table:cell-content-change table:id="ct838">
          <table:cell-address table:column="1" table:row="45" table:table="6"/>
          <office:change-info>
            <dc:creator> </dc:creator>
            <dc:date>2020-09-07T15:04:08.333215260</dc:date>
          </office:change-info>
          <table:previous>
            <table:change-track-table-cell office:value-type="float" office:value="43"/>
          </table:previous>
        </table:cell-content-change>
        <table:cell-content-change table:id="ct839">
          <table:cell-address table:column="1" table:row="46" table:table="6"/>
          <office:change-info>
            <dc:creator> </dc:creator>
            <dc:date>2020-09-07T15:04:08.333231920</dc:date>
          </office:change-info>
          <table:previous>
            <table:change-track-table-cell office:value-type="float" office:value="18"/>
          </table:previous>
        </table:cell-content-change>
        <table:cell-content-change table:id="ct840">
          <table:cell-address table:column="1" table:row="47" table:table="6"/>
          <office:change-info>
            <dc:creator> </dc:creator>
            <dc:date>2020-09-07T15:04:08.333249518</dc:date>
          </office:change-info>
          <table:previous>
            <table:change-track-table-cell office:value-type="float" office:value="31"/>
          </table:previous>
        </table:cell-content-change>
        <table:cell-content-change table:id="ct841">
          <table:cell-address table:column="1" table:row="48" table:table="6"/>
          <office:change-info>
            <dc:creator> </dc:creator>
            <dc:date>2020-09-07T15:04:08.333266567</dc:date>
          </office:change-info>
          <table:previous>
            <table:change-track-table-cell office:value-type="float" office:value="26"/>
          </table:previous>
        </table:cell-content-change>
        <table:cell-content-change table:id="ct842">
          <table:cell-address table:column="1" table:row="49" table:table="6"/>
          <office:change-info>
            <dc:creator> </dc:creator>
            <dc:date>2020-09-07T15:04:08.333283428</dc:date>
          </office:change-info>
          <table:previous>
            <table:change-track-table-cell office:value-type="float" office:value="34"/>
          </table:previous>
        </table:cell-content-change>
        <table:cell-content-change table:id="ct843">
          <table:cell-address table:column="2" table:row="41" table:table="6"/>
          <office:change-info>
            <dc:creator> </dc:creator>
            <dc:date>2020-09-07T15:04:08.333304671</dc:date>
          </office:change-info>
          <table:previous>
            <table:change-track-table-cell office:value-type="float" office:value="0"/>
          </table:previous>
        </table:cell-content-change>
        <table:cell-content-change table:id="ct844">
          <table:cell-address table:column="2" table:row="42" table:table="6"/>
          <office:change-info>
            <dc:creator> </dc:creator>
            <dc:date>2020-09-07T15:04:08.333321988</dc:date>
          </office:change-info>
          <table:previous>
            <table:change-track-table-cell office:value-type="float" office:value="0"/>
          </table:previous>
        </table:cell-content-change>
        <table:cell-content-change table:id="ct845">
          <table:cell-address table:column="2" table:row="43" table:table="6"/>
          <office:change-info>
            <dc:creator> </dc:creator>
            <dc:date>2020-09-07T15:04:08.333340246</dc:date>
          </office:change-info>
          <table:previous>
            <table:change-track-table-cell office:value-type="float" office:value="0"/>
          </table:previous>
        </table:cell-content-change>
        <table:cell-content-change table:id="ct846">
          <table:cell-address table:column="2" table:row="44" table:table="6"/>
          <office:change-info>
            <dc:creator> </dc:creator>
            <dc:date>2020-09-07T15:04:08.333357265</dc:date>
          </office:change-info>
          <table:previous>
            <table:change-track-table-cell office:value-type="float" office:value="0"/>
          </table:previous>
        </table:cell-content-change>
        <table:cell-content-change table:id="ct847">
          <table:cell-address table:column="2" table:row="45" table:table="6"/>
          <office:change-info>
            <dc:creator> </dc:creator>
            <dc:date>2020-09-07T15:04:08.333374646</dc:date>
          </office:change-info>
          <table:previous>
            <table:change-track-table-cell office:value-type="float" office:value="0"/>
          </table:previous>
        </table:cell-content-change>
        <table:cell-content-change table:id="ct848">
          <table:cell-address table:column="2" table:row="46" table:table="6"/>
          <office:change-info>
            <dc:creator> </dc:creator>
            <dc:date>2020-09-07T15:04:08.333391262</dc:date>
          </office:change-info>
          <table:previous>
            <table:change-track-table-cell office:value-type="float" office:value="0"/>
          </table:previous>
        </table:cell-content-change>
        <table:cell-content-change table:id="ct849">
          <table:cell-address table:column="2" table:row="47" table:table="6"/>
          <office:change-info>
            <dc:creator> </dc:creator>
            <dc:date>2020-09-07T15:04:08.333408319</dc:date>
          </office:change-info>
          <table:previous>
            <table:change-track-table-cell office:value-type="float" office:value="0"/>
          </table:previous>
        </table:cell-content-change>
        <table:cell-content-change table:id="ct850">
          <table:cell-address table:column="2" table:row="48" table:table="6"/>
          <office:change-info>
            <dc:creator> </dc:creator>
            <dc:date>2020-09-07T15:04:08.333425997</dc:date>
          </office:change-info>
          <table:previous>
            <table:change-track-table-cell office:value-type="float" office:value="0"/>
          </table:previous>
        </table:cell-content-change>
        <table:cell-content-change table:id="ct851">
          <table:cell-address table:column="2" table:row="49" table:table="6"/>
          <office:change-info>
            <dc:creator> </dc:creator>
            <dc:date>2020-09-07T15:04:08.333443584</dc:date>
          </office:change-info>
          <table:previous>
            <table:change-track-table-cell office:value-type="float" office:value="0"/>
          </table:previous>
        </table:cell-content-change>
        <table:cell-content-change table:id="ct852">
          <table:cell-address table:column="3" table:row="41" table:table="6"/>
          <office:change-info>
            <dc:creator> </dc:creator>
            <dc:date>2020-09-07T15:04:08.333462096</dc:date>
          </office:change-info>
          <table:previous>
            <table:change-track-table-cell office:value-type="float" office:value="13"/>
          </table:previous>
        </table:cell-content-change>
        <table:cell-content-change table:id="ct853">
          <table:cell-address table:column="3" table:row="42" table:table="6"/>
          <office:change-info>
            <dc:creator> </dc:creator>
            <dc:date>2020-09-07T15:04:08.333479438</dc:date>
          </office:change-info>
          <table:previous>
            <table:change-track-table-cell office:value-type="float" office:value="13"/>
          </table:previous>
        </table:cell-content-change>
        <table:cell-content-change table:id="ct854">
          <table:cell-address table:column="3" table:row="43" table:table="6"/>
          <office:change-info>
            <dc:creator> </dc:creator>
            <dc:date>2020-09-07T15:04:08.333496046</dc:date>
          </office:change-info>
          <table:previous>
            <table:change-track-table-cell office:value-type="float" office:value="15"/>
          </table:previous>
        </table:cell-content-change>
        <table:cell-content-change table:id="ct855">
          <table:cell-address table:column="3" table:row="44" table:table="6"/>
          <office:change-info>
            <dc:creator> </dc:creator>
            <dc:date>2020-09-07T15:04:08.333513280</dc:date>
          </office:change-info>
          <table:previous>
            <table:change-track-table-cell office:value-type="float" office:value="15"/>
          </table:previous>
        </table:cell-content-change>
        <table:cell-content-change table:id="ct856">
          <table:cell-address table:column="3" table:row="45" table:table="6"/>
          <office:change-info>
            <dc:creator> </dc:creator>
            <dc:date>2020-09-07T15:04:08.333531996</dc:date>
          </office:change-info>
          <table:previous>
            <table:change-track-table-cell office:value-type="float" office:value="17"/>
          </table:previous>
        </table:cell-content-change>
        <table:cell-content-change table:id="ct857">
          <table:cell-address table:column="3" table:row="46" table:table="6"/>
          <office:change-info>
            <dc:creator> </dc:creator>
            <dc:date>2020-09-07T15:04:08.333549236</dc:date>
          </office:change-info>
          <table:previous>
            <table:change-track-table-cell office:value-type="float" office:value="20"/>
          </table:previous>
        </table:cell-content-change>
        <table:cell-content-change table:id="ct858">
          <table:cell-address table:column="3" table:row="47" table:table="6"/>
          <office:change-info>
            <dc:creator> </dc:creator>
            <dc:date>2020-09-07T15:04:08.333566852</dc:date>
          </office:change-info>
          <table:previous>
            <table:change-track-table-cell office:value-type="float" office:value="12"/>
          </table:previous>
        </table:cell-content-change>
        <table:cell-content-change table:id="ct859">
          <table:cell-address table:column="3" table:row="48" table:table="6"/>
          <office:change-info>
            <dc:creator> </dc:creator>
            <dc:date>2020-09-07T15:04:08.333583943</dc:date>
          </office:change-info>
          <table:previous>
            <table:change-track-table-cell office:value-type="float" office:value="21"/>
          </table:previous>
        </table:cell-content-change>
        <table:cell-content-change table:id="ct860">
          <table:cell-address table:column="3" table:row="49" table:table="6"/>
          <office:change-info>
            <dc:creator> </dc:creator>
            <dc:date>2020-09-07T15:04:08.333601626</dc:date>
          </office:change-info>
          <table:previous>
            <table:change-track-table-cell office:value-type="float" office:value="18"/>
          </table:previous>
        </table:cell-content-change>
        <table:cell-content-change table:id="ct861">
          <table:cell-address table:column="4" table:row="41" table:table="6"/>
          <office:change-info>
            <dc:creator> </dc:creator>
            <dc:date>2020-09-07T15:04:08.333620700</dc:date>
          </office:change-info>
          <table:previous>
            <table:change-track-table-cell office:value-type="float" office:value="18.6305"/>
          </table:previous>
        </table:cell-content-change>
        <table:cell-content-change table:id="ct862">
          <table:cell-address table:column="4" table:row="42" table:table="6"/>
          <office:change-info>
            <dc:creator> </dc:creator>
            <dc:date>2020-09-07T15:04:08.333639005</dc:date>
          </office:change-info>
          <table:previous>
            <table:change-track-table-cell office:value-type="float" office:value="15.5064"/>
          </table:previous>
        </table:cell-content-change>
        <table:cell-content-change table:id="ct863">
          <table:cell-address table:column="4" table:row="43" table:table="6"/>
          <office:change-info>
            <dc:creator> </dc:creator>
            <dc:date>2020-09-07T15:04:08.333657832</dc:date>
          </office:change-info>
          <table:previous>
            <table:change-track-table-cell office:value-type="float" office:value="15.8229"/>
          </table:previous>
        </table:cell-content-change>
        <table:cell-content-change table:id="ct864">
          <table:cell-address table:column="4" table:row="44" table:table="6"/>
          <office:change-info>
            <dc:creator> </dc:creator>
            <dc:date>2020-09-07T15:04:08.333676181</dc:date>
          </office:change-info>
          <table:previous>
            <table:change-track-table-cell office:value-type="float" office:value="13.9971"/>
          </table:previous>
        </table:cell-content-change>
        <table:cell-content-change table:id="ct865">
          <table:cell-address table:column="4" table:row="45" table:table="6"/>
          <office:change-info>
            <dc:creator> </dc:creator>
            <dc:date>2020-09-07T15:04:08.333695796</dc:date>
          </office:change-info>
          <table:previous>
            <table:change-track-table-cell office:value-type="float" office:value="32.8324"/>
          </table:previous>
        </table:cell-content-change>
        <table:cell-content-change table:id="ct866">
          <table:cell-address table:column="4" table:row="46" table:table="6"/>
          <office:change-info>
            <dc:creator> </dc:creator>
            <dc:date>2020-09-07T15:04:08.333714481</dc:date>
          </office:change-info>
          <table:previous>
            <table:change-track-table-cell office:value-type="float" office:value="12.7152"/>
          </table:previous>
        </table:cell-content-change>
        <table:cell-content-change table:id="ct867">
          <table:cell-address table:column="4" table:row="47" table:table="6"/>
          <office:change-info>
            <dc:creator> </dc:creator>
            <dc:date>2020-09-07T15:04:08.333733556</dc:date>
          </office:change-info>
          <table:previous>
            <table:change-track-table-cell office:value-type="float" office:value="16.0547"/>
          </table:previous>
        </table:cell-content-change>
        <table:cell-content-change table:id="ct868">
          <table:cell-address table:column="4" table:row="48" table:table="6"/>
          <office:change-info>
            <dc:creator> </dc:creator>
            <dc:date>2020-09-07T15:04:08.333752224</dc:date>
          </office:change-info>
          <table:previous>
            <table:change-track-table-cell office:value-type="float" office:value="16.6426"/>
          </table:previous>
        </table:cell-content-change>
        <table:cell-content-change table:id="ct869">
          <table:cell-address table:column="4" table:row="49" table:table="6"/>
          <office:change-info>
            <dc:creator> </dc:creator>
            <dc:date>2020-09-07T15:04:08.333771401</dc:date>
          </office:change-info>
          <table:previous>
            <table:change-track-table-cell office:value-type="float" office:value="21.9068"/>
          </table:previous>
        </table:cell-content-change>
        <table:cell-content-change table:id="ct870">
          <table:cell-address table:column="5" table:row="41" table:table="6"/>
          <office:change-info>
            <dc:creator> </dc:creator>
            <dc:date>2020-09-07T15:04:08.333790611</dc:date>
          </office:change-info>
          <table:previous>
            <table:change-track-table-cell office:value-type="float" office:value="47.9805"/>
          </table:previous>
        </table:cell-content-change>
        <table:cell-content-change table:id="ct871">
          <table:cell-address table:column="5" table:row="42" table:table="6"/>
          <office:change-info>
            <dc:creator> </dc:creator>
            <dc:date>2020-09-07T15:04:08.333809771</dc:date>
          </office:change-info>
          <table:previous>
            <table:change-track-table-cell office:value-type="float" office:value="47.4128"/>
          </table:previous>
        </table:cell-content-change>
        <table:cell-content-change table:id="ct872">
          <table:cell-address table:column="5" table:row="43" table:table="6"/>
          <office:change-info>
            <dc:creator> </dc:creator>
            <dc:date>2020-09-07T15:04:08.333828572</dc:date>
          </office:change-info>
          <table:previous>
            <table:change-track-table-cell office:value-type="float" office:value="47.3374"/>
          </table:previous>
        </table:cell-content-change>
        <table:cell-content-change table:id="ct873">
          <table:cell-address table:column="5" table:row="44" table:table="6"/>
          <office:change-info>
            <dc:creator> </dc:creator>
            <dc:date>2020-09-07T15:04:08.333847307</dc:date>
          </office:change-info>
          <table:previous>
            <table:change-track-table-cell office:value-type="float" office:value="47.0583"/>
          </table:previous>
        </table:cell-content-change>
        <table:cell-content-change table:id="ct874">
          <table:cell-address table:column="5" table:row="45" table:table="6"/>
          <office:change-info>
            <dc:creator> </dc:creator>
            <dc:date>2020-09-07T15:04:08.333865846</dc:date>
          </office:change-info>
          <table:previous>
            <table:change-track-table-cell office:value-type="float" office:value="48.254"/>
          </table:previous>
        </table:cell-content-change>
        <table:cell-content-change table:id="ct875">
          <table:cell-address table:column="5" table:row="46" table:table="6"/>
          <office:change-info>
            <dc:creator> </dc:creator>
            <dc:date>2020-09-07T15:04:08.333884790</dc:date>
          </office:change-info>
          <table:previous>
            <table:change-track-table-cell office:value-type="float" office:value="47.0949"/>
          </table:previous>
        </table:cell-content-change>
        <table:cell-content-change table:id="ct876">
          <table:cell-address table:column="5" table:row="47" table:table="6"/>
          <office:change-info>
            <dc:creator> </dc:creator>
            <dc:date>2020-09-07T15:04:08.333903975</dc:date>
          </office:change-info>
          <table:previous>
            <table:change-track-table-cell office:value-type="float" office:value="47.4011"/>
          </table:previous>
        </table:cell-content-change>
        <table:cell-content-change table:id="ct877">
          <table:cell-address table:column="5" table:row="48" table:table="6"/>
          <office:change-info>
            <dc:creator> </dc:creator>
            <dc:date>2020-09-07T15:04:08.333923566</dc:date>
          </office:change-info>
          <table:previous>
            <table:change-track-table-cell office:value-type="float" office:value="47.1288"/>
          </table:previous>
        </table:cell-content-change>
        <table:cell-content-change table:id="ct878">
          <table:cell-address table:column="5" table:row="49" table:table="6"/>
          <office:change-info>
            <dc:creator> </dc:creator>
            <dc:date>2020-09-07T15:04:08.333942557</dc:date>
          </office:change-info>
          <table:previous>
            <table:change-track-table-cell office:value-type="float" office:value="47.8187"/>
          </table:previous>
        </table:cell-content-change>
        <table:cell-content-change table:id="ct879">
          <table:cell-address table:column="1" table:row="54" table:table="6"/>
          <office:change-info>
            <dc:creator> </dc:creator>
            <dc:date>2020-09-07T15:04:25.292075263</dc:date>
          </office:change-info>
          <table:previous>
            <table:change-track-table-cell office:value-type="float" office:value="14"/>
          </table:previous>
        </table:cell-content-change>
        <table:cell-content-change table:id="ct880">
          <table:cell-address table:column="1" table:row="55" table:table="6"/>
          <office:change-info>
            <dc:creator> </dc:creator>
            <dc:date>2020-09-07T15:04:25.292188524</dc:date>
          </office:change-info>
          <table:previous>
            <table:change-track-table-cell office:value-type="float" office:value="18"/>
          </table:previous>
        </table:cell-content-change>
        <table:cell-content-change table:id="ct881">
          <table:cell-address table:column="1" table:row="56" table:table="6"/>
          <office:change-info>
            <dc:creator> </dc:creator>
            <dc:date>2020-09-07T15:04:25.292211892</dc:date>
          </office:change-info>
          <table:previous>
            <table:change-track-table-cell office:value-type="float" office:value="21"/>
          </table:previous>
        </table:cell-content-change>
        <table:cell-content-change table:id="ct882">
          <table:cell-address table:column="1" table:row="57" table:table="6"/>
          <office:change-info>
            <dc:creator> </dc:creator>
            <dc:date>2020-09-07T15:04:25.292232923</dc:date>
          </office:change-info>
          <table:previous>
            <table:change-track-table-cell office:value-type="float" office:value="26"/>
          </table:previous>
        </table:cell-content-change>
        <table:cell-content-change table:id="ct883">
          <table:cell-address table:column="1" table:row="58" table:table="6"/>
          <office:change-info>
            <dc:creator> </dc:creator>
            <dc:date>2020-09-07T15:04:25.292254367</dc:date>
          </office:change-info>
          <table:previous>
            <table:change-track-table-cell office:value-type="float" office:value="43"/>
          </table:previous>
        </table:cell-content-change>
        <table:cell-content-change table:id="ct884">
          <table:cell-address table:column="1" table:row="59" table:table="6"/>
          <office:change-info>
            <dc:creator> </dc:creator>
            <dc:date>2020-09-07T15:04:25.292275517</dc:date>
          </office:change-info>
          <table:previous>
            <table:change-track-table-cell office:value-type="float" office:value="18"/>
          </table:previous>
        </table:cell-content-change>
        <table:cell-content-change table:id="ct885">
          <table:cell-address table:column="1" table:row="60" table:table="6"/>
          <office:change-info>
            <dc:creator> </dc:creator>
            <dc:date>2020-09-07T15:04:25.292298142</dc:date>
          </office:change-info>
          <table:previous>
            <table:change-track-table-cell office:value-type="float" office:value="31"/>
          </table:previous>
        </table:cell-content-change>
        <table:cell-content-change table:id="ct886">
          <table:cell-address table:column="1" table:row="61" table:table="6"/>
          <office:change-info>
            <dc:creator> </dc:creator>
            <dc:date>2020-09-07T15:04:25.292319159</dc:date>
          </office:change-info>
          <table:previous>
            <table:change-track-table-cell office:value-type="float" office:value="26"/>
          </table:previous>
        </table:cell-content-change>
        <table:cell-content-change table:id="ct887">
          <table:cell-address table:column="1" table:row="62" table:table="6"/>
          <office:change-info>
            <dc:creator> </dc:creator>
            <dc:date>2020-09-07T15:04:25.292340756</dc:date>
          </office:change-info>
          <table:previous>
            <table:change-track-table-cell office:value-type="float" office:value="34"/>
          </table:previous>
        </table:cell-content-change>
        <table:cell-content-change table:id="ct888">
          <table:cell-address table:column="2" table:row="54" table:table="6"/>
          <office:change-info>
            <dc:creator> </dc:creator>
            <dc:date>2020-09-07T15:04:25.292366399</dc:date>
          </office:change-info>
          <table:previous>
            <table:change-track-table-cell office:value-type="float" office:value="0"/>
          </table:previous>
        </table:cell-content-change>
        <table:cell-content-change table:id="ct889">
          <table:cell-address table:column="2" table:row="55" table:table="6"/>
          <office:change-info>
            <dc:creator> </dc:creator>
            <dc:date>2020-09-07T15:04:25.292389504</dc:date>
          </office:change-info>
          <table:previous>
            <table:change-track-table-cell office:value-type="float" office:value="0"/>
          </table:previous>
        </table:cell-content-change>
        <table:cell-content-change table:id="ct890">
          <table:cell-address table:column="2" table:row="56" table:table="6"/>
          <office:change-info>
            <dc:creator> </dc:creator>
            <dc:date>2020-09-07T15:04:25.292411766</dc:date>
          </office:change-info>
          <table:previous>
            <table:change-track-table-cell office:value-type="float" office:value="0"/>
          </table:previous>
        </table:cell-content-change>
        <table:cell-content-change table:id="ct891">
          <table:cell-address table:column="2" table:row="57" table:table="6"/>
          <office:change-info>
            <dc:creator> </dc:creator>
            <dc:date>2020-09-07T15:04:25.292433664</dc:date>
          </office:change-info>
          <table:previous>
            <table:change-track-table-cell office:value-type="float" office:value="0"/>
          </table:previous>
        </table:cell-content-change>
        <table:cell-content-change table:id="ct892">
          <table:cell-address table:column="2" table:row="58" table:table="6"/>
          <office:change-info>
            <dc:creator> </dc:creator>
            <dc:date>2020-09-07T15:04:25.292455327</dc:date>
          </office:change-info>
          <table:previous>
            <table:change-track-table-cell office:value-type="float" office:value="0"/>
          </table:previous>
        </table:cell-content-change>
        <table:cell-content-change table:id="ct893">
          <table:cell-address table:column="2" table:row="59" table:table="6"/>
          <office:change-info>
            <dc:creator> </dc:creator>
            <dc:date>2020-09-07T15:04:25.292477809</dc:date>
          </office:change-info>
          <table:previous>
            <table:change-track-table-cell office:value-type="float" office:value="0"/>
          </table:previous>
        </table:cell-content-change>
        <table:cell-content-change table:id="ct894">
          <table:cell-address table:column="2" table:row="60" table:table="6"/>
          <office:change-info>
            <dc:creator> </dc:creator>
            <dc:date>2020-09-07T15:04:25.292500052</dc:date>
          </office:change-info>
          <table:previous>
            <table:change-track-table-cell office:value-type="float" office:value="0"/>
          </table:previous>
        </table:cell-content-change>
        <table:cell-content-change table:id="ct895">
          <table:cell-address table:column="2" table:row="61" table:table="6"/>
          <office:change-info>
            <dc:creator> </dc:creator>
            <dc:date>2020-09-07T15:04:25.292523042</dc:date>
          </office:change-info>
          <table:previous>
            <table:change-track-table-cell office:value-type="float" office:value="0"/>
          </table:previous>
        </table:cell-content-change>
        <table:cell-content-change table:id="ct896">
          <table:cell-address table:column="2" table:row="62" table:table="6"/>
          <office:change-info>
            <dc:creator> </dc:creator>
            <dc:date>2020-09-07T15:04:25.292545385</dc:date>
          </office:change-info>
          <table:previous>
            <table:change-track-table-cell office:value-type="float" office:value="0"/>
          </table:previous>
        </table:cell-content-change>
        <table:cell-content-change table:id="ct897">
          <table:cell-address table:column="3" table:row="54" table:table="6"/>
          <office:change-info>
            <dc:creator> </dc:creator>
            <dc:date>2020-09-07T15:04:25.292568292</dc:date>
          </office:change-info>
          <table:previous>
            <table:change-track-table-cell office:value-type="float" office:value="14"/>
          </table:previous>
        </table:cell-content-change>
        <table:cell-content-change table:id="ct898">
          <table:cell-address table:column="3" table:row="55" table:table="6"/>
          <office:change-info>
            <dc:creator> </dc:creator>
            <dc:date>2020-09-07T15:04:25.292590316</dc:date>
          </office:change-info>
          <table:previous>
            <table:change-track-table-cell office:value-type="float" office:value="11"/>
          </table:previous>
        </table:cell-content-change>
        <table:cell-content-change table:id="ct899">
          <table:cell-address table:column="3" table:row="56" table:table="6"/>
          <office:change-info>
            <dc:creator> </dc:creator>
            <dc:date>2020-09-07T15:04:25.292612250</dc:date>
          </office:change-info>
          <table:previous>
            <table:change-track-table-cell office:value-type="float" office:value="16"/>
          </table:previous>
        </table:cell-content-change>
        <table:cell-content-change table:id="ct900">
          <table:cell-address table:column="3" table:row="57" table:table="6"/>
          <office:change-info>
            <dc:creator> </dc:creator>
            <dc:date>2020-09-07T15:04:25.292633759</dc:date>
          </office:change-info>
          <table:previous>
            <table:change-track-table-cell office:value-type="float" office:value="19"/>
          </table:previous>
        </table:cell-content-change>
        <table:cell-content-change table:id="ct901">
          <table:cell-address table:column="3" table:row="58" table:table="6"/>
          <office:change-info>
            <dc:creator> </dc:creator>
            <dc:date>2020-09-07T15:04:25.292656063</dc:date>
          </office:change-info>
          <table:previous>
            <table:change-track-table-cell office:value-type="float" office:value="22"/>
          </table:previous>
        </table:cell-content-change>
        <table:cell-content-change table:id="ct902">
          <table:cell-address table:column="3" table:row="59" table:table="6"/>
          <office:change-info>
            <dc:creator> </dc:creator>
            <dc:date>2020-09-07T15:04:25.292677786</dc:date>
          </office:change-info>
          <table:previous>
            <table:change-track-table-cell office:value-type="float" office:value="22"/>
          </table:previous>
        </table:cell-content-change>
        <table:cell-content-change table:id="ct903">
          <table:cell-address table:column="3" table:row="60" table:table="6"/>
          <office:change-info>
            <dc:creator> </dc:creator>
            <dc:date>2020-09-07T15:04:25.292700161</dc:date>
          </office:change-info>
          <table:previous>
            <table:change-track-table-cell office:value-type="float" office:value="13"/>
          </table:previous>
        </table:cell-content-change>
        <table:cell-content-change table:id="ct904">
          <table:cell-address table:column="3" table:row="61" table:table="6"/>
          <office:change-info>
            <dc:creator> </dc:creator>
            <dc:date>2020-09-07T15:04:25.292721917</dc:date>
          </office:change-info>
          <table:previous>
            <table:change-track-table-cell office:value-type="float" office:value="24"/>
          </table:previous>
        </table:cell-content-change>
        <table:cell-content-change table:id="ct905">
          <table:cell-address table:column="3" table:row="62" table:table="6"/>
          <office:change-info>
            <dc:creator> </dc:creator>
            <dc:date>2020-09-07T15:04:25.292744119</dc:date>
          </office:change-info>
          <table:previous>
            <table:change-track-table-cell office:value-type="float" office:value="22"/>
          </table:previous>
        </table:cell-content-change>
        <table:cell-content-change table:id="ct906">
          <table:cell-address table:column="4" table:row="54" table:table="6"/>
          <office:change-info>
            <dc:creator> </dc:creator>
            <dc:date>2020-09-07T15:04:25.292767580</dc:date>
          </office:change-info>
          <table:previous>
            <table:change-track-table-cell office:value-type="float" office:value="19.1933"/>
          </table:previous>
        </table:cell-content-change>
        <table:cell-content-change table:id="ct907">
          <table:cell-address table:column="4" table:row="55" table:table="6"/>
          <office:change-info>
            <dc:creator> </dc:creator>
            <dc:date>2020-09-07T15:04:25.292791428</dc:date>
          </office:change-info>
          <table:previous>
            <table:change-track-table-cell office:value-type="float" office:value="19.2877"/>
          </table:previous>
        </table:cell-content-change>
        <table:cell-content-change table:id="ct908">
          <table:cell-address table:column="4" table:row="56" table:table="6"/>
          <office:change-info>
            <dc:creator> </dc:creator>
            <dc:date>2020-09-07T15:04:25.292814787</dc:date>
          </office:change-info>
          <table:previous>
            <table:change-track-table-cell office:value-type="float" office:value="17.7341"/>
          </table:previous>
        </table:cell-content-change>
        <table:cell-content-change table:id="ct909">
          <table:cell-address table:column="4" table:row="57" table:table="6"/>
          <office:change-info>
            <dc:creator> </dc:creator>
            <dc:date>2020-09-07T15:04:25.292838284</dc:date>
          </office:change-info>
          <table:previous>
            <table:change-track-table-cell office:value-type="float" office:value="18.7528"/>
          </table:previous>
        </table:cell-content-change>
        <table:cell-content-change table:id="ct910">
          <table:cell-address table:column="4" table:row="58" table:table="6"/>
          <office:change-info>
            <dc:creator> </dc:creator>
            <dc:date>2020-09-07T15:04:25.292862120</dc:date>
          </office:change-info>
          <table:previous>
            <table:change-track-table-cell office:value-type="float" office:value="34.7088"/>
          </table:previous>
        </table:cell-content-change>
        <table:cell-content-change table:id="ct911">
          <table:cell-address table:column="4" table:row="59" table:table="6"/>
          <office:change-info>
            <dc:creator> </dc:creator>
            <dc:date>2020-09-07T15:04:25.292886339</dc:date>
          </office:change-info>
          <table:previous>
            <table:change-track-table-cell office:value-type="float" office:value="18.3826"/>
          </table:previous>
        </table:cell-content-change>
        <table:cell-content-change table:id="ct912">
          <table:cell-address table:column="4" table:row="60" table:table="6"/>
          <office:change-info>
            <dc:creator> </dc:creator>
            <dc:date>2020-09-07T15:04:25.292910163</dc:date>
          </office:change-info>
          <table:previous>
            <table:change-track-table-cell office:value-type="float" office:value="21.2465"/>
          </table:previous>
        </table:cell-content-change>
        <table:cell-content-change table:id="ct913">
          <table:cell-address table:column="4" table:row="61" table:table="6"/>
          <office:change-info>
            <dc:creator> </dc:creator>
            <dc:date>2020-09-07T15:04:25.292934085</dc:date>
          </office:change-info>
          <table:previous>
            <table:change-track-table-cell office:value-type="float" office:value="16.7836"/>
          </table:previous>
        </table:cell-content-change>
        <table:cell-content-change table:id="ct914">
          <table:cell-address table:column="4" table:row="62" table:table="6"/>
          <office:change-info>
            <dc:creator> </dc:creator>
            <dc:date>2020-09-07T15:04:25.292958214</dc:date>
          </office:change-info>
          <table:previous>
            <table:change-track-table-cell office:value-type="float" office:value="25.3266"/>
          </table:previous>
        </table:cell-content-change>
        <table:cell-content-change table:id="ct915">
          <table:cell-address table:column="5" table:row="54" table:table="6"/>
          <office:change-info>
            <dc:creator> </dc:creator>
            <dc:date>2020-09-07T15:04:25.292982219</dc:date>
          </office:change-info>
          <table:previous>
            <table:change-track-table-cell office:value-type="float" office:value="24.9939"/>
          </table:previous>
        </table:cell-content-change>
        <table:cell-content-change table:id="ct916">
          <table:cell-address table:column="5" table:row="55" table:table="6"/>
          <office:change-info>
            <dc:creator> </dc:creator>
            <dc:date>2020-09-07T15:04:25.293005818</dc:date>
          </office:change-info>
          <table:previous>
            <table:change-track-table-cell office:value-type="float" office:value="25.0533"/>
          </table:previous>
        </table:cell-content-change>
        <table:cell-content-change table:id="ct917">
          <table:cell-address table:column="5" table:row="56" table:table="6"/>
          <office:change-info>
            <dc:creator> </dc:creator>
            <dc:date>2020-09-07T15:04:25.293029428</dc:date>
          </office:change-info>
          <table:previous>
            <table:change-track-table-cell office:value-type="float" office:value="22.8585"/>
          </table:previous>
        </table:cell-content-change>
        <table:cell-content-change table:id="ct918">
          <table:cell-address table:column="5" table:row="57" table:table="6"/>
          <office:change-info>
            <dc:creator> </dc:creator>
            <dc:date>2020-09-07T15:04:25.293052868</dc:date>
          </office:change-info>
          <table:previous>
            <table:change-track-table-cell office:value-type="float" office:value="23.8912"/>
          </table:previous>
        </table:cell-content-change>
        <table:cell-content-change table:id="ct919">
          <table:cell-address table:column="5" table:row="58" table:table="6"/>
          <office:change-info>
            <dc:creator> </dc:creator>
            <dc:date>2020-09-07T15:04:25.293076835</dc:date>
          </office:change-info>
          <table:previous>
            <table:change-track-table-cell office:value-type="float" office:value="25.1025"/>
          </table:previous>
        </table:cell-content-change>
        <table:cell-content-change table:id="ct920">
          <table:cell-address table:column="5" table:row="59" table:table="6"/>
          <office:change-info>
            <dc:creator> </dc:creator>
            <dc:date>2020-09-07T15:04:25.293100740</dc:date>
          </office:change-info>
          <table:previous>
            <table:change-track-table-cell office:value-type="float" office:value="22.9993"/>
          </table:previous>
        </table:cell-content-change>
        <table:cell-content-change table:id="ct921">
          <table:cell-address table:column="5" table:row="60" table:table="6"/>
          <office:change-info>
            <dc:creator> </dc:creator>
            <dc:date>2020-09-07T15:04:25.293125686</dc:date>
          </office:change-info>
          <table:previous>
            <table:change-track-table-cell office:value-type="float" office:value="22.9161"/>
          </table:previous>
        </table:cell-content-change>
        <table:cell-content-change table:id="ct922">
          <table:cell-address table:column="5" table:row="61" table:table="6"/>
          <office:change-info>
            <dc:creator> </dc:creator>
            <dc:date>2020-09-07T15:04:25.293150052</dc:date>
          </office:change-info>
          <table:previous>
            <table:change-track-table-cell office:value-type="float" office:value="23.8662"/>
          </table:previous>
        </table:cell-content-change>
        <table:cell-content-change table:id="ct923">
          <table:cell-address table:column="5" table:row="62" table:table="6"/>
          <office:change-info>
            <dc:creator> </dc:creator>
            <dc:date>2020-09-07T15:04:25.293174618</dc:date>
          </office:change-info>
          <table:previous>
            <table:change-track-table-cell office:value-type="float" office:value="24.7545"/>
          </table:previous>
        </table:cell-content-change>
        <table:cell-content-change table:id="ct924">
          <table:cell-address table:column="1" table:row="67" table:table="6"/>
          <office:change-info>
            <dc:creator> </dc:creator>
            <dc:date>2020-09-07T15:04:44.423459521</dc:date>
          </office:change-info>
          <table:previous table:id="ct644">
            <table:change-track-table-cell office:value-type="float" office:value="14"/>
          </table:previous>
        </table:cell-content-change>
        <table:cell-content-change table:id="ct925">
          <table:cell-address table:column="1" table:row="68" table:table="6"/>
          <office:change-info>
            <dc:creator> </dc:creator>
            <dc:date>2020-09-07T15:04:44.423514551</dc:date>
          </office:change-info>
          <table:previous table:id="ct645">
            <table:change-track-table-cell office:value-type="float" office:value="18"/>
          </table:previous>
        </table:cell-content-change>
        <table:cell-content-change table:id="ct926">
          <table:cell-address table:column="1" table:row="69" table:table="6"/>
          <office:change-info>
            <dc:creator> </dc:creator>
            <dc:date>2020-09-07T15:04:44.423532428</dc:date>
          </office:change-info>
          <table:previous table:id="ct646">
            <table:change-track-table-cell office:value-type="float" office:value="21"/>
          </table:previous>
        </table:cell-content-change>
        <table:cell-content-change table:id="ct927">
          <table:cell-address table:column="1" table:row="70" table:table="6"/>
          <office:change-info>
            <dc:creator> </dc:creator>
            <dc:date>2020-09-07T15:04:44.423556304</dc:date>
          </office:change-info>
          <table:previous table:id="ct647">
            <table:change-track-table-cell office:value-type="float" office:value="26"/>
          </table:previous>
        </table:cell-content-change>
        <table:cell-content-change table:id="ct928">
          <table:cell-address table:column="1" table:row="71" table:table="6"/>
          <office:change-info>
            <dc:creator> </dc:creator>
            <dc:date>2020-09-07T15:04:44.423571001</dc:date>
          </office:change-info>
          <table:previous table:id="ct648">
            <table:change-track-table-cell office:value-type="float" office:value="43"/>
          </table:previous>
        </table:cell-content-change>
        <table:cell-content-change table:id="ct929">
          <table:cell-address table:column="1" table:row="72" table:table="6"/>
          <office:change-info>
            <dc:creator> </dc:creator>
            <dc:date>2020-09-07T15:04:44.423596416</dc:date>
          </office:change-info>
          <table:previous table:id="ct649">
            <table:change-track-table-cell office:value-type="float" office:value="18"/>
          </table:previous>
        </table:cell-content-change>
        <table:cell-content-change table:id="ct930">
          <table:cell-address table:column="1" table:row="73" table:table="6"/>
          <office:change-info>
            <dc:creator> </dc:creator>
            <dc:date>2020-09-07T15:04:44.423614929</dc:date>
          </office:change-info>
          <table:previous table:id="ct650">
            <table:change-track-table-cell office:value-type="float" office:value="31"/>
          </table:previous>
        </table:cell-content-change>
        <table:cell-content-change table:id="ct931">
          <table:cell-address table:column="1" table:row="74" table:table="6"/>
          <office:change-info>
            <dc:creator> </dc:creator>
            <dc:date>2020-09-07T15:04:44.423626068</dc:date>
          </office:change-info>
          <table:previous table:id="ct651">
            <table:change-track-table-cell office:value-type="float" office:value="26"/>
          </table:previous>
        </table:cell-content-change>
        <table:cell-content-change table:id="ct932">
          <table:cell-address table:column="1" table:row="75" table:table="6"/>
          <office:change-info>
            <dc:creator> </dc:creator>
            <dc:date>2020-09-07T15:04:44.423637467</dc:date>
          </office:change-info>
          <table:previous table:id="ct652">
            <table:change-track-table-cell office:value-type="float" office:value="34"/>
          </table:previous>
        </table:cell-content-change>
        <table:cell-content-change table:id="ct933">
          <table:cell-address table:column="2" table:row="67" table:table="6"/>
          <office:change-info>
            <dc:creator> </dc:creator>
            <dc:date>2020-09-07T15:04:44.423662627</dc:date>
          </office:change-info>
          <table:previous table:id="ct655">
            <table:change-track-table-cell office:value-type="float" office:value="0"/>
          </table:previous>
        </table:cell-content-change>
        <table:cell-content-change table:id="ct934">
          <table:cell-address table:column="2" table:row="68" table:table="6"/>
          <office:change-info>
            <dc:creator> </dc:creator>
            <dc:date>2020-09-07T15:04:44.423680644</dc:date>
          </office:change-info>
          <table:previous table:id="ct656">
            <table:change-track-table-cell office:value-type="float" office:value="0"/>
          </table:previous>
        </table:cell-content-change>
        <table:cell-content-change table:id="ct935">
          <table:cell-address table:column="2" table:row="69" table:table="6"/>
          <office:change-info>
            <dc:creator> </dc:creator>
            <dc:date>2020-09-07T15:04:44.423698233</dc:date>
          </office:change-info>
          <table:previous table:id="ct657">
            <table:change-track-table-cell office:value-type="float" office:value="0"/>
          </table:previous>
        </table:cell-content-change>
        <table:cell-content-change table:id="ct936">
          <table:cell-address table:column="2" table:row="70" table:table="6"/>
          <office:change-info>
            <dc:creator> </dc:creator>
            <dc:date>2020-09-07T15:04:44.423715868</dc:date>
          </office:change-info>
          <table:previous table:id="ct658">
            <table:change-track-table-cell office:value-type="float" office:value="0"/>
          </table:previous>
        </table:cell-content-change>
        <table:cell-content-change table:id="ct937">
          <table:cell-address table:column="2" table:row="71" table:table="6"/>
          <office:change-info>
            <dc:creator> </dc:creator>
            <dc:date>2020-09-07T15:04:44.423732911</dc:date>
          </office:change-info>
          <table:previous table:id="ct659">
            <table:change-track-table-cell office:value-type="float" office:value="0"/>
          </table:previous>
        </table:cell-content-change>
        <table:cell-content-change table:id="ct938">
          <table:cell-address table:column="2" table:row="72" table:table="6"/>
          <office:change-info>
            <dc:creator> </dc:creator>
            <dc:date>2020-09-07T15:04:44.423748840</dc:date>
          </office:change-info>
          <table:previous table:id="ct660">
            <table:change-track-table-cell office:value-type="float" office:value="0"/>
          </table:previous>
        </table:cell-content-change>
        <table:cell-content-change table:id="ct939">
          <table:cell-address table:column="2" table:row="73" table:table="6"/>
          <office:change-info>
            <dc:creator> </dc:creator>
            <dc:date>2020-09-07T15:04:44.423765101</dc:date>
          </office:change-info>
          <table:previous table:id="ct661">
            <table:change-track-table-cell office:value-type="float" office:value="0"/>
          </table:previous>
        </table:cell-content-change>
        <table:cell-content-change table:id="ct940">
          <table:cell-address table:column="2" table:row="74" table:table="6"/>
          <office:change-info>
            <dc:creator> </dc:creator>
            <dc:date>2020-09-07T15:04:44.423784196</dc:date>
          </office:change-info>
          <table:previous table:id="ct662">
            <table:change-track-table-cell office:value-type="float" office:value="0"/>
          </table:previous>
        </table:cell-content-change>
        <table:cell-content-change table:id="ct941">
          <table:cell-address table:column="2" table:row="75" table:table="6"/>
          <office:change-info>
            <dc:creator> </dc:creator>
            <dc:date>2020-09-07T15:04:44.423805801</dc:date>
          </office:change-info>
          <table:previous table:id="ct663">
            <table:change-track-table-cell office:value-type="float" office:value="0"/>
          </table:previous>
        </table:cell-content-change>
        <table:cell-content-change table:id="ct942">
          <table:cell-address table:column="3" table:row="67" table:table="6"/>
          <office:change-info>
            <dc:creator> </dc:creator>
            <dc:date>2020-09-07T15:04:44.423821706</dc:date>
          </office:change-info>
          <table:previous table:id="ct666">
            <table:change-track-table-cell office:value-type="float" office:value="14"/>
          </table:previous>
        </table:cell-content-change>
        <table:cell-content-change table:id="ct943">
          <table:cell-address table:column="3" table:row="68" table:table="6"/>
          <office:change-info>
            <dc:creator> </dc:creator>
            <dc:date>2020-09-07T15:04:44.423835578</dc:date>
          </office:change-info>
          <table:previous table:id="ct667">
            <table:change-track-table-cell office:value-type="float" office:value="11"/>
          </table:previous>
        </table:cell-content-change>
        <table:cell-content-change table:id="ct944">
          <table:cell-address table:column="3" table:row="69" table:table="6"/>
          <office:change-info>
            <dc:creator> </dc:creator>
            <dc:date>2020-09-07T15:04:44.423849542</dc:date>
          </office:change-info>
          <table:previous table:id="ct668">
            <table:change-track-table-cell office:value-type="float" office:value="16"/>
          </table:previous>
        </table:cell-content-change>
        <table:cell-content-change table:id="ct945">
          <table:cell-address table:column="3" table:row="70" table:table="6"/>
          <office:change-info>
            <dc:creator> </dc:creator>
            <dc:date>2020-09-07T15:04:44.423863291</dc:date>
          </office:change-info>
          <table:previous table:id="ct669">
            <table:change-track-table-cell office:value-type="float" office:value="19"/>
          </table:previous>
        </table:cell-content-change>
        <table:cell-content-change table:id="ct946">
          <table:cell-address table:column="3" table:row="71" table:table="6"/>
          <office:change-info>
            <dc:creator> </dc:creator>
            <dc:date>2020-09-07T15:04:44.423879390</dc:date>
          </office:change-info>
          <table:previous table:id="ct670">
            <table:change-track-table-cell office:value-type="float" office:value="22"/>
          </table:previous>
        </table:cell-content-change>
        <table:cell-content-change table:id="ct947">
          <table:cell-address table:column="3" table:row="72" table:table="6"/>
          <office:change-info>
            <dc:creator> </dc:creator>
            <dc:date>2020-09-07T15:04:44.423894804</dc:date>
          </office:change-info>
          <table:previous table:id="ct671">
            <table:change-track-table-cell office:value-type="float" office:value="22"/>
          </table:previous>
        </table:cell-content-change>
        <table:cell-content-change table:id="ct948">
          <table:cell-address table:column="3" table:row="73" table:table="6"/>
          <office:change-info>
            <dc:creator> </dc:creator>
            <dc:date>2020-09-07T15:04:44.423908961</dc:date>
          </office:change-info>
          <table:previous table:id="ct672">
            <table:change-track-table-cell office:value-type="float" office:value="13"/>
          </table:previous>
        </table:cell-content-change>
        <table:cell-content-change table:id="ct949">
          <table:cell-address table:column="3" table:row="74" table:table="6"/>
          <office:change-info>
            <dc:creator> </dc:creator>
            <dc:date>2020-09-07T15:04:44.423922105</dc:date>
          </office:change-info>
          <table:previous table:id="ct673">
            <table:change-track-table-cell office:value-type="float" office:value="24"/>
          </table:previous>
        </table:cell-content-change>
        <table:cell-content-change table:id="ct950">
          <table:cell-address table:column="3" table:row="75" table:table="6"/>
          <office:change-info>
            <dc:creator> </dc:creator>
            <dc:date>2020-09-07T15:04:44.423935056</dc:date>
          </office:change-info>
          <table:previous table:id="ct674">
            <table:change-track-table-cell office:value-type="float" office:value="22"/>
          </table:previous>
        </table:cell-content-change>
        <table:cell-content-change table:id="ct951">
          <table:cell-address table:column="4" table:row="67" table:table="6"/>
          <office:change-info>
            <dc:creator> </dc:creator>
            <dc:date>2020-09-07T15:04:44.423950684</dc:date>
          </office:change-info>
          <table:previous table:id="ct677">
            <table:change-track-table-cell office:value-type="float" office:value="19.1933"/>
          </table:previous>
        </table:cell-content-change>
        <table:cell-content-change table:id="ct952">
          <table:cell-address table:column="4" table:row="68" table:table="6"/>
          <office:change-info>
            <dc:creator> </dc:creator>
            <dc:date>2020-09-07T15:04:44.423966546</dc:date>
          </office:change-info>
          <table:previous table:id="ct678">
            <table:change-track-table-cell office:value-type="float" office:value="19.2877"/>
          </table:previous>
        </table:cell-content-change>
        <table:cell-content-change table:id="ct953">
          <table:cell-address table:column="4" table:row="69" table:table="6"/>
          <office:change-info>
            <dc:creator> </dc:creator>
            <dc:date>2020-09-07T15:04:44.423981342</dc:date>
          </office:change-info>
          <table:previous table:id="ct679">
            <table:change-track-table-cell office:value-type="float" office:value="17.7341"/>
          </table:previous>
        </table:cell-content-change>
        <table:cell-content-change table:id="ct954">
          <table:cell-address table:column="4" table:row="70" table:table="6"/>
          <office:change-info>
            <dc:creator> </dc:creator>
            <dc:date>2020-09-07T15:04:44.423996009</dc:date>
          </office:change-info>
          <table:previous table:id="ct680">
            <table:change-track-table-cell office:value-type="float" office:value="18.7528"/>
          </table:previous>
        </table:cell-content-change>
        <table:cell-content-change table:id="ct955">
          <table:cell-address table:column="4" table:row="71" table:table="6"/>
          <office:change-info>
            <dc:creator> </dc:creator>
            <dc:date>2020-09-07T15:04:44.424010850</dc:date>
          </office:change-info>
          <table:previous table:id="ct681">
            <table:change-track-table-cell office:value-type="float" office:value="34.7088"/>
          </table:previous>
        </table:cell-content-change>
        <table:cell-content-change table:id="ct956">
          <table:cell-address table:column="4" table:row="72" table:table="6"/>
          <office:change-info>
            <dc:creator> </dc:creator>
            <dc:date>2020-09-07T15:04:44.424024539</dc:date>
          </office:change-info>
          <table:previous table:id="ct682">
            <table:change-track-table-cell office:value-type="float" office:value="18.3826"/>
          </table:previous>
        </table:cell-content-change>
        <table:cell-content-change table:id="ct957">
          <table:cell-address table:column="4" table:row="73" table:table="6"/>
          <office:change-info>
            <dc:creator> </dc:creator>
            <dc:date>2020-09-07T15:04:44.424041829</dc:date>
          </office:change-info>
          <table:previous table:id="ct683">
            <table:change-track-table-cell office:value-type="float" office:value="21.2465"/>
          </table:previous>
        </table:cell-content-change>
        <table:cell-content-change table:id="ct958">
          <table:cell-address table:column="4" table:row="74" table:table="6"/>
          <office:change-info>
            <dc:creator> </dc:creator>
            <dc:date>2020-09-07T15:04:44.424058364</dc:date>
          </office:change-info>
          <table:previous table:id="ct684">
            <table:change-track-table-cell office:value-type="float" office:value="16.7836"/>
          </table:previous>
        </table:cell-content-change>
        <table:cell-content-change table:id="ct959">
          <table:cell-address table:column="4" table:row="75" table:table="6"/>
          <office:change-info>
            <dc:creator> </dc:creator>
            <dc:date>2020-09-07T15:04:44.424075250</dc:date>
          </office:change-info>
          <table:previous table:id="ct685">
            <table:change-track-table-cell office:value-type="float" office:value="25.3266"/>
          </table:previous>
        </table:cell-content-change>
        <table:cell-content-change table:id="ct960">
          <table:cell-address table:column="5" table:row="67" table:table="6"/>
          <office:change-info>
            <dc:creator> </dc:creator>
            <dc:date>2020-09-07T15:04:44.424094303</dc:date>
          </office:change-info>
          <table:previous table:id="ct688">
            <table:change-track-table-cell office:value-type="float" office:value="24.9939"/>
          </table:previous>
        </table:cell-content-change>
        <table:cell-content-change table:id="ct961">
          <table:cell-address table:column="5" table:row="68" table:table="6"/>
          <office:change-info>
            <dc:creator> </dc:creator>
            <dc:date>2020-09-07T15:04:44.424262331</dc:date>
          </office:change-info>
          <table:previous table:id="ct689">
            <table:change-track-table-cell office:value-type="float" office:value="25.0533"/>
          </table:previous>
        </table:cell-content-change>
        <table:cell-content-change table:id="ct962">
          <table:cell-address table:column="5" table:row="69" table:table="6"/>
          <office:change-info>
            <dc:creator> </dc:creator>
            <dc:date>2020-09-07T15:04:44.424286387</dc:date>
          </office:change-info>
          <table:previous table:id="ct690">
            <table:change-track-table-cell office:value-type="float" office:value="22.8585"/>
          </table:previous>
        </table:cell-content-change>
        <table:cell-content-change table:id="ct963">
          <table:cell-address table:column="5" table:row="70" table:table="6"/>
          <office:change-info>
            <dc:creator> </dc:creator>
            <dc:date>2020-09-07T15:04:44.424301166</dc:date>
          </office:change-info>
          <table:previous table:id="ct691">
            <table:change-track-table-cell office:value-type="float" office:value="23.8912"/>
          </table:previous>
        </table:cell-content-change>
        <table:cell-content-change table:id="ct964">
          <table:cell-address table:column="5" table:row="71" table:table="6"/>
          <office:change-info>
            <dc:creator> </dc:creator>
            <dc:date>2020-09-07T15:04:44.424315192</dc:date>
          </office:change-info>
          <table:previous table:id="ct692">
            <table:change-track-table-cell office:value-type="float" office:value="25.1025"/>
          </table:previous>
        </table:cell-content-change>
        <table:cell-content-change table:id="ct965">
          <table:cell-address table:column="5" table:row="72" table:table="6"/>
          <office:change-info>
            <dc:creator> </dc:creator>
            <dc:date>2020-09-07T15:04:44.424395058</dc:date>
          </office:change-info>
          <table:previous table:id="ct693">
            <table:change-track-table-cell office:value-type="float" office:value="22.9993"/>
          </table:previous>
        </table:cell-content-change>
        <table:cell-content-change table:id="ct966">
          <table:cell-address table:column="5" table:row="73" table:table="6"/>
          <office:change-info>
            <dc:creator> </dc:creator>
            <dc:date>2020-09-07T15:04:44.424419546</dc:date>
          </office:change-info>
          <table:previous table:id="ct694">
            <table:change-track-table-cell office:value-type="float" office:value="22.9161"/>
          </table:previous>
        </table:cell-content-change>
        <table:cell-content-change table:id="ct967">
          <table:cell-address table:column="5" table:row="74" table:table="6"/>
          <office:change-info>
            <dc:creator> </dc:creator>
            <dc:date>2020-09-07T15:04:44.424437382</dc:date>
          </office:change-info>
          <table:previous table:id="ct695">
            <table:change-track-table-cell office:value-type="float" office:value="23.8662"/>
          </table:previous>
        </table:cell-content-change>
        <table:cell-content-change table:id="ct968">
          <table:cell-address table:column="5" table:row="75" table:table="6"/>
          <office:change-info>
            <dc:creator> </dc:creator>
            <dc:date>2020-09-07T15:04:44.424453772</dc:date>
          </office:change-info>
          <table:previous table:id="ct696">
            <table:change-track-table-cell office:value-type="float" office:value="24.7545"/>
          </table:previous>
        </table:cell-content-change>
        <table:cell-content-change table:id="ct969">
          <table:cell-address table:column="1" table:row="2" table:table="7"/>
          <office:change-info>
            <dc:creator> </dc:creator>
            <dc:date>2020-09-07T15:05:15.096668256</dc:date>
          </office:change-info>
          <table:previous>
            <table:change-track-table-cell office:value-type="float" office:value="14"/>
          </table:previous>
        </table:cell-content-change>
        <table:cell-content-change table:id="ct970">
          <table:cell-address table:column="1" table:row="3" table:table="7"/>
          <office:change-info>
            <dc:creator> </dc:creator>
            <dc:date>2020-09-07T15:05:15.096810525</dc:date>
          </office:change-info>
          <table:previous>
            <table:change-track-table-cell office:value-type="float" office:value="18"/>
          </table:previous>
        </table:cell-content-change>
        <table:cell-content-change table:id="ct971">
          <table:cell-address table:column="1" table:row="4" table:table="7"/>
          <office:change-info>
            <dc:creator> </dc:creator>
            <dc:date>2020-09-07T15:05:15.096842312</dc:date>
          </office:change-info>
          <table:previous>
            <table:change-track-table-cell office:value-type="float" office:value="21"/>
          </table:previous>
        </table:cell-content-change>
        <table:cell-content-change table:id="ct972">
          <table:cell-address table:column="1" table:row="5" table:table="7"/>
          <office:change-info>
            <dc:creator> </dc:creator>
            <dc:date>2020-09-07T15:05:15.096870522</dc:date>
          </office:change-info>
          <table:previous>
            <table:change-track-table-cell office:value-type="float" office:value="26"/>
          </table:previous>
        </table:cell-content-change>
        <table:cell-content-change table:id="ct973">
          <table:cell-address table:column="1" table:row="6" table:table="7"/>
          <office:change-info>
            <dc:creator> </dc:creator>
            <dc:date>2020-09-07T15:05:15.096898408</dc:date>
          </office:change-info>
          <table:previous>
            <table:change-track-table-cell office:value-type="float" office:value="43"/>
          </table:previous>
        </table:cell-content-change>
        <table:cell-content-change table:id="ct974">
          <table:cell-address table:column="1" table:row="7" table:table="7"/>
          <office:change-info>
            <dc:creator> </dc:creator>
            <dc:date>2020-09-07T15:05:15.096926871</dc:date>
          </office:change-info>
          <table:previous>
            <table:change-track-table-cell office:value-type="float" office:value="18"/>
          </table:previous>
        </table:cell-content-change>
        <table:cell-content-change table:id="ct975">
          <table:cell-address table:column="1" table:row="8" table:table="7"/>
          <office:change-info>
            <dc:creator> </dc:creator>
            <dc:date>2020-09-07T15:05:15.096956826</dc:date>
          </office:change-info>
          <table:previous>
            <table:change-track-table-cell office:value-type="float" office:value="31"/>
          </table:previous>
        </table:cell-content-change>
        <table:cell-content-change table:id="ct976">
          <table:cell-address table:column="1" table:row="9" table:table="7"/>
          <office:change-info>
            <dc:creator> </dc:creator>
            <dc:date>2020-09-07T15:05:15.096985484</dc:date>
          </office:change-info>
          <table:previous>
            <table:change-track-table-cell office:value-type="float" office:value="26"/>
          </table:previous>
        </table:cell-content-change>
        <table:cell-content-change table:id="ct977">
          <table:cell-address table:column="1" table:row="10" table:table="7"/>
          <office:change-info>
            <dc:creator> </dc:creator>
            <dc:date>2020-09-07T15:05:15.097015445</dc:date>
          </office:change-info>
          <table:previous>
            <table:change-track-table-cell office:value-type="float" office:value="34"/>
          </table:previous>
        </table:cell-content-change>
        <table:cell-content-change table:id="ct978">
          <table:cell-address table:column="2" table:row="2" table:table="7"/>
          <office:change-info>
            <dc:creator> </dc:creator>
            <dc:date>2020-09-07T15:05:15.097050545</dc:date>
          </office:change-info>
          <table:previous>
            <table:change-track-table-cell office:value-type="float" office:value="0"/>
          </table:previous>
        </table:cell-content-change>
        <table:cell-content-change table:id="ct979">
          <table:cell-address table:column="2" table:row="3" table:table="7"/>
          <office:change-info>
            <dc:creator> </dc:creator>
            <dc:date>2020-09-07T15:05:15.097081429</dc:date>
          </office:change-info>
          <table:previous>
            <table:change-track-table-cell office:value-type="float" office:value="0"/>
          </table:previous>
        </table:cell-content-change>
        <table:cell-content-change table:id="ct980">
          <table:cell-address table:column="2" table:row="4" table:table="7"/>
          <office:change-info>
            <dc:creator> </dc:creator>
            <dc:date>2020-09-07T15:05:15.097112178</dc:date>
          </office:change-info>
          <table:previous>
            <table:change-track-table-cell office:value-type="float" office:value="0"/>
          </table:previous>
        </table:cell-content-change>
        <table:cell-content-change table:id="ct981">
          <table:cell-address table:column="2" table:row="5" table:table="7"/>
          <office:change-info>
            <dc:creator> </dc:creator>
            <dc:date>2020-09-07T15:05:15.097142646</dc:date>
          </office:change-info>
          <table:previous>
            <table:change-track-table-cell office:value-type="float" office:value="0"/>
          </table:previous>
        </table:cell-content-change>
        <table:cell-content-change table:id="ct982">
          <table:cell-address table:column="2" table:row="6" table:table="7"/>
          <office:change-info>
            <dc:creator> </dc:creator>
            <dc:date>2020-09-07T15:05:15.097172470</dc:date>
          </office:change-info>
          <table:previous>
            <table:change-track-table-cell office:value-type="float" office:value="0"/>
          </table:previous>
        </table:cell-content-change>
        <table:cell-content-change table:id="ct983">
          <table:cell-address table:column="2" table:row="7" table:table="7"/>
          <office:change-info>
            <dc:creator> </dc:creator>
            <dc:date>2020-09-07T15:05:15.097205155</dc:date>
          </office:change-info>
          <table:previous>
            <table:change-track-table-cell office:value-type="float" office:value="0"/>
          </table:previous>
        </table:cell-content-change>
        <table:cell-content-change table:id="ct984">
          <table:cell-address table:column="2" table:row="8" table:table="7"/>
          <office:change-info>
            <dc:creator> </dc:creator>
            <dc:date>2020-09-07T15:05:15.097235244</dc:date>
          </office:change-info>
          <table:previous>
            <table:change-track-table-cell office:value-type="float" office:value="0"/>
          </table:previous>
        </table:cell-content-change>
        <table:cell-content-change table:id="ct985">
          <table:cell-address table:column="2" table:row="9" table:table="7"/>
          <office:change-info>
            <dc:creator> </dc:creator>
            <dc:date>2020-09-07T15:05:15.097267091</dc:date>
          </office:change-info>
          <table:previous>
            <table:change-track-table-cell office:value-type="float" office:value="0"/>
          </table:previous>
        </table:cell-content-change>
        <table:cell-content-change table:id="ct986">
          <table:cell-address table:column="2" table:row="10" table:table="7"/>
          <office:change-info>
            <dc:creator> </dc:creator>
            <dc:date>2020-09-07T15:05:15.097298070</dc:date>
          </office:change-info>
          <table:previous>
            <table:change-track-table-cell office:value-type="float" office:value="0"/>
          </table:previous>
        </table:cell-content-change>
        <table:cell-content-change table:id="ct987">
          <table:cell-address table:column="3" table:row="2" table:table="7"/>
          <office:change-info>
            <dc:creator> </dc:creator>
            <dc:date>2020-09-07T15:05:15.097331088</dc:date>
          </office:change-info>
          <table:previous>
            <table:change-track-table-cell office:value-type="float" office:value="12"/>
          </table:previous>
        </table:cell-content-change>
        <table:cell-content-change table:id="ct988">
          <table:cell-address table:column="3" table:row="3" table:table="7"/>
          <office:change-info>
            <dc:creator> </dc:creator>
            <dc:date>2020-09-07T15:05:15.097362702</dc:date>
          </office:change-info>
          <table:previous>
            <table:change-track-table-cell office:value-type="float" office:value="10"/>
          </table:previous>
        </table:cell-content-change>
        <table:cell-content-change table:id="ct989">
          <table:cell-address table:column="3" table:row="4" table:table="7"/>
          <office:change-info>
            <dc:creator> </dc:creator>
            <dc:date>2020-09-07T15:05:15.097392594</dc:date>
          </office:change-info>
          <table:previous>
            <table:change-track-table-cell office:value-type="float" office:value="14"/>
          </table:previous>
        </table:cell-content-change>
        <table:cell-content-change table:id="ct990">
          <table:cell-address table:column="3" table:row="5" table:table="7"/>
          <office:change-info>
            <dc:creator> </dc:creator>
            <dc:date>2020-09-07T15:05:15.097422398</dc:date>
          </office:change-info>
          <table:previous>
            <table:change-track-table-cell office:value-type="float" office:value="15"/>
          </table:previous>
        </table:cell-content-change>
        <table:cell-content-change table:id="ct991">
          <table:cell-address table:column="3" table:row="6" table:table="7"/>
          <office:change-info>
            <dc:creator> </dc:creator>
            <dc:date>2020-09-07T15:05:15.097454510</dc:date>
          </office:change-info>
          <table:previous>
            <table:change-track-table-cell office:value-type="float" office:value="16"/>
          </table:previous>
        </table:cell-content-change>
        <table:cell-content-change table:id="ct992">
          <table:cell-address table:column="3" table:row="7" table:table="7"/>
          <office:change-info>
            <dc:creator> </dc:creator>
            <dc:date>2020-09-07T15:05:15.097485013</dc:date>
          </office:change-info>
          <table:previous>
            <table:change-track-table-cell office:value-type="float" office:value="16"/>
          </table:previous>
        </table:cell-content-change>
        <table:cell-content-change table:id="ct993">
          <table:cell-address table:column="3" table:row="8" table:table="7"/>
          <office:change-info>
            <dc:creator> </dc:creator>
            <dc:date>2020-09-07T15:05:15.097515811</dc:date>
          </office:change-info>
          <table:previous>
            <table:change-track-table-cell office:value-type="float" office:value="15"/>
          </table:previous>
        </table:cell-content-change>
        <table:cell-content-change table:id="ct994">
          <table:cell-address table:column="3" table:row="9" table:table="7"/>
          <office:change-info>
            <dc:creator> </dc:creator>
            <dc:date>2020-09-07T15:05:15.097545688</dc:date>
          </office:change-info>
          <table:previous>
            <table:change-track-table-cell office:value-type="float" office:value="23"/>
          </table:previous>
        </table:cell-content-change>
        <table:cell-content-change table:id="ct995">
          <table:cell-address table:column="3" table:row="10" table:table="7"/>
          <office:change-info>
            <dc:creator> </dc:creator>
            <dc:date>2020-09-07T15:05:15.097576221</dc:date>
          </office:change-info>
          <table:previous>
            <table:change-track-table-cell office:value-type="float" office:value="21"/>
          </table:previous>
        </table:cell-content-change>
        <table:cell-content-change table:id="ct996">
          <table:cell-address table:column="4" table:row="2" table:table="7"/>
          <office:change-info>
            <dc:creator> </dc:creator>
            <dc:date>2020-09-07T15:05:15.097607704</dc:date>
          </office:change-info>
          <table:previous>
            <table:change-track-table-cell office:value-type="float" office:value="18.8355"/>
          </table:previous>
        </table:cell-content-change>
        <table:cell-content-change table:id="ct997">
          <table:cell-address table:column="4" table:row="3" table:table="7"/>
          <office:change-info>
            <dc:creator> </dc:creator>
            <dc:date>2020-09-07T15:05:15.097639141</dc:date>
          </office:change-info>
          <table:previous>
            <table:change-track-table-cell office:value-type="float" office:value="19.3925"/>
          </table:previous>
        </table:cell-content-change>
        <table:cell-content-change table:id="ct998">
          <table:cell-address table:column="4" table:row="4" table:table="7"/>
          <office:change-info>
            <dc:creator> </dc:creator>
            <dc:date>2020-09-07T15:05:15.097670319</dc:date>
          </office:change-info>
          <table:previous>
            <table:change-track-table-cell office:value-type="float" office:value="18.227"/>
          </table:previous>
        </table:cell-content-change>
        <table:cell-content-change table:id="ct999">
          <table:cell-address table:column="4" table:row="5" table:table="7"/>
          <office:change-info>
            <dc:creator> </dc:creator>
            <dc:date>2020-09-07T15:05:15.097701619</dc:date>
          </office:change-info>
          <table:previous>
            <table:change-track-table-cell office:value-type="float" office:value="20.1372"/>
          </table:previous>
        </table:cell-content-change>
        <table:cell-content-change table:id="ct1000">
          <table:cell-address table:column="4" table:row="6" table:table="7"/>
          <office:change-info>
            <dc:creator> </dc:creator>
            <dc:date>2020-09-07T15:05:15.097732389</dc:date>
          </office:change-info>
          <table:previous>
            <table:change-track-table-cell office:value-type="float" office:value="36.969"/>
          </table:previous>
        </table:cell-content-change>
        <table:cell-content-change table:id="ct1001">
          <table:cell-address table:column="4" table:row="7" table:table="7"/>
          <office:change-info>
            <dc:creator> </dc:creator>
            <dc:date>2020-09-07T15:05:15.097763347</dc:date>
          </office:change-info>
          <table:previous>
            <table:change-track-table-cell office:value-type="float" office:value="18.0255"/>
          </table:previous>
        </table:cell-content-change>
        <table:cell-content-change table:id="ct1002">
          <table:cell-address table:column="4" table:row="8" table:table="7"/>
          <office:change-info>
            <dc:creator> </dc:creator>
            <dc:date>2020-09-07T15:05:15.097794359</dc:date>
          </office:change-info>
          <table:previous>
            <table:change-track-table-cell office:value-type="float" office:value="22.0829"/>
          </table:previous>
        </table:cell-content-change>
        <table:cell-content-change table:id="ct1003">
          <table:cell-address table:column="4" table:row="9" table:table="7"/>
          <office:change-info>
            <dc:creator> </dc:creator>
            <dc:date>2020-09-07T15:05:15.097824961</dc:date>
          </office:change-info>
          <table:previous>
            <table:change-track-table-cell office:value-type="float" office:value="20.533"/>
          </table:previous>
        </table:cell-content-change>
        <table:cell-content-change table:id="ct1004">
          <table:cell-address table:column="4" table:row="10" table:table="7"/>
          <office:change-info>
            <dc:creator> </dc:creator>
            <dc:date>2020-09-07T15:05:15.097856190</dc:date>
          </office:change-info>
          <table:previous>
            <table:change-track-table-cell office:value-type="float" office:value="27.6739"/>
          </table:previous>
        </table:cell-content-change>
        <table:cell-content-change table:id="ct1005">
          <table:cell-address table:column="5" table:row="2" table:table="7"/>
          <office:change-info>
            <dc:creator> </dc:creator>
            <dc:date>2020-09-07T15:05:15.097888536</dc:date>
          </office:change-info>
          <table:previous>
            <table:change-track-table-cell office:value-type="float" office:value="1.36819"/>
          </table:previous>
        </table:cell-content-change>
        <table:cell-content-change table:id="ct1006">
          <table:cell-address table:column="5" table:row="3" table:table="7"/>
          <office:change-info>
            <dc:creator> </dc:creator>
            <dc:date>2020-09-07T15:05:15.097919494</dc:date>
          </office:change-info>
          <table:previous>
            <table:change-track-table-cell office:value-type="float" office:value="1.51574"/>
          </table:previous>
        </table:cell-content-change>
        <table:cell-content-change table:id="ct1007">
          <table:cell-address table:column="5" table:row="4" table:table="7"/>
          <office:change-info>
            <dc:creator> </dc:creator>
            <dc:date>2020-09-07T15:05:15.097951681</dc:date>
          </office:change-info>
          <table:previous>
            <table:change-track-table-cell office:value-type="float" office:value="1.46126"/>
          </table:previous>
        </table:cell-content-change>
        <table:cell-content-change table:id="ct1008">
          <table:cell-address table:column="5" table:row="5" table:table="7"/>
          <office:change-info>
            <dc:creator> </dc:creator>
            <dc:date>2020-09-07T15:05:15.097982473</dc:date>
          </office:change-info>
          <table:previous>
            <table:change-track-table-cell office:value-type="float" office:value="1.50144"/>
          </table:previous>
        </table:cell-content-change>
        <table:cell-content-change table:id="ct1009">
          <table:cell-address table:column="5" table:row="6" table:table="7"/>
          <office:change-info>
            <dc:creator> </dc:creator>
            <dc:date>2020-09-07T15:05:15.098013982</dc:date>
          </office:change-info>
          <table:previous>
            <table:change-track-table-cell office:value-type="float" office:value="1.66731"/>
          </table:previous>
        </table:cell-content-change>
        <table:cell-content-change table:id="ct1010">
          <table:cell-address table:column="5" table:row="7" table:table="7"/>
          <office:change-info>
            <dc:creator> </dc:creator>
            <dc:date>2020-09-07T15:05:15.098045832</dc:date>
          </office:change-info>
          <table:previous>
            <table:change-track-table-cell office:value-type="float" office:value="1.44006"/>
          </table:previous>
        </table:cell-content-change>
        <table:cell-content-change table:id="ct1011">
          <table:cell-address table:column="5" table:row="8" table:table="7"/>
          <office:change-info>
            <dc:creator> </dc:creator>
            <dc:date>2020-09-07T15:05:15.098077241</dc:date>
          </office:change-info>
          <table:previous>
            <table:change-track-table-cell office:value-type="float" office:value="1.5704"/>
          </table:previous>
        </table:cell-content-change>
        <table:cell-content-change table:id="ct1012">
          <table:cell-address table:column="5" table:row="9" table:table="7"/>
          <office:change-info>
            <dc:creator> </dc:creator>
            <dc:date>2020-09-07T15:05:15.098108256</dc:date>
          </office:change-info>
          <table:previous>
            <table:change-track-table-cell office:value-type="float" office:value="1.504"/>
          </table:previous>
        </table:cell-content-change>
        <table:cell-content-change table:id="ct1013">
          <table:cell-address table:column="5" table:row="10" table:table="7"/>
          <office:change-info>
            <dc:creator> </dc:creator>
            <dc:date>2020-09-07T15:05:15.098139966</dc:date>
          </office:change-info>
          <table:previous>
            <table:change-track-table-cell office:value-type="float" office:value="0.672219"/>
          </table:previous>
        </table:cell-content-change>
        <table:cell-content-change table:id="ct1014">
          <table:cell-address table:column="1" table:row="15" table:table="7"/>
          <office:change-info>
            <dc:creator> </dc:creator>
            <dc:date>2020-09-07T15:05:32.517932934</dc:date>
          </office:change-info>
          <table:previous>
            <table:change-track-table-cell office:value-type="float" office:value="14"/>
          </table:previous>
        </table:cell-content-change>
        <table:cell-content-change table:id="ct1015">
          <table:cell-address table:column="1" table:row="16" table:table="7"/>
          <office:change-info>
            <dc:creator> </dc:creator>
            <dc:date>2020-09-07T15:05:32.518058652</dc:date>
          </office:change-info>
          <table:previous>
            <table:change-track-table-cell office:value-type="float" office:value="18"/>
          </table:previous>
        </table:cell-content-change>
        <table:cell-content-change table:id="ct1016">
          <table:cell-address table:column="1" table:row="17" table:table="7"/>
          <office:change-info>
            <dc:creator> </dc:creator>
            <dc:date>2020-09-07T15:05:32.518084235</dc:date>
          </office:change-info>
          <table:previous>
            <table:change-track-table-cell office:value-type="float" office:value="21"/>
          </table:previous>
        </table:cell-content-change>
        <table:cell-content-change table:id="ct1017">
          <table:cell-address table:column="1" table:row="18" table:table="7"/>
          <office:change-info>
            <dc:creator> </dc:creator>
            <dc:date>2020-09-07T15:05:32.518108661</dc:date>
          </office:change-info>
          <table:previous>
            <table:change-track-table-cell office:value-type="float" office:value="26"/>
          </table:previous>
        </table:cell-content-change>
        <table:cell-content-change table:id="ct1018">
          <table:cell-address table:column="1" table:row="19" table:table="7"/>
          <office:change-info>
            <dc:creator> </dc:creator>
            <dc:date>2020-09-07T15:05:32.518134049</dc:date>
          </office:change-info>
          <table:previous>
            <table:change-track-table-cell office:value-type="float" office:value="43"/>
          </table:previous>
        </table:cell-content-change>
        <table:cell-content-change table:id="ct1019">
          <table:cell-address table:column="1" table:row="20" table:table="7"/>
          <office:change-info>
            <dc:creator> </dc:creator>
            <dc:date>2020-09-07T15:05:32.518158022</dc:date>
          </office:change-info>
          <table:previous>
            <table:change-track-table-cell office:value-type="float" office:value="18"/>
          </table:previous>
        </table:cell-content-change>
        <table:cell-content-change table:id="ct1020">
          <table:cell-address table:column="1" table:row="21" table:table="7"/>
          <office:change-info>
            <dc:creator> </dc:creator>
            <dc:date>2020-09-07T15:05:32.518182112</dc:date>
          </office:change-info>
          <table:previous>
            <table:change-track-table-cell office:value-type="float" office:value="31"/>
          </table:previous>
        </table:cell-content-change>
        <table:cell-content-change table:id="ct1021">
          <table:cell-address table:column="1" table:row="22" table:table="7"/>
          <office:change-info>
            <dc:creator> </dc:creator>
            <dc:date>2020-09-07T15:05:32.518205854</dc:date>
          </office:change-info>
          <table:previous>
            <table:change-track-table-cell office:value-type="float" office:value="26"/>
          </table:previous>
        </table:cell-content-change>
        <table:cell-content-change table:id="ct1022">
          <table:cell-address table:column="1" table:row="23" table:table="7"/>
          <office:change-info>
            <dc:creator> </dc:creator>
            <dc:date>2020-09-07T15:05:32.518231167</dc:date>
          </office:change-info>
          <table:previous>
            <table:change-track-table-cell office:value-type="float" office:value="34"/>
          </table:previous>
        </table:cell-content-change>
        <table:cell-content-change table:id="ct1023">
          <table:cell-address table:column="2" table:row="15" table:table="7"/>
          <office:change-info>
            <dc:creator> </dc:creator>
            <dc:date>2020-09-07T15:05:32.518259487</dc:date>
          </office:change-info>
          <table:previous>
            <table:change-track-table-cell office:value-type="float" office:value="0"/>
          </table:previous>
        </table:cell-content-change>
        <table:cell-content-change table:id="ct1024">
          <table:cell-address table:column="2" table:row="16" table:table="7"/>
          <office:change-info>
            <dc:creator> </dc:creator>
            <dc:date>2020-09-07T15:05:32.518284699</dc:date>
          </office:change-info>
          <table:previous>
            <table:change-track-table-cell office:value-type="float" office:value="0"/>
          </table:previous>
        </table:cell-content-change>
        <table:cell-content-change table:id="ct1025">
          <table:cell-address table:column="2" table:row="17" table:table="7"/>
          <office:change-info>
            <dc:creator> </dc:creator>
            <dc:date>2020-09-07T15:05:32.518308760</dc:date>
          </office:change-info>
          <table:previous>
            <table:change-track-table-cell office:value-type="float" office:value="0"/>
          </table:previous>
        </table:cell-content-change>
        <table:cell-content-change table:id="ct1026">
          <table:cell-address table:column="2" table:row="18" table:table="7"/>
          <office:change-info>
            <dc:creator> </dc:creator>
            <dc:date>2020-09-07T15:05:32.518332831</dc:date>
          </office:change-info>
          <table:previous>
            <table:change-track-table-cell office:value-type="float" office:value="0"/>
          </table:previous>
        </table:cell-content-change>
        <table:cell-content-change table:id="ct1027">
          <table:cell-address table:column="2" table:row="19" table:table="7"/>
          <office:change-info>
            <dc:creator> </dc:creator>
            <dc:date>2020-09-07T15:05:32.518357131</dc:date>
          </office:change-info>
          <table:previous>
            <table:change-track-table-cell office:value-type="float" office:value="0"/>
          </table:previous>
        </table:cell-content-change>
        <table:cell-content-change table:id="ct1028">
          <table:cell-address table:column="2" table:row="20" table:table="7"/>
          <office:change-info>
            <dc:creator> </dc:creator>
            <dc:date>2020-09-07T15:05:32.518381521</dc:date>
          </office:change-info>
          <table:previous>
            <table:change-track-table-cell office:value-type="float" office:value="0"/>
          </table:previous>
        </table:cell-content-change>
        <table:cell-content-change table:id="ct1029">
          <table:cell-address table:column="2" table:row="21" table:table="7"/>
          <office:change-info>
            <dc:creator> </dc:creator>
            <dc:date>2020-09-07T15:05:32.518405569</dc:date>
          </office:change-info>
          <table:previous>
            <table:change-track-table-cell office:value-type="float" office:value="0"/>
          </table:previous>
        </table:cell-content-change>
        <table:cell-content-change table:id="ct1030">
          <table:cell-address table:column="2" table:row="22" table:table="7"/>
          <office:change-info>
            <dc:creator> </dc:creator>
            <dc:date>2020-09-07T15:05:32.518431265</dc:date>
          </office:change-info>
          <table:previous>
            <table:change-track-table-cell office:value-type="float" office:value="0"/>
          </table:previous>
        </table:cell-content-change>
        <table:cell-content-change table:id="ct1031">
          <table:cell-address table:column="2" table:row="23" table:table="7"/>
          <office:change-info>
            <dc:creator> </dc:creator>
            <dc:date>2020-09-07T15:05:32.518455582</dc:date>
          </office:change-info>
          <table:previous>
            <table:change-track-table-cell office:value-type="float" office:value="0"/>
          </table:previous>
        </table:cell-content-change>
        <table:cell-content-change table:id="ct1032">
          <table:cell-address table:column="3" table:row="15" table:table="7"/>
          <office:change-info>
            <dc:creator> </dc:creator>
            <dc:date>2020-09-07T15:05:32.518480297</dc:date>
          </office:change-info>
          <table:previous>
            <table:change-track-table-cell office:value-type="float" office:value="14"/>
          </table:previous>
        </table:cell-content-change>
        <table:cell-content-change table:id="ct1033">
          <table:cell-address table:column="3" table:row="16" table:table="7"/>
          <office:change-info>
            <dc:creator> </dc:creator>
            <dc:date>2020-09-07T15:05:32.518504398</dc:date>
          </office:change-info>
          <table:previous>
            <table:change-track-table-cell office:value-type="float" office:value="11"/>
          </table:previous>
        </table:cell-content-change>
        <table:cell-content-change table:id="ct1034">
          <table:cell-address table:column="3" table:row="17" table:table="7"/>
          <office:change-info>
            <dc:creator> </dc:creator>
            <dc:date>2020-09-07T15:05:32.518529674</dc:date>
          </office:change-info>
          <table:previous>
            <table:change-track-table-cell office:value-type="float" office:value="15"/>
          </table:previous>
        </table:cell-content-change>
        <table:cell-content-change table:id="ct1035">
          <table:cell-address table:column="3" table:row="18" table:table="7"/>
          <office:change-info>
            <dc:creator> </dc:creator>
            <dc:date>2020-09-07T15:05:32.518553721</dc:date>
          </office:change-info>
          <table:previous>
            <table:change-track-table-cell office:value-type="float" office:value="20"/>
          </table:previous>
        </table:cell-content-change>
        <table:cell-content-change table:id="ct1036">
          <table:cell-address table:column="3" table:row="19" table:table="7"/>
          <office:change-info>
            <dc:creator> </dc:creator>
            <dc:date>2020-09-07T15:05:32.518578109</dc:date>
          </office:change-info>
          <table:previous>
            <table:change-track-table-cell office:value-type="float" office:value="24"/>
          </table:previous>
        </table:cell-content-change>
        <table:cell-content-change table:id="ct1037">
          <table:cell-address table:column="3" table:row="20" table:table="7"/>
          <office:change-info>
            <dc:creator> </dc:creator>
            <dc:date>2020-09-07T15:05:32.518602364</dc:date>
          </office:change-info>
          <table:previous>
            <table:change-track-table-cell office:value-type="float" office:value="26"/>
          </table:previous>
        </table:cell-content-change>
        <table:cell-content-change table:id="ct1038">
          <table:cell-address table:column="3" table:row="21" table:table="7"/>
          <office:change-info>
            <dc:creator> </dc:creator>
            <dc:date>2020-09-07T15:05:32.518628002</dc:date>
          </office:change-info>
          <table:previous>
            <table:change-track-table-cell office:value-type="float" office:value="16"/>
          </table:previous>
        </table:cell-content-change>
        <table:cell-content-change table:id="ct1039">
          <table:cell-address table:column="3" table:row="22" table:table="7"/>
          <office:change-info>
            <dc:creator> </dc:creator>
            <dc:date>2020-09-07T15:05:32.518652168</dc:date>
          </office:change-info>
          <table:previous>
            <table:change-track-table-cell office:value-type="float" office:value="24"/>
          </table:previous>
        </table:cell-content-change>
        <table:cell-content-change table:id="ct1040">
          <table:cell-address table:column="3" table:row="23" table:table="7"/>
          <office:change-info>
            <dc:creator> </dc:creator>
            <dc:date>2020-09-07T15:05:32.518676769</dc:date>
          </office:change-info>
          <table:previous>
            <table:change-track-table-cell office:value-type="float" office:value="23"/>
          </table:previous>
        </table:cell-content-change>
        <table:cell-content-change table:id="ct1041">
          <table:cell-address table:column="4" table:row="15" table:table="7"/>
          <office:change-info>
            <dc:creator> </dc:creator>
            <dc:date>2020-09-07T15:05:32.518702624</dc:date>
          </office:change-info>
          <table:previous>
            <table:change-track-table-cell office:value-type="float" office:value="17.7795"/>
          </table:previous>
        </table:cell-content-change>
        <table:cell-content-change table:id="ct1042">
          <table:cell-address table:column="4" table:row="16" table:table="7"/>
          <office:change-info>
            <dc:creator> </dc:creator>
            <dc:date>2020-09-07T15:05:32.518729149</dc:date>
          </office:change-info>
          <table:previous>
            <table:change-track-table-cell office:value-type="float" office:value="21.1017"/>
          </table:previous>
        </table:cell-content-change>
        <table:cell-content-change table:id="ct1043">
          <table:cell-address table:column="4" table:row="17" table:table="7"/>
          <office:change-info>
            <dc:creator> </dc:creator>
            <dc:date>2020-09-07T15:05:32.518755822</dc:date>
          </office:change-info>
          <table:previous>
            <table:change-track-table-cell office:value-type="float" office:value="18.3602"/>
          </table:previous>
        </table:cell-content-change>
        <table:cell-content-change table:id="ct1044">
          <table:cell-address table:column="4" table:row="18" table:table="7"/>
          <office:change-info>
            <dc:creator> </dc:creator>
            <dc:date>2020-09-07T15:05:32.518782096</dc:date>
          </office:change-info>
          <table:previous>
            <table:change-track-table-cell office:value-type="float" office:value="19.8478"/>
          </table:previous>
        </table:cell-content-change>
        <table:cell-content-change table:id="ct1045">
          <table:cell-address table:column="4" table:row="19" table:table="7"/>
          <office:change-info>
            <dc:creator> </dc:creator>
            <dc:date>2020-09-07T15:05:32.518808510</dc:date>
          </office:change-info>
          <table:previous>
            <table:change-track-table-cell office:value-type="float" office:value="37.0628"/>
          </table:previous>
        </table:cell-content-change>
        <table:cell-content-change table:id="ct1046">
          <table:cell-address table:column="4" table:row="20" table:table="7"/>
          <office:change-info>
            <dc:creator> </dc:creator>
            <dc:date>2020-09-07T15:05:32.518834207</dc:date>
          </office:change-info>
          <table:previous>
            <table:change-track-table-cell office:value-type="float" office:value="18.3371"/>
          </table:previous>
        </table:cell-content-change>
        <table:cell-content-change table:id="ct1047">
          <table:cell-address table:column="4" table:row="21" table:table="7"/>
          <office:change-info>
            <dc:creator> </dc:creator>
            <dc:date>2020-09-07T15:05:32.518860410</dc:date>
          </office:change-info>
          <table:previous>
            <table:change-track-table-cell office:value-type="float" office:value="20.6751"/>
          </table:previous>
        </table:cell-content-change>
        <table:cell-content-change table:id="ct1048">
          <table:cell-address table:column="4" table:row="22" table:table="7"/>
          <office:change-info>
            <dc:creator> </dc:creator>
            <dc:date>2020-09-07T15:05:32.518886069</dc:date>
          </office:change-info>
          <table:previous>
            <table:change-track-table-cell office:value-type="float" office:value="19.2848"/>
          </table:previous>
        </table:cell-content-change>
        <table:cell-content-change table:id="ct1049">
          <table:cell-address table:column="4" table:row="23" table:table="7"/>
          <office:change-info>
            <dc:creator> </dc:creator>
            <dc:date>2020-09-07T15:05:32.518912067</dc:date>
          </office:change-info>
          <table:previous>
            <table:change-track-table-cell office:value-type="float" office:value="25.2732"/>
          </table:previous>
        </table:cell-content-change>
        <table:cell-content-change table:id="ct1050">
          <table:cell-address table:column="5" table:row="15" table:table="7"/>
          <office:change-info>
            <dc:creator> </dc:creator>
            <dc:date>2020-09-07T15:05:32.518938691</dc:date>
          </office:change-info>
          <table:previous>
            <table:change-track-table-cell office:value-type="float" office:value="1.05015"/>
          </table:previous>
        </table:cell-content-change>
        <table:cell-content-change table:id="ct1051">
          <table:cell-address table:column="5" table:row="16" table:table="7"/>
          <office:change-info>
            <dc:creator> </dc:creator>
            <dc:date>2020-09-07T15:05:32.518965645</dc:date>
          </office:change-info>
          <table:previous>
            <table:change-track-table-cell office:value-type="float" office:value="1.16657"/>
          </table:previous>
        </table:cell-content-change>
        <table:cell-content-change table:id="ct1052">
          <table:cell-address table:column="5" table:row="17" table:table="7"/>
          <office:change-info>
            <dc:creator> </dc:creator>
            <dc:date>2020-09-07T15:05:32.518991749</dc:date>
          </office:change-info>
          <table:previous>
            <table:change-track-table-cell office:value-type="float" office:value="1.20272"/>
          </table:previous>
        </table:cell-content-change>
        <table:cell-content-change table:id="ct1053">
          <table:cell-address table:column="5" table:row="18" table:table="7"/>
          <office:change-info>
            <dc:creator> </dc:creator>
            <dc:date>2020-09-07T15:05:32.519018591</dc:date>
          </office:change-info>
          <table:previous>
            <table:change-track-table-cell office:value-type="float" office:value="1.16473"/>
          </table:previous>
        </table:cell-content-change>
        <table:cell-content-change table:id="ct1054">
          <table:cell-address table:column="5" table:row="19" table:table="7"/>
          <office:change-info>
            <dc:creator> </dc:creator>
            <dc:date>2020-09-07T15:05:32.519044842</dc:date>
          </office:change-info>
          <table:previous>
            <table:change-track-table-cell office:value-type="float" office:value="1.39546"/>
          </table:previous>
        </table:cell-content-change>
        <table:cell-content-change table:id="ct1055">
          <table:cell-address table:column="5" table:row="20" table:table="7"/>
          <office:change-info>
            <dc:creator> </dc:creator>
            <dc:date>2020-09-07T15:05:32.519071423</dc:date>
          </office:change-info>
          <table:previous>
            <table:change-track-table-cell office:value-type="float" office:value="0.480618"/>
          </table:previous>
        </table:cell-content-change>
        <table:cell-content-change table:id="ct1056">
          <table:cell-address table:column="5" table:row="21" table:table="7"/>
          <office:change-info>
            <dc:creator> </dc:creator>
            <dc:date>2020-09-07T15:05:32.519098074</dc:date>
          </office:change-info>
          <table:previous>
            <table:change-track-table-cell office:value-type="float" office:value="1.55878"/>
          </table:previous>
        </table:cell-content-change>
        <table:cell-content-change table:id="ct1057">
          <table:cell-address table:column="5" table:row="22" table:table="7"/>
          <office:change-info>
            <dc:creator> </dc:creator>
            <dc:date>2020-09-07T15:05:32.519125126</dc:date>
          </office:change-info>
          <table:previous>
            <table:change-track-table-cell office:value-type="float" office:value="1.6709"/>
          </table:previous>
        </table:cell-content-change>
        <table:cell-content-change table:id="ct1058">
          <table:cell-address table:column="5" table:row="23" table:table="7"/>
          <office:change-info>
            <dc:creator> </dc:creator>
            <dc:date>2020-09-07T15:05:32.519151492</dc:date>
          </office:change-info>
          <table:previous>
            <table:change-track-table-cell office:value-type="float" office:value="1.34171"/>
          </table:previous>
        </table:cell-content-change>
        <table:cell-content-change table:id="ct1059">
          <table:cell-address table:column="0" table:row="26" table:table="7"/>
          <office:change-info>
            <dc:creator> </dc:creator>
            <dc:date>2020-09-07T15:05:43.231458505</dc:date>
          </office:change-info>
          <table:previous>
            <table:change-track-table-cell office:value-type="string">
              <text:p>ORB</text:p>
            </table:change-track-table-cell>
          </table:previous>
        </table:cell-content-change>
        <table:cell-content-change table:id="ct1060">
          <table:cell-address table:column="0" table:row="39" table:table="7"/>
          <office:change-info>
            <dc:creator> </dc:creator>
            <dc:date>2020-09-07T15:05:47.457867892</dc:date>
          </office:change-info>
          <table:previous>
            <table:change-track-table-cell office:value-type="string">
              <text:p>FREAK</text:p>
            </table:change-track-table-cell>
          </table:previous>
        </table:cell-content-change>
        <table:cell-content-change table:id="ct1061">
          <table:cell-address table:column="0" table:row="52" table:table="7"/>
          <office:change-info>
            <dc:creator> </dc:creator>
            <dc:date>2020-09-07T15:05:52.625750324</dc:date>
          </office:change-info>
          <table:previous>
            <table:change-track-table-cell office:value-type="string">
              <text:p>SIFT</text:p>
            </table:change-track-table-cell>
          </table:previous>
        </table:cell-content-change>
        <table:cell-content-change table:id="ct1062">
          <table:cell-address table:column="0" table:row="53" table:table="7"/>
          <office:change-info>
            <dc:creator> </dc:creator>
            <dc:date>2020-09-07T15:05:52.625886169</dc:date>
          </office:change-info>
          <table:previous>
            <table:change-track-table-cell office:value-type="string">
              <text:p>Frame</text:p>
            </table:change-track-table-cell>
          </table:previous>
        </table:cell-content-change>
        <table:cell-content-change table:id="ct1063">
          <table:cell-address table:column="0" table:row="54" table:table="7"/>
          <office:change-info>
            <dc:creator> </dc:creator>
            <dc:date>2020-09-07T15:05:52.625927302</dc:date>
          </office:change-info>
          <table:previous>
            <table:change-track-table-cell office:value-type="float" office:value="1"/>
          </table:previous>
        </table:cell-content-change>
        <table:cell-content-change table:id="ct1064">
          <table:cell-address table:column="0" table:row="55" table:table="7"/>
          <office:change-info>
            <dc:creator> </dc:creator>
            <dc:date>2020-09-07T15:05:52.625956953</dc:date>
          </office:change-info>
          <table:previous>
            <table:change-track-table-cell office:value-type="float" office:value="2"/>
          </table:previous>
        </table:cell-content-change>
        <table:cell-content-change table:id="ct1065">
          <table:cell-address table:column="0" table:row="56" table:table="7"/>
          <office:change-info>
            <dc:creator> </dc:creator>
            <dc:date>2020-09-07T15:05:52.625984359</dc:date>
          </office:change-info>
          <table:previous>
            <table:change-track-table-cell office:value-type="float" office:value="3"/>
          </table:previous>
        </table:cell-content-change>
        <table:cell-content-change table:id="ct1066">
          <table:cell-address table:column="0" table:row="57" table:table="7"/>
          <office:change-info>
            <dc:creator> </dc:creator>
            <dc:date>2020-09-07T15:05:52.626011928</dc:date>
          </office:change-info>
          <table:previous>
            <table:change-track-table-cell office:value-type="float" office:value="4"/>
          </table:previous>
        </table:cell-content-change>
        <table:cell-content-change table:id="ct1067">
          <table:cell-address table:column="0" table:row="58" table:table="7"/>
          <office:change-info>
            <dc:creator> </dc:creator>
            <dc:date>2020-09-07T15:05:52.626038957</dc:date>
          </office:change-info>
          <table:previous>
            <table:change-track-table-cell office:value-type="float" office:value="5"/>
          </table:previous>
        </table:cell-content-change>
        <table:cell-content-change table:id="ct1068">
          <table:cell-address table:column="0" table:row="59" table:table="7"/>
          <office:change-info>
            <dc:creator> </dc:creator>
            <dc:date>2020-09-07T15:05:52.626065759</dc:date>
          </office:change-info>
          <table:previous>
            <table:change-track-table-cell office:value-type="float" office:value="6"/>
          </table:previous>
        </table:cell-content-change>
        <table:cell-content-change table:id="ct1069">
          <table:cell-address table:column="0" table:row="60" table:table="7"/>
          <office:change-info>
            <dc:creator> </dc:creator>
            <dc:date>2020-09-07T15:05:52.626094660</dc:date>
          </office:change-info>
          <table:previous>
            <table:change-track-table-cell office:value-type="float" office:value="7"/>
          </table:previous>
        </table:cell-content-change>
        <table:cell-content-change table:id="ct1070">
          <table:cell-address table:column="0" table:row="61" table:table="7"/>
          <office:change-info>
            <dc:creator> </dc:creator>
            <dc:date>2020-09-07T15:05:52.626121228</dc:date>
          </office:change-info>
          <table:previous>
            <table:change-track-table-cell office:value-type="float" office:value="8"/>
          </table:previous>
        </table:cell-content-change>
        <table:cell-content-change table:id="ct1071">
          <table:cell-address table:column="0" table:row="62" table:table="7"/>
          <office:change-info>
            <dc:creator> </dc:creator>
            <dc:date>2020-09-07T15:05:52.626147594</dc:date>
          </office:change-info>
          <table:previous>
            <table:change-track-table-cell office:value-type="float" office:value="9"/>
          </table:previous>
        </table:cell-content-change>
        <table:cell-content-change table:id="ct1072">
          <table:cell-address table:column="0" table:row="63" table:table="7"/>
          <office:change-info>
            <dc:creator> </dc:creator>
            <dc:date>2020-09-07T15:05:52.626172730</dc:date>
          </office:change-info>
          <table:previous>
            <table:change-track-table-cell office:value-type="string">
              <text:p>Avg.</text:p>
            </table:change-track-table-cell>
          </table:previous>
        </table:cell-content-change>
        <table:cell-content-change table:id="ct1073">
          <table:cell-address table:column="1" table:row="53" table:table="7"/>
          <office:change-info>
            <dc:creator> </dc:creator>
            <dc:date>2020-09-07T15:05:52.626197597</dc:date>
          </office:change-info>
          <table:previous>
            <table:change-track-table-cell office:value-type="string">
              <text:p>Nº of Keypoints</text:p>
            </table:change-track-table-cell>
          </table:previous>
        </table:cell-content-change>
        <table:cell-content-change table:id="ct1074">
          <table:cell-address table:column="1" table:row="54" table:table="7"/>
          <office:change-info>
            <dc:creator> </dc:creator>
            <dc:date>2020-09-07T15:05:52.626224524</dc:date>
          </office:change-info>
          <table:previous>
            <table:change-track-table-cell office:value-type="float" office:value="14"/>
          </table:previous>
        </table:cell-content-change>
        <table:cell-content-change table:id="ct1075">
          <table:cell-address table:column="1" table:row="55" table:table="7"/>
          <office:change-info>
            <dc:creator> </dc:creator>
            <dc:date>2020-09-07T15:05:52.626252436</dc:date>
          </office:change-info>
          <table:previous>
            <table:change-track-table-cell office:value-type="float" office:value="18"/>
          </table:previous>
        </table:cell-content-change>
        <table:cell-content-change table:id="ct1076">
          <table:cell-address table:column="1" table:row="56" table:table="7"/>
          <office:change-info>
            <dc:creator> </dc:creator>
            <dc:date>2020-09-07T15:05:52.626280924</dc:date>
          </office:change-info>
          <table:previous>
            <table:change-track-table-cell office:value-type="float" office:value="21"/>
          </table:previous>
        </table:cell-content-change>
        <table:cell-content-change table:id="ct1077">
          <table:cell-address table:column="1" table:row="57" table:table="7"/>
          <office:change-info>
            <dc:creator> </dc:creator>
            <dc:date>2020-09-07T15:05:52.626310237</dc:date>
          </office:change-info>
          <table:previous>
            <table:change-track-table-cell office:value-type="float" office:value="26"/>
          </table:previous>
        </table:cell-content-change>
        <table:cell-content-change table:id="ct1078">
          <table:cell-address table:column="1" table:row="58" table:table="7"/>
          <office:change-info>
            <dc:creator> </dc:creator>
            <dc:date>2020-09-07T15:05:52.626337930</dc:date>
          </office:change-info>
          <table:previous>
            <table:change-track-table-cell office:value-type="float" office:value="43"/>
          </table:previous>
        </table:cell-content-change>
        <table:cell-content-change table:id="ct1079">
          <table:cell-address table:column="1" table:row="59" table:table="7"/>
          <office:change-info>
            <dc:creator> </dc:creator>
            <dc:date>2020-09-07T15:05:52.626366055</dc:date>
          </office:change-info>
          <table:previous>
            <table:change-track-table-cell office:value-type="float" office:value="18"/>
          </table:previous>
        </table:cell-content-change>
        <table:cell-content-change table:id="ct1080">
          <table:cell-address table:column="1" table:row="60" table:table="7"/>
          <office:change-info>
            <dc:creator> </dc:creator>
            <dc:date>2020-09-07T15:05:52.626394394</dc:date>
          </office:change-info>
          <table:previous>
            <table:change-track-table-cell office:value-type="float" office:value="31"/>
          </table:previous>
        </table:cell-content-change>
        <table:cell-content-change table:id="ct1081">
          <table:cell-address table:column="1" table:row="61" table:table="7"/>
          <office:change-info>
            <dc:creator> </dc:creator>
            <dc:date>2020-09-07T15:05:52.626422192</dc:date>
          </office:change-info>
          <table:previous>
            <table:change-track-table-cell office:value-type="float" office:value="26"/>
          </table:previous>
        </table:cell-content-change>
        <table:cell-content-change table:id="ct1082">
          <table:cell-address table:column="1" table:row="62" table:table="7"/>
          <office:change-info>
            <dc:creator> </dc:creator>
            <dc:date>2020-09-07T15:05:52.626451707</dc:date>
          </office:change-info>
          <table:previous>
            <table:change-track-table-cell office:value-type="float" office:value="34"/>
          </table:previous>
        </table:cell-content-change>
        <table:cell-content-change table:id="ct1083">
          <table:cell-address table:column="1" table:row="63" table:table="7"/>
          <office:change-info>
            <dc:creator> </dc:creator>
            <dc:date>2020-09-07T15:05:52.626524924</dc:date>
          </office:change-info>
          <table:previous>
            <table:change-track-table-cell table:cell-address="SIFT.B64" table:formula="of:=AVERAGE([.B55:.B63])" office:value-type="float" office:value="0"/>
          </table:previous>
        </table:cell-content-change>
        <table:cell-content-change table:id="ct1084">
          <table:cell-address table:column="2" table:row="53" table:table="7"/>
          <office:change-info>
            <dc:creator> </dc:creator>
            <dc:date>2020-09-07T15:05:52.626585274</dc:date>
          </office:change-info>
          <table:previous>
            <table:change-track-table-cell office:value-type="string">
              <text:p>Neighborhood Size Dist.</text:p>
            </table:change-track-table-cell>
          </table:previous>
        </table:cell-content-change>
        <table:cell-content-change table:id="ct1085">
          <table:cell-address table:column="2" table:row="54" table:table="7"/>
          <office:change-info>
            <dc:creator> </dc:creator>
            <dc:date>2020-09-07T15:05:52.626616788</dc:date>
          </office:change-info>
          <table:previous>
            <table:change-track-table-cell office:value-type="float" office:value="0"/>
          </table:previous>
        </table:cell-content-change>
        <table:cell-content-change table:id="ct1086">
          <table:cell-address table:column="2" table:row="55" table:table="7"/>
          <office:change-info>
            <dc:creator> </dc:creator>
            <dc:date>2020-09-07T15:05:52.626644215</dc:date>
          </office:change-info>
          <table:previous>
            <table:change-track-table-cell office:value-type="float" office:value="0"/>
          </table:previous>
        </table:cell-content-change>
        <table:cell-content-change table:id="ct1087">
          <table:cell-address table:column="2" table:row="56" table:table="7"/>
          <office:change-info>
            <dc:creator> </dc:creator>
            <dc:date>2020-09-07T15:05:52.626670601</dc:date>
          </office:change-info>
          <table:previous>
            <table:change-track-table-cell office:value-type="float" office:value="0"/>
          </table:previous>
        </table:cell-content-change>
        <table:cell-content-change table:id="ct1088">
          <table:cell-address table:column="2" table:row="57" table:table="7"/>
          <office:change-info>
            <dc:creator> </dc:creator>
            <dc:date>2020-09-07T15:05:52.626697088</dc:date>
          </office:change-info>
          <table:previous>
            <table:change-track-table-cell office:value-type="float" office:value="0"/>
          </table:previous>
        </table:cell-content-change>
        <table:cell-content-change table:id="ct1089">
          <table:cell-address table:column="2" table:row="58" table:table="7"/>
          <office:change-info>
            <dc:creator> </dc:creator>
            <dc:date>2020-09-07T15:05:52.626723281</dc:date>
          </office:change-info>
          <table:previous>
            <table:change-track-table-cell office:value-type="float" office:value="0"/>
          </table:previous>
        </table:cell-content-change>
        <table:cell-content-change table:id="ct1090">
          <table:cell-address table:column="2" table:row="59" table:table="7"/>
          <office:change-info>
            <dc:creator> </dc:creator>
            <dc:date>2020-09-07T15:05:52.626749597</dc:date>
          </office:change-info>
          <table:previous>
            <table:change-track-table-cell office:value-type="float" office:value="0"/>
          </table:previous>
        </table:cell-content-change>
        <table:cell-content-change table:id="ct1091">
          <table:cell-address table:column="2" table:row="60" table:table="7"/>
          <office:change-info>
            <dc:creator> </dc:creator>
            <dc:date>2020-09-07T15:05:52.626776597</dc:date>
          </office:change-info>
          <table:previous>
            <table:change-track-table-cell office:value-type="float" office:value="0"/>
          </table:previous>
        </table:cell-content-change>
        <table:cell-content-change table:id="ct1092">
          <table:cell-address table:column="2" table:row="61" table:table="7"/>
          <office:change-info>
            <dc:creator> </dc:creator>
            <dc:date>2020-09-07T15:05:52.626804802</dc:date>
          </office:change-info>
          <table:previous>
            <table:change-track-table-cell office:value-type="float" office:value="0"/>
          </table:previous>
        </table:cell-content-change>
        <table:cell-content-change table:id="ct1093">
          <table:cell-address table:column="2" table:row="62" table:table="7"/>
          <office:change-info>
            <dc:creator> </dc:creator>
            <dc:date>2020-09-07T15:05:52.626830631</dc:date>
          </office:change-info>
          <table:previous>
            <table:change-track-table-cell office:value-type="float" office:value="0"/>
          </table:previous>
        </table:cell-content-change>
        <table:cell-content-change table:id="ct1094">
          <table:cell-address table:column="2" table:row="63" table:table="7"/>
          <office:change-info>
            <dc:creator> </dc:creator>
            <dc:date>2020-09-07T15:05:52.626870504</dc:date>
          </office:change-info>
          <table:previous>
            <table:change-track-table-cell table:cell-address="SIFT.C64" table:formula="of:=AVERAGE([.C55:.C63])" office:value-type="float" office:value="0"/>
          </table:previous>
        </table:cell-content-change>
        <table:cell-content-change table:id="ct1095">
          <table:cell-address table:column="3" table:row="53" table:table="7"/>
          <office:change-info>
            <dc:creator> </dc:creator>
            <dc:date>2020-09-07T15:05:52.626909567</dc:date>
          </office:change-info>
          <table:previous>
            <table:change-track-table-cell office:value-type="string">
              <text:p>Nº of Matches</text:p>
            </table:change-track-table-cell>
          </table:previous>
        </table:cell-content-change>
        <table:cell-content-change table:id="ct1096">
          <table:cell-address table:column="3" table:row="54" table:table="7"/>
          <office:change-info>
            <dc:creator> </dc:creator>
            <dc:date>2020-09-07T15:05:52.626939906</dc:date>
          </office:change-info>
          <table:previous>
            <table:change-track-table-cell office:value-type="float" office:value="14"/>
          </table:previous>
        </table:cell-content-change>
        <table:cell-content-change table:id="ct1097">
          <table:cell-address table:column="3" table:row="55" table:table="7"/>
          <office:change-info>
            <dc:creator> </dc:creator>
            <dc:date>2020-09-07T15:05:52.626969436</dc:date>
          </office:change-info>
          <table:previous>
            <table:change-track-table-cell office:value-type="float" office:value="11"/>
          </table:previous>
        </table:cell-content-change>
        <table:cell-content-change table:id="ct1098">
          <table:cell-address table:column="3" table:row="56" table:table="7"/>
          <office:change-info>
            <dc:creator> </dc:creator>
            <dc:date>2020-09-07T15:05:52.626999194</dc:date>
          </office:change-info>
          <table:previous>
            <table:change-track-table-cell office:value-type="float" office:value="16"/>
          </table:previous>
        </table:cell-content-change>
        <table:cell-content-change table:id="ct1099">
          <table:cell-address table:column="3" table:row="57" table:table="7"/>
          <office:change-info>
            <dc:creator> </dc:creator>
            <dc:date>2020-09-07T15:05:52.627028483</dc:date>
          </office:change-info>
          <table:previous>
            <table:change-track-table-cell office:value-type="float" office:value="19"/>
          </table:previous>
        </table:cell-content-change>
        <table:cell-content-change table:id="ct1100">
          <table:cell-address table:column="3" table:row="58" table:table="7"/>
          <office:change-info>
            <dc:creator> </dc:creator>
            <dc:date>2020-09-07T15:05:52.627056261</dc:date>
          </office:change-info>
          <table:previous>
            <table:change-track-table-cell office:value-type="float" office:value="22"/>
          </table:previous>
        </table:cell-content-change>
        <table:cell-content-change table:id="ct1101">
          <table:cell-address table:column="3" table:row="59" table:table="7"/>
          <office:change-info>
            <dc:creator> </dc:creator>
            <dc:date>2020-09-07T15:05:52.627084449</dc:date>
          </office:change-info>
          <table:previous>
            <table:change-track-table-cell office:value-type="float" office:value="22"/>
          </table:previous>
        </table:cell-content-change>
        <table:cell-content-change table:id="ct1102">
          <table:cell-address table:column="3" table:row="60" table:table="7"/>
          <office:change-info>
            <dc:creator> </dc:creator>
            <dc:date>2020-09-07T15:05:52.627113052</dc:date>
          </office:change-info>
          <table:previous>
            <table:change-track-table-cell office:value-type="float" office:value="13"/>
          </table:previous>
        </table:cell-content-change>
        <table:cell-content-change table:id="ct1103">
          <table:cell-address table:column="3" table:row="61" table:table="7"/>
          <office:change-info>
            <dc:creator> </dc:creator>
            <dc:date>2020-09-07T15:05:52.627141730</dc:date>
          </office:change-info>
          <table:previous>
            <table:change-track-table-cell office:value-type="float" office:value="24"/>
          </table:previous>
        </table:cell-content-change>
        <table:cell-content-change table:id="ct1104">
          <table:cell-address table:column="3" table:row="62" table:table="7"/>
          <office:change-info>
            <dc:creator> </dc:creator>
            <dc:date>2020-09-07T15:05:52.627170141</dc:date>
          </office:change-info>
          <table:previous>
            <table:change-track-table-cell office:value-type="float" office:value="22"/>
          </table:previous>
        </table:cell-content-change>
        <table:cell-content-change table:id="ct1105">
          <table:cell-address table:column="3" table:row="63" table:table="7"/>
          <office:change-info>
            <dc:creator> </dc:creator>
            <dc:date>2020-09-07T15:05:52.627216460</dc:date>
          </office:change-info>
          <table:previous>
            <table:change-track-table-cell table:cell-address="SIFT.D64" table:formula="of:=AVERAGE([.D55:.D63])" office:value-type="float" office:value="0"/>
          </table:previous>
        </table:cell-content-change>
        <table:cell-content-change table:id="ct1106">
          <table:cell-address table:column="4" table:row="53" table:table="7"/>
          <office:change-info>
            <dc:creator> </dc:creator>
            <dc:date>2020-09-07T15:05:52.627350492</dc:date>
          </office:change-info>
          <table:previous>
            <table:change-track-table-cell office:value-type="string">
              <text:p>Detection Time (ms)</text:p>
            </table:change-track-table-cell>
          </table:previous>
        </table:cell-content-change>
        <table:cell-content-change table:id="ct1107">
          <table:cell-address table:column="4" table:row="54" table:table="7"/>
          <office:change-info>
            <dc:creator> </dc:creator>
            <dc:date>2020-09-07T15:05:52.627405434</dc:date>
          </office:change-info>
          <table:previous>
            <table:change-track-table-cell office:value-type="float" office:value="19.1933"/>
          </table:previous>
        </table:cell-content-change>
        <table:cell-content-change table:id="ct1108">
          <table:cell-address table:column="4" table:row="55" table:table="7"/>
          <office:change-info>
            <dc:creator> </dc:creator>
            <dc:date>2020-09-07T15:05:52.627448112</dc:date>
          </office:change-info>
          <table:previous>
            <table:change-track-table-cell office:value-type="float" office:value="19.2877"/>
          </table:previous>
        </table:cell-content-change>
        <table:cell-content-change table:id="ct1109">
          <table:cell-address table:column="4" table:row="56" table:table="7"/>
          <office:change-info>
            <dc:creator> </dc:creator>
            <dc:date>2020-09-07T15:05:52.627478856</dc:date>
          </office:change-info>
          <table:previous>
            <table:change-track-table-cell office:value-type="float" office:value="17.7341"/>
          </table:previous>
        </table:cell-content-change>
        <table:cell-content-change table:id="ct1110">
          <table:cell-address table:column="4" table:row="57" table:table="7"/>
          <office:change-info>
            <dc:creator> </dc:creator>
            <dc:date>2020-09-07T15:05:52.627511147</dc:date>
          </office:change-info>
          <table:previous>
            <table:change-track-table-cell office:value-type="float" office:value="18.7528"/>
          </table:previous>
        </table:cell-content-change>
        <table:cell-content-change table:id="ct1111">
          <table:cell-address table:column="4" table:row="58" table:table="7"/>
          <office:change-info>
            <dc:creator> </dc:creator>
            <dc:date>2020-09-07T15:05:52.627551342</dc:date>
          </office:change-info>
          <table:previous>
            <table:change-track-table-cell office:value-type="float" office:value="34.7088"/>
          </table:previous>
        </table:cell-content-change>
        <table:cell-content-change table:id="ct1112">
          <table:cell-address table:column="4" table:row="59" table:table="7"/>
          <office:change-info>
            <dc:creator> </dc:creator>
            <dc:date>2020-09-07T15:05:52.627595004</dc:date>
          </office:change-info>
          <table:previous>
            <table:change-track-table-cell office:value-type="float" office:value="18.3826"/>
          </table:previous>
        </table:cell-content-change>
        <table:cell-content-change table:id="ct1113">
          <table:cell-address table:column="4" table:row="60" table:table="7"/>
          <office:change-info>
            <dc:creator> </dc:creator>
            <dc:date>2020-09-07T15:05:52.627638091</dc:date>
          </office:change-info>
          <table:previous>
            <table:change-track-table-cell office:value-type="float" office:value="21.2465"/>
          </table:previous>
        </table:cell-content-change>
        <table:cell-content-change table:id="ct1114">
          <table:cell-address table:column="4" table:row="61" table:table="7"/>
          <office:change-info>
            <dc:creator> </dc:creator>
            <dc:date>2020-09-07T15:05:52.627686080</dc:date>
          </office:change-info>
          <table:previous>
            <table:change-track-table-cell office:value-type="float" office:value="16.7836"/>
          </table:previous>
        </table:cell-content-change>
        <table:cell-content-change table:id="ct1115">
          <table:cell-address table:column="4" table:row="62" table:table="7"/>
          <office:change-info>
            <dc:creator> </dc:creator>
            <dc:date>2020-09-07T15:05:52.627728389</dc:date>
          </office:change-info>
          <table:previous>
            <table:change-track-table-cell office:value-type="float" office:value="25.3266"/>
          </table:previous>
        </table:cell-content-change>
        <table:cell-content-change table:id="ct1116">
          <table:cell-address table:column="4" table:row="63" table:table="7"/>
          <office:change-info>
            <dc:creator> </dc:creator>
            <dc:date>2020-09-07T15:05:52.627818040</dc:date>
          </office:change-info>
          <table:previous>
            <table:change-track-table-cell table:cell-address="SIFT.E64" table:formula="of:=AVERAGE([.E55:.E63])" office:value-type="float" office:value="0"/>
          </table:previous>
        </table:cell-content-change>
        <table:cell-content-change table:id="ct1117">
          <table:cell-address table:column="5" table:row="53" table:table="7"/>
          <office:change-info>
            <dc:creator> </dc:creator>
            <dc:date>2020-09-07T15:05:52.627894955</dc:date>
          </office:change-info>
          <table:previous>
            <table:change-track-table-cell office:value-type="string">
              <text:p>Extraction Time (ms)</text:p>
            </table:change-track-table-cell>
          </table:previous>
        </table:cell-content-change>
        <table:cell-content-change table:id="ct1118">
          <table:cell-address table:column="5" table:row="54" table:table="7"/>
          <office:change-info>
            <dc:creator> </dc:creator>
            <dc:date>2020-09-07T15:05:52.627936280</dc:date>
          </office:change-info>
          <table:previous>
            <table:change-track-table-cell office:value-type="float" office:value="24.9939"/>
          </table:previous>
        </table:cell-content-change>
        <table:cell-content-change table:id="ct1119">
          <table:cell-address table:column="5" table:row="55" table:table="7"/>
          <office:change-info>
            <dc:creator> </dc:creator>
            <dc:date>2020-09-07T15:05:52.627977568</dc:date>
          </office:change-info>
          <table:previous>
            <table:change-track-table-cell office:value-type="float" office:value="25.0533"/>
          </table:previous>
        </table:cell-content-change>
        <table:cell-content-change table:id="ct1120">
          <table:cell-address table:column="5" table:row="56" table:table="7"/>
          <office:change-info>
            <dc:creator> </dc:creator>
            <dc:date>2020-09-07T15:05:52.628014502</dc:date>
          </office:change-info>
          <table:previous>
            <table:change-track-table-cell office:value-type="float" office:value="22.8585"/>
          </table:previous>
        </table:cell-content-change>
        <table:cell-content-change table:id="ct1121">
          <table:cell-address table:column="5" table:row="57" table:table="7"/>
          <office:change-info>
            <dc:creator> </dc:creator>
            <dc:date>2020-09-07T15:05:52.628045290</dc:date>
          </office:change-info>
          <table:previous>
            <table:change-track-table-cell office:value-type="float" office:value="23.8912"/>
          </table:previous>
        </table:cell-content-change>
        <table:cell-content-change table:id="ct1122">
          <table:cell-address table:column="5" table:row="58" table:table="7"/>
          <office:change-info>
            <dc:creator> </dc:creator>
            <dc:date>2020-09-07T15:05:52.628072734</dc:date>
          </office:change-info>
          <table:previous>
            <table:change-track-table-cell office:value-type="float" office:value="25.1025"/>
          </table:previous>
        </table:cell-content-change>
        <table:cell-content-change table:id="ct1123">
          <table:cell-address table:column="5" table:row="59" table:table="7"/>
          <office:change-info>
            <dc:creator> </dc:creator>
            <dc:date>2020-09-07T15:05:52.628098104</dc:date>
          </office:change-info>
          <table:previous>
            <table:change-track-table-cell office:value-type="float" office:value="22.9993"/>
          </table:previous>
        </table:cell-content-change>
        <table:cell-content-change table:id="ct1124">
          <table:cell-address table:column="5" table:row="60" table:table="7"/>
          <office:change-info>
            <dc:creator> </dc:creator>
            <dc:date>2020-09-07T15:05:52.628126005</dc:date>
          </office:change-info>
          <table:previous>
            <table:change-track-table-cell office:value-type="float" office:value="22.9161"/>
          </table:previous>
        </table:cell-content-change>
        <table:cell-content-change table:id="ct1125">
          <table:cell-address table:column="5" table:row="61" table:table="7"/>
          <office:change-info>
            <dc:creator> </dc:creator>
            <dc:date>2020-09-07T15:05:52.628208444</dc:date>
          </office:change-info>
          <table:previous>
            <table:change-track-table-cell office:value-type="float" office:value="23.8662"/>
          </table:previous>
        </table:cell-content-change>
        <table:cell-content-change table:id="ct1126">
          <table:cell-address table:column="5" table:row="62" table:table="7"/>
          <office:change-info>
            <dc:creator> </dc:creator>
            <dc:date>2020-09-07T15:05:52.628486495</dc:date>
          </office:change-info>
          <table:previous>
            <table:change-track-table-cell office:value-type="float" office:value="24.7545"/>
          </table:previous>
        </table:cell-content-change>
        <table:cell-content-change table:id="ct1127">
          <table:cell-address table:column="5" table:row="63" table:table="7"/>
          <office:change-info>
            <dc:creator> </dc:creator>
            <dc:date>2020-09-07T15:05:52.628574366</dc:date>
          </office:change-info>
          <table:previous>
            <table:change-track-table-cell table:cell-address="SIFT.F64" table:formula="of:=AVERAGE([.F55:.F63])" office:value-type="float" office:value="0"/>
          </table:previous>
        </table:cell-content-change>
        <table:cell-content-change table:id="ct1128">
          <table:cell-address table:column="1" table:row="28" table:table="7"/>
          <office:change-info>
            <dc:creator> </dc:creator>
            <dc:date>2020-09-07T15:06:51.727184184</dc:date>
          </office:change-info>
          <table:previous>
            <table:change-track-table-cell office:value-type="float" office:value="14"/>
          </table:previous>
        </table:cell-content-change>
        <table:cell-content-change table:id="ct1129">
          <table:cell-address table:column="1" table:row="29" table:table="7"/>
          <office:change-info>
            <dc:creator> </dc:creator>
            <dc:date>2020-09-07T15:06:51.727367894</dc:date>
          </office:change-info>
          <table:previous>
            <table:change-track-table-cell office:value-type="float" office:value="18"/>
          </table:previous>
        </table:cell-content-change>
        <table:cell-content-change table:id="ct1130">
          <table:cell-address table:column="1" table:row="30" table:table="7"/>
          <office:change-info>
            <dc:creator> </dc:creator>
            <dc:date>2020-09-07T15:06:51.727403949</dc:date>
          </office:change-info>
          <table:previous>
            <table:change-track-table-cell office:value-type="float" office:value="21"/>
          </table:previous>
        </table:cell-content-change>
        <table:cell-content-change table:id="ct1131">
          <table:cell-address table:column="1" table:row="31" table:table="7"/>
          <office:change-info>
            <dc:creator> </dc:creator>
            <dc:date>2020-09-07T15:06:51.727435124</dc:date>
          </office:change-info>
          <table:previous>
            <table:change-track-table-cell office:value-type="float" office:value="26"/>
          </table:previous>
        </table:cell-content-change>
        <table:cell-content-change table:id="ct1132">
          <table:cell-address table:column="1" table:row="32" table:table="7"/>
          <office:change-info>
            <dc:creator> </dc:creator>
            <dc:date>2020-09-07T15:06:51.727465733</dc:date>
          </office:change-info>
          <table:previous>
            <table:change-track-table-cell office:value-type="float" office:value="43"/>
          </table:previous>
        </table:cell-content-change>
        <table:cell-content-change table:id="ct1133">
          <table:cell-address table:column="1" table:row="33" table:table="7"/>
          <office:change-info>
            <dc:creator> </dc:creator>
            <dc:date>2020-09-07T15:06:51.727497056</dc:date>
          </office:change-info>
          <table:previous>
            <table:change-track-table-cell office:value-type="float" office:value="18"/>
          </table:previous>
        </table:cell-content-change>
        <table:cell-content-change table:id="ct1134">
          <table:cell-address table:column="1" table:row="34" table:table="7"/>
          <office:change-info>
            <dc:creator> </dc:creator>
            <dc:date>2020-09-07T15:06:51.727529579</dc:date>
          </office:change-info>
          <table:previous>
            <table:change-track-table-cell office:value-type="float" office:value="31"/>
          </table:previous>
        </table:cell-content-change>
        <table:cell-content-change table:id="ct1135">
          <table:cell-address table:column="1" table:row="35" table:table="7"/>
          <office:change-info>
            <dc:creator> </dc:creator>
            <dc:date>2020-09-07T15:06:51.727561464</dc:date>
          </office:change-info>
          <table:previous>
            <table:change-track-table-cell office:value-type="float" office:value="26"/>
          </table:previous>
        </table:cell-content-change>
        <table:cell-content-change table:id="ct1136">
          <table:cell-address table:column="1" table:row="36" table:table="7"/>
          <office:change-info>
            <dc:creator> </dc:creator>
            <dc:date>2020-09-07T15:06:51.727603871</dc:date>
          </office:change-info>
          <table:previous>
            <table:change-track-table-cell office:value-type="float" office:value="34"/>
          </table:previous>
        </table:cell-content-change>
        <table:cell-content-change table:id="ct1137">
          <table:cell-address table:column="2" table:row="28" table:table="7"/>
          <office:change-info>
            <dc:creator> </dc:creator>
            <dc:date>2020-09-07T15:06:51.727664618</dc:date>
          </office:change-info>
          <table:previous>
            <table:change-track-table-cell office:value-type="float" office:value="0"/>
          </table:previous>
        </table:cell-content-change>
        <table:cell-content-change table:id="ct1138">
          <table:cell-address table:column="2" table:row="29" table:table="7"/>
          <office:change-info>
            <dc:creator> </dc:creator>
            <dc:date>2020-09-07T15:06:51.727713723</dc:date>
          </office:change-info>
          <table:previous>
            <table:change-track-table-cell office:value-type="float" office:value="0"/>
          </table:previous>
        </table:cell-content-change>
        <table:cell-content-change table:id="ct1139">
          <table:cell-address table:column="2" table:row="30" table:table="7"/>
          <office:change-info>
            <dc:creator> </dc:creator>
            <dc:date>2020-09-07T15:06:51.727752160</dc:date>
          </office:change-info>
          <table:previous>
            <table:change-track-table-cell office:value-type="float" office:value="0"/>
          </table:previous>
        </table:cell-content-change>
        <table:cell-content-change table:id="ct1140">
          <table:cell-address table:column="2" table:row="31" table:table="7"/>
          <office:change-info>
            <dc:creator> </dc:creator>
            <dc:date>2020-09-07T15:06:51.727786860</dc:date>
          </office:change-info>
          <table:previous>
            <table:change-track-table-cell office:value-type="float" office:value="0"/>
          </table:previous>
        </table:cell-content-change>
        <table:cell-content-change table:id="ct1141">
          <table:cell-address table:column="2" table:row="32" table:table="7"/>
          <office:change-info>
            <dc:creator> </dc:creator>
            <dc:date>2020-09-07T15:06:51.727825249</dc:date>
          </office:change-info>
          <table:previous>
            <table:change-track-table-cell office:value-type="float" office:value="0"/>
          </table:previous>
        </table:cell-content-change>
        <table:cell-content-change table:id="ct1142">
          <table:cell-address table:column="2" table:row="33" table:table="7"/>
          <office:change-info>
            <dc:creator> </dc:creator>
            <dc:date>2020-09-07T15:06:51.727867557</dc:date>
          </office:change-info>
          <table:previous>
            <table:change-track-table-cell office:value-type="float" office:value="0"/>
          </table:previous>
        </table:cell-content-change>
        <table:cell-content-change table:id="ct1143">
          <table:cell-address table:column="2" table:row="34" table:table="7"/>
          <office:change-info>
            <dc:creator> </dc:creator>
            <dc:date>2020-09-07T15:06:51.727900729</dc:date>
          </office:change-info>
          <table:previous>
            <table:change-track-table-cell office:value-type="float" office:value="0"/>
          </table:previous>
        </table:cell-content-change>
        <table:cell-content-change table:id="ct1144">
          <table:cell-address table:column="2" table:row="35" table:table="7"/>
          <office:change-info>
            <dc:creator> </dc:creator>
            <dc:date>2020-09-07T15:06:51.727936635</dc:date>
          </office:change-info>
          <table:previous>
            <table:change-track-table-cell office:value-type="float" office:value="0"/>
          </table:previous>
        </table:cell-content-change>
        <table:cell-content-change table:id="ct1145">
          <table:cell-address table:column="2" table:row="36" table:table="7"/>
          <office:change-info>
            <dc:creator> </dc:creator>
            <dc:date>2020-09-07T15:06:51.727990727</dc:date>
          </office:change-info>
          <table:previous>
            <table:change-track-table-cell office:value-type="float" office:value="0"/>
          </table:previous>
        </table:cell-content-change>
        <table:cell-content-change table:id="ct1146">
          <table:cell-address table:column="3" table:row="28" table:table="7"/>
          <office:change-info>
            <dc:creator> </dc:creator>
            <dc:date>2020-09-07T15:06:51.728044345</dc:date>
          </office:change-info>
          <table:previous>
            <table:change-track-table-cell office:value-type="float" office:value="12"/>
          </table:previous>
        </table:cell-content-change>
        <table:cell-content-change table:id="ct1147">
          <table:cell-address table:column="3" table:row="29" table:table="7"/>
          <office:change-info>
            <dc:creator> </dc:creator>
            <dc:date>2020-09-07T15:06:51.728085237</dc:date>
          </office:change-info>
          <table:previous>
            <table:change-track-table-cell office:value-type="float" office:value="12"/>
          </table:previous>
        </table:cell-content-change>
        <table:cell-content-change table:id="ct1148">
          <table:cell-address table:column="3" table:row="30" table:table="7"/>
          <office:change-info>
            <dc:creator> </dc:creator>
            <dc:date>2020-09-07T15:06:51.728123772</dc:date>
          </office:change-info>
          <table:previous>
            <table:change-track-table-cell office:value-type="float" office:value="15"/>
          </table:previous>
        </table:cell-content-change>
        <table:cell-content-change table:id="ct1149">
          <table:cell-address table:column="3" table:row="31" table:table="7"/>
          <office:change-info>
            <dc:creator> </dc:creator>
            <dc:date>2020-09-07T15:06:51.728170835</dc:date>
          </office:change-info>
          <table:previous>
            <table:change-track-table-cell office:value-type="float" office:value="18"/>
          </table:previous>
        </table:cell-content-change>
        <table:cell-content-change table:id="ct1150">
          <table:cell-address table:column="3" table:row="32" table:table="7"/>
          <office:change-info>
            <dc:creator> </dc:creator>
            <dc:date>2020-09-07T15:06:51.728217458</dc:date>
          </office:change-info>
          <table:previous>
            <table:change-track-table-cell office:value-type="float" office:value="24"/>
          </table:previous>
        </table:cell-content-change>
        <table:cell-content-change table:id="ct1151">
          <table:cell-address table:column="3" table:row="33" table:table="7"/>
          <office:change-info>
            <dc:creator> </dc:creator>
            <dc:date>2020-09-07T15:06:51.728272614</dc:date>
          </office:change-info>
          <table:previous>
            <table:change-track-table-cell office:value-type="float" office:value="20"/>
          </table:previous>
        </table:cell-content-change>
        <table:cell-content-change table:id="ct1152">
          <table:cell-address table:column="3" table:row="34" table:table="7"/>
          <office:change-info>
            <dc:creator> </dc:creator>
            <dc:date>2020-09-07T15:06:51.728317598</dc:date>
          </office:change-info>
          <table:previous>
            <table:change-track-table-cell office:value-type="float" office:value="15"/>
          </table:previous>
        </table:cell-content-change>
        <table:cell-content-change table:id="ct1153">
          <table:cell-address table:column="3" table:row="35" table:table="7"/>
          <office:change-info>
            <dc:creator> </dc:creator>
            <dc:date>2020-09-07T15:06:51.728353273</dc:date>
          </office:change-info>
          <table:previous>
            <table:change-track-table-cell office:value-type="float" office:value="24"/>
          </table:previous>
        </table:cell-content-change>
        <table:cell-content-change table:id="ct1154">
          <table:cell-address table:column="3" table:row="36" table:table="7"/>
          <office:change-info>
            <dc:creator> </dc:creator>
            <dc:date>2020-09-07T15:06:51.728391244</dc:date>
          </office:change-info>
          <table:previous>
            <table:change-track-table-cell office:value-type="float" office:value="22"/>
          </table:previous>
        </table:cell-content-change>
        <table:cell-content-change table:id="ct1155">
          <table:cell-address table:column="4" table:row="28" table:table="7"/>
          <office:change-info>
            <dc:creator> </dc:creator>
            <dc:date>2020-09-07T15:06:51.728427028</dc:date>
          </office:change-info>
          <table:previous>
            <table:change-track-table-cell office:value-type="float" office:value="16.9837"/>
          </table:previous>
        </table:cell-content-change>
        <table:cell-content-change table:id="ct1156">
          <table:cell-address table:column="4" table:row="29" table:table="7"/>
          <office:change-info>
            <dc:creator> </dc:creator>
            <dc:date>2020-09-07T15:06:51.728460963</dc:date>
          </office:change-info>
          <table:previous>
            <table:change-track-table-cell office:value-type="float" office:value="18.8212"/>
          </table:previous>
        </table:cell-content-change>
        <table:cell-content-change table:id="ct1157">
          <table:cell-address table:column="4" table:row="30" table:table="7"/>
          <office:change-info>
            <dc:creator> </dc:creator>
            <dc:date>2020-09-07T15:06:51.728494843</dc:date>
          </office:change-info>
          <table:previous>
            <table:change-track-table-cell office:value-type="float" office:value="20.5968"/>
          </table:previous>
        </table:cell-content-change>
        <table:cell-content-change table:id="ct1158">
          <table:cell-address table:column="4" table:row="31" table:table="7"/>
          <office:change-info>
            <dc:creator> </dc:creator>
            <dc:date>2020-09-07T15:06:51.728528555</dc:date>
          </office:change-info>
          <table:previous>
            <table:change-track-table-cell office:value-type="float" office:value="18.6637"/>
          </table:previous>
        </table:cell-content-change>
        <table:cell-content-change table:id="ct1159">
          <table:cell-address table:column="4" table:row="32" table:table="7"/>
          <office:change-info>
            <dc:creator> </dc:creator>
            <dc:date>2020-09-07T15:06:51.728562064</dc:date>
          </office:change-info>
          <table:previous>
            <table:change-track-table-cell office:value-type="float" office:value="36.1823"/>
          </table:previous>
        </table:cell-content-change>
        <table:cell-content-change table:id="ct1160">
          <table:cell-address table:column="4" table:row="33" table:table="7"/>
          <office:change-info>
            <dc:creator> </dc:creator>
            <dc:date>2020-09-07T15:06:51.728595135</dc:date>
          </office:change-info>
          <table:previous>
            <table:change-track-table-cell office:value-type="float" office:value="18.9761"/>
          </table:previous>
        </table:cell-content-change>
        <table:cell-content-change table:id="ct1161">
          <table:cell-address table:column="4" table:row="34" table:table="7"/>
          <office:change-info>
            <dc:creator> </dc:creator>
            <dc:date>2020-09-07T15:06:51.728628597</dc:date>
          </office:change-info>
          <table:previous>
            <table:change-track-table-cell office:value-type="float" office:value="21.3599"/>
          </table:previous>
        </table:cell-content-change>
        <table:cell-content-change table:id="ct1162">
          <table:cell-address table:column="4" table:row="35" table:table="7"/>
          <office:change-info>
            <dc:creator> </dc:creator>
            <dc:date>2020-09-07T15:06:51.728661780</dc:date>
          </office:change-info>
          <table:previous>
            <table:change-track-table-cell office:value-type="float" office:value="20.1688"/>
          </table:previous>
        </table:cell-content-change>
        <table:cell-content-change table:id="ct1163">
          <table:cell-address table:column="4" table:row="36" table:table="7"/>
          <office:change-info>
            <dc:creator> </dc:creator>
            <dc:date>2020-09-07T15:06:51.728694818</dc:date>
          </office:change-info>
          <table:previous>
            <table:change-track-table-cell office:value-type="float" office:value="25.3459"/>
          </table:previous>
        </table:cell-content-change>
        <table:cell-content-change table:id="ct1164">
          <table:cell-address table:column="5" table:row="28" table:table="7"/>
          <office:change-info>
            <dc:creator> </dc:creator>
            <dc:date>2020-09-07T15:06:51.728729735</dc:date>
          </office:change-info>
          <table:previous>
            <table:change-track-table-cell office:value-type="float" office:value="0.986097"/>
          </table:previous>
        </table:cell-content-change>
        <table:cell-content-change table:id="ct1165">
          <table:cell-address table:column="5" table:row="29" table:table="7"/>
          <office:change-info>
            <dc:creator> </dc:creator>
            <dc:date>2020-09-07T15:06:51.728763596</dc:date>
          </office:change-info>
          <table:previous>
            <table:change-track-table-cell office:value-type="float" office:value="0.908935"/>
          </table:previous>
        </table:cell-content-change>
        <table:cell-content-change table:id="ct1166">
          <table:cell-address table:column="5" table:row="30" table:table="7"/>
          <office:change-info>
            <dc:creator> </dc:creator>
            <dc:date>2020-09-07T15:06:51.728797154</dc:date>
          </office:change-info>
          <table:previous>
            <table:change-track-table-cell office:value-type="float" office:value="0.896394"/>
          </table:previous>
        </table:cell-content-change>
        <table:cell-content-change table:id="ct1167">
          <table:cell-address table:column="5" table:row="31" table:table="7"/>
          <office:change-info>
            <dc:creator> </dc:creator>
            <dc:date>2020-09-07T15:06:51.728831532</dc:date>
          </office:change-info>
          <table:previous>
            <table:change-track-table-cell office:value-type="float" office:value="1.01129"/>
          </table:previous>
        </table:cell-content-change>
        <table:cell-content-change table:id="ct1168">
          <table:cell-address table:column="5" table:row="32" table:table="7"/>
          <office:change-info>
            <dc:creator> </dc:creator>
            <dc:date>2020-09-07T15:06:51.728865208</dc:date>
          </office:change-info>
          <table:previous>
            <table:change-track-table-cell office:value-type="float" office:value="1.0628"/>
          </table:previous>
        </table:cell-content-change>
        <table:cell-content-change table:id="ct1169">
          <table:cell-address table:column="5" table:row="33" table:table="7"/>
          <office:change-info>
            <dc:creator> </dc:creator>
            <dc:date>2020-09-07T15:06:51.728899479</dc:date>
          </office:change-info>
          <table:previous>
            <table:change-track-table-cell office:value-type="float" office:value="0.847593"/>
          </table:previous>
        </table:cell-content-change>
        <table:cell-content-change table:id="ct1170">
          <table:cell-address table:column="5" table:row="34" table:table="7"/>
          <office:change-info>
            <dc:creator> </dc:creator>
            <dc:date>2020-09-07T15:06:51.728933251</dc:date>
          </office:change-info>
          <table:previous>
            <table:change-track-table-cell office:value-type="float" office:value="0.855154"/>
          </table:previous>
        </table:cell-content-change>
        <table:cell-content-change table:id="ct1171">
          <table:cell-address table:column="5" table:row="35" table:table="7"/>
          <office:change-info>
            <dc:creator> </dc:creator>
            <dc:date>2020-09-07T15:06:51.728967250</dc:date>
          </office:change-info>
          <table:previous>
            <table:change-track-table-cell office:value-type="float" office:value="1.09588"/>
          </table:previous>
        </table:cell-content-change>
        <table:cell-content-change table:id="ct1172">
          <table:cell-address table:column="5" table:row="36" table:table="7"/>
          <office:change-info>
            <dc:creator> </dc:creator>
            <dc:date>2020-09-07T15:06:51.729000742</dc:date>
          </office:change-info>
          <table:previous>
            <table:change-track-table-cell office:value-type="float" office:value="0.9458"/>
          </table:previous>
        </table:cell-content-change>
        <table:cell-content-change table:id="ct1173">
          <table:cell-address table:column="1" table:row="41" table:table="7"/>
          <office:change-info>
            <dc:creator> </dc:creator>
            <dc:date>2020-09-07T15:07:08.960165602</dc:date>
          </office:change-info>
          <table:previous>
            <table:change-track-table-cell office:value-type="float" office:value="14"/>
          </table:previous>
        </table:cell-content-change>
        <table:cell-content-change table:id="ct1174">
          <table:cell-address table:column="1" table:row="42" table:table="7"/>
          <office:change-info>
            <dc:creator> </dc:creator>
            <dc:date>2020-09-07T15:07:08.960389316</dc:date>
          </office:change-info>
          <table:previous>
            <table:change-track-table-cell office:value-type="float" office:value="18"/>
          </table:previous>
        </table:cell-content-change>
        <table:cell-content-change table:id="ct1175">
          <table:cell-address table:column="1" table:row="43" table:table="7"/>
          <office:change-info>
            <dc:creator> </dc:creator>
            <dc:date>2020-09-07T15:07:08.960435111</dc:date>
          </office:change-info>
          <table:previous>
            <table:change-track-table-cell office:value-type="float" office:value="21"/>
          </table:previous>
        </table:cell-content-change>
        <table:cell-content-change table:id="ct1176">
          <table:cell-address table:column="1" table:row="44" table:table="7"/>
          <office:change-info>
            <dc:creator> </dc:creator>
            <dc:date>2020-09-07T15:07:08.960479061</dc:date>
          </office:change-info>
          <table:previous>
            <table:change-track-table-cell office:value-type="float" office:value="26"/>
          </table:previous>
        </table:cell-content-change>
        <table:cell-content-change table:id="ct1177">
          <table:cell-address table:column="1" table:row="45" table:table="7"/>
          <office:change-info>
            <dc:creator> </dc:creator>
            <dc:date>2020-09-07T15:07:08.960525667</dc:date>
          </office:change-info>
          <table:previous>
            <table:change-track-table-cell office:value-type="float" office:value="43"/>
          </table:previous>
        </table:cell-content-change>
        <table:cell-content-change table:id="ct1178">
          <table:cell-address table:column="1" table:row="46" table:table="7"/>
          <office:change-info>
            <dc:creator> </dc:creator>
            <dc:date>2020-09-07T15:07:08.960570853</dc:date>
          </office:change-info>
          <table:previous>
            <table:change-track-table-cell office:value-type="float" office:value="18"/>
          </table:previous>
        </table:cell-content-change>
        <table:cell-content-change table:id="ct1179">
          <table:cell-address table:column="1" table:row="47" table:table="7"/>
          <office:change-info>
            <dc:creator> </dc:creator>
            <dc:date>2020-09-07T15:07:08.960612268</dc:date>
          </office:change-info>
          <table:previous>
            <table:change-track-table-cell office:value-type="float" office:value="31"/>
          </table:previous>
        </table:cell-content-change>
        <table:cell-content-change table:id="ct1180">
          <table:cell-address table:column="1" table:row="48" table:table="7"/>
          <office:change-info>
            <dc:creator> </dc:creator>
            <dc:date>2020-09-07T15:07:08.960653181</dc:date>
          </office:change-info>
          <table:previous>
            <table:change-track-table-cell office:value-type="float" office:value="26"/>
          </table:previous>
        </table:cell-content-change>
        <table:cell-content-change table:id="ct1181">
          <table:cell-address table:column="1" table:row="49" table:table="7"/>
          <office:change-info>
            <dc:creator> </dc:creator>
            <dc:date>2020-09-07T15:07:08.960701714</dc:date>
          </office:change-info>
          <table:previous>
            <table:change-track-table-cell office:value-type="float" office:value="34"/>
          </table:previous>
        </table:cell-content-change>
        <table:cell-content-change table:id="ct1182">
          <table:cell-address table:column="2" table:row="41" table:table="7"/>
          <office:change-info>
            <dc:creator> </dc:creator>
            <dc:date>2020-09-07T15:07:08.960781986</dc:date>
          </office:change-info>
          <table:previous>
            <table:change-track-table-cell office:value-type="float" office:value="0"/>
          </table:previous>
        </table:cell-content-change>
        <table:cell-content-change table:id="ct1183">
          <table:cell-address table:column="2" table:row="42" table:table="7"/>
          <office:change-info>
            <dc:creator> </dc:creator>
            <dc:date>2020-09-07T15:07:08.960848306</dc:date>
          </office:change-info>
          <table:previous>
            <table:change-track-table-cell office:value-type="float" office:value="0"/>
          </table:previous>
        </table:cell-content-change>
        <table:cell-content-change table:id="ct1184">
          <table:cell-address table:column="2" table:row="43" table:table="7"/>
          <office:change-info>
            <dc:creator> </dc:creator>
            <dc:date>2020-09-07T15:07:08.960917821</dc:date>
          </office:change-info>
          <table:previous>
            <table:change-track-table-cell office:value-type="float" office:value="0"/>
          </table:previous>
        </table:cell-content-change>
        <table:cell-content-change table:id="ct1185">
          <table:cell-address table:column="2" table:row="44" table:table="7"/>
          <office:change-info>
            <dc:creator> </dc:creator>
            <dc:date>2020-09-07T15:07:08.960984451</dc:date>
          </office:change-info>
          <table:previous>
            <table:change-track-table-cell office:value-type="float" office:value="0"/>
          </table:previous>
        </table:cell-content-change>
        <table:cell-content-change table:id="ct1186">
          <table:cell-address table:column="2" table:row="45" table:table="7"/>
          <office:change-info>
            <dc:creator> </dc:creator>
            <dc:date>2020-09-07T15:07:08.961055010</dc:date>
          </office:change-info>
          <table:previous>
            <table:change-track-table-cell office:value-type="float" office:value="0"/>
          </table:previous>
        </table:cell-content-change>
        <table:cell-content-change table:id="ct1187">
          <table:cell-address table:column="2" table:row="46" table:table="7"/>
          <office:change-info>
            <dc:creator> </dc:creator>
            <dc:date>2020-09-07T15:07:08.961127058</dc:date>
          </office:change-info>
          <table:previous>
            <table:change-track-table-cell office:value-type="float" office:value="0"/>
          </table:previous>
        </table:cell-content-change>
        <table:cell-content-change table:id="ct1188">
          <table:cell-address table:column="2" table:row="47" table:table="7"/>
          <office:change-info>
            <dc:creator> </dc:creator>
            <dc:date>2020-09-07T15:07:08.961202796</dc:date>
          </office:change-info>
          <table:previous>
            <table:change-track-table-cell office:value-type="float" office:value="0"/>
          </table:previous>
        </table:cell-content-change>
        <table:cell-content-change table:id="ct1189">
          <table:cell-address table:column="2" table:row="48" table:table="7"/>
          <office:change-info>
            <dc:creator> </dc:creator>
            <dc:date>2020-09-07T15:07:08.961269357</dc:date>
          </office:change-info>
          <table:previous>
            <table:change-track-table-cell office:value-type="float" office:value="0"/>
          </table:previous>
        </table:cell-content-change>
        <table:cell-content-change table:id="ct1190">
          <table:cell-address table:column="2" table:row="49" table:table="7"/>
          <office:change-info>
            <dc:creator> </dc:creator>
            <dc:date>2020-09-07T15:07:08.961341760</dc:date>
          </office:change-info>
          <table:previous>
            <table:change-track-table-cell office:value-type="float" office:value="0"/>
          </table:previous>
        </table:cell-content-change>
        <table:cell-content-change table:id="ct1191">
          <table:cell-address table:column="3" table:row="41" table:table="7"/>
          <office:change-info>
            <dc:creator> </dc:creator>
            <dc:date>2020-09-07T15:07:08.961417414</dc:date>
          </office:change-info>
          <table:previous>
            <table:change-track-table-cell office:value-type="float" office:value="13"/>
          </table:previous>
        </table:cell-content-change>
        <table:cell-content-change table:id="ct1192">
          <table:cell-address table:column="3" table:row="42" table:table="7"/>
          <office:change-info>
            <dc:creator> </dc:creator>
            <dc:date>2020-09-07T15:07:08.961483682</dc:date>
          </office:change-info>
          <table:previous>
            <table:change-track-table-cell office:value-type="float" office:value="13"/>
          </table:previous>
        </table:cell-content-change>
        <table:cell-content-change table:id="ct1193">
          <table:cell-address table:column="3" table:row="43" table:table="7"/>
          <office:change-info>
            <dc:creator> </dc:creator>
            <dc:date>2020-09-07T15:07:08.961528035</dc:date>
          </office:change-info>
          <table:previous>
            <table:change-track-table-cell office:value-type="float" office:value="15"/>
          </table:previous>
        </table:cell-content-change>
        <table:cell-content-change table:id="ct1194">
          <table:cell-address table:column="3" table:row="44" table:table="7"/>
          <office:change-info>
            <dc:creator> </dc:creator>
            <dc:date>2020-09-07T15:07:08.961572744</dc:date>
          </office:change-info>
          <table:previous>
            <table:change-track-table-cell office:value-type="float" office:value="15"/>
          </table:previous>
        </table:cell-content-change>
        <table:cell-content-change table:id="ct1195">
          <table:cell-address table:column="3" table:row="45" table:table="7"/>
          <office:change-info>
            <dc:creator> </dc:creator>
            <dc:date>2020-09-07T15:07:08.961615296</dc:date>
          </office:change-info>
          <table:previous>
            <table:change-track-table-cell office:value-type="float" office:value="17"/>
          </table:previous>
        </table:cell-content-change>
        <table:cell-content-change table:id="ct1196">
          <table:cell-address table:column="3" table:row="46" table:table="7"/>
          <office:change-info>
            <dc:creator> </dc:creator>
            <dc:date>2020-09-07T15:07:08.961662467</dc:date>
          </office:change-info>
          <table:previous>
            <table:change-track-table-cell office:value-type="float" office:value="20"/>
          </table:previous>
        </table:cell-content-change>
        <table:cell-content-change table:id="ct1197">
          <table:cell-address table:column="3" table:row="47" table:table="7"/>
          <office:change-info>
            <dc:creator> </dc:creator>
            <dc:date>2020-09-07T15:07:08.961715405</dc:date>
          </office:change-info>
          <table:previous>
            <table:change-track-table-cell office:value-type="float" office:value="12"/>
          </table:previous>
        </table:cell-content-change>
        <table:cell-content-change table:id="ct1198">
          <table:cell-address table:column="3" table:row="48" table:table="7"/>
          <office:change-info>
            <dc:creator> </dc:creator>
            <dc:date>2020-09-07T15:07:08.961765938</dc:date>
          </office:change-info>
          <table:previous>
            <table:change-track-table-cell office:value-type="float" office:value="21"/>
          </table:previous>
        </table:cell-content-change>
        <table:cell-content-change table:id="ct1199">
          <table:cell-address table:column="3" table:row="49" table:table="7"/>
          <office:change-info>
            <dc:creator> </dc:creator>
            <dc:date>2020-09-07T15:07:08.961815023</dc:date>
          </office:change-info>
          <table:previous>
            <table:change-track-table-cell office:value-type="float" office:value="18"/>
          </table:previous>
        </table:cell-content-change>
        <table:cell-content-change table:id="ct1200">
          <table:cell-address table:column="4" table:row="41" table:table="7"/>
          <office:change-info>
            <dc:creator> </dc:creator>
            <dc:date>2020-09-07T15:07:08.961862068</dc:date>
          </office:change-info>
          <table:previous>
            <table:change-track-table-cell office:value-type="float" office:value="18.6305"/>
          </table:previous>
        </table:cell-content-change>
        <table:cell-content-change table:id="ct1201">
          <table:cell-address table:column="4" table:row="42" table:table="7"/>
          <office:change-info>
            <dc:creator> </dc:creator>
            <dc:date>2020-09-07T15:07:08.961914109</dc:date>
          </office:change-info>
          <table:previous>
            <table:change-track-table-cell office:value-type="float" office:value="15.5064"/>
          </table:previous>
        </table:cell-content-change>
        <table:cell-content-change table:id="ct1202">
          <table:cell-address table:column="4" table:row="43" table:table="7"/>
          <office:change-info>
            <dc:creator> </dc:creator>
            <dc:date>2020-09-07T15:07:08.961963174</dc:date>
          </office:change-info>
          <table:previous>
            <table:change-track-table-cell office:value-type="float" office:value="15.8229"/>
          </table:previous>
        </table:cell-content-change>
        <table:cell-content-change table:id="ct1203">
          <table:cell-address table:column="4" table:row="44" table:table="7"/>
          <office:change-info>
            <dc:creator> </dc:creator>
            <dc:date>2020-09-07T15:07:08.962014912</dc:date>
          </office:change-info>
          <table:previous>
            <table:change-track-table-cell office:value-type="float" office:value="13.9971"/>
          </table:previous>
        </table:cell-content-change>
        <table:cell-content-change table:id="ct1204">
          <table:cell-address table:column="4" table:row="45" table:table="7"/>
          <office:change-info>
            <dc:creator> </dc:creator>
            <dc:date>2020-09-07T15:07:08.962060904</dc:date>
          </office:change-info>
          <table:previous>
            <table:change-track-table-cell office:value-type="float" office:value="32.8324"/>
          </table:previous>
        </table:cell-content-change>
        <table:cell-content-change table:id="ct1205">
          <table:cell-address table:column="4" table:row="46" table:table="7"/>
          <office:change-info>
            <dc:creator> </dc:creator>
            <dc:date>2020-09-07T15:07:08.962102760</dc:date>
          </office:change-info>
          <table:previous>
            <table:change-track-table-cell office:value-type="float" office:value="12.7152"/>
          </table:previous>
        </table:cell-content-change>
        <table:cell-content-change table:id="ct1206">
          <table:cell-address table:column="4" table:row="47" table:table="7"/>
          <office:change-info>
            <dc:creator> </dc:creator>
            <dc:date>2020-09-07T15:07:08.962145808</dc:date>
          </office:change-info>
          <table:previous>
            <table:change-track-table-cell office:value-type="float" office:value="16.0547"/>
          </table:previous>
        </table:cell-content-change>
        <table:cell-content-change table:id="ct1207">
          <table:cell-address table:column="4" table:row="48" table:table="7"/>
          <office:change-info>
            <dc:creator> </dc:creator>
            <dc:date>2020-09-07T15:07:08.962189770</dc:date>
          </office:change-info>
          <table:previous>
            <table:change-track-table-cell office:value-type="float" office:value="16.6426"/>
          </table:previous>
        </table:cell-content-change>
        <table:cell-content-change table:id="ct1208">
          <table:cell-address table:column="4" table:row="49" table:table="7"/>
          <office:change-info>
            <dc:creator> </dc:creator>
            <dc:date>2020-09-07T15:07:08.962237049</dc:date>
          </office:change-info>
          <table:previous>
            <table:change-track-table-cell office:value-type="float" office:value="21.9068"/>
          </table:previous>
        </table:cell-content-change>
        <table:cell-content-change table:id="ct1209">
          <table:cell-address table:column="5" table:row="41" table:table="7"/>
          <office:change-info>
            <dc:creator> </dc:creator>
            <dc:date>2020-09-07T15:07:08.962281974</dc:date>
          </office:change-info>
          <table:previous>
            <table:change-track-table-cell office:value-type="float" office:value="47.9805"/>
          </table:previous>
        </table:cell-content-change>
        <table:cell-content-change table:id="ct1210">
          <table:cell-address table:column="5" table:row="42" table:table="7"/>
          <office:change-info>
            <dc:creator> </dc:creator>
            <dc:date>2020-09-07T15:07:08.962327890</dc:date>
          </office:change-info>
          <table:previous>
            <table:change-track-table-cell office:value-type="float" office:value="47.4128"/>
          </table:previous>
        </table:cell-content-change>
        <table:cell-content-change table:id="ct1211">
          <table:cell-address table:column="5" table:row="43" table:table="7"/>
          <office:change-info>
            <dc:creator> </dc:creator>
            <dc:date>2020-09-07T15:07:08.962361146</dc:date>
          </office:change-info>
          <table:previous>
            <table:change-track-table-cell office:value-type="float" office:value="47.3374"/>
          </table:previous>
        </table:cell-content-change>
        <table:cell-content-change table:id="ct1212">
          <table:cell-address table:column="5" table:row="44" table:table="7"/>
          <office:change-info>
            <dc:creator> </dc:creator>
            <dc:date>2020-09-07T15:07:08.962392484</dc:date>
          </office:change-info>
          <table:previous>
            <table:change-track-table-cell office:value-type="float" office:value="47.0583"/>
          </table:previous>
        </table:cell-content-change>
        <table:cell-content-change table:id="ct1213">
          <table:cell-address table:column="5" table:row="45" table:table="7"/>
          <office:change-info>
            <dc:creator> </dc:creator>
            <dc:date>2020-09-07T15:07:08.962421506</dc:date>
          </office:change-info>
          <table:previous>
            <table:change-track-table-cell office:value-type="float" office:value="48.254"/>
          </table:previous>
        </table:cell-content-change>
        <table:cell-content-change table:id="ct1214">
          <table:cell-address table:column="5" table:row="46" table:table="7"/>
          <office:change-info>
            <dc:creator> </dc:creator>
            <dc:date>2020-09-07T15:07:08.962451250</dc:date>
          </office:change-info>
          <table:previous>
            <table:change-track-table-cell office:value-type="float" office:value="47.0949"/>
          </table:previous>
        </table:cell-content-change>
        <table:cell-content-change table:id="ct1215">
          <table:cell-address table:column="5" table:row="47" table:table="7"/>
          <office:change-info>
            <dc:creator> </dc:creator>
            <dc:date>2020-09-07T15:07:08.962481020</dc:date>
          </office:change-info>
          <table:previous>
            <table:change-track-table-cell office:value-type="float" office:value="47.4011"/>
          </table:previous>
        </table:cell-content-change>
        <table:cell-content-change table:id="ct1216">
          <table:cell-address table:column="5" table:row="48" table:table="7"/>
          <office:change-info>
            <dc:creator> </dc:creator>
            <dc:date>2020-09-07T15:07:08.962510298</dc:date>
          </office:change-info>
          <table:previous>
            <table:change-track-table-cell office:value-type="float" office:value="47.1288"/>
          </table:previous>
        </table:cell-content-change>
        <table:cell-content-change table:id="ct1217">
          <table:cell-address table:column="5" table:row="49" table:table="7"/>
          <office:change-info>
            <dc:creator> </dc:creator>
            <dc:date>2020-09-07T15:07:08.962539224</dc:date>
          </office:change-info>
          <table:previous>
            <table:change-track-table-cell office:value-type="float" office:value="47.8187"/>
          </table:previous>
        </table:cell-content-change>
        <table:cell-content-change table:id="ct1218">
          <table:cell-address table:column="1" table:row="1" table:table="0"/>
          <office:change-info>
            <dc:creator> </dc:creator>
            <dc:date>2020-09-07T15:08:46.916476914</dc:date>
          </office:change-info>
          <table:previous>
            <table:change-track-table-cell/>
          </table:previous>
        </table:cell-content-change>
        <table:cell-content-change table:id="ct1219">
          <table:cell-address table:column="1" table:row="1" table:table="0"/>
          <office:change-info>
            <dc:creator> </dc:creator>
            <dc:date>2020-09-07T15:08:53.101936912</dc:date>
          </office:change-info>
          <table:previous table:id="ct1218">
            <table:change-track-table-cell table:cell-address="Comparison.B2" table:formula="of:=[$'Shi-Tomasi'.B12]" office:value-type="float" office:value="117.111111111111"/>
          </table:previous>
        </table:cell-content-change>
        <table:cell-content-change table:id="ct1220">
          <table:cell-address table:column="2" table:row="1" table:table="0"/>
          <office:change-info>
            <dc:creator> </dc:creator>
            <dc:date>2020-09-07T15:08:53.101968466</dc:date>
          </office:change-info>
          <table:previous>
            <table:change-track-table-cell/>
          </table:previous>
        </table:cell-content-change>
        <table:cell-content-change table:id="ct1221">
          <table:cell-address table:column="3" table:row="1" table:table="0"/>
          <office:change-info>
            <dc:creator> </dc:creator>
            <dc:date>2020-09-07T15:08:53.102139308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" table:table="0"/>
          <office:change-info>
            <dc:creator> </dc:creator>
            <dc:date>2020-09-07T15:08:53.102193792</dc:date>
          </office:change-info>
          <table:previous>
            <table:change-track-table-cell/>
          </table:previous>
        </table:cell-content-change>
        <table:cell-content-change table:id="ct1223">
          <table:cell-address table:column="5" table:row="1" table:table="0"/>
          <office:change-info>
            <dc:creator> </dc:creator>
            <dc:date>2020-09-07T15:08:53.102248489</dc:date>
          </office:change-info>
          <table:previous>
            <table:change-track-table-cell/>
          </table:previous>
        </table:cell-content-change>
        <table:cell-content-change table:id="ct1224">
          <table:cell-address table:column="1" table:row="2" table:table="0"/>
          <office:change-info>
            <dc:creator> </dc:creator>
            <dc:date>2020-09-07T15:09:14.512283578</dc:date>
          </office:change-info>
          <table:previous>
            <table:change-track-table-cell/>
          </table:previous>
        </table:cell-content-change>
        <table:cell-content-change table:id="ct1225">
          <table:cell-address table:column="1" table:row="2" table:table="0"/>
          <office:change-info>
            <dc:creator> </dc:creator>
            <dc:date>2020-09-07T15:09:18.290296416</dc:date>
          </office:change-info>
          <table:previous table:id="ct1224">
            <table:change-track-table-cell table:cell-address="Comparison.B3" table:formula="of:=[$'Shi-Tomasi'.B25]" office:value-type="float" office:value="117.111111111111"/>
          </table:previous>
        </table:cell-content-change>
        <table:cell-content-change table:id="ct1226">
          <table:cell-address table:column="2" table:row="2" table:table="0"/>
          <office:change-info>
            <dc:creator> </dc:creator>
            <dc:date>2020-09-07T15:09:18.290328178</dc:date>
          </office:change-info>
          <table:previous>
            <table:change-track-table-cell/>
          </table:previous>
        </table:cell-content-change>
        <table:cell-content-change table:id="ct1227">
          <table:cell-address table:column="3" table:row="2" table:table="0"/>
          <office:change-info>
            <dc:creator> </dc:creator>
            <dc:date>2020-09-07T15:09:18.290520952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2" table:table="0"/>
          <office:change-info>
            <dc:creator> </dc:creator>
            <dc:date>2020-09-07T15:09:18.290592691</dc:date>
          </office:change-info>
          <table:previous>
            <table:change-track-table-cell/>
          </table:previous>
        </table:cell-content-change>
        <table:cell-content-change table:id="ct1229">
          <table:cell-address table:column="5" table:row="2" table:table="0"/>
          <office:change-info>
            <dc:creator> </dc:creator>
            <dc:date>2020-09-07T15:09:18.290669925</dc:date>
          </office:change-info>
          <table:previous>
            <table:change-track-table-cell/>
          </table:previous>
        </table:cell-content-change>
        <table:cell-content-change table:id="ct1230">
          <table:cell-address table:column="1" table:row="3" table:table="0"/>
          <office:change-info>
            <dc:creator> </dc:creator>
            <dc:date>2020-09-07T15:09:38.801939549</dc:date>
          </office:change-info>
          <table:previous>
            <table:change-track-table-cell/>
          </table:previous>
        </table:cell-content-change>
        <table:cell-content-change table:id="ct1231">
          <table:cell-address table:column="1" table:row="3" table:table="0"/>
          <office:change-info>
            <dc:creator> </dc:creator>
            <dc:date>2020-09-07T15:09:43.391684664</dc:date>
          </office:change-info>
          <table:previous table:id="ct1230">
            <table:change-track-table-cell table:cell-address="Comparison.B4" table:formula="of:=[$'Shi-Tomasi'.B26]" office:value-type="float" office:value="0"/>
          </table:previous>
        </table:cell-content-change>
        <table:cell-content-change table:id="ct1232">
          <table:cell-address table:column="1" table:row="3" table:table="0"/>
          <office:change-info>
            <dc:creator> </dc:creator>
            <dc:date>2020-09-07T15:09:46.384948414</dc:date>
          </office:change-info>
          <table:previous table:id="ct1231">
            <table:change-track-table-cell table:cell-address="Comparison.B4" table:formula="of:=[$'Shi-Tomasi'.B38]" office:value-type="float" office:value="117.111111111111"/>
          </table:previous>
        </table:cell-content-change>
        <table:cell-content-change table:id="ct1233">
          <table:cell-address table:column="2" table:row="3" table:table="0"/>
          <office:change-info>
            <dc:creator> </dc:creator>
            <dc:date>2020-09-07T15:09:46.384979718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3" table:table="0"/>
          <office:change-info>
            <dc:creator> </dc:creator>
            <dc:date>2020-09-07T15:09:46.385153428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3" table:table="0"/>
          <office:change-info>
            <dc:creator> </dc:creator>
            <dc:date>2020-09-07T15:09:46.385208736</dc:date>
          </office:change-info>
          <table:previous>
            <table:change-track-table-cell/>
          </table:previous>
        </table:cell-content-change>
        <table:cell-content-change table:id="ct1236">
          <table:cell-address table:column="5" table:row="3" table:table="0"/>
          <office:change-info>
            <dc:creator> </dc:creator>
            <dc:date>2020-09-07T15:09:46.385262256</dc:date>
          </office:change-info>
          <table:previous>
            <table:change-track-table-cell/>
          </table:previous>
        </table:cell-content-change>
        <table:cell-content-change table:id="ct1237">
          <table:cell-address table:column="1" table:row="4" table:table="0"/>
          <office:change-info>
            <dc:creator> </dc:creator>
            <dc:date>2020-09-07T15:10:35.753008673</dc:date>
          </office:change-info>
          <table:previous>
            <table:change-track-table-cell/>
          </table:previous>
        </table:cell-content-change>
        <table:cell-content-change table:id="ct1238">
          <table:cell-address table:column="1" table:row="5" table:table="0"/>
          <office:change-info>
            <dc:creator> </dc:creator>
            <dc:date>2020-09-07T15:10:37.465658142</dc:date>
          </office:change-info>
          <table:previous>
            <table:change-track-table-cell/>
          </table:previous>
        </table:cell-content-change>
        <table:cell-content-change table:id="ct1239">
          <table:cell-address table:column="1" table:row="4" table:table="0"/>
          <office:change-info>
            <dc:creator> </dc:creator>
            <dc:date>2020-09-07T15:10:41.465571992</dc:date>
          </office:change-info>
          <table:previous table:id="ct1237">
            <table:change-track-table-cell table:cell-address="Comparison.B5" table:formula="of:=[$'Shi-Tomasi'.B39]" office:value-type="float" office:value="0"/>
          </table:previous>
        </table:cell-content-change>
        <table:cell-content-change table:id="ct1240">
          <table:cell-address table:column="1" table:row="5" table:table="0"/>
          <office:change-info>
            <dc:creator> </dc:creator>
            <dc:date>2020-09-07T15:10:49.882958057</dc:date>
          </office:change-info>
          <table:previous table:id="ct1238">
            <table:change-track-table-cell table:cell-address="Comparison.B6" table:formula="of:=[$'Shi-Tomasi'.B40]" office:value-type="float" office:value="0"/>
          </table:previous>
        </table:cell-content-change>
        <table:cell-content-change table:id="ct1241">
          <table:cell-address table:column="1" table:row="4" table:table="0"/>
          <office:change-info>
            <dc:creator> </dc:creator>
            <dc:date>2020-09-07T15:10:53.496140216</dc:date>
          </office:change-info>
          <table:previous table:id="ct1239">
            <table:change-track-table-cell table:cell-address="Comparison.B5" table:formula="of:=[$'Shi-Tomasi'.B51]" office:value-type="float" office:value="117.111111111111"/>
          </table:previous>
        </table:cell-content-change>
        <table:cell-content-change table:id="ct1242">
          <table:cell-address table:column="2" table:row="4" table:table="0"/>
          <office:change-info>
            <dc:creator> </dc:creator>
            <dc:date>2020-09-07T15:10:53.496174489</dc:date>
          </office:change-info>
          <table:previous>
            <table:change-track-table-cell/>
          </table:previous>
        </table:cell-content-change>
        <table:cell-content-change table:id="ct1243">
          <table:cell-address table:column="3" table:row="4" table:table="0"/>
          <office:change-info>
            <dc:creator> </dc:creator>
            <dc:date>2020-09-07T15:10:53.49648876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4" table:table="0"/>
          <office:change-info>
            <dc:creator> </dc:creator>
            <dc:date>2020-09-07T15:10:53.496587866</dc:date>
          </office:change-info>
          <table:previous>
            <table:change-track-table-cell/>
          </table:previous>
        </table:cell-content-change>
        <table:cell-content-change table:id="ct1245">
          <table:cell-address table:column="5" table:row="4" table:table="0"/>
          <office:change-info>
            <dc:creator> </dc:creator>
            <dc:date>2020-09-07T15:10:53.496678051</dc:date>
          </office:change-info>
          <table:previous>
            <table:change-track-table-cell/>
          </table:previous>
        </table:cell-content-change>
        <table:cell-content-change table:id="ct1246">
          <table:cell-address table:column="1" table:row="5" table:table="0"/>
          <office:change-info>
            <dc:creator> </dc:creator>
            <dc:date>2020-09-07T15:10:56.111992010</dc:date>
          </office:change-info>
          <table:previous table:id="ct1240">
            <table:change-track-table-cell table:cell-address="Comparison.B6" table:formula="of:=[$'Shi-Tomasi'.B64]" office:value-type="float" office:value="117.111111111111"/>
          </table:previous>
        </table:cell-content-change>
        <table:cell-content-change table:id="ct1247">
          <table:cell-address table:column="2" table:row="5" table:table="0"/>
          <office:change-info>
            <dc:creator> </dc:creator>
            <dc:date>2020-09-07T15:10:56.112025452</dc:date>
          </office:change-info>
          <table:previous>
            <table:change-track-table-cell/>
          </table:previous>
        </table:cell-content-change>
        <table:cell-content-change table:id="ct1248">
          <table:cell-address table:column="3" table:row="5" table:table="0"/>
          <office:change-info>
            <dc:creator> </dc:creator>
            <dc:date>2020-09-07T15:10:56.11220256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5" table:table="0"/>
          <office:change-info>
            <dc:creator> </dc:creator>
            <dc:date>2020-09-07T15:10:56.112258467</dc:date>
          </office:change-info>
          <table:previous>
            <table:change-track-table-cell/>
          </table:previous>
        </table:cell-content-change>
        <table:cell-content-change table:id="ct1250">
          <table:cell-address table:column="5" table:row="5" table:table="0"/>
          <office:change-info>
            <dc:creator> </dc:creator>
            <dc:date>2020-09-07T15:10:56.112312695</dc:date>
          </office:change-info>
          <table:previous>
            <table:change-track-table-cell/>
          </table:previous>
        </table:cell-content-change>
        <table:cell-content-change table:id="ct1251">
          <table:cell-address table:column="1" table:row="6" table:table="0"/>
          <office:change-info>
            <dc:creator> </dc:creator>
            <dc:date>2020-09-07T15:11:06.986567363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6" table:table="0"/>
          <office:change-info>
            <dc:creator> </dc:creator>
            <dc:date>2020-09-07T15:11:14.064308121</dc:date>
          </office:change-info>
          <table:previous table:id="ct1251">
            <table:change-track-table-cell table:cell-address="Comparison.B7" table:formula="of:=[$Harris.B12]" office:value-type="float" office:value="25.6666666666667"/>
          </table:previous>
        </table:cell-content-change>
        <table:cell-content-change table:id="ct1253">
          <table:cell-address table:column="2" table:row="6" table:table="0"/>
          <office:change-info>
            <dc:creator> </dc:creator>
            <dc:date>2020-09-07T15:11:14.064339824</dc:date>
          </office:change-info>
          <table:previous>
            <table:change-track-table-cell/>
          </table:previous>
        </table:cell-content-change>
        <table:cell-content-change table:id="ct1254">
          <table:cell-address table:column="3" table:row="6" table:table="0"/>
          <office:change-info>
            <dc:creator> </dc:creator>
            <dc:date>2020-09-07T15:11:14.064516271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6" table:table="0"/>
          <office:change-info>
            <dc:creator> </dc:creator>
            <dc:date>2020-09-07T15:11:14.064570851</dc:date>
          </office:change-info>
          <table:previous>
            <table:change-track-table-cell/>
          </table:previous>
        </table:cell-content-change>
        <table:cell-content-change table:id="ct1256">
          <table:cell-address table:column="5" table:row="6" table:table="0"/>
          <office:change-info>
            <dc:creator> </dc:creator>
            <dc:date>2020-09-07T15:11:14.064625368</dc:date>
          </office:change-info>
          <table:previous>
            <table:change-track-table-cell/>
          </table:previous>
        </table:cell-content-change>
        <table:cell-content-change table:id="ct1257">
          <table:cell-address table:column="1" table:row="7" table:table="0"/>
          <office:change-info>
            <dc:creator> </dc:creator>
            <dc:date>2020-09-07T15:11:25.127623678</dc:date>
          </office:change-info>
          <table:previous>
            <table:change-track-table-cell/>
          </table:previous>
        </table:cell-content-change>
        <table:cell-content-change table:id="ct1258">
          <table:cell-address table:column="1" table:row="8" table:table="0"/>
          <office:change-info>
            <dc:creator> </dc:creator>
            <dc:date>2020-09-07T15:11:25.838211989</dc:date>
          </office:change-info>
          <table:previous>
            <table:change-track-table-cell/>
          </table:previous>
        </table:cell-content-change>
        <table:cell-content-change table:id="ct1259">
          <table:cell-address table:column="1" table:row="7" table:table="0"/>
          <office:change-info>
            <dc:creator> </dc:creator>
            <dc:date>2020-09-07T15:11:29.048919965</dc:date>
          </office:change-info>
          <table:previous table:id="ct1257">
            <table:change-track-table-cell table:cell-address="Comparison.B8" table:formula="of:=[$Harris.B13]" office:value-type="float" office:value="0"/>
          </table:previous>
        </table:cell-content-change>
        <table:cell-content-change table:id="ct1260">
          <table:cell-address table:column="1" table:row="8" table:table="0"/>
          <office:change-info>
            <dc:creator> </dc:creator>
            <dc:date>2020-09-07T15:11:32.326228348</dc:date>
          </office:change-info>
          <table:previous table:id="ct1258">
            <table:change-track-table-cell table:cell-address="Comparison.B9" table:formula="of:=[$Harris.B14]" office:value-type="float" office:value="0"/>
          </table:previous>
        </table:cell-content-change>
        <table:cell-content-change table:id="ct1261">
          <table:cell-address table:column="1" table:row="9" table:table="0"/>
          <office:change-info>
            <dc:creator> </dc:creator>
            <dc:date>2020-09-07T15:11:40.321024920</dc:date>
          </office:change-info>
          <table:previous>
            <table:change-track-table-cell/>
          </table:previous>
        </table:cell-content-change>
        <table:cell-content-change table:id="ct1262">
          <table:cell-address table:column="1" table:row="10" table:table="0"/>
          <office:change-info>
            <dc:creator> </dc:creator>
            <dc:date>2020-09-07T15:11:40.979844052</dc:date>
          </office:change-info>
          <table:previous>
            <table:change-track-table-cell/>
          </table:previous>
        </table:cell-content-change>
        <table:cell-content-change table:id="ct1263">
          <table:cell-address table:column="1" table:row="9" table:table="0"/>
          <office:change-info>
            <dc:creator> </dc:creator>
            <dc:date>2020-09-07T15:11:43.817402185</dc:date>
          </office:change-info>
          <table:previous table:id="ct1261">
            <table:change-track-table-cell table:cell-address="Comparison.B10" table:formula="of:=[$Harris.B39]" office:value-type="float" office:value="0"/>
          </table:previous>
        </table:cell-content-change>
        <table:cell-content-change table:id="ct1264">
          <table:cell-address table:column="1" table:row="10" table:table="0"/>
          <office:change-info>
            <dc:creator> </dc:creator>
            <dc:date>2020-09-07T15:11:47.382755620</dc:date>
          </office:change-info>
          <table:previous table:id="ct1262">
            <table:change-track-table-cell table:cell-address="Comparison.B11" table:formula="of:=[$Harris.B40]" office:value-type="float" office:value="0"/>
          </table:previous>
        </table:cell-content-change>
        <table:cell-content-change table:id="ct1265">
          <table:cell-address table:column="1" table:row="7" table:table="0"/>
          <office:change-info>
            <dc:creator> </dc:creator>
            <dc:date>2020-09-07T15:11:54.302052953</dc:date>
          </office:change-info>
          <table:previous table:id="ct1259">
            <table:change-track-table-cell table:cell-address="Comparison.B8" table:formula="of:=[$Harris.B25]" office:value-type="float" office:value="25.6666666666667"/>
          </table:previous>
        </table:cell-content-change>
        <table:cell-content-change table:id="ct1266">
          <table:cell-address table:column="1" table:row="8" table:table="0"/>
          <office:change-info>
            <dc:creator> </dc:creator>
            <dc:date>2020-09-07T15:11:54.302131957</dc:date>
          </office:change-info>
          <table:previous table:id="ct1260">
            <table:change-track-table-cell table:cell-address="Comparison.B9" table:formula="of:=[$Harris.B38]" office:value-type="float" office:value="25.6666666666667"/>
          </table:previous>
        </table:cell-content-change>
        <table:cell-content-change table:id="ct1267">
          <table:cell-address table:column="1" table:row="9" table:table="0"/>
          <office:change-info>
            <dc:creator> </dc:creator>
            <dc:date>2020-09-07T15:11:54.302177410</dc:date>
          </office:change-info>
          <table:previous table:id="ct1263">
            <table:change-track-table-cell table:cell-address="Comparison.B10" table:formula="of:=[$Harris.B51]" office:value-type="float" office:value="25.6666666666667"/>
          </table:previous>
        </table:cell-content-change>
        <table:cell-content-change table:id="ct1268">
          <table:cell-address table:column="1" table:row="10" table:table="0"/>
          <office:change-info>
            <dc:creator> </dc:creator>
            <dc:date>2020-09-07T15:11:54.302210330</dc:date>
          </office:change-info>
          <table:previous table:id="ct1264">
            <table:change-track-table-cell table:cell-address="Comparison.B11" table:formula="of:=[$Harris.B64]" office:value-type="float" office:value="25.6666666666667"/>
          </table:previous>
        </table:cell-content-change>
        <table:cell-content-change table:id="ct1269">
          <table:cell-address table:column="2" table:row="7" table:table="0"/>
          <office:change-info>
            <dc:creator> </dc:creator>
            <dc:date>2020-09-07T15:11:54.302233133</dc:date>
          </office:change-info>
          <table:previous>
            <table:change-track-table-cell/>
          </table:previous>
        </table:cell-content-change>
        <table:cell-content-change table:id="ct1270">
          <table:cell-address table:column="2" table:row="8" table:table="0"/>
          <office:change-info>
            <dc:creator> </dc:creator>
            <dc:date>2020-09-07T15:11:54.302404208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9" table:table="0"/>
          <office:change-info>
            <dc:creator> </dc:creator>
            <dc:date>2020-09-07T15:11:54.302459639</dc:date>
          </office:change-info>
          <table:previous>
            <table:change-track-table-cell/>
          </table:previous>
        </table:cell-content-change>
        <table:cell-content-change table:id="ct1272">
          <table:cell-address table:column="2" table:row="10" table:table="0"/>
          <office:change-info>
            <dc:creator> </dc:creator>
            <dc:date>2020-09-07T15:11:54.302514295</dc:date>
          </office:change-info>
          <table:previous>
            <table:change-track-table-cell/>
          </table:previous>
        </table:cell-content-change>
        <table:cell-content-change table:id="ct1273">
          <table:cell-address table:column="3" table:row="7" table:table="0"/>
          <office:change-info>
            <dc:creator> </dc:creator>
            <dc:date>2020-09-07T15:11:54.302569630</dc:date>
          </office:change-info>
          <table:previous>
            <table:change-track-table-cell/>
          </table:previous>
        </table:cell-content-change>
        <table:cell-content-change table:id="ct1274">
          <table:cell-address table:column="3" table:row="8" table:table="0"/>
          <office:change-info>
            <dc:creator> </dc:creator>
            <dc:date>2020-09-07T15:11:54.302624307</dc:date>
          </office:change-info>
          <table:previous>
            <table:change-track-table-cell/>
          </table:previous>
        </table:cell-content-change>
        <table:cell-content-change table:id="ct1275">
          <table:cell-address table:column="3" table:row="9" table:table="0"/>
          <office:change-info>
            <dc:creator> </dc:creator>
            <dc:date>2020-09-07T15:11:54.302679635</dc:date>
          </office:change-info>
          <table:previous>
            <table:change-track-table-cell/>
          </table:previous>
        </table:cell-content-change>
        <table:cell-content-change table:id="ct1276">
          <table:cell-address table:column="3" table:row="10" table:table="0"/>
          <office:change-info>
            <dc:creator> </dc:creator>
            <dc:date>2020-09-07T15:11:54.302735885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7" table:table="0"/>
          <office:change-info>
            <dc:creator> </dc:creator>
            <dc:date>2020-09-07T15:11:54.302810613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8" table:table="0"/>
          <office:change-info>
            <dc:creator> </dc:creator>
            <dc:date>2020-09-07T15:11:54.30287161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9" table:table="0"/>
          <office:change-info>
            <dc:creator> </dc:creator>
            <dc:date>2020-09-07T15:11:54.302952476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10" table:table="0"/>
          <office:change-info>
            <dc:creator> </dc:creator>
            <dc:date>2020-09-07T15:11:54.303020988</dc:date>
          </office:change-info>
          <table:previous>
            <table:change-track-table-cell/>
          </table:previous>
        </table:cell-content-change>
        <table:cell-content-change table:id="ct1281">
          <table:cell-address table:column="5" table:row="7" table:table="0"/>
          <office:change-info>
            <dc:creator> </dc:creator>
            <dc:date>2020-09-07T15:11:54.303086743</dc:date>
          </office:change-info>
          <table:previous>
            <table:change-track-table-cell/>
          </table:previous>
        </table:cell-content-change>
        <table:cell-content-change table:id="ct1282">
          <table:cell-address table:column="5" table:row="8" table:table="0"/>
          <office:change-info>
            <dc:creator> </dc:creator>
            <dc:date>2020-09-07T15:11:54.303152432</dc:date>
          </office:change-info>
          <table:previous>
            <table:change-track-table-cell/>
          </table:previous>
        </table:cell-content-change>
        <table:cell-content-change table:id="ct1283">
          <table:cell-address table:column="5" table:row="9" table:table="0"/>
          <office:change-info>
            <dc:creator> </dc:creator>
            <dc:date>2020-09-07T15:11:54.303219473</dc:date>
          </office:change-info>
          <table:previous>
            <table:change-track-table-cell/>
          </table:previous>
        </table:cell-content-change>
        <table:cell-content-change table:id="ct1284">
          <table:cell-address table:column="5" table:row="10" table:table="0"/>
          <office:change-info>
            <dc:creator> </dc:creator>
            <dc:date>2020-09-07T15:11:54.303330190</dc:date>
          </office:change-info>
          <table:previous>
            <table:change-track-table-cell/>
          </table:previous>
        </table:cell-content-change>
        <table:cell-content-change table:id="ct1285">
          <table:cell-address table:column="1" table:row="11" table:table="0"/>
          <office:change-info>
            <dc:creator> </dc:creator>
            <dc:date>2020-09-07T15:12:58.196342452</dc:date>
          </office:change-info>
          <table:previous>
            <table:change-track-table-cell/>
          </table:previous>
        </table:cell-content-change>
        <table:cell-content-change table:id="ct1286">
          <table:cell-address table:column="1" table:row="12" table:table="0"/>
          <office:change-info>
            <dc:creator> </dc:creator>
            <dc:date>2020-09-07T15:13:40.962779456</dc:date>
          </office:change-info>
          <table:previous>
            <table:change-track-table-cell/>
          </table:previous>
        </table:cell-content-change>
        <table:cell-content-change table:id="ct1287">
          <table:cell-address table:column="1" table:row="13" table:table="0"/>
          <office:change-info>
            <dc:creator> </dc:creator>
            <dc:date>2020-09-07T15:13:41.471607365</dc:date>
          </office:change-info>
          <table:previous>
            <table:change-track-table-cell/>
          </table:previous>
        </table:cell-content-change>
        <table:cell-content-change table:id="ct1288">
          <table:cell-address table:column="1" table:row="14" table:table="0"/>
          <office:change-info>
            <dc:creator> </dc:creator>
            <dc:date>2020-09-07T15:13:42.002736714</dc:date>
          </office:change-info>
          <table:previous>
            <table:change-track-table-cell/>
          </table:previous>
        </table:cell-content-change>
        <table:cell-content-change table:id="ct1289">
          <table:cell-address table:column="1" table:row="15" table:table="0"/>
          <office:change-info>
            <dc:creator> </dc:creator>
            <dc:date>2020-09-07T15:13:45.331664226</dc:date>
          </office:change-info>
          <table:previous>
            <table:change-track-table-cell/>
          </table:previous>
        </table:cell-content-change>
        <table:cell-content-change table:id="ct1290">
          <table:cell-address table:column="1" table:row="12" table:table="0"/>
          <office:change-info>
            <dc:creator> </dc:creator>
            <dc:date>2020-09-07T15:13:57.171720239</dc:date>
          </office:change-info>
          <table:previous table:id="ct1286">
            <table:change-track-table-cell table:cell-address="Comparison.B13" table:formula="of:=[$FAST.B13]" office:value-type="float" office:value="0"/>
          </table:previous>
        </table:cell-content-change>
        <table:cell-content-change table:id="ct1291">
          <table:cell-address table:column="1" table:row="13" table:table="0"/>
          <office:change-info>
            <dc:creator> </dc:creator>
            <dc:date>2020-09-07T15:14:00.599452042</dc:date>
          </office:change-info>
          <table:previous table:id="ct1287">
            <table:change-track-table-cell table:cell-address="Comparison.B14" table:formula="of:=[$FAST.B14]" office:value-type="float" office:value="0"/>
          </table:previous>
        </table:cell-content-change>
        <table:cell-content-change table:id="ct1292">
          <table:cell-address table:column="1" table:row="14" table:table="0"/>
          <office:change-info>
            <dc:creator> </dc:creator>
            <dc:date>2020-09-07T15:14:07.165454119</dc:date>
          </office:change-info>
          <table:previous table:id="ct1288">
            <table:change-track-table-cell table:cell-address="Comparison.B15" table:formula="of:=[$FAST.B15]" office:value-type="string">
              <text:p>Nº of Keypoints</text:p>
            </table:change-track-table-cell>
          </table:previous>
        </table:cell-content-change>
        <table:cell-content-change table:id="ct1293">
          <table:cell-address table:column="1" table:row="15" table:table="0"/>
          <office:change-info>
            <dc:creator> </dc:creator>
            <dc:date>2020-09-07T15:14:09.903343639</dc:date>
          </office:change-info>
          <table:previous table:id="ct1289">
            <table:change-track-table-cell table:cell-address="Comparison.B16" table:formula="of:=[$FAST.B16]" office:value-type="float" office:value="115"/>
          </table:previous>
        </table:cell-content-change>
        <table:cell-content-change table:id="ct1294">
          <table:cell-address table:column="1" table:row="11" table:table="0"/>
          <office:change-info>
            <dc:creator> </dc:creator>
            <dc:date>2020-09-07T15:14:13.949384801</dc:date>
          </office:change-info>
          <table:previous table:id="ct1285">
            <table:change-track-table-cell table:cell-address="Comparison.B12" table:formula="of:=[$FAST.B12]" office:value-type="float" office:value="116.111111111111"/>
          </table:previous>
        </table:cell-content-change>
        <table:cell-content-change table:id="ct1295">
          <table:cell-address table:column="1" table:row="12" table:table="0"/>
          <office:change-info>
            <dc:creator> </dc:creator>
            <dc:date>2020-09-07T15:14:13.949429167</dc:date>
          </office:change-info>
          <table:previous table:id="ct1290">
            <table:change-track-table-cell table:cell-address="Comparison.B13" table:formula="of:=[$FAST.B25]" office:value-type="float" office:value="116.111111111111"/>
          </table:previous>
        </table:cell-content-change>
        <table:cell-content-change table:id="ct1296">
          <table:cell-address table:column="1" table:row="13" table:table="0"/>
          <office:change-info>
            <dc:creator> </dc:creator>
            <dc:date>2020-09-07T15:14:13.949461871</dc:date>
          </office:change-info>
          <table:previous table:id="ct1291">
            <table:change-track-table-cell table:cell-address="Comparison.B14" table:formula="of:=[$FAST.B38]" office:value-type="float" office:value="116.111111111111"/>
          </table:previous>
        </table:cell-content-change>
        <table:cell-content-change table:id="ct1297">
          <table:cell-address table:column="1" table:row="14" table:table="0"/>
          <office:change-info>
            <dc:creator> </dc:creator>
            <dc:date>2020-09-07T15:14:13.949495642</dc:date>
          </office:change-info>
          <table:previous table:id="ct1292">
            <table:change-track-table-cell table:cell-address="Comparison.B15" table:formula="of:=[$FAST.B51]" office:value-type="float" office:value="116.111111111111"/>
          </table:previous>
        </table:cell-content-change>
        <table:cell-content-change table:id="ct1298">
          <table:cell-address table:column="1" table:row="15" table:table="0"/>
          <office:change-info>
            <dc:creator> </dc:creator>
            <dc:date>2020-09-07T15:14:13.949527345</dc:date>
          </office:change-info>
          <table:previous table:id="ct1293">
            <table:change-track-table-cell table:cell-address="Comparison.B16" table:formula="of:=[$FAST.B64]" office:value-type="float" office:value="116.111111111111"/>
          </table:previous>
        </table:cell-content-change>
        <table:cell-content-change table:id="ct1299">
          <table:cell-address table:column="2" table:row="11" table:table="0"/>
          <office:change-info>
            <dc:creator> </dc:creator>
            <dc:date>2020-09-07T15:14:13.949547728</dc:date>
          </office:change-info>
          <table:previous>
            <table:change-track-table-cell/>
          </table:previous>
        </table:cell-content-change>
        <table:cell-content-change table:id="ct1300">
          <table:cell-address table:column="2" table:row="12" table:table="0"/>
          <office:change-info>
            <dc:creator> </dc:creator>
            <dc:date>2020-09-07T15:14:13.949726619</dc:date>
          </office:change-info>
          <table:previous>
            <table:change-track-table-cell/>
          </table:previous>
        </table:cell-content-change>
        <table:cell-content-change table:id="ct1301">
          <table:cell-address table:column="2" table:row="13" table:table="0"/>
          <office:change-info>
            <dc:creator> </dc:creator>
            <dc:date>2020-09-07T15:14:13.949782707</dc:date>
          </office:change-info>
          <table:previous>
            <table:change-track-table-cell/>
          </table:previous>
        </table:cell-content-change>
        <table:cell-content-change table:id="ct1302">
          <table:cell-address table:column="2" table:row="14" table:table="0"/>
          <office:change-info>
            <dc:creator> </dc:creator>
            <dc:date>2020-09-07T15:14:13.949840157</dc:date>
          </office:change-info>
          <table:previous>
            <table:change-track-table-cell/>
          </table:previous>
        </table:cell-content-change>
        <table:cell-content-change table:id="ct1303">
          <table:cell-address table:column="2" table:row="15" table:table="0"/>
          <office:change-info>
            <dc:creator> </dc:creator>
            <dc:date>2020-09-07T15:14:13.949895635</dc:date>
          </office:change-info>
          <table:previous>
            <table:change-track-table-cell/>
          </table:previous>
        </table:cell-content-change>
        <table:cell-content-change table:id="ct1304">
          <table:cell-address table:column="3" table:row="11" table:table="0"/>
          <office:change-info>
            <dc:creator> </dc:creator>
            <dc:date>2020-09-07T15:14:13.949951240</dc:date>
          </office:change-info>
          <table:previous>
            <table:change-track-table-cell/>
          </table:previous>
        </table:cell-content-change>
        <table:cell-content-change table:id="ct1305">
          <table:cell-address table:column="3" table:row="12" table:table="0"/>
          <office:change-info>
            <dc:creator> </dc:creator>
            <dc:date>2020-09-07T15:14:13.950006730</dc:date>
          </office:change-info>
          <table:previous>
            <table:change-track-table-cell/>
          </table:previous>
        </table:cell-content-change>
        <table:cell-content-change table:id="ct1306">
          <table:cell-address table:column="3" table:row="13" table:table="0"/>
          <office:change-info>
            <dc:creator> </dc:creator>
            <dc:date>2020-09-07T15:14:13.950061971</dc:date>
          </office:change-info>
          <table:previous>
            <table:change-track-table-cell/>
          </table:previous>
        </table:cell-content-change>
        <table:cell-content-change table:id="ct1307">
          <table:cell-address table:column="3" table:row="14" table:table="0"/>
          <office:change-info>
            <dc:creator> </dc:creator>
            <dc:date>2020-09-07T15:14:13.950117085</dc:date>
          </office:change-info>
          <table:previous>
            <table:change-track-table-cell/>
          </table:previous>
        </table:cell-content-change>
        <table:cell-content-change table:id="ct1308">
          <table:cell-address table:column="3" table:row="15" table:table="0"/>
          <office:change-info>
            <dc:creator> </dc:creator>
            <dc:date>2020-09-07T15:14:13.950172479</dc:date>
          </office:change-info>
          <table:previous>
            <table:change-track-table-cell/>
          </table:previous>
        </table:cell-content-change>
        <table:cell-content-change table:id="ct1309">
          <table:cell-address table:column="4" table:row="11" table:table="0"/>
          <office:change-info>
            <dc:creator> </dc:creator>
            <dc:date>2020-09-07T15:14:13.950229456</dc:date>
          </office:change-info>
          <table:previous>
            <table:change-track-table-cell/>
          </table:previous>
        </table:cell-content-change>
        <table:cell-content-change table:id="ct1310">
          <table:cell-address table:column="4" table:row="12" table:table="0"/>
          <office:change-info>
            <dc:creator> </dc:creator>
            <dc:date>2020-09-07T15:14:13.950285041</dc:date>
          </office:change-info>
          <table:previous>
            <table:change-track-table-cell/>
          </table:previous>
        </table:cell-content-change>
        <table:cell-content-change table:id="ct1311">
          <table:cell-address table:column="4" table:row="13" table:table="0"/>
          <office:change-info>
            <dc:creator> </dc:creator>
            <dc:date>2020-09-07T15:14:13.950340331</dc:date>
          </office:change-info>
          <table:previous>
            <table:change-track-table-cell/>
          </table:previous>
        </table:cell-content-change>
        <table:cell-content-change table:id="ct1312">
          <table:cell-address table:column="4" table:row="14" table:table="0"/>
          <office:change-info>
            <dc:creator> </dc:creator>
            <dc:date>2020-09-07T15:14:13.950396437</dc:date>
          </office:change-info>
          <table:previous>
            <table:change-track-table-cell/>
          </table:previous>
        </table:cell-content-change>
        <table:cell-content-change table:id="ct1313">
          <table:cell-address table:column="4" table:row="15" table:table="0"/>
          <office:change-info>
            <dc:creator> </dc:creator>
            <dc:date>2020-09-07T15:14:13.95045257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1" table:table="0"/>
          <office:change-info>
            <dc:creator> </dc:creator>
            <dc:date>2020-09-07T15:14:13.950508660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2" table:table="0"/>
          <office:change-info>
            <dc:creator> </dc:creator>
            <dc:date>2020-09-07T15:14:13.950564894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3" table:table="0"/>
          <office:change-info>
            <dc:creator> </dc:creator>
            <dc:date>2020-09-07T15:14:13.950622549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4" table:table="0"/>
          <office:change-info>
            <dc:creator> </dc:creator>
            <dc:date>2020-09-07T15:14:13.950678993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5" table:table="0"/>
          <office:change-info>
            <dc:creator> </dc:creator>
            <dc:date>2020-09-07T15:14:13.950735212</dc:date>
          </office:change-info>
          <table:previous>
            <table:change-track-table-cell/>
          </table:previous>
        </table:cell-content-change>
        <table:cell-content-change table:id="ct1319">
          <table:cell-address table:column="1" table:row="16" table:table="0"/>
          <office:change-info>
            <dc:creator> </dc:creator>
            <dc:date>2020-09-07T15:15:01.268004177</dc:date>
          </office:change-info>
          <table:previous>
            <table:change-track-table-cell/>
          </table:previous>
        </table:cell-content-change>
        <table:cell-content-change table:id="ct1320">
          <table:cell-address table:column="1" table:row="16" table:table="0"/>
          <office:change-info>
            <dc:creator> </dc:creator>
            <dc:date>2020-09-07T15:15:08.534792691</dc:date>
          </office:change-info>
          <table:previous table:id="ct1319">
            <table:change-track-table-cell table:cell-address="Comparison.B17" table:formula="of:=[$BRISK.B12]" office:value-type="float" office:value="180.888888888889"/>
          </table:previous>
        </table:cell-content-change>
        <table:cell-content-change table:id="ct1321">
          <table:cell-address table:column="1" table:row="17" table:table="0"/>
          <office:change-info>
            <dc:creator> </dc:creator>
            <dc:date>2020-09-07T15:15:08.534833984</dc:date>
          </office:change-info>
          <table:previous>
            <table:change-track-table-cell/>
          </table:previous>
        </table:cell-content-change>
        <table:cell-content-change table:id="ct1322">
          <table:cell-address table:column="1" table:row="18" table:table="0"/>
          <office:change-info>
            <dc:creator> </dc:creator>
            <dc:date>2020-09-07T15:15:08.535034875</dc:date>
          </office:change-info>
          <table:previous>
            <table:change-track-table-cell/>
          </table:previous>
        </table:cell-content-change>
        <table:cell-content-change table:id="ct1323">
          <table:cell-address table:column="1" table:row="19" table:table="0"/>
          <office:change-info>
            <dc:creator> </dc:creator>
            <dc:date>2020-09-07T15:15:08.535095944</dc:date>
          </office:change-info>
          <table:previous>
            <table:change-track-table-cell/>
          </table:previous>
        </table:cell-content-change>
        <table:cell-content-change table:id="ct1324">
          <table:cell-address table:column="1" table:row="20" table:table="0"/>
          <office:change-info>
            <dc:creator> </dc:creator>
            <dc:date>2020-09-07T15:15:08.535157008</dc:date>
          </office:change-info>
          <table:previous>
            <table:change-track-table-cell/>
          </table:previous>
        </table:cell-content-change>
        <table:cell-content-change table:id="ct1325">
          <table:cell-address table:column="1" table:row="17" table:table="0"/>
          <office:change-info>
            <dc:creator> </dc:creator>
            <dc:date>2020-09-07T15:15:20.137772982</dc:date>
          </office:change-info>
          <table:previous table:id="ct1321">
            <table:change-track-table-cell table:cell-address="Comparison.B18" table:formula="of:=[$BRISK.B13]" office:value-type="float" office:value="0"/>
          </table:previous>
        </table:cell-content-change>
        <table:cell-content-change table:id="ct1326">
          <table:cell-address table:column="1" table:row="18" table:table="0"/>
          <office:change-info>
            <dc:creator> </dc:creator>
            <dc:date>2020-09-07T15:15:23.134714068</dc:date>
          </office:change-info>
          <table:previous table:id="ct1322">
            <table:change-track-table-cell table:cell-address="Comparison.B19" table:formula="of:=[$BRISK.B14]" office:value-type="float" office:value="0"/>
          </table:previous>
        </table:cell-content-change>
        <table:cell-content-change table:id="ct1327">
          <table:cell-address table:column="1" table:row="19" table:table="0"/>
          <office:change-info>
            <dc:creator> </dc:creator>
            <dc:date>2020-09-07T15:15:26.817594438</dc:date>
          </office:change-info>
          <table:previous table:id="ct1323">
            <table:change-track-table-cell table:cell-address="Comparison.B20" table:formula="of:=[$BRISK.B15]" office:value-type="string">
              <text:p>Nº of Keypoints</text:p>
            </table:change-track-table-cell>
          </table:previous>
        </table:cell-content-change>
        <table:cell-content-change table:id="ct1328">
          <table:cell-address table:column="1" table:row="20" table:table="0"/>
          <office:change-info>
            <dc:creator> </dc:creator>
            <dc:date>2020-09-07T15:15:29.400660803</dc:date>
          </office:change-info>
          <table:previous table:id="ct1324">
            <table:change-track-table-cell table:cell-address="Comparison.B21" table:formula="of:=[$BRISK.B16]" office:value-type="float" office:value="188"/>
          </table:previous>
        </table:cell-content-change>
        <table:cell-content-change table:id="ct1329">
          <table:cell-address table:column="1" table:row="16" table:table="0"/>
          <office:change-info>
            <dc:creator> </dc:creator>
            <dc:date>2020-09-07T15:15:34.127044139</dc:date>
          </office:change-info>
          <table:previous table:id="ct1320">
            <table:change-track-table-cell table:cell-address="Comparison.B17" table:formula="of:=[$BRISK.B12]" office:value-type="float" office:value="180.888888888889"/>
          </table:previous>
        </table:cell-content-change>
        <table:cell-content-change table:id="ct1330">
          <table:cell-address table:column="1" table:row="17" table:table="0"/>
          <office:change-info>
            <dc:creator> </dc:creator>
            <dc:date>2020-09-07T15:15:34.127086084</dc:date>
          </office:change-info>
          <table:previous table:id="ct1325">
            <table:change-track-table-cell table:cell-address="Comparison.B18" table:formula="of:=[$BRISK.B25]" office:value-type="float" office:value="180.888888888889"/>
          </table:previous>
        </table:cell-content-change>
        <table:cell-content-change table:id="ct1331">
          <table:cell-address table:column="1" table:row="18" table:table="0"/>
          <office:change-info>
            <dc:creator> </dc:creator>
            <dc:date>2020-09-07T15:15:34.127114518</dc:date>
          </office:change-info>
          <table:previous table:id="ct1326">
            <table:change-track-table-cell table:cell-address="Comparison.B19" table:formula="of:=[$BRISK.B38]" office:value-type="float" office:value="180.888888888889"/>
          </table:previous>
        </table:cell-content-change>
        <table:cell-content-change table:id="ct1332">
          <table:cell-address table:column="1" table:row="19" table:table="0"/>
          <office:change-info>
            <dc:creator> </dc:creator>
            <dc:date>2020-09-07T15:15:34.127143429</dc:date>
          </office:change-info>
          <table:previous table:id="ct1327">
            <table:change-track-table-cell table:cell-address="Comparison.B20" table:formula="of:=[$BRISK.B51]" office:value-type="float" office:value="180.888888888889"/>
          </table:previous>
        </table:cell-content-change>
        <table:cell-content-change table:id="ct1333">
          <table:cell-address table:column="1" table:row="20" table:table="0"/>
          <office:change-info>
            <dc:creator> </dc:creator>
            <dc:date>2020-09-07T15:15:34.127171457</dc:date>
          </office:change-info>
          <table:previous table:id="ct1328">
            <table:change-track-table-cell table:cell-address="Comparison.B21" table:formula="of:=[$BRISK.B64]" office:value-type="float" office:value="180.888888888889"/>
          </table:previous>
        </table:cell-content-change>
        <table:cell-content-change table:id="ct1334">
          <table:cell-address table:column="2" table:row="16" table:table="0"/>
          <office:change-info>
            <dc:creator> </dc:creator>
            <dc:date>2020-09-07T15:15:34.127189417</dc:date>
          </office:change-info>
          <table:previous>
            <table:change-track-table-cell/>
          </table:previous>
        </table:cell-content-change>
        <table:cell-content-change table:id="ct1335">
          <table:cell-address table:column="2" table:row="17" table:table="0"/>
          <office:change-info>
            <dc:creator> </dc:creator>
            <dc:date>2020-09-07T15:15:34.127428879</dc:date>
          </office:change-info>
          <table:previous>
            <table:change-track-table-cell/>
          </table:previous>
        </table:cell-content-change>
        <table:cell-content-change table:id="ct1336">
          <table:cell-address table:column="2" table:row="18" table:table="0"/>
          <office:change-info>
            <dc:creator> </dc:creator>
            <dc:date>2020-09-07T15:15:34.127498967</dc:date>
          </office:change-info>
          <table:previous>
            <table:change-track-table-cell/>
          </table:previous>
        </table:cell-content-change>
        <table:cell-content-change table:id="ct1337">
          <table:cell-address table:column="2" table:row="19" table:table="0"/>
          <office:change-info>
            <dc:creator> </dc:creator>
            <dc:date>2020-09-07T15:15:34.127571029</dc:date>
          </office:change-info>
          <table:previous>
            <table:change-track-table-cell/>
          </table:previous>
        </table:cell-content-change>
        <table:cell-content-change table:id="ct1338">
          <table:cell-address table:column="2" table:row="20" table:table="0"/>
          <office:change-info>
            <dc:creator> </dc:creator>
            <dc:date>2020-09-07T15:15:34.127641012</dc:date>
          </office:change-info>
          <table:previous>
            <table:change-track-table-cell/>
          </table:previous>
        </table:cell-content-change>
        <table:cell-content-change table:id="ct1339">
          <table:cell-address table:column="3" table:row="16" table:table="0"/>
          <office:change-info>
            <dc:creator> </dc:creator>
            <dc:date>2020-09-07T15:15:34.127714271</dc:date>
          </office:change-info>
          <table:previous>
            <table:change-track-table-cell/>
          </table:previous>
        </table:cell-content-change>
        <table:cell-content-change table:id="ct1340">
          <table:cell-address table:column="3" table:row="17" table:table="0"/>
          <office:change-info>
            <dc:creator> </dc:creator>
            <dc:date>2020-09-07T15:15:34.127787506</dc:date>
          </office:change-info>
          <table:previous>
            <table:change-track-table-cell/>
          </table:previous>
        </table:cell-content-change>
        <table:cell-content-change table:id="ct1341">
          <table:cell-address table:column="3" table:row="18" table:table="0"/>
          <office:change-info>
            <dc:creator> </dc:creator>
            <dc:date>2020-09-07T15:15:34.127860552</dc:date>
          </office:change-info>
          <table:previous>
            <table:change-track-table-cell/>
          </table:previous>
        </table:cell-content-change>
        <table:cell-content-change table:id="ct1342">
          <table:cell-address table:column="3" table:row="19" table:table="0"/>
          <office:change-info>
            <dc:creator> </dc:creator>
            <dc:date>2020-09-07T15:15:34.127919375</dc:date>
          </office:change-info>
          <table:previous>
            <table:change-track-table-cell/>
          </table:previous>
        </table:cell-content-change>
        <table:cell-content-change table:id="ct1343">
          <table:cell-address table:column="3" table:row="20" table:table="0"/>
          <office:change-info>
            <dc:creator> </dc:creator>
            <dc:date>2020-09-07T15:15:34.127971229</dc:date>
          </office:change-info>
          <table:previous>
            <table:change-track-table-cell/>
          </table:previous>
        </table:cell-content-change>
        <table:cell-content-change table:id="ct1344">
          <table:cell-address table:column="4" table:row="16" table:table="0"/>
          <office:change-info>
            <dc:creator> </dc:creator>
            <dc:date>2020-09-07T15:15:34.128024108</dc:date>
          </office:change-info>
          <table:previous>
            <table:change-track-table-cell/>
          </table:previous>
        </table:cell-content-change>
        <table:cell-content-change table:id="ct1345">
          <table:cell-address table:column="4" table:row="17" table:table="0"/>
          <office:change-info>
            <dc:creator> </dc:creator>
            <dc:date>2020-09-07T15:15:34.128074775</dc:date>
          </office:change-info>
          <table:previous>
            <table:change-track-table-cell/>
          </table:previous>
        </table:cell-content-change>
        <table:cell-content-change table:id="ct1346">
          <table:cell-address table:column="4" table:row="18" table:table="0"/>
          <office:change-info>
            <dc:creator> </dc:creator>
            <dc:date>2020-09-07T15:15:34.128126289</dc:date>
          </office:change-info>
          <table:previous>
            <table:change-track-table-cell/>
          </table:previous>
        </table:cell-content-change>
        <table:cell-content-change table:id="ct1347">
          <table:cell-address table:column="4" table:row="19" table:table="0"/>
          <office:change-info>
            <dc:creator> </dc:creator>
            <dc:date>2020-09-07T15:15:34.128177346</dc:date>
          </office:change-info>
          <table:previous>
            <table:change-track-table-cell/>
          </table:previous>
        </table:cell-content-change>
        <table:cell-content-change table:id="ct1348">
          <table:cell-address table:column="4" table:row="20" table:table="0"/>
          <office:change-info>
            <dc:creator> </dc:creator>
            <dc:date>2020-09-07T15:15:34.128227941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16" table:table="0"/>
          <office:change-info>
            <dc:creator> </dc:creator>
            <dc:date>2020-09-07T15:15:34.128279518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17" table:table="0"/>
          <office:change-info>
            <dc:creator> </dc:creator>
            <dc:date>2020-09-07T15:15:34.128330665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18" table:table="0"/>
          <office:change-info>
            <dc:creator> </dc:creator>
            <dc:date>2020-09-07T15:15:34.128383531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19" table:table="0"/>
          <office:change-info>
            <dc:creator> </dc:creator>
            <dc:date>2020-09-07T15:15:34.128434698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0" table:table="0"/>
          <office:change-info>
            <dc:creator> </dc:creator>
            <dc:date>2020-09-07T15:15:34.128486162</dc:date>
          </office:change-info>
          <table:previous>
            <table:change-track-table-cell/>
          </table:previous>
        </table:cell-content-change>
        <table:cell-content-change table:id="ct1354">
          <table:cell-address table:column="1" table:row="21" table:table="0"/>
          <office:change-info>
            <dc:creator> </dc:creator>
            <dc:date>2020-09-07T15:15:53.376007847</dc:date>
          </office:change-info>
          <table:previous>
            <table:change-track-table-cell/>
          </table:previous>
        </table:cell-content-change>
        <table:cell-content-change table:id="ct1355">
          <table:cell-address table:column="1" table:row="21" table:table="0"/>
          <office:change-info>
            <dc:creator> </dc:creator>
            <dc:date>2020-09-07T15:15:57.902841968</dc:date>
          </office:change-info>
          <table:previous table:id="ct1354">
            <table:change-track-table-cell table:cell-address="Comparison.B22" table:formula="of:=[$ORB.B12]" office:value-type="float" office:value="118.777777777778"/>
          </table:previous>
        </table:cell-content-change>
        <table:cell-content-change table:id="ct1356">
          <table:cell-address table:column="1" table:row="22" table:table="0"/>
          <office:change-info>
            <dc:creator> </dc:creator>
            <dc:date>2020-09-07T15:15:57.902873074</dc:date>
          </office:change-info>
          <table:previous>
            <table:change-track-table-cell/>
          </table:previous>
        </table:cell-content-change>
        <table:cell-content-change table:id="ct1357">
          <table:cell-address table:column="1" table:row="23" table:table="0"/>
          <office:change-info>
            <dc:creator> </dc:creator>
            <dc:date>2020-09-07T15:15:57.903071246</dc:date>
          </office:change-info>
          <table:previous>
            <table:change-track-table-cell/>
          </table:previous>
        </table:cell-content-change>
        <table:cell-content-change table:id="ct1358">
          <table:cell-address table:column="1" table:row="24" table:table="0"/>
          <office:change-info>
            <dc:creator> </dc:creator>
            <dc:date>2020-09-07T15:15:57.903135577</dc:date>
          </office:change-info>
          <table:previous>
            <table:change-track-table-cell/>
          </table:previous>
        </table:cell-content-change>
        <table:cell-content-change table:id="ct1359">
          <table:cell-address table:column="1" table:row="25" table:table="0"/>
          <office:change-info>
            <dc:creator> </dc:creator>
            <dc:date>2020-09-07T15:15:57.903199549</dc:date>
          </office:change-info>
          <table:previous>
            <table:change-track-table-cell/>
          </table:previous>
        </table:cell-content-change>
        <table:cell-content-change table:id="ct1360">
          <table:cell-address table:column="1" table:row="22" table:table="0"/>
          <office:change-info>
            <dc:creator> </dc:creator>
            <dc:date>2020-09-07T15:16:05.551725733</dc:date>
          </office:change-info>
          <table:previous table:id="ct1356">
            <table:change-track-table-cell table:cell-address="Comparison.B23" table:formula="of:=[$ORB.B13]" office:value-type="float" office:value="0"/>
          </table:previous>
        </table:cell-content-change>
        <table:cell-content-change table:id="ct1361">
          <table:cell-address table:column="1" table:row="23" table:table="0"/>
          <office:change-info>
            <dc:creator> </dc:creator>
            <dc:date>2020-09-07T15:16:08.201733409</dc:date>
          </office:change-info>
          <table:previous table:id="ct1357">
            <table:change-track-table-cell table:cell-address="Comparison.B24" table:formula="of:=[$ORB.B14]" office:value-type="float" office:value="0"/>
          </table:previous>
        </table:cell-content-change>
        <table:cell-content-change table:id="ct1362">
          <table:cell-address table:column="1" table:row="24" table:table="0"/>
          <office:change-info>
            <dc:creator> </dc:creator>
            <dc:date>2020-09-07T15:16:10.612240078</dc:date>
          </office:change-info>
          <table:previous table:id="ct1358">
            <table:change-track-table-cell table:cell-address="Comparison.B25" table:formula="of:=[$ORB.B15]" office:value-type="string">
              <text:p>Nº of Keypoints</text:p>
            </table:change-track-table-cell>
          </table:previous>
        </table:cell-content-change>
        <table:cell-content-change table:id="ct1363">
          <table:cell-address table:column="1" table:row="25" table:table="0"/>
          <office:change-info>
            <dc:creator> </dc:creator>
            <dc:date>2020-09-07T15:16:13.479447096</dc:date>
          </office:change-info>
          <table:previous table:id="ct1359">
            <table:change-track-table-cell table:cell-address="Comparison.B26" table:formula="of:=[$ORB.B16]" office:value-type="float" office:value="102"/>
          </table:previous>
        </table:cell-content-change>
        <table:cell-content-change table:id="ct1364">
          <table:cell-address table:column="1" table:row="21" table:table="0"/>
          <office:change-info>
            <dc:creator> </dc:creator>
            <dc:date>2020-09-07T15:16:19.849580862</dc:date>
          </office:change-info>
          <table:previous table:id="ct1355">
            <table:change-track-table-cell table:cell-address="Comparison.B22" table:formula="of:=[$ORB.B12]" office:value-type="float" office:value="118.777777777778"/>
          </table:previous>
        </table:cell-content-change>
        <table:cell-content-change table:id="ct1365">
          <table:cell-address table:column="1" table:row="22" table:table="0"/>
          <office:change-info>
            <dc:creator> </dc:creator>
            <dc:date>2020-09-07T15:16:19.849622039</dc:date>
          </office:change-info>
          <table:previous table:id="ct1360">
            <table:change-track-table-cell table:cell-address="Comparison.B23" table:formula="of:=[$ORB.B25]" office:value-type="float" office:value="118.777777777778"/>
          </table:previous>
        </table:cell-content-change>
        <table:cell-content-change table:id="ct1366">
          <table:cell-address table:column="1" table:row="23" table:table="0"/>
          <office:change-info>
            <dc:creator> </dc:creator>
            <dc:date>2020-09-07T15:16:19.849652702</dc:date>
          </office:change-info>
          <table:previous table:id="ct1361">
            <table:change-track-table-cell table:cell-address="Comparison.B24" table:formula="of:=[$ORB.B38]" office:value-type="float" office:value="118.777777777778"/>
          </table:previous>
        </table:cell-content-change>
        <table:cell-content-change table:id="ct1367">
          <table:cell-address table:column="1" table:row="24" table:table="0"/>
          <office:change-info>
            <dc:creator> </dc:creator>
            <dc:date>2020-09-07T15:16:19.849683151</dc:date>
          </office:change-info>
          <table:previous table:id="ct1362">
            <table:change-track-table-cell table:cell-address="Comparison.B25" table:formula="of:=[$ORB.B51]" office:value-type="float" office:value="118.777777777778"/>
          </table:previous>
        </table:cell-content-change>
        <table:cell-content-change table:id="ct1368">
          <table:cell-address table:column="1" table:row="25" table:table="0"/>
          <office:change-info>
            <dc:creator> </dc:creator>
            <dc:date>2020-09-07T15:16:19.849713487</dc:date>
          </office:change-info>
          <table:previous table:id="ct1363">
            <table:change-track-table-cell table:cell-address="Comparison.B26" table:formula="of:=[$ORB.B64]" office:value-type="float" office:value="118.777777777778"/>
          </table:previous>
        </table:cell-content-change>
        <table:cell-content-change table:id="ct1369">
          <table:cell-address table:column="2" table:row="21" table:table="0"/>
          <office:change-info>
            <dc:creator> </dc:creator>
            <dc:date>2020-09-07T15:16:19.849732663</dc:date>
          </office:change-info>
          <table:previous>
            <table:change-track-table-cell/>
          </table:previous>
        </table:cell-content-change>
        <table:cell-content-change table:id="ct1370">
          <table:cell-address table:column="2" table:row="22" table:table="0"/>
          <office:change-info>
            <dc:creator> </dc:creator>
            <dc:date>2020-09-07T15:16:19.849914614</dc:date>
          </office:change-info>
          <table:previous>
            <table:change-track-table-cell/>
          </table:previous>
        </table:cell-content-change>
        <table:cell-content-change table:id="ct1371">
          <table:cell-address table:column="2" table:row="23" table:table="0"/>
          <office:change-info>
            <dc:creator> </dc:creator>
            <dc:date>2020-09-07T15:16:19.849970753</dc:date>
          </office:change-info>
          <table:previous>
            <table:change-track-table-cell/>
          </table:previous>
        </table:cell-content-change>
        <table:cell-content-change table:id="ct1372">
          <table:cell-address table:column="2" table:row="24" table:table="0"/>
          <office:change-info>
            <dc:creator> </dc:creator>
            <dc:date>2020-09-07T15:16:19.850026140</dc:date>
          </office:change-info>
          <table:previous>
            <table:change-track-table-cell/>
          </table:previous>
        </table:cell-content-change>
        <table:cell-content-change table:id="ct1373">
          <table:cell-address table:column="2" table:row="25" table:table="0"/>
          <office:change-info>
            <dc:creator> </dc:creator>
            <dc:date>2020-09-07T15:16:19.850081046</dc:date>
          </office:change-info>
          <table:previous>
            <table:change-track-table-cell/>
          </table:previous>
        </table:cell-content-change>
        <table:cell-content-change table:id="ct1374">
          <table:cell-address table:column="3" table:row="21" table:table="0"/>
          <office:change-info>
            <dc:creator> </dc:creator>
            <dc:date>2020-09-07T15:16:19.850136266</dc:date>
          </office:change-info>
          <table:previous>
            <table:change-track-table-cell/>
          </table:previous>
        </table:cell-content-change>
        <table:cell-content-change table:id="ct1375">
          <table:cell-address table:column="3" table:row="22" table:table="0"/>
          <office:change-info>
            <dc:creator> </dc:creator>
            <dc:date>2020-09-07T15:16:19.850192146</dc:date>
          </office:change-info>
          <table:previous>
            <table:change-track-table-cell/>
          </table:previous>
        </table:cell-content-change>
        <table:cell-content-change table:id="ct1376">
          <table:cell-address table:column="3" table:row="23" table:table="0"/>
          <office:change-info>
            <dc:creator> </dc:creator>
            <dc:date>2020-09-07T15:16:19.850248389</dc:date>
          </office:change-info>
          <table:previous>
            <table:change-track-table-cell/>
          </table:previous>
        </table:cell-content-change>
        <table:cell-content-change table:id="ct1377">
          <table:cell-address table:column="3" table:row="24" table:table="0"/>
          <office:change-info>
            <dc:creator> </dc:creator>
            <dc:date>2020-09-07T15:16:19.850304390</dc:date>
          </office:change-info>
          <table:previous>
            <table:change-track-table-cell/>
          </table:previous>
        </table:cell-content-change>
        <table:cell-content-change table:id="ct1378">
          <table:cell-address table:column="3" table:row="25" table:table="0"/>
          <office:change-info>
            <dc:creator> </dc:creator>
            <dc:date>2020-09-07T15:16:19.850360434</dc:date>
          </office:change-info>
          <table:previous>
            <table:change-track-table-cell/>
          </table:previous>
        </table:cell-content-change>
        <table:cell-content-change table:id="ct1379">
          <table:cell-address table:column="4" table:row="21" table:table="0"/>
          <office:change-info>
            <dc:creator> </dc:creator>
            <dc:date>2020-09-07T15:16:19.850416582</dc:date>
          </office:change-info>
          <table:previous>
            <table:change-track-table-cell/>
          </table:previous>
        </table:cell-content-change>
        <table:cell-content-change table:id="ct1380">
          <table:cell-address table:column="4" table:row="22" table:table="0"/>
          <office:change-info>
            <dc:creator> </dc:creator>
            <dc:date>2020-09-07T15:16:19.850472809</dc:date>
          </office:change-info>
          <table:previous>
            <table:change-track-table-cell/>
          </table:previous>
        </table:cell-content-change>
        <table:cell-content-change table:id="ct1381">
          <table:cell-address table:column="4" table:row="23" table:table="0"/>
          <office:change-info>
            <dc:creator> </dc:creator>
            <dc:date>2020-09-07T15:16:19.850529064</dc:date>
          </office:change-info>
          <table:previous>
            <table:change-track-table-cell/>
          </table:previous>
        </table:cell-content-change>
        <table:cell-content-change table:id="ct1382">
          <table:cell-address table:column="4" table:row="24" table:table="0"/>
          <office:change-info>
            <dc:creator> </dc:creator>
            <dc:date>2020-09-07T15:16:19.850585350</dc:date>
          </office:change-info>
          <table:previous>
            <table:change-track-table-cell/>
          </table:previous>
        </table:cell-content-change>
        <table:cell-content-change table:id="ct1383">
          <table:cell-address table:column="4" table:row="25" table:table="0"/>
          <office:change-info>
            <dc:creator> </dc:creator>
            <dc:date>2020-09-07T15:16:19.850641664</dc:date>
          </office:change-info>
          <table:previous>
            <table:change-track-table-cell/>
          </table:previous>
        </table:cell-content-change>
        <table:cell-content-change table:id="ct1384">
          <table:cell-address table:column="5" table:row="21" table:table="0"/>
          <office:change-info>
            <dc:creator> </dc:creator>
            <dc:date>2020-09-07T15:16:19.850697898</dc:date>
          </office:change-info>
          <table:previous>
            <table:change-track-table-cell/>
          </table:previous>
        </table:cell-content-change>
        <table:cell-content-change table:id="ct1385">
          <table:cell-address table:column="5" table:row="22" table:table="0"/>
          <office:change-info>
            <dc:creator> </dc:creator>
            <dc:date>2020-09-07T15:16:19.850753813</dc:date>
          </office:change-info>
          <table:previous>
            <table:change-track-table-cell/>
          </table:previous>
        </table:cell-content-change>
        <table:cell-content-change table:id="ct1386">
          <table:cell-address table:column="5" table:row="23" table:table="0"/>
          <office:change-info>
            <dc:creator> </dc:creator>
            <dc:date>2020-09-07T15:16:19.850810396</dc:date>
          </office:change-info>
          <table:previous>
            <table:change-track-table-cell/>
          </table:previous>
        </table:cell-content-change>
        <table:cell-content-change table:id="ct1387">
          <table:cell-address table:column="5" table:row="24" table:table="0"/>
          <office:change-info>
            <dc:creator> </dc:creator>
            <dc:date>2020-09-07T15:16:19.850866283</dc:date>
          </office:change-info>
          <table:previous>
            <table:change-track-table-cell/>
          </table:previous>
        </table:cell-content-change>
        <table:cell-content-change table:id="ct1388">
          <table:cell-address table:column="5" table:row="25" table:table="0"/>
          <office:change-info>
            <dc:creator> </dc:creator>
            <dc:date>2020-09-07T15:16:19.850921994</dc:date>
          </office:change-info>
          <table:previous>
            <table:change-track-table-cell/>
          </table:previous>
        </table:cell-content-change>
        <table:cell-content-change table:id="ct1389">
          <table:cell-address table:column="1" table:row="26" table:table="0"/>
          <office:change-info>
            <dc:creator> </dc:creator>
            <dc:date>2020-09-07T15:16:57.810066581</dc:date>
          </office:change-info>
          <table:previous>
            <table:change-track-table-cell/>
          </table:previous>
        </table:cell-content-change>
        <table:cell-content-change table:id="ct1390">
          <table:cell-address table:column="1" table:row="26" table:table="0"/>
          <office:change-info>
            <dc:creator> </dc:creator>
            <dc:date>2020-09-07T15:17:07.053086034</dc:date>
          </office:change-info>
          <table:previous table:id="ct1389">
            <table:change-track-table-cell table:cell-address="Comparison.B27" table:formula="of:=[$AKAZE.B12]" office:value-type="float" office:value="167.111111111111"/>
          </table:previous>
        </table:cell-content-change>
        <table:cell-content-change table:id="ct1391">
          <table:cell-address table:column="1" table:row="27" table:table="0"/>
          <office:change-info>
            <dc:creator> </dc:creator>
            <dc:date>2020-09-07T15:17:07.053108824</dc:date>
          </office:change-info>
          <table:previous>
            <table:change-track-table-cell/>
          </table:previous>
        </table:cell-content-change>
        <table:cell-content-change table:id="ct1392">
          <table:cell-address table:column="1" table:row="28" table:table="0"/>
          <office:change-info>
            <dc:creator> </dc:creator>
            <dc:date>2020-09-07T15:17:07.053289010</dc:date>
          </office:change-info>
          <table:previous>
            <table:change-track-table-cell/>
          </table:previous>
        </table:cell-content-change>
        <table:cell-content-change table:id="ct1393">
          <table:cell-address table:column="1" table:row="29" table:table="0"/>
          <office:change-info>
            <dc:creator> </dc:creator>
            <dc:date>2020-09-07T15:17:07.053334479</dc:date>
          </office:change-info>
          <table:previous>
            <table:change-track-table-cell/>
          </table:previous>
        </table:cell-content-change>
        <table:cell-content-change table:id="ct1394">
          <table:cell-address table:column="1" table:row="30" table:table="0"/>
          <office:change-info>
            <dc:creator> </dc:creator>
            <dc:date>2020-09-07T15:17:07.053379343</dc:date>
          </office:change-info>
          <table:previous>
            <table:change-track-table-cell/>
          </table:previous>
        </table:cell-content-change>
        <table:cell-content-change table:id="ct1395">
          <table:cell-address table:column="1" table:row="31" table:table="0"/>
          <office:change-info>
            <dc:creator> </dc:creator>
            <dc:date>2020-09-07T15:17:07.053423995</dc:date>
          </office:change-info>
          <table:previous>
            <table:change-track-table-cell/>
          </table:previous>
        </table:cell-content-change>
        <table:cell-content-change table:id="ct1396">
          <table:cell-address table:column="1" table:row="27" table:table="0"/>
          <office:change-info>
            <dc:creator> </dc:creator>
            <dc:date>2020-09-07T15:17:20.951064334</dc:date>
          </office:change-info>
          <table:previous table:id="ct1391">
            <table:change-track-table-cell table:cell-address="Comparison.B28" table:formula="of:=[$AKAZE.B13]" office:value-type="float" office:value="0"/>
          </table:previous>
        </table:cell-content-change>
        <table:cell-content-change table:id="ct1397">
          <table:cell-address table:column="1" table:row="28" table:table="0"/>
          <office:change-info>
            <dc:creator> </dc:creator>
            <dc:date>2020-09-07T15:17:25.013702849</dc:date>
          </office:change-info>
          <table:previous table:id="ct1392">
            <table:change-track-table-cell table:cell-address="Comparison.B29" table:formula="of:=[$AKAZE.B14]" office:value-type="float" office:value="0"/>
          </table:previous>
        </table:cell-content-change>
        <table:cell-content-change table:id="ct1398">
          <table:cell-address table:column="1" table:row="29" table:table="0"/>
          <office:change-info>
            <dc:creator> </dc:creator>
            <dc:date>2020-09-07T15:17:27.555602939</dc:date>
          </office:change-info>
          <table:previous table:id="ct1393">
            <table:change-track-table-cell table:cell-address="Comparison.B30" table:formula="of:=[$AKAZE.B15]" office:value-type="string">
              <text:p>Nº of Keypoints</text:p>
            </table:change-track-table-cell>
          </table:previous>
        </table:cell-content-change>
        <table:cell-content-change table:id="ct1399">
          <table:cell-address table:column="1" table:row="30" table:table="0"/>
          <office:change-info>
            <dc:creator> </dc:creator>
            <dc:date>2020-09-07T15:17:30.444136406</dc:date>
          </office:change-info>
          <table:previous table:id="ct1394">
            <table:change-track-table-cell table:cell-address="Comparison.B31" table:formula="of:=[$AKAZE.B16]" office:value-type="float" office:value="157"/>
          </table:previous>
        </table:cell-content-change>
        <table:cell-content-change table:id="ct1400">
          <table:cell-address table:column="1" table:row="31" table:table="0"/>
          <office:change-info>
            <dc:creator> </dc:creator>
            <dc:date>2020-09-07T15:17:43.460411147</dc:date>
          </office:change-info>
          <table:previous table:id="ct1395">
            <table:change-track-table-cell table:cell-address="Comparison.B32" table:formula="of:=[$AKAZE.B17]" office:value-type="float" office:value="161"/>
          </table:previous>
        </table:cell-content-change>
        <table:cell-content-change table:id="ct1401">
          <table:cell-address table:column="1" table:row="26" table:table="0"/>
          <office:change-info>
            <dc:creator> </dc:creator>
            <dc:date>2020-09-07T15:17:54.029328935</dc:date>
          </office:change-info>
          <table:previous table:id="ct1390">
            <table:change-track-table-cell table:cell-address="Comparison.B27" table:formula="of:=[$AKAZE.B12]" office:value-type="float" office:value="167.111111111111"/>
          </table:previous>
        </table:cell-content-change>
        <table:cell-content-change table:id="ct1402">
          <table:cell-address table:column="1" table:row="27" table:table="0"/>
          <office:change-info>
            <dc:creator> </dc:creator>
            <dc:date>2020-09-07T15:17:54.029374451</dc:date>
          </office:change-info>
          <table:previous table:id="ct1396">
            <table:change-track-table-cell table:cell-address="Comparison.B28" table:formula="of:=[$AKAZE.B25]" office:value-type="float" office:value="167.111111111111"/>
          </table:previous>
        </table:cell-content-change>
        <table:cell-content-change table:id="ct1403">
          <table:cell-address table:column="1" table:row="28" table:table="0"/>
          <office:change-info>
            <dc:creator> </dc:creator>
            <dc:date>2020-09-07T15:17:54.029407575</dc:date>
          </office:change-info>
          <table:previous table:id="ct1397">
            <table:change-track-table-cell table:cell-address="Comparison.B29" table:formula="of:=[$AKAZE.B38]" office:value-type="float" office:value="167.111111111111"/>
          </table:previous>
        </table:cell-content-change>
        <table:cell-content-change table:id="ct1404">
          <table:cell-address table:column="1" table:row="29" table:table="0"/>
          <office:change-info>
            <dc:creator> </dc:creator>
            <dc:date>2020-09-07T15:17:54.029439544</dc:date>
          </office:change-info>
          <table:previous table:id="ct1398">
            <table:change-track-table-cell table:cell-address="Comparison.B30" table:formula="of:=[$AKAZE.B51]" office:value-type="float" office:value="167.111111111111"/>
          </table:previous>
        </table:cell-content-change>
        <table:cell-content-change table:id="ct1405">
          <table:cell-address table:column="1" table:row="30" table:table="0"/>
          <office:change-info>
            <dc:creator> </dc:creator>
            <dc:date>2020-09-07T15:17:54.029471723</dc:date>
          </office:change-info>
          <table:previous table:id="ct1399">
            <table:change-track-table-cell table:cell-address="Comparison.B31" table:formula="of:=[$AKAZE.B64]" office:value-type="float" office:value="167.111111111111"/>
          </table:previous>
        </table:cell-content-change>
        <table:cell-content-change table:id="ct1406">
          <table:cell-address table:column="1" table:row="31" table:table="0"/>
          <office:change-info>
            <dc:creator> </dc:creator>
            <dc:date>2020-09-07T15:17:54.029503831</dc:date>
          </office:change-info>
          <table:previous table:id="ct1400">
            <table:change-track-table-cell table:cell-address="Comparison.B32" table:formula="of:=[$AKAZE.B77]" office:value-type="float" office:value="167.111111111111"/>
          </table:previous>
        </table:cell-content-change>
        <table:cell-content-change table:id="ct1407">
          <table:cell-address table:column="2" table:row="26" table:table="0"/>
          <office:change-info>
            <dc:creator> </dc:creator>
            <dc:date>2020-09-07T15:17:54.029524532</dc:date>
          </office:change-info>
          <table:previous>
            <table:change-track-table-cell/>
          </table:previous>
        </table:cell-content-change>
        <table:cell-content-change table:id="ct1408">
          <table:cell-address table:column="2" table:row="27" table:table="0"/>
          <office:change-info>
            <dc:creator> </dc:creator>
            <dc:date>2020-09-07T15:17:54.029719177</dc:date>
          </office:change-info>
          <table:previous>
            <table:change-track-table-cell/>
          </table:previous>
        </table:cell-content-change>
        <table:cell-content-change table:id="ct1409">
          <table:cell-address table:column="2" table:row="28" table:table="0"/>
          <office:change-info>
            <dc:creator> </dc:creator>
            <dc:date>2020-09-07T15:17:54.029779185</dc:date>
          </office:change-info>
          <table:previous>
            <table:change-track-table-cell/>
          </table:previous>
        </table:cell-content-change>
        <table:cell-content-change table:id="ct1410">
          <table:cell-address table:column="2" table:row="29" table:table="0"/>
          <office:change-info>
            <dc:creator> </dc:creator>
            <dc:date>2020-09-07T15:17:54.029839280</dc:date>
          </office:change-info>
          <table:previous>
            <table:change-track-table-cell/>
          </table:previous>
        </table:cell-content-change>
        <table:cell-content-change table:id="ct1411">
          <table:cell-address table:column="2" table:row="30" table:table="0"/>
          <office:change-info>
            <dc:creator> </dc:creator>
            <dc:date>2020-09-07T15:17:54.029899752</dc:date>
          </office:change-info>
          <table:previous>
            <table:change-track-table-cell/>
          </table:previous>
        </table:cell-content-change>
        <table:cell-content-change table:id="ct1412">
          <table:cell-address table:column="2" table:row="31" table:table="0"/>
          <office:change-info>
            <dc:creator> </dc:creator>
            <dc:date>2020-09-07T15:17:54.029977865</dc:date>
          </office:change-info>
          <table:previous>
            <table:change-track-table-cell/>
          </table:previous>
        </table:cell-content-change>
        <table:cell-content-change table:id="ct1413">
          <table:cell-address table:column="3" table:row="26" table:table="0"/>
          <office:change-info>
            <dc:creator> </dc:creator>
            <dc:date>2020-09-07T15:17:54.030049548</dc:date>
          </office:change-info>
          <table:previous>
            <table:change-track-table-cell/>
          </table:previous>
        </table:cell-content-change>
        <table:cell-content-change table:id="ct1414">
          <table:cell-address table:column="3" table:row="27" table:table="0"/>
          <office:change-info>
            <dc:creator> </dc:creator>
            <dc:date>2020-09-07T15:17:54.030111071</dc:date>
          </office:change-info>
          <table:previous>
            <table:change-track-table-cell/>
          </table:previous>
        </table:cell-content-change>
        <table:cell-content-change table:id="ct1415">
          <table:cell-address table:column="3" table:row="28" table:table="0"/>
          <office:change-info>
            <dc:creator> </dc:creator>
            <dc:date>2020-09-07T15:17:54.030185330</dc:date>
          </office:change-info>
          <table:previous>
            <table:change-track-table-cell/>
          </table:previous>
        </table:cell-content-change>
        <table:cell-content-change table:id="ct1416">
          <table:cell-address table:column="3" table:row="29" table:table="0"/>
          <office:change-info>
            <dc:creator> </dc:creator>
            <dc:date>2020-09-07T15:17:54.030267194</dc:date>
          </office:change-info>
          <table:previous>
            <table:change-track-table-cell/>
          </table:previous>
        </table:cell-content-change>
        <table:cell-content-change table:id="ct1417">
          <table:cell-address table:column="3" table:row="30" table:table="0"/>
          <office:change-info>
            <dc:creator> </dc:creator>
            <dc:date>2020-09-07T15:17:54.030348834</dc:date>
          </office:change-info>
          <table:previous>
            <table:change-track-table-cell/>
          </table:previous>
        </table:cell-content-change>
        <table:cell-content-change table:id="ct1418">
          <table:cell-address table:column="3" table:row="31" table:table="0"/>
          <office:change-info>
            <dc:creator> </dc:creator>
            <dc:date>2020-09-07T15:17:54.030429531</dc:date>
          </office:change-info>
          <table:previous>
            <table:change-track-table-cell/>
          </table:previous>
        </table:cell-content-change>
        <table:cell-content-change table:id="ct1419">
          <table:cell-address table:column="4" table:row="26" table:table="0"/>
          <office:change-info>
            <dc:creator> </dc:creator>
            <dc:date>2020-09-07T15:17:54.030511636</dc:date>
          </office:change-info>
          <table:previous>
            <table:change-track-table-cell/>
          </table:previous>
        </table:cell-content-change>
        <table:cell-content-change table:id="ct1420">
          <table:cell-address table:column="4" table:row="27" table:table="0"/>
          <office:change-info>
            <dc:creator> </dc:creator>
            <dc:date>2020-09-07T15:17:54.030593780</dc:date>
          </office:change-info>
          <table:previous>
            <table:change-track-table-cell/>
          </table:previous>
        </table:cell-content-change>
        <table:cell-content-change table:id="ct1421">
          <table:cell-address table:column="4" table:row="28" table:table="0"/>
          <office:change-info>
            <dc:creator> </dc:creator>
            <dc:date>2020-09-07T15:17:54.030677639</dc:date>
          </office:change-info>
          <table:previous>
            <table:change-track-table-cell/>
          </table:previous>
        </table:cell-content-change>
        <table:cell-content-change table:id="ct1422">
          <table:cell-address table:column="4" table:row="29" table:table="0"/>
          <office:change-info>
            <dc:creator> </dc:creator>
            <dc:date>2020-09-07T15:17:54.030758540</dc:date>
          </office:change-info>
          <table:previous>
            <table:change-track-table-cell/>
          </table:previous>
        </table:cell-content-change>
        <table:cell-content-change table:id="ct1423">
          <table:cell-address table:column="4" table:row="30" table:table="0"/>
          <office:change-info>
            <dc:creator> </dc:creator>
            <dc:date>2020-09-07T15:17:54.030842068</dc:date>
          </office:change-info>
          <table:previous>
            <table:change-track-table-cell/>
          </table:previous>
        </table:cell-content-change>
        <table:cell-content-change table:id="ct1424">
          <table:cell-address table:column="4" table:row="31" table:table="0"/>
          <office:change-info>
            <dc:creator> </dc:creator>
            <dc:date>2020-09-07T15:17:54.030923316</dc:date>
          </office:change-info>
          <table:previous>
            <table:change-track-table-cell/>
          </table:previous>
        </table:cell-content-change>
        <table:cell-content-change table:id="ct1425">
          <table:cell-address table:column="5" table:row="26" table:table="0"/>
          <office:change-info>
            <dc:creator> </dc:creator>
            <dc:date>2020-09-07T15:17:54.031006604</dc:date>
          </office:change-info>
          <table:previous>
            <table:change-track-table-cell/>
          </table:previous>
        </table:cell-content-change>
        <table:cell-content-change table:id="ct1426">
          <table:cell-address table:column="5" table:row="27" table:table="0"/>
          <office:change-info>
            <dc:creator> </dc:creator>
            <dc:date>2020-09-07T15:17:54.031088119</dc:date>
          </office:change-info>
          <table:previous>
            <table:change-track-table-cell/>
          </table:previous>
        </table:cell-content-change>
        <table:cell-content-change table:id="ct1427">
          <table:cell-address table:column="5" table:row="28" table:table="0"/>
          <office:change-info>
            <dc:creator> </dc:creator>
            <dc:date>2020-09-07T15:17:54.031169689</dc:date>
          </office:change-info>
          <table:previous>
            <table:change-track-table-cell/>
          </table:previous>
        </table:cell-content-change>
        <table:cell-content-change table:id="ct1428">
          <table:cell-address table:column="5" table:row="29" table:table="0"/>
          <office:change-info>
            <dc:creator> </dc:creator>
            <dc:date>2020-09-07T15:17:54.031326860</dc:date>
          </office:change-info>
          <table:previous>
            <table:change-track-table-cell/>
          </table:previous>
        </table:cell-content-change>
        <table:cell-content-change table:id="ct1429">
          <table:cell-address table:column="5" table:row="30" table:table="0"/>
          <office:change-info>
            <dc:creator> </dc:creator>
            <dc:date>2020-09-07T15:17:54.031473191</dc:date>
          </office:change-info>
          <table:previous>
            <table:change-track-table-cell/>
          </table:previous>
        </table:cell-content-change>
        <table:cell-content-change table:id="ct1430">
          <table:cell-address table:column="5" table:row="31" table:table="0"/>
          <office:change-info>
            <dc:creator> </dc:creator>
            <dc:date>2020-09-07T15:17:54.031637532</dc:date>
          </office:change-info>
          <table:previous>
            <table:change-track-table-cell/>
          </table:previous>
        </table:cell-content-change>
        <table:cell-content-change table:id="ct1431">
          <table:cell-address table:column="1" table:row="32" table:table="0"/>
          <office:change-info>
            <dc:creator> </dc:creator>
            <dc:date>2020-09-07T15:18:30.777321571</dc:date>
          </office:change-info>
          <table:previous>
            <table:change-track-table-cell/>
          </table:previous>
        </table:cell-content-change>
        <table:cell-content-change table:id="ct1432">
          <table:cell-address table:column="1" table:row="32" table:table="0"/>
          <office:change-info>
            <dc:creator> </dc:creator>
            <dc:date>2020-09-07T15:18:33.641262444</dc:date>
          </office:change-info>
          <table:previous table:id="ct1431">
            <table:change-track-table-cell table:cell-address="Comparison.B33" table:formula="of:=[$SIFT.B12]" office:value-type="float" office:value="138.666666666667"/>
          </table:previous>
        </table:cell-content-change>
        <table:cell-content-change table:id="ct1433">
          <table:cell-address table:column="1" table:row="33" table:table="0"/>
          <office:change-info>
            <dc:creator> </dc:creator>
            <dc:date>2020-09-07T15:18:33.641289638</dc:date>
          </office:change-info>
          <table:previous>
            <table:change-track-table-cell/>
          </table:previous>
        </table:cell-content-change>
        <table:cell-content-change table:id="ct1434">
          <table:cell-address table:column="1" table:row="34" table:table="0"/>
          <office:change-info>
            <dc:creator> </dc:creator>
            <dc:date>2020-09-07T15:18:33.641487983</dc:date>
          </office:change-info>
          <table:previous>
            <table:change-track-table-cell/>
          </table:previous>
        </table:cell-content-change>
        <table:cell-content-change table:id="ct1435">
          <table:cell-address table:column="1" table:row="32" table:table="0"/>
          <office:change-info>
            <dc:creator> </dc:creator>
            <dc:date>2020-09-07T15:18:34.816865539</dc:date>
          </office:change-info>
          <table:previous table:id="ct1432">
            <table:change-track-table-cell table:cell-address="Comparison.B33" table:formula="of:=[$SIFT.B12]" office:value-type="float" office:value="138.666666666667"/>
          </table:previous>
        </table:cell-content-change>
        <table:cell-content-change table:id="ct1436">
          <table:cell-address table:column="1" table:row="33" table:table="0"/>
          <office:change-info>
            <dc:creator> </dc:creator>
            <dc:date>2020-09-07T15:18:34.816909831</dc:date>
          </office:change-info>
          <table:previous table:id="ct1433">
            <table:change-track-table-cell table:cell-address="Comparison.B34" table:formula="of:=[$SIFT.B13]" office:value-type="float" office:value="0"/>
          </table:previous>
        </table:cell-content-change>
        <table:cell-content-change table:id="ct1437">
          <table:cell-address table:column="1" table:row="34" table:table="0"/>
          <office:change-info>
            <dc:creator> </dc:creator>
            <dc:date>2020-09-07T15:18:34.816940013</dc:date>
          </office:change-info>
          <table:previous table:id="ct1434">
            <table:change-track-table-cell table:cell-address="Comparison.B35" table:formula="of:=[$SIFT.B14]" office:value-type="float" office:value="0"/>
          </table:previous>
        </table:cell-content-change>
        <table:cell-content-change table:id="ct1438">
          <table:cell-address table:column="1" table:row="35" table:table="0"/>
          <office:change-info>
            <dc:creator> </dc:creator>
            <dc:date>2020-09-07T15:18:34.816958136</dc:date>
          </office:change-info>
          <table:previous>
            <table:change-track-table-cell/>
          </table:previous>
        </table:cell-content-change>
        <table:cell-content-change table:id="ct1439">
          <table:cell-address table:column="1" table:row="33" table:table="0"/>
          <office:change-info>
            <dc:creator> </dc:creator>
            <dc:date>2020-09-07T15:18:40.475393879</dc:date>
          </office:change-info>
          <table:previous table:id="ct1436">
            <table:change-track-table-cell table:cell-address="Comparison.B34" table:formula="of:=[$SIFT.B13]" office:value-type="float" office:value="0"/>
          </table:previous>
        </table:cell-content-change>
        <table:cell-content-change table:id="ct1440">
          <table:cell-address table:column="1" table:row="34" table:table="0"/>
          <office:change-info>
            <dc:creator> </dc:creator>
            <dc:date>2020-09-07T15:18:44.406992859</dc:date>
          </office:change-info>
          <table:previous table:id="ct1437">
            <table:change-track-table-cell table:cell-address="Comparison.B35" table:formula="of:=[$SIFT.B14]" office:value-type="float" office:value="0"/>
          </table:previous>
        </table:cell-content-change>
        <table:cell-content-change table:id="ct1441">
          <table:cell-address table:column="1" table:row="35" table:table="0"/>
          <office:change-info>
            <dc:creator> </dc:creator>
            <dc:date>2020-09-07T15:18:48.210182560</dc:date>
          </office:change-info>
          <table:previous table:id="ct1438">
            <table:change-track-table-cell table:cell-address="Comparison.B36" table:formula="of:=[$SIFT.B15]" office:value-type="string">
              <text:p>Nº of Keypoints</text:p>
            </table:change-track-table-cell>
          </table:previous>
        </table:cell-content-change>
        <table:cell-content-change table:id="ct1442">
          <table:cell-address table:column="1" table:row="32" table:table="0"/>
          <office:change-info>
            <dc:creator> </dc:creator>
            <dc:date>2020-09-07T15:18:53.521934564</dc:date>
          </office:change-info>
          <table:previous table:id="ct1435">
            <table:change-track-table-cell table:cell-address="Comparison.B33" table:formula="of:=[$SIFT.B12]" office:value-type="float" office:value="138.666666666667"/>
          </table:previous>
        </table:cell-content-change>
        <table:cell-content-change table:id="ct1443">
          <table:cell-address table:column="1" table:row="33" table:table="0"/>
          <office:change-info>
            <dc:creator> </dc:creator>
            <dc:date>2020-09-07T15:18:53.521976978</dc:date>
          </office:change-info>
          <table:previous table:id="ct1439">
            <table:change-track-table-cell table:cell-address="Comparison.B34" table:formula="of:=[$SIFT.B25]" office:value-type="float" office:value="138.666666666667"/>
          </table:previous>
        </table:cell-content-change>
        <table:cell-content-change table:id="ct1444">
          <table:cell-address table:column="1" table:row="34" table:table="0"/>
          <office:change-info>
            <dc:creator> </dc:creator>
            <dc:date>2020-09-07T15:18:53.522009983</dc:date>
          </office:change-info>
          <table:previous table:id="ct1440">
            <table:change-track-table-cell table:cell-address="Comparison.B35" table:formula="of:=[$SIFT.B38]" office:value-type="float" office:value="138.666666666667"/>
          </table:previous>
        </table:cell-content-change>
        <table:cell-content-change table:id="ct1445">
          <table:cell-address table:column="1" table:row="35" table:table="0"/>
          <office:change-info>
            <dc:creator> </dc:creator>
            <dc:date>2020-09-07T15:18:53.522042110</dc:date>
          </office:change-info>
          <table:previous table:id="ct1441">
            <table:change-track-table-cell table:cell-address="Comparison.B36" table:formula="of:=[$SIFT.B51]" office:value-type="float" office:value="138.666666666667"/>
          </table:previous>
        </table:cell-content-change>
        <table:cell-content-change table:id="ct1446">
          <table:cell-address table:column="2" table:row="32" table:table="0"/>
          <office:change-info>
            <dc:creator> </dc:creator>
            <dc:date>2020-09-07T15:18:53.522061973</dc:date>
          </office:change-info>
          <table:previous>
            <table:change-track-table-cell/>
          </table:previous>
        </table:cell-content-change>
        <table:cell-content-change table:id="ct1447">
          <table:cell-address table:column="2" table:row="33" table:table="0"/>
          <office:change-info>
            <dc:creator> </dc:creator>
            <dc:date>2020-09-07T15:18:53.522261814</dc:date>
          </office:change-info>
          <table:previous>
            <table:change-track-table-cell/>
          </table:previous>
        </table:cell-content-change>
        <table:cell-content-change table:id="ct1448">
          <table:cell-address table:column="2" table:row="34" table:table="0"/>
          <office:change-info>
            <dc:creator> </dc:creator>
            <dc:date>2020-09-07T15:18:53.522323713</dc:date>
          </office:change-info>
          <table:previous>
            <table:change-track-table-cell/>
          </table:previous>
        </table:cell-content-change>
        <table:cell-content-change table:id="ct1449">
          <table:cell-address table:column="2" table:row="35" table:table="0"/>
          <office:change-info>
            <dc:creator> </dc:creator>
            <dc:date>2020-09-07T15:18:53.522384783</dc:date>
          </office:change-info>
          <table:previous>
            <table:change-track-table-cell/>
          </table:previous>
        </table:cell-content-change>
        <table:cell-content-change table:id="ct1450">
          <table:cell-address table:column="3" table:row="32" table:table="0"/>
          <office:change-info>
            <dc:creator> </dc:creator>
            <dc:date>2020-09-07T15:18:53.522452075</dc:date>
          </office:change-info>
          <table:previous>
            <table:change-track-table-cell/>
          </table:previous>
        </table:cell-content-change>
        <table:cell-content-change table:id="ct1451">
          <table:cell-address table:column="3" table:row="33" table:table="0"/>
          <office:change-info>
            <dc:creator> </dc:creator>
            <dc:date>2020-09-07T15:18:53.522518777</dc:date>
          </office:change-info>
          <table:previous>
            <table:change-track-table-cell/>
          </table:previous>
        </table:cell-content-change>
        <table:cell-content-change table:id="ct1452">
          <table:cell-address table:column="3" table:row="34" table:table="0"/>
          <office:change-info>
            <dc:creator> </dc:creator>
            <dc:date>2020-09-07T15:18:53.522584063</dc:date>
          </office:change-info>
          <table:previous>
            <table:change-track-table-cell/>
          </table:previous>
        </table:cell-content-change>
        <table:cell-content-change table:id="ct1453">
          <table:cell-address table:column="3" table:row="35" table:table="0"/>
          <office:change-info>
            <dc:creator> </dc:creator>
            <dc:date>2020-09-07T15:18:53.522649933</dc:date>
          </office:change-info>
          <table:previous>
            <table:change-track-table-cell/>
          </table:previous>
        </table:cell-content-change>
        <table:cell-content-change table:id="ct1454">
          <table:cell-address table:column="4" table:row="32" table:table="0"/>
          <office:change-info>
            <dc:creator> </dc:creator>
            <dc:date>2020-09-07T15:18:53.522715831</dc:date>
          </office:change-info>
          <table:previous>
            <table:change-track-table-cell/>
          </table:previous>
        </table:cell-content-change>
        <table:cell-content-change table:id="ct1455">
          <table:cell-address table:column="4" table:row="33" table:table="0"/>
          <office:change-info>
            <dc:creator> </dc:creator>
            <dc:date>2020-09-07T15:18:53.522784679</dc:date>
          </office:change-info>
          <table:previous>
            <table:change-track-table-cell/>
          </table:previous>
        </table:cell-content-change>
        <table:cell-content-change table:id="ct1456">
          <table:cell-address table:column="4" table:row="34" table:table="0"/>
          <office:change-info>
            <dc:creator> </dc:creator>
            <dc:date>2020-09-07T15:18:53.522850316</dc:date>
          </office:change-info>
          <table:previous>
            <table:change-track-table-cell/>
          </table:previous>
        </table:cell-content-change>
        <table:cell-content-change table:id="ct1457">
          <table:cell-address table:column="4" table:row="35" table:table="0"/>
          <office:change-info>
            <dc:creator> </dc:creator>
            <dc:date>2020-09-07T15:18:53.522916152</dc:date>
          </office:change-info>
          <table:previous>
            <table:change-track-table-cell/>
          </table:previous>
        </table:cell-content-change>
        <table:cell-content-change table:id="ct1458">
          <table:cell-address table:column="5" table:row="32" table:table="0"/>
          <office:change-info>
            <dc:creator> </dc:creator>
            <dc:date>2020-09-07T15:18:53.522982780</dc:date>
          </office:change-info>
          <table:previous>
            <table:change-track-table-cell/>
          </table:previous>
        </table:cell-content-change>
        <table:cell-content-change table:id="ct1459">
          <table:cell-address table:column="5" table:row="33" table:table="0"/>
          <office:change-info>
            <dc:creator> </dc:creator>
            <dc:date>2020-09-07T15:18:53.523050936</dc:date>
          </office:change-info>
          <table:previous>
            <table:change-track-table-cell/>
          </table:previous>
        </table:cell-content-change>
        <table:cell-content-change table:id="ct1460">
          <table:cell-address table:column="5" table:row="34" table:table="0"/>
          <office:change-info>
            <dc:creator> </dc:creator>
            <dc:date>2020-09-07T15:18:53.523138994</dc:date>
          </office:change-info>
          <table:previous>
            <table:change-track-table-cell/>
          </table:previous>
        </table:cell-content-change>
        <table:cell-content-change table:id="ct1461">
          <table:cell-address table:column="5" table:row="35" table:table="0"/>
          <office:change-info>
            <dc:creator> </dc:creator>
            <dc:date>2020-09-07T15:18:53.523219748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Detector/Descriptor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</text:p>
          </table:table-cell>
          <table:table-cell table:style-name="ce1" office:value-type="string" calcext:value-type="string">
            <text:p>Extraction Time</text:p>
          </table:table-cell>
        </table:table-row>
        <table:table-row table:style-name="ro1">
          <table:table-cell office:value-type="string" calcext:value-type="string">
            <text:p>AKAZE/SIFT</text:p>
          </table:table-cell>
          <table:table-cell table:formula="of:=[$AKAZE.B77]" office:value-type="float" office:value="167.111111111111" calcext:value-type="float">
            <text:p>167.11</text:p>
          </table:table-cell>
          <table:table-cell table:formula="of:=[$AKAZE.C77]" office:value-type="float" office:value="12.1683777777778" calcext:value-type="float">
            <text:p>12.17</text:p>
          </table:table-cell>
          <table:table-cell table:formula="of:=[$AKAZE.D77]" office:value-type="float" office:value="141.111111111111" calcext:value-type="float">
            <text:p>141.11</text:p>
          </table:table-cell>
          <table:table-cell table:formula="of:=[$AKAZE.E77]" office:value-type="float" office:value="107.268222222222" calcext:value-type="float">
            <text:p>107.27</text:p>
          </table:table-cell>
          <table:table-cell table:formula="of:=[$AKAZE.F77]" office:value-type="float" office:value="37.3525333333333" calcext:value-type="float">
            <text:p>37.35</text:p>
          </table:table-cell>
        </table:table-row>
        <table:table-row table:style-name="ro1">
          <table:table-cell office:value-type="string" calcext:value-type="string">
            <text:p>AKAZE/BRIEF</text:p>
          </table:table-cell>
          <table:table-cell table:formula="of:=[$AKAZE.B25]" office:value-type="float" office:value="167.111111111111" calcext:value-type="float">
            <text:p>167.11</text:p>
          </table:table-cell>
          <table:table-cell table:formula="of:=[$AKAZE.C25]" office:value-type="float" office:value="12.1683777777778" calcext:value-type="float">
            <text:p>12.17</text:p>
          </table:table-cell>
          <table:table-cell table:formula="of:=[$AKAZE.D25]" office:value-type="float" office:value="140.666666666667" calcext:value-type="float">
            <text:p>140.67</text:p>
          </table:table-cell>
          <table:table-cell table:formula="of:=[$AKAZE.E25]" office:value-type="float" office:value="114.175333333333" calcext:value-type="float">
            <text:p>114.18</text:p>
          </table:table-cell>
          <table:table-cell table:formula="of:=[$AKAZE.F25]" office:value-type="float" office:value="1.18304211111111" calcext:value-type="float">
            <text:p>1.18</text:p>
          </table:table-cell>
        </table:table-row>
        <table:table-row table:style-name="ro1">
          <table:table-cell office:value-type="string" calcext:value-type="string">
            <text:p>AKAZE/AKAZE</text:p>
          </table:table-cell>
          <table:table-cell table:formula="of:=[$AKAZE.B64]" office:value-type="float" office:value="167.111111111111" calcext:value-type="float">
            <text:p>167.11</text:p>
          </table:table-cell>
          <table:table-cell table:formula="of:=[$AKAZE.C64]" office:value-type="float" office:value="12.1683777777778" calcext:value-type="float">
            <text:p>12.17</text:p>
          </table:table-cell>
          <table:table-cell table:formula="of:=[$AKAZE.D64]" office:value-type="float" office:value="139.888888888889" calcext:value-type="float">
            <text:p>139.89</text:p>
          </table:table-cell>
          <table:table-cell table:formula="of:=[$AKAZE.E64]" office:value-type="float" office:value="110.518111111111" calcext:value-type="float">
            <text:p>110.52</text:p>
          </table:table-cell>
          <table:table-cell table:formula="of:=[$AKAZE.F64]" office:value-type="float" office:value="96.3030777777778" calcext:value-type="float">
            <text:p>96.30</text:p>
          </table:table-cell>
        </table:table-row>
        <table:table-row table:style-name="ro1">
          <table:table-cell office:value-type="string" calcext:value-type="string">
            <text:p>AKAZE/BRISK</text:p>
          </table:table-cell>
          <table:table-cell table:formula="of:=[$AKAZE.B12]" office:value-type="float" office:value="167.111111111111" calcext:value-type="float">
            <text:p>167.11</text:p>
          </table:table-cell>
          <table:table-cell table:formula="of:=[$AKAZE.C12]" office:value-type="float" office:value="12.1683777777778" calcext:value-type="float">
            <text:p>12.17</text:p>
          </table:table-cell>
          <table:table-cell table:formula="of:=[$AKAZE.D12]" office:value-type="float" office:value="135" calcext:value-type="float">
            <text:p>135.00</text:p>
          </table:table-cell>
          <table:table-cell table:formula="of:=[$AKAZE.E12]" office:value-type="float" office:value="113.877" calcext:value-type="float">
            <text:p>113.88</text:p>
          </table:table-cell>
          <table:table-cell table:formula="of:=[$AKAZE.F12]" office:value-type="float" office:value="2.47384" calcext:value-type="float">
            <text:p>2.47</text:p>
          </table:table-cell>
        </table:table-row>
        <table:table-row table:style-name="ro1">
          <table:table-cell office:value-type="string" calcext:value-type="string">
            <text:p>AKAZE/FREAK</text:p>
          </table:table-cell>
          <table:table-cell table:formula="of:=[$AKAZE.B51]" office:value-type="float" office:value="167.111111111111" calcext:value-type="float">
            <text:p>167.11</text:p>
          </table:table-cell>
          <table:table-cell table:formula="of:=[$AKAZE.C51]" office:value-type="float" office:value="12.1683777777778" calcext:value-type="float">
            <text:p>12.17</text:p>
          </table:table-cell>
          <table:table-cell table:formula="of:=[$AKAZE.D51]" office:value-type="float" office:value="131.888888888889" calcext:value-type="float">
            <text:p>131.89</text:p>
          </table:table-cell>
          <table:table-cell table:formula="of:=[$AKAZE.E51]" office:value-type="float" office:value="114.711333333333" calcext:value-type="float">
            <text:p>114.71</text:p>
          </table:table-cell>
          <table:table-cell table:formula="of:=[$AKAZE.F51]" office:value-type="float" office:value="49.9946111111111" calcext:value-type="float">
            <text:p>49.99</text:p>
          </table:table-cell>
        </table:table-row>
        <table:table-row table:style-name="ro1">
          <table:table-cell office:value-type="string" calcext:value-type="string">
            <text:p>AKAZE/ORB</text:p>
          </table:table-cell>
          <table:table-cell table:formula="of:=[$AKAZE.B38]" office:value-type="float" office:value="167.111111111111" calcext:value-type="float">
            <text:p>167.11</text:p>
          </table:table-cell>
          <table:table-cell table:formula="of:=[$AKAZE.C38]" office:value-type="float" office:value="12.1683777777778" calcext:value-type="float">
            <text:p>12.17</text:p>
          </table:table-cell>
          <table:table-cell table:formula="of:=[$AKAZE.D38]" office:value-type="float" office:value="131.333333333333" calcext:value-type="float">
            <text:p>131.33</text:p>
          </table:table-cell>
          <table:table-cell table:formula="of:=[$AKAZE.E38]" office:value-type="float" office:value="115.57" calcext:value-type="float">
            <text:p>115.57</text:p>
          </table:table-cell>
          <table:table-cell table:formula="of:=[$AKAZE.F38]" office:value-type="float" office:value="3.60415444444444" calcext:value-type="float">
            <text:p>3.60</text:p>
          </table:table-cell>
        </table:table-row>
        <table:table-row table:style-name="ro1">
          <table:table-cell office:value-type="string" calcext:value-type="string">
            <text:p>BRISK/SIFT</text:p>
          </table:table-cell>
          <table:table-cell table:formula="of:=[$BRISK.B64]" office:value-type="float" office:value="180.888888888889" calcext:value-type="float">
            <text:p>180.89</text:p>
          </table:table-cell>
          <table:table-cell table:formula="of:=[$BRISK.C64]" office:value-type="float" office:value="221.724" calcext:value-type="float">
            <text:p>221.72</text:p>
          </table:table-cell>
          <table:table-cell table:formula="of:=[$BRISK.D64]" office:value-type="float" office:value="128.888888888889" calcext:value-type="float">
            <text:p>128.89</text:p>
          </table:table-cell>
          <table:table-cell table:formula="of:=[$BRISK.E64]" office:value-type="float" office:value="417.87" calcext:value-type="float">
            <text:p>417.87</text:p>
          </table:table-cell>
          <table:table-cell table:formula="of:=[$BRISK.F64]" office:value-type="float" office:value="55.4219111111111" calcext:value-type="float">
            <text:p>55.42</text:p>
          </table:table-cell>
        </table:table-row>
        <table:table-row table:style-name="ro1">
          <table:table-cell office:value-type="string" calcext:value-type="string">
            <text:p>BRISK/BRIEF</text:p>
          </table:table-cell>
          <table:table-cell table:formula="of:=[$BRISK.B25]" office:value-type="float" office:value="180.888888888889" calcext:value-type="float">
            <text:p>180.89</text:p>
          </table:table-cell>
          <table:table-cell table:formula="of:=[$BRISK.C25]" office:value-type="float" office:value="221.724" calcext:value-type="float">
            <text:p>221.72</text:p>
          </table:table-cell>
          <table:table-cell table:formula="of:=[$BRISK.D25]" office:value-type="float" office:value="128.444444444444" calcext:value-type="float">
            <text:p>128.44</text:p>
          </table:table-cell>
          <table:table-cell table:formula="of:=[$BRISK.E25]" office:value-type="float" office:value="418.939555555556" calcext:value-type="float">
            <text:p>418.94</text:p>
          </table:table-cell>
          <table:table-cell table:formula="of:=[$BRISK.F25]" office:value-type="float" office:value="0.835502555555556" calcext:value-type="float">
            <text:p>0.84</text:p>
          </table:table-cell>
        </table:table-row>
        <table:table-row table:style-name="ro1">
          <table:table-cell office:value-type="string" calcext:value-type="string">
            <text:p>BRISK/BRISK</text:p>
          </table:table-cell>
          <table:table-cell table:formula="of:=[$BRISK.B12]" office:value-type="float" office:value="180.888888888889" calcext:value-type="float">
            <text:p>180.89</text:p>
          </table:table-cell>
          <table:table-cell table:formula="of:=[$BRISK.C12]" office:value-type="float" office:value="221.724" calcext:value-type="float">
            <text:p>221.72</text:p>
          </table:table-cell>
          <table:table-cell table:formula="of:=[$BRISK.D12]" office:value-type="float" office:value="122.333333333333" calcext:value-type="float">
            <text:p>122.33</text:p>
          </table:table-cell>
          <table:table-cell table:formula="of:=[$BRISK.E12]" office:value-type="float" office:value="413.842777777778" calcext:value-type="float">
            <text:p>413.84</text:p>
          </table:table-cell>
          <table:table-cell table:formula="of:=[$BRISK.F12]" office:value-type="float" office:value="2.38101777777778" calcext:value-type="float">
            <text:p>2.38</text:p>
          </table:table-cell>
        </table:table-row>
        <table:table-row table:style-name="ro1">
          <table:table-cell office:value-type="string" calcext:value-type="string">
            <text:p>BRISK/FREAK</text:p>
          </table:table-cell>
          <table:table-cell table:formula="of:=[$BRISK.B51]" office:value-type="float" office:value="180.888888888889" calcext:value-type="float">
            <text:p>180.89</text:p>
          </table:table-cell>
          <table:table-cell table:formula="of:=[$BRISK.C51]" office:value-type="float" office:value="221.724" calcext:value-type="float">
            <text:p>221.72</text:p>
          </table:table-cell>
          <table:table-cell table:formula="of:=[$BRISK.D51]" office:value-type="float" office:value="118.888888888889" calcext:value-type="float">
            <text:p>118.89</text:p>
          </table:table-cell>
          <table:table-cell table:formula="of:=[$BRISK.E51]" office:value-type="float" office:value="416.152" calcext:value-type="float">
            <text:p>416.15</text:p>
          </table:table-cell>
          <table:table-cell table:formula="of:=[$BRISK.F51]" office:value-type="float" office:value="49.0144111111111" calcext:value-type="float">
            <text:p>49.01</text:p>
          </table:table-cell>
        </table:table-row>
        <table:table-row table:style-name="ro1">
          <table:table-cell office:value-type="string" calcext:value-type="string">
            <text:p>BRISK/ORB</text:p>
          </table:table-cell>
          <table:table-cell table:formula="of:=[$BRISK.B38]" office:value-type="float" office:value="180.888888888889" calcext:value-type="float">
            <text:p>180.89</text:p>
          </table:table-cell>
          <table:table-cell table:formula="of:=[$BRISK.C38]" office:value-type="float" office:value="221.724" calcext:value-type="float">
            <text:p>221.72</text:p>
          </table:table-cell>
          <table:table-cell table:formula="of:=[$BRISK.D38]" office:value-type="float" office:value="118" calcext:value-type="float">
            <text:p>118.00</text:p>
          </table:table-cell>
          <table:table-cell table:formula="of:=[$BRISK.E38]" office:value-type="float" office:value="417.284" calcext:value-type="float">
            <text:p>417.28</text:p>
          </table:table-cell>
          <table:table-cell table:formula="of:=[$BRISK.F38]" office:value-type="float" office:value="4.68204555555556" calcext:value-type="float">
            <text:p>4.68</text:p>
          </table:table-cell>
        </table:table-row>
        <table:table-row table:style-name="ro1">
          <table:table-cell office:value-type="string" calcext:value-type="string">
            <text:p>Shi-Tomasi/BRIEF</text:p>
          </table:table-cell>
          <table:table-cell table:formula="of:=[$'Shi-Tomasi'.B25]" office:value-type="float" office:value="117.111111111111" calcext:value-type="float">
            <text:p>117.11</text:p>
          </table:table-cell>
          <table:table-cell table:formula="of:=[$'Shi-Tomasi'.C25]" office:value-type="float" office:value="0" calcext:value-type="float">
            <text:p>0.00</text:p>
          </table:table-cell>
          <table:table-cell table:formula="of:=[$'Shi-Tomasi'.D25]" office:value-type="float" office:value="104.888888888889" calcext:value-type="float">
            <text:p>104.89</text:p>
          </table:table-cell>
          <table:table-cell table:formula="of:=[$'Shi-Tomasi'.E25]" office:value-type="float" office:value="19.2936444444444" calcext:value-type="float">
            <text:p>19.29</text:p>
          </table:table-cell>
          <table:table-cell table:formula="of:=[$'Shi-Tomasi'.F25]" office:value-type="float" office:value="1.53451777777778" calcext:value-type="float">
            <text:p>1.53</text:p>
          </table:table-cell>
        </table:table-row>
        <table:table-row table:style-name="ro1">
          <table:table-cell office:value-type="string" calcext:value-type="string">
            <text:p>Shi-Tomasi/SIFT</text:p>
          </table:table-cell>
          <table:table-cell table:formula="of:=[$'Shi-Tomasi'.B64]" office:value-type="float" office:value="117.111111111111" calcext:value-type="float">
            <text:p>117.11</text:p>
          </table:table-cell>
          <table:table-cell table:formula="of:=[$'Shi-Tomasi'.C64]" office:value-type="float" office:value="0" calcext:value-type="float">
            <text:p>0.00</text:p>
          </table:table-cell>
          <table:table-cell table:formula="of:=[$'Shi-Tomasi'.D64]" office:value-type="float" office:value="103" calcext:value-type="float">
            <text:p>103.00</text:p>
          </table:table-cell>
          <table:table-cell table:formula="of:=[$'Shi-Tomasi'.E64]" office:value-type="float" office:value="16.6008222222222" calcext:value-type="float">
            <text:p>16.60</text:p>
          </table:table-cell>
          <table:table-cell table:formula="of:=[$'Shi-Tomasi'.F64]" office:value-type="float" office:value="22.5246666666667" calcext:value-type="float">
            <text:p>22.52</text:p>
          </table:table-cell>
        </table:table-row>
        <table:table-row table:style-name="ro1">
          <table:table-cell office:value-type="string" calcext:value-type="string">
            <text:p>Shi-Tomasi/ORB</text:p>
          </table:table-cell>
          <table:table-cell table:formula="of:=[$'Shi-Tomasi'.B38]" office:value-type="float" office:value="117.111111111111" calcext:value-type="float">
            <text:p>117.11</text:p>
          </table:table-cell>
          <table:table-cell table:formula="of:=[$'Shi-Tomasi'.C38]" office:value-type="float" office:value="0" calcext:value-type="float">
            <text:p>0.00</text:p>
          </table:table-cell>
          <table:table-cell table:formula="of:=[$'Shi-Tomasi'.D38]" office:value-type="float" office:value="100.888888888889" calcext:value-type="float">
            <text:p>100.89</text:p>
          </table:table-cell>
          <table:table-cell table:formula="of:=[$'Shi-Tomasi'.E38]" office:value-type="float" office:value="20.2667666666667" calcext:value-type="float">
            <text:p>20.27</text:p>
          </table:table-cell>
          <table:table-cell table:formula="of:=[$'Shi-Tomasi'.F38]" office:value-type="float" office:value="1.78803444444444" calcext:value-type="float">
            <text:p>1.79</text:p>
          </table:table-cell>
        </table:table-row>
        <table:table-row table:style-name="ro1">
          <table:table-cell office:value-type="string" calcext:value-type="string">
            <text:p>FAST/BRIEF</text:p>
          </table:table-cell>
          <table:table-cell table:formula="of:=[$FAST.B25]" office:value-type="float" office:value="116.111111111111" calcext:value-type="float">
            <text:p>116.11</text:p>
          </table:table-cell>
          <table:table-cell table:formula="of:=[$FAST.C25]" office:value-type="float" office:value="0" calcext:value-type="float">
            <text:p>0.00</text:p>
          </table:table-cell>
          <table:table-cell table:formula="of:=[$FAST.D25]" office:value-type="float" office:value="98.4444444444445" calcext:value-type="float">
            <text:p>98.44</text:p>
          </table:table-cell>
          <table:table-cell table:formula="of:=[$FAST.E25]" office:value-type="float" office:value="0.732505666666667" calcext:value-type="float">
            <text:p>0.73</text:p>
          </table:table-cell>
          <table:table-cell table:formula="of:=[$FAST.F25]" office:value-type="float" office:value="1.05820988888889" calcext:value-type="float">
            <text:p>1.06</text:p>
          </table:table-cell>
        </table:table-row>
        <table:table-row table:style-name="ro1">
          <table:table-cell office:value-type="string" calcext:value-type="string">
            <text:p>FAST/ORB</text:p>
          </table:table-cell>
          <table:table-cell table:formula="of:=[$FAST.B38]" office:value-type="float" office:value="116.111111111111" calcext:value-type="float">
            <text:p>116.11</text:p>
          </table:table-cell>
          <table:table-cell table:formula="of:=[$FAST.C38]" office:value-type="float" office:value="0" calcext:value-type="float">
            <text:p>0.00</text:p>
          </table:table-cell>
          <table:table-cell table:formula="of:=[$FAST.D38]" office:value-type="float" office:value="98" calcext:value-type="float">
            <text:p>98.00</text:p>
          </table:table-cell>
          <table:table-cell table:formula="of:=[$FAST.E38]" office:value-type="float" office:value="0.744166333333333" calcext:value-type="float">
            <text:p>0.74</text:p>
          </table:table-cell>
          <table:table-cell table:formula="of:=[$FAST.F38]" office:value-type="float" office:value="0.995695111111111" calcext:value-type="float">
            <text:p>1.00</text:p>
          </table:table-cell>
        </table:table-row>
        <table:table-row table:style-name="ro1">
          <table:table-cell office:value-type="string" calcext:value-type="string">
            <text:p>FAST/SIFT</text:p>
          </table:table-cell>
          <table:table-cell table:formula="of:=[$FAST.B64]" office:value-type="float" office:value="116.111111111111" calcext:value-type="float">
            <text:p>116.11</text:p>
          </table:table-cell>
          <table:table-cell table:formula="of:=[$FAST.C64]" office:value-type="float" office:value="0" calcext:value-type="float">
            <text:p>0.00</text:p>
          </table:table-cell>
          <table:table-cell table:formula="of:=[$FAST.D64]" office:value-type="float" office:value="93.3333333333333" calcext:value-type="float">
            <text:p>93.33</text:p>
          </table:table-cell>
          <table:table-cell table:formula="of:=[$FAST.E64]" office:value-type="float" office:value="0.854150888888889" calcext:value-type="float">
            <text:p>0.85</text:p>
          </table:table-cell>
          <table:table-cell table:formula="of:=[$FAST.F64]" office:value-type="float" office:value="34.7915333333333" calcext:value-type="float">
            <text:p>34.79</text:p>
          </table:table-cell>
        </table:table-row>
        <table:table-row table:style-name="ro1">
          <table:table-cell office:value-type="string" calcext:value-type="string">
            <text:p>SIFT/SIFT</text:p>
          </table:table-cell>
          <table:table-cell table:formula="of:=[$SIFT.B51]" office:value-type="float" office:value="138.666666666667" calcext:value-type="float">
            <text:p>138.67</text:p>
          </table:table-cell>
          <table:table-cell table:formula="of:=[$SIFT.C51]" office:value-type="float" office:value="35.6979666666667" calcext:value-type="float">
            <text:p>35.70</text:p>
          </table:table-cell>
          <table:table-cell table:formula="of:=[$SIFT.D51]" office:value-type="float" office:value="88.8888888888889" calcext:value-type="float">
            <text:p>88.89</text:p>
          </table:table-cell>
          <table:table-cell table:formula="of:=[$SIFT.E51]" office:value-type="float" office:value="135.907" calcext:value-type="float">
            <text:p>135.91</text:p>
          </table:table-cell>
          <table:table-cell table:formula="of:=[$SIFT.F51]" office:value-type="float" office:value="91.5526666666667" calcext:value-type="float">
            <text:p>91.55</text:p>
          </table:table-cell>
        </table:table-row>
        <table:table-row table:style-name="ro1">
          <table:table-cell office:value-type="string" calcext:value-type="string">
            <text:p>Shi-Tomasi/FREAK</text:p>
          </table:table-cell>
          <table:table-cell table:formula="of:=[$'Shi-Tomasi'.B51]" office:value-type="float" office:value="117.111111111111" calcext:value-type="float">
            <text:p>117.11</text:p>
          </table:table-cell>
          <table:table-cell table:formula="of:=[$'Shi-Tomasi'.C51]" office:value-type="float" office:value="0" calcext:value-type="float">
            <text:p>0.00</text:p>
          </table:table-cell>
          <table:table-cell table:formula="of:=[$'Shi-Tomasi'.D51]" office:value-type="float" office:value="85.3333333333333" calcext:value-type="float">
            <text:p>85.33</text:p>
          </table:table-cell>
          <table:table-cell table:formula="of:=[$'Shi-Tomasi'.E51]" office:value-type="float" office:value="14.0563" calcext:value-type="float">
            <text:p>14.06</text:p>
          </table:table-cell>
          <table:table-cell table:formula="of:=[$'Shi-Tomasi'.F51]" office:value-type="float" office:value="48.7311777777778" calcext:value-type="float">
            <text:p>48.73</text:p>
          </table:table-cell>
        </table:table-row>
        <table:table-row table:style-name="ro1">
          <table:table-cell office:value-type="string" calcext:value-type="string">
            <text:p>Shi-Tomasi/BRISK</text:p>
          </table:table-cell>
          <table:table-cell table:formula="of:=[$'Shi-Tomasi'.B12]" office:value-type="float" office:value="117.111111111111" calcext:value-type="float">
            <text:p>117.11</text:p>
          </table:table-cell>
          <table:table-cell table:formula="of:=[$'Shi-Tomasi'.C12]" office:value-type="float" office:value="0" calcext:value-type="float">
            <text:p>0.00</text:p>
          </table:table-cell>
          <table:table-cell table:formula="of:=[$'Shi-Tomasi'.D12]" office:value-type="float" office:value="85.2222222222222" calcext:value-type="float">
            <text:p>85.22</text:p>
          </table:table-cell>
          <table:table-cell table:formula="of:=[$'Shi-Tomasi'.E12]" office:value-type="float" office:value="20.8049333333333" calcext:value-type="float">
            <text:p>20.80</text:p>
          </table:table-cell>
          <table:table-cell table:formula="of:=[$'Shi-Tomasi'.F12]" office:value-type="float" office:value="2.94777111111111" calcext:value-type="float">
            <text:p>2.95</text:p>
          </table:table-cell>
        </table:table-row>
        <table:table-row table:style-name="ro1">
          <table:table-cell office:value-type="string" calcext:value-type="string">
            <text:p>ORB/ORB</text:p>
          </table:table-cell>
          <table:table-cell table:formula="of:=[$ORB.B38]" office:value-type="float" office:value="118.777777777778" calcext:value-type="float">
            <text:p>118.78</text:p>
          </table:table-cell>
          <table:table-cell table:formula="of:=[$ORB.C38]" office:value-type="float" office:value="629.062" calcext:value-type="float">
            <text:p>629.06</text:p>
          </table:table-cell>
          <table:table-cell table:formula="of:=[$ORB.D38]" office:value-type="float" office:value="84.7777777777778" calcext:value-type="float">
            <text:p>84.78</text:p>
          </table:table-cell>
          <table:table-cell table:formula="of:=[$ORB.E38]" office:value-type="float" office:value="9.22149222222222" calcext:value-type="float">
            <text:p>9.22</text:p>
          </table:table-cell>
          <table:table-cell table:formula="of:=[$ORB.F38]" office:value-type="float" office:value="5.26770333333333" calcext:value-type="float">
            <text:p>5.27</text:p>
          </table:table-cell>
        </table:table-row>
        <table:table-row table:style-name="ro1">
          <table:table-cell office:value-type="string" calcext:value-type="string">
            <text:p>ORB/SIFT</text:p>
          </table:table-cell>
          <table:table-cell table:formula="of:=[$ORB.B64]" office:value-type="float" office:value="118.777777777778" calcext:value-type="float">
            <text:p>118.78</text:p>
          </table:table-cell>
          <table:table-cell table:formula="of:=[$ORB.C64]" office:value-type="float" office:value="629.062" calcext:value-type="float">
            <text:p>629.06</text:p>
          </table:table-cell>
          <table:table-cell table:formula="of:=[$ORB.D64]" office:value-type="float" office:value="84.7777777777778" calcext:value-type="float">
            <text:p>84.78</text:p>
          </table:table-cell>
          <table:table-cell table:formula="of:=[$ORB.E64]" office:value-type="float" office:value="8.89369555555556" calcext:value-type="float">
            <text:p>8.89</text:p>
          </table:table-cell>
          <table:table-cell table:formula="of:=[$ORB.F64]" office:value-type="float" office:value="78.9986" calcext:value-type="float">
            <text:p>79.00</text:p>
          </table:table-cell>
        </table:table-row>
        <table:table-row table:style-name="ro1">
          <table:table-cell office:value-type="string" calcext:value-type="string">
            <text:p>ORB/BRISK</text:p>
          </table:table-cell>
          <table:table-cell table:formula="of:=[$ORB.B12]" office:value-type="float" office:value="118.777777777778" calcext:value-type="float">
            <text:p>118.78</text:p>
          </table:table-cell>
          <table:table-cell table:formula="of:=[$ORB.C12]" office:value-type="float" office:value="629.062" calcext:value-type="float">
            <text:p>629.06</text:p>
          </table:table-cell>
          <table:table-cell table:formula="of:=[$ORB.D12]" office:value-type="float" office:value="83.4444444444445" calcext:value-type="float">
            <text:p>83.44</text:p>
          </table:table-cell>
          <table:table-cell table:formula="of:=[$ORB.E12]" office:value-type="float" office:value="8.55745666666667" calcext:value-type="float">
            <text:p>8.56</text:p>
          </table:table-cell>
          <table:table-cell table:formula="of:=[$ORB.F12]" office:value-type="float" office:value="1.64638" calcext:value-type="float">
            <text:p>1.65</text:p>
          </table:table-cell>
        </table:table-row>
        <table:table-row table:style-name="ro1">
          <table:table-cell office:value-type="string" calcext:value-type="string">
            <text:p>FAST/BRISK</text:p>
          </table:table-cell>
          <table:table-cell table:formula="of:=[$FAST.B12]" office:value-type="float" office:value="116.111111111111" calcext:value-type="float">
            <text:p>116.11</text:p>
          </table:table-cell>
          <table:table-cell table:formula="of:=[$FAST.C12]" office:value-type="float" office:value="0" calcext:value-type="float">
            <text:p>0.00</text:p>
          </table:table-cell>
          <table:table-cell table:formula="of:=[$FAST.D12]" office:value-type="float" office:value="81.5555555555556" calcext:value-type="float">
            <text:p>81.56</text:p>
          </table:table-cell>
          <table:table-cell table:formula="of:=[$FAST.E12]" office:value-type="float" office:value="0.823331444444444" calcext:value-type="float">
            <text:p>0.82</text:p>
          </table:table-cell>
          <table:table-cell table:formula="of:=[$FAST.F12]" office:value-type="float" office:value="1.91096666666667" calcext:value-type="float">
            <text:p>1.91</text:p>
          </table:table-cell>
        </table:table-row>
        <table:table-row table:style-name="ro1">
          <table:table-cell office:value-type="string" calcext:value-type="string">
            <text:p>FAST/FREAK</text:p>
          </table:table-cell>
          <table:table-cell table:formula="of:=[$FAST.B51]" office:value-type="float" office:value="116.111111111111" calcext:value-type="float">
            <text:p>116.11</text:p>
          </table:table-cell>
          <table:table-cell table:formula="of:=[$FAST.C51]" office:value-type="float" office:value="0" calcext:value-type="float">
            <text:p>0.00</text:p>
          </table:table-cell>
          <table:table-cell table:formula="of:=[$FAST.D51]" office:value-type="float" office:value="79.1111111111111" calcext:value-type="float">
            <text:p>79.11</text:p>
          </table:table-cell>
          <table:table-cell table:formula="of:=[$FAST.E51]" office:value-type="float" office:value="0.892311111111111" calcext:value-type="float">
            <text:p>0.89</text:p>
          </table:table-cell>
          <table:table-cell table:formula="of:=[$FAST.F51]" office:value-type="float" office:value="49.5633777777778" calcext:value-type="float">
            <text:p>49.56</text:p>
          </table:table-cell>
        </table:table-row>
        <table:table-row table:style-name="ro1">
          <table:table-cell office:value-type="string" calcext:value-type="string">
            <text:p>SIFT/BRIEF</text:p>
          </table:table-cell>
          <table:table-cell table:formula="of:=[$SIFT.B25]" office:value-type="float" office:value="138.666666666667" calcext:value-type="float">
            <text:p>138.67</text:p>
          </table:table-cell>
          <table:table-cell table:formula="of:=[$SIFT.C25]" office:value-type="float" office:value="35.6979666666667" calcext:value-type="float">
            <text:p>35.70</text:p>
          </table:table-cell>
          <table:table-cell table:formula="of:=[$SIFT.D25]" office:value-type="float" office:value="78" calcext:value-type="float">
            <text:p>78.00</text:p>
          </table:table-cell>
          <table:table-cell table:formula="of:=[$SIFT.E25]" office:value-type="float" office:value="160.457666666667" calcext:value-type="float">
            <text:p>160.46</text:p>
          </table:table-cell>
          <table:table-cell table:formula="of:=[$SIFT.F25]" office:value-type="float" office:value="0.768752888888889" calcext:value-type="float">
            <text:p>0.77</text:p>
          </table:table-cell>
        </table:table-row>
        <table:table-row table:style-name="ro1">
          <table:table-cell office:value-type="string" calcext:value-type="string">
            <text:p>SIFT/FREAK</text:p>
          </table:table-cell>
          <table:table-cell table:formula="of:=[$SIFT.B38]" office:value-type="float" office:value="138.666666666667" calcext:value-type="float">
            <text:p>138.67</text:p>
          </table:table-cell>
          <table:table-cell table:formula="of:=[$SIFT.C38]" office:value-type="float" office:value="35.6979666666667" calcext:value-type="float">
            <text:p>35.70</text:p>
          </table:table-cell>
          <table:table-cell table:formula="of:=[$SIFT.D38]" office:value-type="float" office:value="65.8888888888889" calcext:value-type="float">
            <text:p>65.89</text:p>
          </table:table-cell>
          <table:table-cell table:formula="of:=[$SIFT.E38]" office:value-type="float" office:value="164.550333333333" calcext:value-type="float">
            <text:p>164.55</text:p>
          </table:table-cell>
          <table:table-cell table:formula="of:=[$SIFT.F38]" office:value-type="float" office:value="49.3906888888889" calcext:value-type="float">
            <text:p>49.39</text:p>
          </table:table-cell>
        </table:table-row>
        <table:table-row table:style-name="ro1">
          <table:table-cell office:value-type="string" calcext:value-type="string">
            <text:p>SIFT/BRISK</text:p>
          </table:table-cell>
          <table:table-cell table:formula="of:=[$SIFT.B12]" office:value-type="float" office:value="138.666666666667" calcext:value-type="float">
            <text:p>138.67</text:p>
          </table:table-cell>
          <table:table-cell table:formula="of:=[$SIFT.C12]" office:value-type="float" office:value="35.6979666666667" calcext:value-type="float">
            <text:p>35.70</text:p>
          </table:table-cell>
          <table:table-cell table:formula="of:=[$SIFT.D12]" office:value-type="float" office:value="65.7777777777778" calcext:value-type="float">
            <text:p>65.78</text:p>
          </table:table-cell>
          <table:table-cell table:formula="of:=[$SIFT.E12]" office:value-type="float" office:value="157.846888888889" calcext:value-type="float">
            <text:p>157.85</text:p>
          </table:table-cell>
          <table:table-cell table:formula="of:=[$SIFT.F12]" office:value-type="float" office:value="1.79966555555556" calcext:value-type="float">
            <text:p>1.80</text:p>
          </table:table-cell>
        </table:table-row>
        <table:table-row table:style-name="ro1">
          <table:table-cell office:value-type="string" calcext:value-type="string">
            <text:p>ORB/BRIEF</text:p>
          </table:table-cell>
          <table:table-cell table:formula="of:=[$ORB.B25]" office:value-type="float" office:value="118.777777777778" calcext:value-type="float">
            <text:p>118.78</text:p>
          </table:table-cell>
          <table:table-cell table:formula="of:=[$ORB.C25]" office:value-type="float" office:value="629.062" calcext:value-type="float">
            <text:p>629.06</text:p>
          </table:table-cell>
          <table:table-cell table:formula="of:=[$ORB.D25]" office:value-type="float" office:value="60.5555555555556" calcext:value-type="float">
            <text:p>60.56</text:p>
          </table:table-cell>
          <table:table-cell table:formula="of:=[$ORB.E25]" office:value-type="float" office:value="8.76058555555556" calcext:value-type="float">
            <text:p>8.76</text:p>
          </table:table-cell>
          <table:table-cell table:formula="of:=[$ORB.F25]" office:value-type="float" office:value="0.725644777777778" calcext:value-type="float">
            <text:p>0.73</text:p>
          </table:table-cell>
        </table:table-row>
        <table:table-row table:style-name="ro1">
          <table:table-cell office:value-type="string" calcext:value-type="string">
            <text:p>ORB/FREAK</text:p>
          </table:table-cell>
          <table:table-cell table:formula="of:=[$ORB.B51]" office:value-type="float" office:value="118.777777777778" calcext:value-type="float">
            <text:p>118.78</text:p>
          </table:table-cell>
          <table:table-cell table:formula="of:=[$ORB.C51]" office:value-type="float" office:value="629.062" calcext:value-type="float">
            <text:p>629.06</text:p>
          </table:table-cell>
          <table:table-cell table:formula="of:=[$ORB.D51]" office:value-type="float" office:value="46.6666666666667" calcext:value-type="float">
            <text:p>46.67</text:p>
          </table:table-cell>
          <table:table-cell table:formula="of:=[$ORB.E51]" office:value-type="float" office:value="8.73319555555556" calcext:value-type="float">
            <text:p>8.73</text:p>
          </table:table-cell>
          <table:table-cell table:formula="of:=[$ORB.F51]" office:value-type="float" office:value="48.1906777777778" calcext:value-type="float">
            <text:p>48.19</text:p>
          </table:table-cell>
        </table:table-row>
        <table:table-row table:style-name="ro1">
          <table:table-cell office:value-type="string" calcext:value-type="string">
            <text:p>Harris/BRIEF</text:p>
          </table:table-cell>
          <table:table-cell table:formula="of:=[$Harris.B25]" office:value-type="float" office:value="25.6666666666667" calcext:value-type="float">
            <text:p>25.67</text:p>
          </table:table-cell>
          <table:table-cell table:formula="of:=[$Harris.C25]" office:value-type="float" office:value="0" calcext:value-type="float">
            <text:p>0.00</text:p>
          </table:table-cell>
          <table:table-cell table:formula="of:=[$Harris.D25]" office:value-type="float" office:value="19.2222222222222" calcext:value-type="float">
            <text:p>19.22</text:p>
          </table:table-cell>
          <table:table-cell table:formula="of:=[$Harris.E25]" office:value-type="float" office:value="21.9691333333333" calcext:value-type="float">
            <text:p>21.97</text:p>
          </table:table-cell>
          <table:table-cell table:formula="of:=[$Harris.F25]" office:value-type="float" office:value="1.22573755555556" calcext:value-type="float">
            <text:p>1.23</text:p>
          </table:table-cell>
        </table:table-row>
        <table:table-row table:style-name="ro1">
          <table:table-cell office:value-type="string" calcext:value-type="string">
            <text:p>Harris/SIFT</text:p>
          </table:table-cell>
          <table:table-cell table:formula="of:=[$Harris.B64]" office:value-type="float" office:value="25.6666666666667" calcext:value-type="float">
            <text:p>25.67</text:p>
          </table:table-cell>
          <table:table-cell table:formula="of:=[$Harris.C64]" office:value-type="float" office:value="0" calcext:value-type="float">
            <text:p>0.00</text:p>
          </table:table-cell>
          <table:table-cell table:formula="of:=[$Harris.D64]" office:value-type="float" office:value="18.1111111111111" calcext:value-type="float">
            <text:p>18.11</text:p>
          </table:table-cell>
          <table:table-cell table:formula="of:=[$Harris.E64]" office:value-type="float" office:value="21.2684444444444" calcext:value-type="float">
            <text:p>21.27</text:p>
          </table:table-cell>
          <table:table-cell table:formula="of:=[$Harris.F64]" office:value-type="float" office:value="24.0483888888889" calcext:value-type="float">
            <text:p>24.05</text:p>
          </table:table-cell>
        </table:table-row>
        <table:table-row table:style-name="ro1">
          <table:table-cell office:value-type="string" calcext:value-type="string">
            <text:p>Harris/ORB</text:p>
          </table:table-cell>
          <table:table-cell table:formula="of:=[$Harris.B38]" office:value-type="float" office:value="25.6666666666667" calcext:value-type="float">
            <text:p>25.67</text:p>
          </table:table-cell>
          <table:table-cell table:formula="of:=[$Harris.C38]" office:value-type="float" office:value="0" calcext:value-type="float">
            <text:p>0.00</text:p>
          </table:table-cell>
          <table:table-cell table:formula="of:=[$Harris.D38]" office:value-type="float" office:value="18" calcext:value-type="float">
            <text:p>18.00</text:p>
          </table:table-cell>
          <table:table-cell table:formula="of:=[$Harris.E38]" office:value-type="float" office:value="21.8998222222222" calcext:value-type="float">
            <text:p>21.90</text:p>
          </table:table-cell>
          <table:table-cell table:formula="of:=[$Harris.F38]" office:value-type="float" office:value="0.956660333333333" calcext:value-type="float">
            <text:p>0.96</text:p>
          </table:table-cell>
        </table:table-row>
        <table:table-row table:style-name="ro1">
          <table:table-cell office:value-type="string" calcext:value-type="string">
            <text:p>Harris/FREAK</text:p>
          </table:table-cell>
          <table:table-cell table:formula="of:=[$Harris.B51]" office:value-type="float" office:value="25.6666666666667" calcext:value-type="float">
            <text:p>25.67</text:p>
          </table:table-cell>
          <table:table-cell table:formula="of:=[$Harris.C51]" office:value-type="float" office:value="0" calcext:value-type="float">
            <text:p>0.00</text:p>
          </table:table-cell>
          <table:table-cell table:formula="of:=[$Harris.D51]" office:value-type="float" office:value="16" calcext:value-type="float">
            <text:p>16.00</text:p>
          </table:table-cell>
          <table:table-cell table:formula="of:=[$Harris.E51]" office:value-type="float" office:value="18.2342888888889" calcext:value-type="float">
            <text:p>18.23</text:p>
          </table:table-cell>
          <table:table-cell table:formula="of:=[$Harris.F51]" office:value-type="float" office:value="47.4985" calcext:value-type="float">
            <text:p>47.50</text:p>
          </table:table-cell>
        </table:table-row>
        <table:table-row table:style-name="ro1">
          <table:table-cell office:value-type="string" calcext:value-type="string">
            <text:p>Harris/BRISK</text:p>
          </table:table-cell>
          <table:table-cell table:formula="of:=[$Harris.B12]" office:value-type="float" office:value="25.6666666666667" calcext:value-type="float">
            <text:p>25.67</text:p>
          </table:table-cell>
          <table:table-cell table:formula="of:=[$Harris.C12]" office:value-type="float" office:value="0" calcext:value-type="float">
            <text:p>0.00</text:p>
          </table:table-cell>
          <table:table-cell table:formula="of:=[$Harris.D12]" office:value-type="float" office:value="15.7777777777778" calcext:value-type="float">
            <text:p>15.78</text:p>
          </table:table-cell>
          <table:table-cell table:formula="of:=[$Harris.E12]" office:value-type="float" office:value="22.4307222222222" calcext:value-type="float">
            <text:p>22.43</text:p>
          </table:table-cell>
          <table:table-cell table:formula="of:=[$Harris.F12]" office:value-type="float" office:value="1.41117988888889" calcext:value-type="float">
            <text:p>1.41</text:p>
          </table:table-cell>
        </table:table-row>
      </table:table>
      <table:table table:name="Shi-Tomasi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2.2872" calcext:value-type="float">
            <text:p>22.2872</text:p>
          </table:table-cell>
          <table:table-cell table:style-name="ce10" office:value-type="float" office:value="3.8941" calcext:value-type="float">
            <text:p>3.894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2.0756" calcext:value-type="float">
            <text:p>22.0756</text:p>
          </table:table-cell>
          <table:table-cell table:style-name="ce10" office:value-type="float" office:value="2.93021" calcext:value-type="float">
            <text:p>2.93021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3513" calcext:value-type="float">
            <text:p>20.3513</text:p>
          </table:table-cell>
          <table:table-cell table:style-name="ce10" office:value-type="float" office:value="2.89163" calcext:value-type="float">
            <text:p>2.8916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.5537" calcext:value-type="float">
            <text:p>21.5537</text:p>
          </table:table-cell>
          <table:table-cell table:style-name="ce10" office:value-type="float" office:value="2.87551" calcext:value-type="float">
            <text:p>2.8755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.8316" calcext:value-type="float">
            <text:p>19.8316</text:p>
          </table:table-cell>
          <table:table-cell table:style-name="ce10" office:value-type="float" office:value="2.76228" calcext:value-type="float">
            <text:p>2.76228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.9765" calcext:value-type="float">
            <text:p>19.9765</text:p>
          </table:table-cell>
          <table:table-cell table:style-name="ce10" office:value-type="float" office:value="2.76807" calcext:value-type="float">
            <text:p>2.76807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.0287" calcext:value-type="float">
            <text:p>20.0287</text:p>
          </table:table-cell>
          <table:table-cell table:style-name="ce10" office:value-type="float" office:value="2.87123" calcext:value-type="float">
            <text:p>2.87123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0.441" calcext:value-type="float">
            <text:p>20.441</text:p>
          </table:table-cell>
          <table:table-cell table:style-name="ce10" office:value-type="float" office:value="2.77086" calcext:value-type="float">
            <text:p>2.77086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0.6988" calcext:value-type="float">
            <text:p>20.6988</text:p>
          </table:table-cell>
          <table:table-cell table:style-name="ce11" office:value-type="float" office:value="2.76605" calcext:value-type="float">
            <text:p>2.7660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17.111111111111" calcext:value-type="float">
            <text:p>117.11</text:p>
          </table:table-cell>
          <table:table-cell table:style-name="ce9" table:formula="of:=AVERAGE([.C3:.C11])" office:value-type="float" office:value="0" calcext:value-type="float">
            <text:p>0.00</text:p>
          </table:table-cell>
          <table:table-cell table:style-name="ce9" table:formula="of:=AVERAGE([.D3:.D11])" office:value-type="float" office:value="85.2222222222222" calcext:value-type="float">
            <text:p>85.22</text:p>
          </table:table-cell>
          <table:table-cell table:style-name="ce9" table:formula="of:=AVERAGE([.E3:.E11])" office:value-type="float" office:value="20.8049333333333" calcext:value-type="float">
            <text:p>20.80</text:p>
          </table:table-cell>
          <table:table-cell table:style-name="ce9" table:formula="of:=AVERAGE([.F3:.F11])" office:value-type="float" office:value="2.94777111111111" calcext:value-type="float">
            <text:p>2.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.2059" calcext:value-type="float">
            <text:p>20.2059</text:p>
          </table:table-cell>
          <table:table-cell office:value-type="float" office:value="1.69359" calcext:value-type="float">
            <text:p>1.69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9.9814" calcext:value-type="float">
            <text:p>19.9814</text:p>
          </table:table-cell>
          <table:table-cell office:value-type="float" office:value="1.72694" calcext:value-type="float">
            <text:p>1.72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.1979" calcext:value-type="float">
            <text:p>18.1979</text:p>
          </table:table-cell>
          <table:table-cell office:value-type="float" office:value="1.4576" calcext:value-type="float">
            <text:p>1.4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.8617" calcext:value-type="float">
            <text:p>17.8617</text:p>
          </table:table-cell>
          <table:table-cell office:value-type="float" office:value="1.53092" calcext:value-type="float">
            <text:p>1.53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8.9822" calcext:value-type="float">
            <text:p>18.9822</text:p>
          </table:table-cell>
          <table:table-cell office:value-type="float" office:value="1.51259" calcext:value-type="float">
            <text:p>1.51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8.4125" calcext:value-type="float">
            <text:p>18.4125</text:p>
          </table:table-cell>
          <table:table-cell office:value-type="float" office:value="1.40143" calcext:value-type="float">
            <text:p>1.40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9784" calcext:value-type="float">
            <text:p>19.9784</text:p>
          </table:table-cell>
          <table:table-cell office:value-type="float" office:value="1.58113" calcext:value-type="float">
            <text:p>1.58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.9028" calcext:value-type="float">
            <text:p>18.9028</text:p>
          </table:table-cell>
          <table:table-cell office:value-type="float" office:value="1.45994" calcext:value-type="float">
            <text:p>1.459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.12" calcext:value-type="float">
            <text:p>21.12</text:p>
          </table:table-cell>
          <table:table-cell office:value-type="float" office:value="1.44652" calcext:value-type="float">
            <text:p>1.44652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17.111111111111" calcext:value-type="float">
            <text:p>117.11</text:p>
          </table:table-cell>
          <table:table-cell table:style-name="ce9" table:formula="of:=AVERAGE([.C16:.C24])" office:value-type="float" office:value="0" calcext:value-type="float">
            <text:p>0.00</text:p>
          </table:table-cell>
          <table:table-cell table:style-name="ce9" table:formula="of:=AVERAGE([.D16:.D24])" office:value-type="float" office:value="104.888888888889" calcext:value-type="float">
            <text:p>104.89</text:p>
          </table:table-cell>
          <table:table-cell table:style-name="ce9" table:formula="of:=AVERAGE([.E16:.E24])" office:value-type="float" office:value="19.2936444444444" calcext:value-type="float">
            <text:p>19.29</text:p>
          </table:table-cell>
          <table:table-cell table:style-name="ce9" table:formula="of:=AVERAGE([.F16:.F24])" office:value-type="float" office:value="1.53451777777778" calcext:value-type="float">
            <text:p>1.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0.3848" calcext:value-type="float">
            <text:p>20.3848</text:p>
          </table:table-cell>
          <table:table-cell office:value-type="float" office:value="1.36894" calcext:value-type="float">
            <text:p>1.36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9.8548" calcext:value-type="float">
            <text:p>19.8548</text:p>
          </table:table-cell>
          <table:table-cell office:value-type="float" office:value="1.58565" calcext:value-type="float">
            <text:p>1.58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.8398" calcext:value-type="float">
            <text:p>19.8398</text:p>
          </table:table-cell>
          <table:table-cell office:value-type="float" office:value="1.68478" calcext:value-type="float">
            <text:p>1.68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9.4704" calcext:value-type="float">
            <text:p>19.4704</text:p>
          </table:table-cell>
          <table:table-cell office:value-type="float" office:value="2.00752" calcext:value-type="float">
            <text:p>2.00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9.8285" calcext:value-type="float">
            <text:p>19.8285</text:p>
          </table:table-cell>
          <table:table-cell office:value-type="float" office:value="1.98765" calcext:value-type="float">
            <text:p>1.987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.0703" calcext:value-type="float">
            <text:p>20.0703</text:p>
          </table:table-cell>
          <table:table-cell office:value-type="float" office:value="2.03469" calcext:value-type="float">
            <text:p>2.03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2.26898" calcext:value-type="float">
            <text:p>2.26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0.7723" calcext:value-type="float">
            <text:p>20.7723</text:p>
          </table:table-cell>
          <table:table-cell office:value-type="float" office:value="1.73853" calcext:value-type="float">
            <text:p>1.738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.7187" calcext:value-type="float">
            <text:p>21.7187</text:p>
          </table:table-cell>
          <table:table-cell office:value-type="float" office:value="1.41557" calcext:value-type="float">
            <text:p>1.41557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17.111111111111" calcext:value-type="float">
            <text:p>117.11</text:p>
          </table:table-cell>
          <table:table-cell table:style-name="ce9" table:formula="of:=AVERAGE([.C29:.C37])" office:value-type="float" office:value="0" calcext:value-type="float">
            <text:p>0.00</text:p>
          </table:table-cell>
          <table:table-cell table:style-name="ce9" table:formula="of:=AVERAGE([.D29:.D37])" office:value-type="float" office:value="100.888888888889" calcext:value-type="float">
            <text:p>100.89</text:p>
          </table:table-cell>
          <table:table-cell table:style-name="ce9" table:formula="of:=AVERAGE([.E29:.E37])" office:value-type="float" office:value="20.2667666666667" calcext:value-type="float">
            <text:p>20.27</text:p>
          </table:table-cell>
          <table:table-cell table:style-name="ce9" table:formula="of:=AVERAGE([.F29:.F37])" office:value-type="float" office:value="1.78803444444444" calcext:value-type="float">
            <text:p>1.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0.0844" calcext:value-type="float">
            <text:p>20.0844</text:p>
          </table:table-cell>
          <table:table-cell office:value-type="float" office:value="49.8467" calcext:value-type="float">
            <text:p>49.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.9306" calcext:value-type="float">
            <text:p>15.9306</text:p>
          </table:table-cell>
          <table:table-cell office:value-type="float" office:value="48.7616" calcext:value-type="float">
            <text:p>48.7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.111" calcext:value-type="float">
            <text:p>13.111</text:p>
          </table:table-cell>
          <table:table-cell office:value-type="float" office:value="48.5937" calcext:value-type="float">
            <text:p>48.5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48.834" calcext:value-type="float">
            <text:p>48.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.9936" calcext:value-type="float">
            <text:p>12.9936</text:p>
          </table:table-cell>
          <table:table-cell office:value-type="float" office:value="48.5384" calcext:value-type="float">
            <text:p>48.5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.7277" calcext:value-type="float">
            <text:p>12.7277</text:p>
          </table:table-cell>
          <table:table-cell office:value-type="float" office:value="48.0145" calcext:value-type="float">
            <text:p>48.0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.8241" calcext:value-type="float">
            <text:p>12.8241</text:p>
          </table:table-cell>
          <table:table-cell office:value-type="float" office:value="49.3348" calcext:value-type="float">
            <text:p>49.3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.7785" calcext:value-type="float">
            <text:p>12.7785</text:p>
          </table:table-cell>
          <table:table-cell office:value-type="float" office:value="48.1416" calcext:value-type="float">
            <text:p>48.1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.9093" calcext:value-type="float">
            <text:p>12.9093</text:p>
          </table:table-cell>
          <table:table-cell office:value-type="float" office:value="48.5153" calcext:value-type="float">
            <text:p>48.5153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17.111111111111" calcext:value-type="float">
            <text:p>117.11</text:p>
          </table:table-cell>
          <table:table-cell table:style-name="ce9" table:formula="of:=AVERAGE([.C42:.C50])" office:value-type="float" office:value="0" calcext:value-type="float">
            <text:p>0.00</text:p>
          </table:table-cell>
          <table:table-cell table:style-name="ce9" table:formula="of:=AVERAGE([.D42:.D50])" office:value-type="float" office:value="85.3333333333333" calcext:value-type="float">
            <text:p>85.33</text:p>
          </table:table-cell>
          <table:table-cell table:style-name="ce9" table:formula="of:=AVERAGE([.E42:.E50])" office:value-type="float" office:value="14.0563" calcext:value-type="float">
            <text:p>14.06</text:p>
          </table:table-cell>
          <table:table-cell table:style-name="ce9" table:formula="of:=AVERAGE([.F42:.F50])" office:value-type="float" office:value="48.7311777777778" calcext:value-type="float">
            <text:p>48.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.651" calcext:value-type="float">
            <text:p>14.651</text:p>
          </table:table-cell>
          <table:table-cell office:value-type="float" office:value="20.5405" calcext:value-type="float">
            <text:p>20.5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.5841" calcext:value-type="float">
            <text:p>11.5841</text:p>
          </table:table-cell>
          <table:table-cell office:value-type="float" office:value="20.0519" calcext:value-type="float">
            <text:p>20.0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.693" calcext:value-type="float">
            <text:p>12.693</text:p>
          </table:table-cell>
          <table:table-cell office:value-type="float" office:value="16.6429" calcext:value-type="float">
            <text:p>16.6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.3752" calcext:value-type="float">
            <text:p>14.3752</text:p>
          </table:table-cell>
          <table:table-cell office:value-type="float" office:value="16.4011" calcext:value-type="float">
            <text:p>16.4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.5674" calcext:value-type="float">
            <text:p>18.5674</text:p>
          </table:table-cell>
          <table:table-cell office:value-type="float" office:value="27.4647" calcext:value-type="float">
            <text:p>27.46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9.8548" calcext:value-type="float">
            <text:p>19.8548</text:p>
          </table:table-cell>
          <table:table-cell office:value-type="float" office:value="25.2621" calcext:value-type="float">
            <text:p>25.2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.5938" calcext:value-type="float">
            <text:p>20.5938</text:p>
          </table:table-cell>
          <table:table-cell office:value-type="float" office:value="26.2407" calcext:value-type="float">
            <text:p>26.2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8.7867" calcext:value-type="float">
            <text:p>18.7867</text:p>
          </table:table-cell>
          <table:table-cell office:value-type="float" office:value="26.3357" calcext:value-type="float">
            <text:p>26.3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8.3014" calcext:value-type="float">
            <text:p>18.3014</text:p>
          </table:table-cell>
          <table:table-cell office:value-type="float" office:value="23.7824" calcext:value-type="float">
            <text:p>23.7824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117.111111111111" calcext:value-type="float">
            <text:p>117.11</text:p>
          </table:table-cell>
          <table:table-cell table:style-name="ce9" table:formula="of:=AVERAGE([.C55:.C63])" office:value-type="float" office:value="0" calcext:value-type="float">
            <text:p>0.00</text:p>
          </table:table-cell>
          <table:table-cell table:style-name="ce9" table:formula="of:=AVERAGE([.D55:.D63])" office:value-type="float" office:value="103" calcext:value-type="float">
            <text:p>103.00</text:p>
          </table:table-cell>
          <table:table-cell table:style-name="ce9" table:formula="of:=AVERAGE([.E55:.E63])" office:value-type="float" office:value="16.6008222222222" calcext:value-type="float">
            <text:p>16.60</text:p>
          </table:table-cell>
          <table:table-cell table:style-name="ce9" table:formula="of:=AVERAGE([.F55:.F63])" office:value-type="float" office:value="22.5246666666667" calcext:value-type="float">
            <text:p>22.52</text:p>
          </table:table-cell>
        </table:table-row>
      </table:table>
      <table:table table:name="Harris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.8355" calcext:value-type="float">
            <text:p>18.8355</text:p>
          </table:table-cell>
          <table:table-cell office:value-type="float" office:value="1.36819" calcext:value-type="float">
            <text:p>1.36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3925" calcext:value-type="float">
            <text:p>19.3925</text:p>
          </table:table-cell>
          <table:table-cell office:value-type="float" office:value="1.51574" calcext:value-type="float">
            <text:p>1.51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227" calcext:value-type="float">
            <text:p>18.227</text:p>
          </table:table-cell>
          <table:table-cell office:value-type="float" office:value="1.46126" calcext:value-type="float">
            <text:p>1.46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.1372" calcext:value-type="float">
            <text:p>20.1372</text:p>
          </table:table-cell>
          <table:table-cell office:value-type="float" office:value="1.50144" calcext:value-type="float">
            <text:p>1.50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.969" calcext:value-type="float">
            <text:p>36.969</text:p>
          </table:table-cell>
          <table:table-cell office:value-type="float" office:value="1.66731" calcext:value-type="float">
            <text:p>1.66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0255" calcext:value-type="float">
            <text:p>18.0255</text:p>
          </table:table-cell>
          <table:table-cell office:value-type="float" office:value="1.44006" calcext:value-type="float">
            <text:p>1.44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.0829" calcext:value-type="float">
            <text:p>22.0829</text:p>
          </table:table-cell>
          <table:table-cell office:value-type="float" office:value="1.5704" calcext:value-type="float">
            <text:p>1.5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.533" calcext:value-type="float">
            <text:p>20.533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.6739" calcext:value-type="float">
            <text:p>27.6739</text:p>
          </table:table-cell>
          <table:table-cell office:value-type="float" office:value="0.672219" calcext:value-type="float">
            <text:p>0.672219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25.6666666666667" calcext:value-type="float">
            <text:p>25.67</text:p>
          </table:table-cell>
          <table:table-cell table:style-name="ce9" table:formula="of:=AVERAGE([.C3:.C11])" office:value-type="float" office:value="0" calcext:value-type="float">
            <text:p>0.00</text:p>
          </table:table-cell>
          <table:table-cell table:style-name="ce9" table:formula="of:=AVERAGE([.D3:.D11])" office:value-type="float" office:value="15.7777777777778" calcext:value-type="float">
            <text:p>15.78</text:p>
          </table:table-cell>
          <table:table-cell table:style-name="ce9" table:formula="of:=AVERAGE([.E3:.E11])" office:value-type="float" office:value="22.4307222222222" calcext:value-type="float">
            <text:p>22.43</text:p>
          </table:table-cell>
          <table:table-cell table:style-name="ce9" table:formula="of:=AVERAGE([.F3:.F11])" office:value-type="float" office:value="1.41117988888889" calcext:value-type="float">
            <text:p>1.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7795" calcext:value-type="float">
            <text:p>17.7795</text:p>
          </table:table-cell>
          <table:table-cell office:value-type="float" office:value="1.05015" calcext:value-type="float">
            <text:p>1.05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1017" calcext:value-type="float">
            <text:p>21.1017</text:p>
          </table:table-cell>
          <table:table-cell office:value-type="float" office:value="1.16657" calcext:value-type="float">
            <text:p>1.16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.3602" calcext:value-type="float">
            <text:p>18.3602</text:p>
          </table:table-cell>
          <table:table-cell office:value-type="float" office:value="1.20272" calcext:value-type="float">
            <text:p>1.20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8478" calcext:value-type="float">
            <text:p>19.8478</text:p>
          </table:table-cell>
          <table:table-cell office:value-type="float" office:value="1.16473" calcext:value-type="float">
            <text:p>1.16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.0628" calcext:value-type="float">
            <text:p>37.0628</text:p>
          </table:table-cell>
          <table:table-cell office:value-type="float" office:value="1.39546" calcext:value-type="float">
            <text:p>1.39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.3371" calcext:value-type="float">
            <text:p>18.3371</text:p>
          </table:table-cell>
          <table:table-cell office:value-type="float" office:value="0.480618" calcext:value-type="float">
            <text:p>0.4806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.6751" calcext:value-type="float">
            <text:p>20.6751</text:p>
          </table:table-cell>
          <table:table-cell office:value-type="float" office:value="1.55878" calcext:value-type="float">
            <text:p>1.55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.2848" calcext:value-type="float">
            <text:p>19.2848</text:p>
          </table:table-cell>
          <table:table-cell office:value-type="float" office:value="1.6709" calcext:value-type="float">
            <text:p>1.6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1.34171" calcext:value-type="float">
            <text:p>1.34171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25.6666666666667" calcext:value-type="float">
            <text:p>25.67</text:p>
          </table:table-cell>
          <table:table-cell table:style-name="ce9" table:formula="of:=AVERAGE([.C16:.C24])" office:value-type="float" office:value="0" calcext:value-type="float">
            <text:p>0.00</text:p>
          </table:table-cell>
          <table:table-cell table:style-name="ce9" table:formula="of:=AVERAGE([.D16:.D24])" office:value-type="float" office:value="19.2222222222222" calcext:value-type="float">
            <text:p>19.22</text:p>
          </table:table-cell>
          <table:table-cell table:style-name="ce9" table:formula="of:=AVERAGE([.E16:.E24])" office:value-type="float" office:value="21.9691333333333" calcext:value-type="float">
            <text:p>21.97</text:p>
          </table:table-cell>
          <table:table-cell table:style-name="ce9" table:formula="of:=AVERAGE([.F16:.F24])" office:value-type="float" office:value="1.22573755555556" calcext:value-type="float">
            <text:p>1.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9837" calcext:value-type="float">
            <text:p>16.9837</text:p>
          </table:table-cell>
          <table:table-cell office:value-type="float" office:value="0.986097" calcext:value-type="float">
            <text:p>0.986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.8212" calcext:value-type="float">
            <text:p>18.8212</text:p>
          </table:table-cell>
          <table:table-cell office:value-type="float" office:value="0.908935" calcext:value-type="float">
            <text:p>0.908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.5968" calcext:value-type="float">
            <text:p>20.5968</text:p>
          </table:table-cell>
          <table:table-cell office:value-type="float" office:value="0.896394" calcext:value-type="float">
            <text:p>0.896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6637" calcext:value-type="float">
            <text:p>18.6637</text:p>
          </table:table-cell>
          <table:table-cell office:value-type="float" office:value="1.01129" calcext:value-type="float">
            <text:p>1.01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.1823" calcext:value-type="float">
            <text:p>36.1823</text:p>
          </table:table-cell>
          <table:table-cell office:value-type="float" office:value="1.0628" calcext:value-type="float">
            <text:p>1.0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.9761" calcext:value-type="float">
            <text:p>18.9761</text:p>
          </table:table-cell>
          <table:table-cell office:value-type="float" office:value="0.847593" calcext:value-type="float">
            <text:p>0.847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.3599" calcext:value-type="float">
            <text:p>21.3599</text:p>
          </table:table-cell>
          <table:table-cell office:value-type="float" office:value="0.855154" calcext:value-type="float">
            <text:p>0.855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.1688" calcext:value-type="float">
            <text:p>20.1688</text:p>
          </table:table-cell>
          <table:table-cell office:value-type="float" office:value="1.09588" calcext:value-type="float">
            <text:p>1.09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.3459" calcext:value-type="float">
            <text:p>25.3459</text:p>
          </table:table-cell>
          <table:table-cell office:value-type="float" office:value="0.9458" calcext:value-type="float">
            <text:p>0.9458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25.6666666666667" calcext:value-type="float">
            <text:p>25.67</text:p>
          </table:table-cell>
          <table:table-cell table:style-name="ce9" table:formula="of:=AVERAGE([.C29:.C37])" office:value-type="float" office:value="0" calcext:value-type="float">
            <text:p>0.00</text:p>
          </table:table-cell>
          <table:table-cell table:style-name="ce9" table:formula="of:=AVERAGE([.D29:.D37])" office:value-type="float" office:value="18" calcext:value-type="float">
            <text:p>18.00</text:p>
          </table:table-cell>
          <table:table-cell table:style-name="ce9" table:formula="of:=AVERAGE([.E29:.E37])" office:value-type="float" office:value="21.8998222222222" calcext:value-type="float">
            <text:p>21.90</text:p>
          </table:table-cell>
          <table:table-cell table:style-name="ce9" table:formula="of:=AVERAGE([.F29:.F37])" office:value-type="float" office:value="0.956660333333333" calcext:value-type="float">
            <text:p>0.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.6305" calcext:value-type="float">
            <text:p>18.6305</text:p>
          </table:table-cell>
          <table:table-cell office:value-type="float" office:value="47.9805" calcext:value-type="float">
            <text:p>47.9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.5064" calcext:value-type="float">
            <text:p>15.5064</text:p>
          </table:table-cell>
          <table:table-cell office:value-type="float" office:value="47.4128" calcext:value-type="float">
            <text:p>47.4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.8229" calcext:value-type="float">
            <text:p>15.8229</text:p>
          </table:table-cell>
          <table:table-cell office:value-type="float" office:value="47.3374" calcext:value-type="float">
            <text:p>47.3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.9971" calcext:value-type="float">
            <text:p>13.9971</text:p>
          </table:table-cell>
          <table:table-cell office:value-type="float" office:value="47.0583" calcext:value-type="float">
            <text:p>47.0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.8324" calcext:value-type="float">
            <text:p>32.8324</text:p>
          </table:table-cell>
          <table:table-cell office:value-type="float" office:value="48.254" calcext:value-type="float">
            <text:p>48.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.7152" calcext:value-type="float">
            <text:p>12.7152</text:p>
          </table:table-cell>
          <table:table-cell office:value-type="float" office:value="47.0949" calcext:value-type="float">
            <text:p>47.0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0547" calcext:value-type="float">
            <text:p>16.0547</text:p>
          </table:table-cell>
          <table:table-cell office:value-type="float" office:value="47.4011" calcext:value-type="float">
            <text:p>47.4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.6426" calcext:value-type="float">
            <text:p>16.6426</text:p>
          </table:table-cell>
          <table:table-cell office:value-type="float" office:value="47.1288" calcext:value-type="float">
            <text:p>47.1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9068" calcext:value-type="float">
            <text:p>21.9068</text:p>
          </table:table-cell>
          <table:table-cell office:value-type="float" office:value="47.8187" calcext:value-type="float">
            <text:p>47.8187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25.6666666666667" calcext:value-type="float">
            <text:p>25.67</text:p>
          </table:table-cell>
          <table:table-cell table:style-name="ce9" table:formula="of:=AVERAGE([.C42:.C50])" office:value-type="float" office:value="0" calcext:value-type="float">
            <text:p>0.00</text:p>
          </table:table-cell>
          <table:table-cell table:style-name="ce9" table:formula="of:=AVERAGE([.D42:.D50])" office:value-type="float" office:value="16" calcext:value-type="float">
            <text:p>16.00</text:p>
          </table:table-cell>
          <table:table-cell table:style-name="ce9" table:formula="of:=AVERAGE([.E42:.E50])" office:value-type="float" office:value="18.2342888888889" calcext:value-type="float">
            <text:p>18.23</text:p>
          </table:table-cell>
          <table:table-cell table:style-name="ce9" table:formula="of:=AVERAGE([.F42:.F50])" office:value-type="float" office:value="47.4985" calcext:value-type="float">
            <text:p>47.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.1933" calcext:value-type="float">
            <text:p>19.1933</text:p>
          </table:table-cell>
          <table:table-cell office:value-type="float" office:value="24.9939" calcext:value-type="float">
            <text:p>24.9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.2877" calcext:value-type="float">
            <text:p>19.2877</text:p>
          </table:table-cell>
          <table:table-cell office:value-type="float" office:value="25.0533" calcext:value-type="float">
            <text:p>25.0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7341" calcext:value-type="float">
            <text:p>17.7341</text:p>
          </table:table-cell>
          <table:table-cell office:value-type="float" office:value="22.8585" calcext:value-type="float">
            <text:p>22.8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7528" calcext:value-type="float">
            <text:p>18.7528</text:p>
          </table:table-cell>
          <table:table-cell office:value-type="float" office:value="23.8912" calcext:value-type="float">
            <text:p>23.8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.7088" calcext:value-type="float">
            <text:p>34.7088</text:p>
          </table:table-cell>
          <table:table-cell office:value-type="float" office:value="25.1025" calcext:value-type="float">
            <text:p>25.1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.3826" calcext:value-type="float">
            <text:p>18.3826</text:p>
          </table:table-cell>
          <table:table-cell office:value-type="float" office:value="22.9993" calcext:value-type="float">
            <text:p>22.9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.2465" calcext:value-type="float">
            <text:p>21.2465</text:p>
          </table:table-cell>
          <table:table-cell office:value-type="float" office:value="22.9161" calcext:value-type="float">
            <text:p>22.9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.7836" calcext:value-type="float">
            <text:p>16.7836</text:p>
          </table:table-cell>
          <table:table-cell office:value-type="float" office:value="23.8662" calcext:value-type="float">
            <text:p>23.8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.3266" calcext:value-type="float">
            <text:p>25.3266</text:p>
          </table:table-cell>
          <table:table-cell office:value-type="float" office:value="24.7545" calcext:value-type="float">
            <text:p>24.754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25.6666666666667" calcext:value-type="float">
            <text:p>25.67</text:p>
          </table:table-cell>
          <table:table-cell table:style-name="ce9" table:formula="of:=AVERAGE([.C55:.C63])" office:value-type="float" office:value="0" calcext:value-type="float">
            <text:p>0.00</text:p>
          </table:table-cell>
          <table:table-cell table:style-name="ce9" table:formula="of:=AVERAGE([.D55:.D63])" office:value-type="float" office:value="18.1111111111111" calcext:value-type="float">
            <text:p>18.11</text:p>
          </table:table-cell>
          <table:table-cell table:style-name="ce9" table:formula="of:=AVERAGE([.E55:.E63])" office:value-type="float" office:value="21.2684444444444" calcext:value-type="float">
            <text:p>21.27</text:p>
          </table:table-cell>
          <table:table-cell table:style-name="ce9" table:formula="of:=AVERAGE([.F55:.F63])" office:value-type="float" office:value="24.0483888888889" calcext:value-type="float">
            <text:p>24.05</text:p>
          </table:table-cell>
        </table:table-row>
      </table:table>
      <table:table table:name="FAST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04845" calcext:value-type="float">
            <text:p>1.04845</text:p>
          </table:table-cell>
          <table:table-cell office:value-type="float" office:value="2.55741" calcext:value-type="float">
            <text:p>2.55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97936" calcext:value-type="float">
            <text:p>0.97936</text:p>
          </table:table-cell>
          <table:table-cell office:value-type="float" office:value="1.92805" calcext:value-type="float">
            <text:p>1.92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742226" calcext:value-type="float">
            <text:p>0.742226</text:p>
          </table:table-cell>
          <table:table-cell office:value-type="float" office:value="1.83606" calcext:value-type="float">
            <text:p>1.83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738969" calcext:value-type="float">
            <text:p>0.738969</text:p>
          </table:table-cell>
          <table:table-cell office:value-type="float" office:value="1.59094" calcext:value-type="float">
            <text:p>1.59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724552" calcext:value-type="float">
            <text:p>0.724552</text:p>
          </table:table-cell>
          <table:table-cell office:value-type="float" office:value="1.65133" calcext:value-type="float">
            <text:p>1.65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731853" calcext:value-type="float">
            <text:p>0.731853</text:p>
          </table:table-cell>
          <table:table-cell office:value-type="float" office:value="2.16153" calcext:value-type="float">
            <text:p>2.16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725205" calcext:value-type="float">
            <text:p>0.725205</text:p>
          </table:table-cell>
          <table:table-cell office:value-type="float" office:value="1.52202" calcext:value-type="float">
            <text:p>1.52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72566" calcext:value-type="float">
            <text:p>0.972566</text:p>
          </table:table-cell>
          <table:table-cell office:value-type="float" office:value="2.52461" calcext:value-type="float">
            <text:p>2.524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746802" calcext:value-type="float">
            <text:p>0.746802</text:p>
          </table:table-cell>
          <table:table-cell office:value-type="float" office:value="1.42675" calcext:value-type="float">
            <text:p>1.4267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16.111111111111" calcext:value-type="float">
            <text:p>116.11</text:p>
          </table:table-cell>
          <table:table-cell table:style-name="ce9" table:formula="of:=AVERAGE([.C3:.C11])" office:value-type="float" office:value="0" calcext:value-type="float">
            <text:p>0.00</text:p>
          </table:table-cell>
          <table:table-cell table:style-name="ce9" table:formula="of:=AVERAGE([.D3:.D11])" office:value-type="float" office:value="81.5555555555556" calcext:value-type="float">
            <text:p>81.56</text:p>
          </table:table-cell>
          <table:table-cell table:style-name="ce9" table:formula="of:=AVERAGE([.E3:.E11])" office:value-type="float" office:value="0.823331444444444" calcext:value-type="float">
            <text:p>0.82</text:p>
          </table:table-cell>
          <table:table-cell table:style-name="ce9" table:formula="of:=AVERAGE([.F3:.F11])" office:value-type="float" office:value="1.91096666666667" calcext:value-type="float">
            <text:p>1.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778222" calcext:value-type="float">
            <text:p>0.778222</text:p>
          </table:table-cell>
          <table:table-cell office:value-type="float" office:value="1.64362" calcext:value-type="float">
            <text:p>1.64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739709" calcext:value-type="float">
            <text:p>0.739709</text:p>
          </table:table-cell>
          <table:table-cell office:value-type="float" office:value="1.72612" calcext:value-type="float">
            <text:p>1.72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761563" calcext:value-type="float">
            <text:p>0.761563</text:p>
          </table:table-cell>
          <table:table-cell office:value-type="float" office:value="0.709198" calcext:value-type="float">
            <text:p>0.709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647111" calcext:value-type="float">
            <text:p>0.647111</text:p>
          </table:table-cell>
          <table:table-cell office:value-type="float" office:value="0.677068" calcext:value-type="float">
            <text:p>0.677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742587" calcext:value-type="float">
            <text:p>0.742587</text:p>
          </table:table-cell>
          <table:table-cell office:value-type="float" office:value="0.758841" calcext:value-type="float">
            <text:p>0.758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767183" calcext:value-type="float">
            <text:p>0.767183</text:p>
          </table:table-cell>
          <table:table-cell office:value-type="float" office:value="1.01071" calcext:value-type="float">
            <text:p>1.01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648829" calcext:value-type="float">
            <text:p>0.648829</text:p>
          </table:table-cell>
          <table:table-cell office:value-type="float" office:value="0.663981" calcext:value-type="float">
            <text:p>0.6639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765283" calcext:value-type="float">
            <text:p>0.765283</text:p>
          </table:table-cell>
          <table:table-cell office:value-type="float" office:value="1.68428" calcext:value-type="float">
            <text:p>1.68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742064" calcext:value-type="float">
            <text:p>0.742064</text:p>
          </table:table-cell>
          <table:table-cell office:value-type="float" office:value="0.650071" calcext:value-type="float">
            <text:p>0.650071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16.111111111111" calcext:value-type="float">
            <text:p>116.11</text:p>
          </table:table-cell>
          <table:table-cell table:style-name="ce9" table:formula="of:=AVERAGE([.C16:.C24])" office:value-type="float" office:value="0" calcext:value-type="float">
            <text:p>0.00</text:p>
          </table:table-cell>
          <table:table-cell table:style-name="ce9" table:formula="of:=AVERAGE([.D16:.D24])" office:value-type="float" office:value="98.4444444444445" calcext:value-type="float">
            <text:p>98.44</text:p>
          </table:table-cell>
          <table:table-cell table:style-name="ce9" table:formula="of:=AVERAGE([.E16:.E24])" office:value-type="float" office:value="0.732505666666667" calcext:value-type="float">
            <text:p>0.73</text:p>
          </table:table-cell>
          <table:table-cell table:style-name="ce9" table:formula="of:=AVERAGE([.F16:.F24])" office:value-type="float" office:value="1.05820988888889" calcext:value-type="float">
            <text:p>1.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831732" calcext:value-type="float">
            <text:p>0.831732</text:p>
          </table:table-cell>
          <table:table-cell office:value-type="float" office:value="1.20613" calcext:value-type="float">
            <text:p>1.20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686033" calcext:value-type="float">
            <text:p>0.686033</text:p>
          </table:table-cell>
          <table:table-cell office:value-type="float" office:value="0.983107" calcext:value-type="float">
            <text:p>0.983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740573" calcext:value-type="float">
            <text:p>0.740573</text:p>
          </table:table-cell>
          <table:table-cell office:value-type="float" office:value="0.959671" calcext:value-type="float">
            <text:p>0.959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758222" calcext:value-type="float">
            <text:p>0.758222</text:p>
          </table:table-cell>
          <table:table-cell office:value-type="float" office:value="1.02947" calcext:value-type="float">
            <text:p>1.02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746543" calcext:value-type="float">
            <text:p>0.746543</text:p>
          </table:table-cell>
          <table:table-cell office:value-type="float" office:value="0.96973" calcext:value-type="float">
            <text:p>0.96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736731" calcext:value-type="float">
            <text:p>0.736731</text:p>
          </table:table-cell>
          <table:table-cell office:value-type="float" office:value="0.957542" calcext:value-type="float">
            <text:p>0.9575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738411" calcext:value-type="float">
            <text:p>0.738411</text:p>
          </table:table-cell>
          <table:table-cell office:value-type="float" office:value="0.949592" calcext:value-type="float">
            <text:p>0.949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719806" calcext:value-type="float">
            <text:p>0.719806</text:p>
          </table:table-cell>
          <table:table-cell office:value-type="float" office:value="0.962063" calcext:value-type="float">
            <text:p>0.9620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739446" calcext:value-type="float">
            <text:p>0.739446</text:p>
          </table:table-cell>
          <table:table-cell office:value-type="float" office:value="0.943951" calcext:value-type="float">
            <text:p>0.943951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16.111111111111" calcext:value-type="float">
            <text:p>116.11</text:p>
          </table:table-cell>
          <table:table-cell table:style-name="ce9" table:formula="of:=AVERAGE([.C29:.C37])" office:value-type="float" office:value="0" calcext:value-type="float">
            <text:p>0.00</text:p>
          </table:table-cell>
          <table:table-cell table:style-name="ce9" table:formula="of:=AVERAGE([.D29:.D37])" office:value-type="float" office:value="98" calcext:value-type="float">
            <text:p>98.00</text:p>
          </table:table-cell>
          <table:table-cell table:style-name="ce9" table:formula="of:=AVERAGE([.E29:.E37])" office:value-type="float" office:value="0.744166333333333" calcext:value-type="float">
            <text:p>0.74</text:p>
          </table:table-cell>
          <table:table-cell table:style-name="ce9" table:formula="of:=AVERAGE([.F29:.F37])" office:value-type="float" office:value="0.995695111111111" calcext:value-type="float">
            <text:p>1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779489" calcext:value-type="float">
            <text:p>0.779489</text:p>
          </table:table-cell>
          <table:table-cell office:value-type="float" office:value="53.0269" calcext:value-type="float">
            <text:p>53.0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70847" calcext:value-type="float">
            <text:p>0.70847</text:p>
          </table:table-cell>
          <table:table-cell office:value-type="float" office:value="51.786" calcext:value-type="float">
            <text:p>51.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792207" calcext:value-type="float">
            <text:p>0.792207</text:p>
          </table:table-cell>
          <table:table-cell office:value-type="float" office:value="48.038" calcext:value-type="float">
            <text:p>48.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754088" calcext:value-type="float">
            <text:p>0.754088</text:p>
          </table:table-cell>
          <table:table-cell office:value-type="float" office:value="48.0113" calcext:value-type="float">
            <text:p>48.0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787616" calcext:value-type="float">
            <text:p>0.787616</text:p>
          </table:table-cell>
          <table:table-cell office:value-type="float" office:value="47.8476" calcext:value-type="float">
            <text:p>47.8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07669" calcext:value-type="float">
            <text:p>1.07669</text:p>
          </table:table-cell>
          <table:table-cell office:value-type="float" office:value="48.1443" calcext:value-type="float">
            <text:p>48.1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51.0176" calcext:value-type="float">
            <text:p>51.0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075" calcext:value-type="float">
            <text:p>1.075</text:p>
          </table:table-cell>
          <table:table-cell office:value-type="float" office:value="48.3769" calcext:value-type="float">
            <text:p>48.3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.02696" calcext:value-type="float">
            <text:p>1.02696</text:p>
          </table:table-cell>
          <table:table-cell office:value-type="float" office:value="49.8218" calcext:value-type="float">
            <text:p>49.8218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16.111111111111" calcext:value-type="float">
            <text:p>116.11</text:p>
          </table:table-cell>
          <table:table-cell table:style-name="ce9" table:formula="of:=AVERAGE([.C42:.C50])" office:value-type="float" office:value="0" calcext:value-type="float">
            <text:p>0.00</text:p>
          </table:table-cell>
          <table:table-cell table:style-name="ce9" table:formula="of:=AVERAGE([.D42:.D50])" office:value-type="float" office:value="79.1111111111111" calcext:value-type="float">
            <text:p>79.11</text:p>
          </table:table-cell>
          <table:table-cell table:style-name="ce9" table:formula="of:=AVERAGE([.E42:.E50])" office:value-type="float" office:value="0.892311111111111" calcext:value-type="float">
            <text:p>0.89</text:p>
          </table:table-cell>
          <table:table-cell table:style-name="ce9" table:formula="of:=AVERAGE([.F42:.F50])" office:value-type="float" office:value="49.5633777777778" calcext:value-type="float">
            <text:p>49.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804094" calcext:value-type="float">
            <text:p>0.804094</text:p>
          </table:table-cell>
          <table:table-cell office:value-type="float" office:value="35.3571" calcext:value-type="float">
            <text:p>35.3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12536" calcext:value-type="float">
            <text:p>1.12536</text:p>
          </table:table-cell>
          <table:table-cell office:value-type="float" office:value="34.0358" calcext:value-type="float">
            <text:p>34.0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754794" calcext:value-type="float">
            <text:p>0.754794</text:p>
          </table:table-cell>
          <table:table-cell office:value-type="float" office:value="33.3146" calcext:value-type="float">
            <text:p>33.3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.07207" calcext:value-type="float">
            <text:p>1.07207</text:p>
          </table:table-cell>
          <table:table-cell office:value-type="float" office:value="35.2406" calcext:value-type="float">
            <text:p>35.2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819591" calcext:value-type="float">
            <text:p>0.819591</text:p>
          </table:table-cell>
          <table:table-cell office:value-type="float" office:value="33.8783" calcext:value-type="float">
            <text:p>33.8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38.3264" calcext:value-type="float">
            <text:p>38.3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38.2579" calcext:value-type="float">
            <text:p>38.2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821197" calcext:value-type="float">
            <text:p>0.821197</text:p>
          </table:table-cell>
          <table:table-cell office:value-type="float" office:value="33.3754" calcext:value-type="float">
            <text:p>33.3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740339" calcext:value-type="float">
            <text:p>0.740339</text:p>
          </table:table-cell>
          <table:table-cell office:value-type="float" office:value="31.3377" calcext:value-type="float">
            <text:p>31.3377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116.111111111111" calcext:value-type="float">
            <text:p>116.11</text:p>
          </table:table-cell>
          <table:table-cell table:style-name="ce9" table:formula="of:=AVERAGE([.C55:.C63])" office:value-type="float" office:value="0" calcext:value-type="float">
            <text:p>0.00</text:p>
          </table:table-cell>
          <table:table-cell table:style-name="ce9" table:formula="of:=AVERAGE([.D55:.D63])" office:value-type="float" office:value="93.3333333333333" calcext:value-type="float">
            <text:p>93.33</text:p>
          </table:table-cell>
          <table:table-cell table:style-name="ce9" table:formula="of:=AVERAGE([.E55:.E63])" office:value-type="float" office:value="0.854150888888889" calcext:value-type="float">
            <text:p>0.85</text:p>
          </table:table-cell>
          <table:table-cell table:style-name="ce9" table:formula="of:=AVERAGE([.F55:.F63])" office:value-type="float" office:value="34.7915333333333" calcext:value-type="float">
            <text:p>34.79</text:p>
          </table:table-cell>
        </table:table-row>
      </table:table>
      <table:table table:name="BRISK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.99" calcext:value-type="float">
            <text:p>224.99</text:p>
          </table:table-cell>
          <table:table-cell office:value-type="float" office:value="130" calcext:value-type="float">
            <text:p>130</text:p>
          </table:table-cell>
          <table:table-cell office:value-type="float" office:value="418.906" calcext:value-type="float">
            <text:p>418.906</text:p>
          </table:table-cell>
          <table:table-cell office:value-type="float" office:value="2.49796" calcext:value-type="float">
            <text:p>2.49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122" calcext:value-type="float">
            <text:p>122</text:p>
          </table:table-cell>
          <table:table-cell office:value-type="float" office:value="414.91" calcext:value-type="float">
            <text:p>414.91</text:p>
          </table:table-cell>
          <table:table-cell office:value-type="float" office:value="2.39924" calcext:value-type="float">
            <text:p>2.39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110" calcext:value-type="float">
            <text:p>110</text:p>
          </table:table-cell>
          <table:table-cell office:value-type="float" office:value="412.404" calcext:value-type="float">
            <text:p>412.404</text:p>
          </table:table-cell>
          <table:table-cell office:value-type="float" office:value="2.40054" calcext:value-type="float">
            <text:p>2.40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30" calcext:value-type="float">
            <text:p>130</text:p>
          </table:table-cell>
          <table:table-cell office:value-type="float" office:value="417.346" calcext:value-type="float">
            <text:p>417.346</text:p>
          </table:table-cell>
          <table:table-cell office:value-type="float" office:value="2.42367" calcext:value-type="float">
            <text:p>2.42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122" calcext:value-type="float">
            <text:p>122</text:p>
          </table:table-cell>
          <table:table-cell office:value-type="float" office:value="411.842" calcext:value-type="float">
            <text:p>411.842</text:p>
          </table:table-cell>
          <table:table-cell office:value-type="float" office:value="2.4041" calcext:value-type="float">
            <text:p>2.4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24" calcext:value-type="float">
            <text:p>124</text:p>
          </table:table-cell>
          <table:table-cell office:value-type="float" office:value="413.991" calcext:value-type="float">
            <text:p>413.991</text:p>
          </table:table-cell>
          <table:table-cell office:value-type="float" office:value="2.48499" calcext:value-type="float">
            <text:p>2.48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113" calcext:value-type="float">
            <text:p>113</text:p>
          </table:table-cell>
          <table:table-cell office:value-type="float" office:value="412.878" calcext:value-type="float">
            <text:p>412.878</text:p>
          </table:table-cell>
          <table:table-cell office:value-type="float" office:value="2.26618" calcext:value-type="float">
            <text:p>2.266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226.331" calcext:value-type="float">
            <text:p>226.331</text:p>
          </table:table-cell>
          <table:table-cell office:value-type="float" office:value="115" calcext:value-type="float">
            <text:p>115</text:p>
          </table:table-cell>
          <table:table-cell office:value-type="float" office:value="410.637" calcext:value-type="float">
            <text:p>410.637</text:p>
          </table:table-cell>
          <table:table-cell office:value-type="float" office:value="2.37332" calcext:value-type="float">
            <text:p>2.373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32.467" calcext:value-type="float">
            <text:p>232.467</text:p>
          </table:table-cell>
          <table:table-cell office:value-type="float" office:value="135" calcext:value-type="float">
            <text:p>135</text:p>
          </table:table-cell>
          <table:table-cell office:value-type="float" office:value="411.671" calcext:value-type="float">
            <text:p>411.671</text:p>
          </table:table-cell>
          <table:table-cell office:value-type="float" office:value="2.17916" calcext:value-type="float">
            <text:p>2.17916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80.888888888889" calcext:value-type="float">
            <text:p>180.89</text:p>
          </table:table-cell>
          <table:table-cell table:style-name="ce9" table:formula="of:=AVERAGE([.C3:.C11])" office:value-type="float" office:value="221.724" calcext:value-type="float">
            <text:p>221.72</text:p>
          </table:table-cell>
          <table:table-cell table:style-name="ce9" table:formula="of:=AVERAGE([.D3:.D11])" office:value-type="float" office:value="122.333333333333" calcext:value-type="float">
            <text:p>122.33</text:p>
          </table:table-cell>
          <table:table-cell table:style-name="ce9" table:formula="of:=AVERAGE([.E3:.E11])" office:value-type="float" office:value="413.842777777778" calcext:value-type="float">
            <text:p>413.84</text:p>
          </table:table-cell>
          <table:table-cell table:style-name="ce9" table:formula="of:=AVERAGE([.F3:.F11])" office:value-type="float" office:value="2.38101777777778" calcext:value-type="float">
            <text:p>2.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.99" calcext:value-type="float">
            <text:p>224.99</text:p>
          </table:table-cell>
          <table:table-cell office:value-type="float" office:value="130" calcext:value-type="float">
            <text:p>130</text:p>
          </table:table-cell>
          <table:table-cell office:value-type="float" office:value="421.651" calcext:value-type="float">
            <text:p>421.651</text:p>
          </table:table-cell>
          <table:table-cell office:value-type="float" office:value="0.854546" calcext:value-type="float">
            <text:p>0.854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142" calcext:value-type="float">
            <text:p>142</text:p>
          </table:table-cell>
          <table:table-cell office:value-type="float" office:value="420.377" calcext:value-type="float">
            <text:p>420.377</text:p>
          </table:table-cell>
          <table:table-cell office:value-type="float" office:value="0.868053" calcext:value-type="float">
            <text:p>0.868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128" calcext:value-type="float">
            <text:p>128</text:p>
          </table:table-cell>
          <table:table-cell office:value-type="float" office:value="420.017" calcext:value-type="float">
            <text:p>420.017</text:p>
          </table:table-cell>
          <table:table-cell office:value-type="float" office:value="0.825327" calcext:value-type="float">
            <text:p>0.825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16" calcext:value-type="float">
            <text:p>116</text:p>
          </table:table-cell>
          <table:table-cell office:value-type="float" office:value="418.324" calcext:value-type="float">
            <text:p>418.324</text:p>
          </table:table-cell>
          <table:table-cell office:value-type="float" office:value="0.853975" calcext:value-type="float">
            <text:p>0.853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124" calcext:value-type="float">
            <text:p>124</text:p>
          </table:table-cell>
          <table:table-cell office:value-type="float" office:value="418.75" calcext:value-type="float">
            <text:p>418.75</text:p>
          </table:table-cell>
          <table:table-cell office:value-type="float" office:value="0.844835" calcext:value-type="float">
            <text:p>0.8448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31" calcext:value-type="float">
            <text:p>131</text:p>
          </table:table-cell>
          <table:table-cell office:value-type="float" office:value="417.544" calcext:value-type="float">
            <text:p>417.544</text:p>
          </table:table-cell>
          <table:table-cell office:value-type="float" office:value="0.852555" calcext:value-type="float">
            <text:p>0.8525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133" calcext:value-type="float">
            <text:p>133</text:p>
          </table:table-cell>
          <table:table-cell office:value-type="float" office:value="417.633" calcext:value-type="float">
            <text:p>417.633</text:p>
          </table:table-cell>
          <table:table-cell office:value-type="float" office:value="0.796861" calcext:value-type="float">
            <text:p>0.796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226.331" calcext:value-type="float">
            <text:p>226.331</text:p>
          </table:table-cell>
          <table:table-cell office:value-type="float" office:value="116" calcext:value-type="float">
            <text:p>116</text:p>
          </table:table-cell>
          <table:table-cell office:value-type="float" office:value="417.996" calcext:value-type="float">
            <text:p>417.996</text:p>
          </table:table-cell>
          <table:table-cell office:value-type="float" office:value="0.852518" calcext:value-type="float">
            <text:p>0.852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32.467" calcext:value-type="float">
            <text:p>232.467</text:p>
          </table:table-cell>
          <table:table-cell office:value-type="float" office:value="136" calcext:value-type="float">
            <text:p>136</text:p>
          </table:table-cell>
          <table:table-cell office:value-type="float" office:value="418.164" calcext:value-type="float">
            <text:p>418.164</text:p>
          </table:table-cell>
          <table:table-cell office:value-type="float" office:value="0.770853" calcext:value-type="float">
            <text:p>0.770853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80.888888888889" calcext:value-type="float">
            <text:p>180.89</text:p>
          </table:table-cell>
          <table:table-cell table:style-name="ce9" table:formula="of:=AVERAGE([.C16:.C24])" office:value-type="float" office:value="221.724" calcext:value-type="float">
            <text:p>221.72</text:p>
          </table:table-cell>
          <table:table-cell table:style-name="ce9" table:formula="of:=AVERAGE([.D16:.D24])" office:value-type="float" office:value="128.444444444444" calcext:value-type="float">
            <text:p>128.44</text:p>
          </table:table-cell>
          <table:table-cell table:style-name="ce9" table:formula="of:=AVERAGE([.E16:.E24])" office:value-type="float" office:value="418.939555555556" calcext:value-type="float">
            <text:p>418.94</text:p>
          </table:table-cell>
          <table:table-cell table:style-name="ce9" table:formula="of:=AVERAGE([.F16:.F24])" office:value-type="float" office:value="0.835502555555556" calcext:value-type="float">
            <text:p>0.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.99" calcext:value-type="float">
            <text:p>224.99</text:p>
          </table:table-cell>
          <table:table-cell office:value-type="float" office:value="121" calcext:value-type="float">
            <text:p>121</text:p>
          </table:table-cell>
          <table:table-cell office:value-type="float" office:value="418.003" calcext:value-type="float">
            <text:p>418.003</text:p>
          </table:table-cell>
          <table:table-cell office:value-type="float" office:value="4.77337" calcext:value-type="float">
            <text:p>4.77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127" calcext:value-type="float">
            <text:p>127</text:p>
          </table:table-cell>
          <table:table-cell office:value-type="float" office:value="421.72" calcext:value-type="float">
            <text:p>421.72</text:p>
          </table:table-cell>
          <table:table-cell office:value-type="float" office:value="4.73919" calcext:value-type="float">
            <text:p>4.73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108" calcext:value-type="float">
            <text:p>108</text:p>
          </table:table-cell>
          <table:table-cell office:value-type="float" office:value="419.594" calcext:value-type="float">
            <text:p>419.594</text:p>
          </table:table-cell>
          <table:table-cell office:value-type="float" office:value="4.70764" calcext:value-type="float">
            <text:p>4.70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19" calcext:value-type="float">
            <text:p>119</text:p>
          </table:table-cell>
          <table:table-cell office:value-type="float" office:value="416.677" calcext:value-type="float">
            <text:p>416.677</text:p>
          </table:table-cell>
          <table:table-cell office:value-type="float" office:value="4.72761" calcext:value-type="float">
            <text:p>4.72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111" calcext:value-type="float">
            <text:p>111</text:p>
          </table:table-cell>
          <table:table-cell office:value-type="float" office:value="415.8" calcext:value-type="float">
            <text:p>415.8</text:p>
          </table:table-cell>
          <table:table-cell office:value-type="float" office:value="4.71446" calcext:value-type="float">
            <text:p>4.71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25" calcext:value-type="float">
            <text:p>125</text:p>
          </table:table-cell>
          <table:table-cell office:value-type="float" office:value="416.11" calcext:value-type="float">
            <text:p>416.11</text:p>
          </table:table-cell>
          <table:table-cell office:value-type="float" office:value="4.69605" calcext:value-type="float">
            <text:p>4.69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113" calcext:value-type="float">
            <text:p>113</text:p>
          </table:table-cell>
          <table:table-cell office:value-type="float" office:value="415.947" calcext:value-type="float">
            <text:p>415.947</text:p>
          </table:table-cell>
          <table:table-cell office:value-type="float" office:value="4.59337" calcext:value-type="float">
            <text:p>4.59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226.331" calcext:value-type="float">
            <text:p>226.331</text:p>
          </table:table-cell>
          <table:table-cell office:value-type="float" office:value="119" calcext:value-type="float">
            <text:p>119</text:p>
          </table:table-cell>
          <table:table-cell office:value-type="float" office:value="414.928" calcext:value-type="float">
            <text:p>414.928</text:p>
          </table:table-cell>
          <table:table-cell office:value-type="float" office:value="4.59566" calcext:value-type="float">
            <text:p>4.59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32.467" calcext:value-type="float">
            <text:p>232.467</text:p>
          </table:table-cell>
          <table:table-cell office:value-type="float" office:value="119" calcext:value-type="float">
            <text:p>119</text:p>
          </table:table-cell>
          <table:table-cell office:value-type="float" office:value="416.777" calcext:value-type="float">
            <text:p>416.777</text:p>
          </table:table-cell>
          <table:table-cell office:value-type="float" office:value="4.59106" calcext:value-type="float">
            <text:p>4.59106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80.888888888889" calcext:value-type="float">
            <text:p>180.89</text:p>
          </table:table-cell>
          <table:table-cell table:style-name="ce9" table:formula="of:=AVERAGE([.C29:.C37])" office:value-type="float" office:value="221.724" calcext:value-type="float">
            <text:p>221.72</text:p>
          </table:table-cell>
          <table:table-cell table:style-name="ce9" table:formula="of:=AVERAGE([.D29:.D37])" office:value-type="float" office:value="118" calcext:value-type="float">
            <text:p>118.00</text:p>
          </table:table-cell>
          <table:table-cell table:style-name="ce9" table:formula="of:=AVERAGE([.E29:.E37])" office:value-type="float" office:value="417.284" calcext:value-type="float">
            <text:p>417.28</text:p>
          </table:table-cell>
          <table:table-cell table:style-name="ce9" table:formula="of:=AVERAGE([.F29:.F37])" office:value-type="float" office:value="4.68204555555556" calcext:value-type="float">
            <text:p>4.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.99" calcext:value-type="float">
            <text:p>224.99</text:p>
          </table:table-cell>
          <table:table-cell office:value-type="float" office:value="126" calcext:value-type="float">
            <text:p>126</text:p>
          </table:table-cell>
          <table:table-cell office:value-type="float" office:value="418.795" calcext:value-type="float">
            <text:p>418.795</text:p>
          </table:table-cell>
          <table:table-cell office:value-type="float" office:value="52.4813" calcext:value-type="float">
            <text:p>52.4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124" calcext:value-type="float">
            <text:p>124</text:p>
          </table:table-cell>
          <table:table-cell office:value-type="float" office:value="417.865" calcext:value-type="float">
            <text:p>417.865</text:p>
          </table:table-cell>
          <table:table-cell office:value-type="float" office:value="48.7267" calcext:value-type="float">
            <text:p>48.7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111" calcext:value-type="float">
            <text:p>111</text:p>
          </table:table-cell>
          <table:table-cell office:value-type="float" office:value="416.916" calcext:value-type="float">
            <text:p>416.916</text:p>
          </table:table-cell>
          <table:table-cell office:value-type="float" office:value="48.7246" calcext:value-type="float">
            <text:p>48.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23" calcext:value-type="float">
            <text:p>123</text:p>
          </table:table-cell>
          <table:table-cell office:value-type="float" office:value="416.449" calcext:value-type="float">
            <text:p>416.449</text:p>
          </table:table-cell>
          <table:table-cell office:value-type="float" office:value="48.5485" calcext:value-type="float">
            <text:p>48.5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116" calcext:value-type="float">
            <text:p>116</text:p>
          </table:table-cell>
          <table:table-cell office:value-type="float" office:value="418.207" calcext:value-type="float">
            <text:p>418.207</text:p>
          </table:table-cell>
          <table:table-cell office:value-type="float" office:value="48.5833" calcext:value-type="float">
            <text:p>48.5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21" calcext:value-type="float">
            <text:p>121</text:p>
          </table:table-cell>
          <table:table-cell office:value-type="float" office:value="414.097" calcext:value-type="float">
            <text:p>414.097</text:p>
          </table:table-cell>
          <table:table-cell office:value-type="float" office:value="48.7162" calcext:value-type="float">
            <text:p>48.7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114" calcext:value-type="float">
            <text:p>114</text:p>
          </table:table-cell>
          <table:table-cell office:value-type="float" office:value="413.509" calcext:value-type="float">
            <text:p>413.509</text:p>
          </table:table-cell>
          <table:table-cell office:value-type="float" office:value="48.4142" calcext:value-type="float">
            <text:p>48.4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226.331" calcext:value-type="float">
            <text:p>226.331</text:p>
          </table:table-cell>
          <table:table-cell office:value-type="float" office:value="116" calcext:value-type="float">
            <text:p>116</text:p>
          </table:table-cell>
          <table:table-cell office:value-type="float" office:value="415.801" calcext:value-type="float">
            <text:p>415.801</text:p>
          </table:table-cell>
          <table:table-cell office:value-type="float" office:value="48.5724" calcext:value-type="float">
            <text:p>48.5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32.467" calcext:value-type="float">
            <text:p>232.467</text:p>
          </table:table-cell>
          <table:table-cell office:value-type="float" office:value="119" calcext:value-type="float">
            <text:p>119</text:p>
          </table:table-cell>
          <table:table-cell office:value-type="float" office:value="413.729" calcext:value-type="float">
            <text:p>413.729</text:p>
          </table:table-cell>
          <table:table-cell office:value-type="float" office:value="48.3625" calcext:value-type="float">
            <text:p>48.362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80.888888888889" calcext:value-type="float">
            <text:p>180.89</text:p>
          </table:table-cell>
          <table:table-cell table:style-name="ce9" table:formula="of:=AVERAGE([.C42:.C50])" office:value-type="float" office:value="221.724" calcext:value-type="float">
            <text:p>221.72</text:p>
          </table:table-cell>
          <table:table-cell table:style-name="ce9" table:formula="of:=AVERAGE([.D42:.D50])" office:value-type="float" office:value="118.888888888889" calcext:value-type="float">
            <text:p>118.89</text:p>
          </table:table-cell>
          <table:table-cell table:style-name="ce9" table:formula="of:=AVERAGE([.E42:.E50])" office:value-type="float" office:value="416.152" calcext:value-type="float">
            <text:p>416.15</text:p>
          </table:table-cell>
          <table:table-cell table:style-name="ce9" table:formula="of:=AVERAGE([.F42:.F50])" office:value-type="float" office:value="49.0144111111111" calcext:value-type="float">
            <text:p>49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.99" calcext:value-type="float">
            <text:p>224.99</text:p>
          </table:table-cell>
          <table:table-cell office:value-type="float" office:value="133" calcext:value-type="float">
            <text:p>133</text:p>
          </table:table-cell>
          <table:table-cell office:value-type="float" office:value="421.05" calcext:value-type="float">
            <text:p>421.05</text:p>
          </table:table-cell>
          <table:table-cell office:value-type="float" office:value="51.9654" calcext:value-type="float">
            <text:p>51.9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143" calcext:value-type="float">
            <text:p>143</text:p>
          </table:table-cell>
          <table:table-cell office:value-type="float" office:value="416.502" calcext:value-type="float">
            <text:p>416.502</text:p>
          </table:table-cell>
          <table:table-cell office:value-type="float" office:value="56.7198" calcext:value-type="float">
            <text:p>56.7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120" calcext:value-type="float">
            <text:p>120</text:p>
          </table:table-cell>
          <table:table-cell office:value-type="float" office:value="418.475" calcext:value-type="float">
            <text:p>418.475</text:p>
          </table:table-cell>
          <table:table-cell office:value-type="float" office:value="58.4394" calcext:value-type="float">
            <text:p>58.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06.473" calcext:value-type="float">
            <text:p>206.473</text:p>
          </table:table-cell>
          <table:table-cell office:value-type="float" office:value="135" calcext:value-type="float">
            <text:p>135</text:p>
          </table:table-cell>
          <table:table-cell office:value-type="float" office:value="418.203" calcext:value-type="float">
            <text:p>418.203</text:p>
          </table:table-cell>
          <table:table-cell office:value-type="float" office:value="57.5974" calcext:value-type="float">
            <text:p>57.5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118" calcext:value-type="float">
            <text:p>118</text:p>
          </table:table-cell>
          <table:table-cell office:value-type="float" office:value="418.591" calcext:value-type="float">
            <text:p>418.591</text:p>
          </table:table-cell>
          <table:table-cell office:value-type="float" office:value="57.185" calcext:value-type="float">
            <text:p>57.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35" calcext:value-type="float">
            <text:p>135</text:p>
          </table:table-cell>
          <table:table-cell office:value-type="float" office:value="418.662" calcext:value-type="float">
            <text:p>418.662</text:p>
          </table:table-cell>
          <table:table-cell office:value-type="float" office:value="56.4829" calcext:value-type="float">
            <text:p>56.48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118" calcext:value-type="float">
            <text:p>118</text:p>
          </table:table-cell>
          <table:table-cell office:value-type="float" office:value="417.957" calcext:value-type="float">
            <text:p>417.957</text:p>
          </table:table-cell>
          <table:table-cell office:value-type="float" office:value="56.4775" calcext:value-type="float">
            <text:p>56.4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226.331" calcext:value-type="float">
            <text:p>226.331</text:p>
          </table:table-cell>
          <table:table-cell office:value-type="float" office:value="123" calcext:value-type="float">
            <text:p>123</text:p>
          </table:table-cell>
          <table:table-cell office:value-type="float" office:value="418.971" calcext:value-type="float">
            <text:p>418.971</text:p>
          </table:table-cell>
          <table:table-cell office:value-type="float" office:value="55.2453" calcext:value-type="float">
            <text:p>55.24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32.467" calcext:value-type="float">
            <text:p>232.467</text:p>
          </table:table-cell>
          <table:table-cell office:value-type="float" office:value="135" calcext:value-type="float">
            <text:p>135</text:p>
          </table:table-cell>
          <table:table-cell office:value-type="float" office:value="412.419" calcext:value-type="float">
            <text:p>412.419</text:p>
          </table:table-cell>
          <table:table-cell office:value-type="float" office:value="48.6845" calcext:value-type="float">
            <text:p>48.684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180.888888888889" calcext:value-type="float">
            <text:p>180.89</text:p>
          </table:table-cell>
          <table:table-cell table:style-name="ce9" table:formula="of:=AVERAGE([.C55:.C63])" office:value-type="float" office:value="221.724" calcext:value-type="float">
            <text:p>221.72</text:p>
          </table:table-cell>
          <table:table-cell table:style-name="ce9" table:formula="of:=AVERAGE([.D55:.D63])" office:value-type="float" office:value="128.888888888889" calcext:value-type="float">
            <text:p>128.89</text:p>
          </table:table-cell>
          <table:table-cell table:style-name="ce9" table:formula="of:=AVERAGE([.E55:.E63])" office:value-type="float" office:value="417.87" calcext:value-type="float">
            <text:p>417.87</text:p>
          </table:table-cell>
          <table:table-cell table:style-name="ce9" table:formula="of:=AVERAGE([.F55:.F63])" office:value-type="float" office:value="55.4219111111111" calcext:value-type="float">
            <text:p>55.42</text:p>
          </table:table-cell>
        </table:table-row>
      </table:table>
      <table:table table:name="ORB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80.589" calcext:value-type="float">
            <text:p>680.589</text:p>
          </table:table-cell>
          <table:table-cell office:value-type="float" office:value="73" calcext:value-type="float">
            <text:p>73</text:p>
          </table:table-cell>
          <table:table-cell office:value-type="float" office:value="9.29503" calcext:value-type="float">
            <text:p>9.29503</text:p>
          </table:table-cell>
          <table:table-cell office:value-type="float" office:value="1.5029" calcext:value-type="float">
            <text:p>1.5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74" calcext:value-type="float">
            <text:p>74</text:p>
          </table:table-cell>
          <table:table-cell office:value-type="float" office:value="9.14427" calcext:value-type="float">
            <text:p>9.14427</text:p>
          </table:table-cell>
          <table:table-cell office:value-type="float" office:value="1.48538" calcext:value-type="float">
            <text:p>1.48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79" calcext:value-type="float">
            <text:p>79</text:p>
          </table:table-cell>
          <table:table-cell office:value-type="float" office:value="8.27893" calcext:value-type="float">
            <text:p>8.27893</text:p>
          </table:table-cell>
          <table:table-cell office:value-type="float" office:value="1.60267" calcext:value-type="float">
            <text:p>1.6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85" calcext:value-type="float">
            <text:p>85</text:p>
          </table:table-cell>
          <table:table-cell office:value-type="float" office:value="8.30703" calcext:value-type="float">
            <text:p>8.30703</text:p>
          </table:table-cell>
          <table:table-cell office:value-type="float" office:value="1.52709" calcext:value-type="float">
            <text:p>1.52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79" calcext:value-type="float">
            <text:p>79</text:p>
          </table:table-cell>
          <table:table-cell office:value-type="float" office:value="8.47668" calcext:value-type="float">
            <text:p>8.47668</text:p>
          </table:table-cell>
          <table:table-cell office:value-type="float" office:value="1.75948" calcext:value-type="float">
            <text:p>1.75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92" calcext:value-type="float">
            <text:p>92</text:p>
          </table:table-cell>
          <table:table-cell office:value-type="float" office:value="8.33878" calcext:value-type="float">
            <text:p>8.33878</text:p>
          </table:table-cell>
          <table:table-cell office:value-type="float" office:value="1.73379" calcext:value-type="float">
            <text:p>1.733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11.86" calcext:value-type="float">
            <text:p>611.86</text:p>
          </table:table-cell>
          <table:table-cell office:value-type="float" office:value="90" calcext:value-type="float">
            <text:p>90</text:p>
          </table:table-cell>
          <table:table-cell office:value-type="float" office:value="8.32916" calcext:value-type="float">
            <text:p>8.32916</text:p>
          </table:table-cell>
          <table:table-cell office:value-type="float" office:value="1.73813" calcext:value-type="float">
            <text:p>1.73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88" calcext:value-type="float">
            <text:p>88</text:p>
          </table:table-cell>
          <table:table-cell office:value-type="float" office:value="8.4334" calcext:value-type="float">
            <text:p>8.4334</text:p>
          </table:table-cell>
          <table:table-cell office:value-type="float" office:value="1.71837" calcext:value-type="float">
            <text:p>1.718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91" calcext:value-type="float">
            <text:p>91</text:p>
          </table:table-cell>
          <table:table-cell office:value-type="float" office:value="8.41383" calcext:value-type="float">
            <text:p>8.41383</text:p>
          </table:table-cell>
          <table:table-cell office:value-type="float" office:value="1.74961" calcext:value-type="float">
            <text:p>1.74961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18.777777777778" calcext:value-type="float">
            <text:p>118.78</text:p>
          </table:table-cell>
          <table:table-cell table:style-name="ce9" table:formula="of:=AVERAGE([.C3:.C11])" office:value-type="float" office:value="629.062" calcext:value-type="float">
            <text:p>629.06</text:p>
          </table:table-cell>
          <table:table-cell table:style-name="ce9" table:formula="of:=AVERAGE([.D3:.D11])" office:value-type="float" office:value="83.4444444444445" calcext:value-type="float">
            <text:p>83.44</text:p>
          </table:table-cell>
          <table:table-cell table:style-name="ce9" table:formula="of:=AVERAGE([.E3:.E11])" office:value-type="float" office:value="8.55745666666667" calcext:value-type="float">
            <text:p>8.56</text:p>
          </table:table-cell>
          <table:table-cell table:style-name="ce9" table:formula="of:=AVERAGE([.F3:.F11])" office:value-type="float" office:value="1.64638" calcext:value-type="float">
            <text:p>1.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80.589" calcext:value-type="float">
            <text:p>680.589</text:p>
          </table:table-cell>
          <table:table-cell office:value-type="float" office:value="49" calcext:value-type="float">
            <text:p>49</text:p>
          </table:table-cell>
          <table:table-cell office:value-type="float" office:value="9.53029" calcext:value-type="float">
            <text:p>9.53029</text:p>
          </table:table-cell>
          <table:table-cell office:value-type="float" office:value="0.998174" calcext:value-type="float">
            <text:p>0.998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43" calcext:value-type="float">
            <text:p>43</text:p>
          </table:table-cell>
          <table:table-cell office:value-type="float" office:value="7.98074" calcext:value-type="float">
            <text:p>7.98074</text:p>
          </table:table-cell>
          <table:table-cell office:value-type="float" office:value="0.594013" calcext:value-type="float">
            <text:p>0.594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45" calcext:value-type="float">
            <text:p>45</text:p>
          </table:table-cell>
          <table:table-cell office:value-type="float" office:value="10.3205" calcext:value-type="float">
            <text:p>10.3205</text:p>
          </table:table-cell>
          <table:table-cell office:value-type="float" office:value="0.627242" calcext:value-type="float">
            <text:p>0.627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59" calcext:value-type="float">
            <text:p>59</text:p>
          </table:table-cell>
          <table:table-cell office:value-type="float" office:value="8.61032" calcext:value-type="float">
            <text:p>8.61032</text:p>
          </table:table-cell>
          <table:table-cell office:value-type="float" office:value="0.628794" calcext:value-type="float">
            <text:p>0.6287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53" calcext:value-type="float">
            <text:p>53</text:p>
          </table:table-cell>
          <table:table-cell office:value-type="float" office:value="7.87677" calcext:value-type="float">
            <text:p>7.87677</text:p>
          </table:table-cell>
          <table:table-cell office:value-type="float" office:value="0.661418" calcext:value-type="float">
            <text:p>0.661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78" calcext:value-type="float">
            <text:p>78</text:p>
          </table:table-cell>
          <table:table-cell office:value-type="float" office:value="7.96354" calcext:value-type="float">
            <text:p>7.96354</text:p>
          </table:table-cell>
          <table:table-cell office:value-type="float" office:value="1.07554" calcext:value-type="float">
            <text:p>1.07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11.86" calcext:value-type="float">
            <text:p>611.86</text:p>
          </table:table-cell>
          <table:table-cell office:value-type="float" office:value="68" calcext:value-type="float">
            <text:p>68</text:p>
          </table:table-cell>
          <table:table-cell office:value-type="float" office:value="7.92506" calcext:value-type="float">
            <text:p>7.92506</text:p>
          </table:table-cell>
          <table:table-cell office:value-type="float" office:value="0.63742" calcext:value-type="float">
            <text:p>0.63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84" calcext:value-type="float">
            <text:p>84</text:p>
          </table:table-cell>
          <table:table-cell office:value-type="float" office:value="9.93328" calcext:value-type="float">
            <text:p>9.93328</text:p>
          </table:table-cell>
          <table:table-cell office:value-type="float" office:value="0.659738" calcext:value-type="float">
            <text:p>0.659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66" calcext:value-type="float">
            <text:p>66</text:p>
          </table:table-cell>
          <table:table-cell office:value-type="float" office:value="8.70477" calcext:value-type="float">
            <text:p>8.70477</text:p>
          </table:table-cell>
          <table:table-cell office:value-type="float" office:value="0.648464" calcext:value-type="float">
            <text:p>0.648464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18.777777777778" calcext:value-type="float">
            <text:p>118.78</text:p>
          </table:table-cell>
          <table:table-cell table:style-name="ce9" table:formula="of:=AVERAGE([.C16:.C24])" office:value-type="float" office:value="629.062" calcext:value-type="float">
            <text:p>629.06</text:p>
          </table:table-cell>
          <table:table-cell table:style-name="ce9" table:formula="of:=AVERAGE([.D16:.D24])" office:value-type="float" office:value="60.5555555555556" calcext:value-type="float">
            <text:p>60.56</text:p>
          </table:table-cell>
          <table:table-cell table:style-name="ce9" table:formula="of:=AVERAGE([.E16:.E24])" office:value-type="float" office:value="8.76058555555556" calcext:value-type="float">
            <text:p>8.76</text:p>
          </table:table-cell>
          <table:table-cell table:style-name="ce9" table:formula="of:=AVERAGE([.F16:.F24])" office:value-type="float" office:value="0.725644777777778" calcext:value-type="float">
            <text:p>0.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80.589" calcext:value-type="float">
            <text:p>680.589</text:p>
          </table:table-cell>
          <table:table-cell office:value-type="float" office:value="67" calcext:value-type="float">
            <text:p>67</text:p>
          </table:table-cell>
          <table:table-cell office:value-type="float" office:value="10.6335" calcext:value-type="float">
            <text:p>10.6335</text:p>
          </table:table-cell>
          <table:table-cell office:value-type="float" office:value="4.81451" calcext:value-type="float">
            <text:p>4.81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70" calcext:value-type="float">
            <text:p>70</text:p>
          </table:table-cell>
          <table:table-cell office:value-type="float" office:value="7.93439" calcext:value-type="float">
            <text:p>7.93439</text:p>
          </table:table-cell>
          <table:table-cell office:value-type="float" office:value="7.37043" calcext:value-type="float">
            <text:p>7.37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72" calcext:value-type="float">
            <text:p>72</text:p>
          </table:table-cell>
          <table:table-cell office:value-type="float" office:value="7.43888" calcext:value-type="float">
            <text:p>7.43888</text:p>
          </table:table-cell>
          <table:table-cell office:value-type="float" office:value="4.8352" calcext:value-type="float">
            <text:p>4.8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84" calcext:value-type="float">
            <text:p>84</text:p>
          </table:table-cell>
          <table:table-cell office:value-type="float" office:value="8.47748" calcext:value-type="float">
            <text:p>8.47748</text:p>
          </table:table-cell>
          <table:table-cell office:value-type="float" office:value="4.82594" calcext:value-type="float">
            <text:p>4.825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91" calcext:value-type="float">
            <text:p>91</text:p>
          </table:table-cell>
          <table:table-cell office:value-type="float" office:value="14.2288" calcext:value-type="float">
            <text:p>14.2288</text:p>
          </table:table-cell>
          <table:table-cell office:value-type="float" office:value="4.84462" calcext:value-type="float">
            <text:p>4.84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101" calcext:value-type="float">
            <text:p>101</text:p>
          </table:table-cell>
          <table:table-cell office:value-type="float" office:value="10.524" calcext:value-type="float">
            <text:p>10.524</text:p>
          </table:table-cell>
          <table:table-cell office:value-type="float" office:value="4.90966" calcext:value-type="float">
            <text:p>4.90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11.86" calcext:value-type="float">
            <text:p>611.86</text:p>
          </table:table-cell>
          <table:table-cell office:value-type="float" office:value="92" calcext:value-type="float">
            <text:p>92</text:p>
          </table:table-cell>
          <table:table-cell office:value-type="float" office:value="7.54436" calcext:value-type="float">
            <text:p>7.54436</text:p>
          </table:table-cell>
          <table:table-cell office:value-type="float" office:value="6.14939" calcext:value-type="float">
            <text:p>6.14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93" calcext:value-type="float">
            <text:p>93</text:p>
          </table:table-cell>
          <table:table-cell office:value-type="float" office:value="7.56057" calcext:value-type="float">
            <text:p>7.56057</text:p>
          </table:table-cell>
          <table:table-cell office:value-type="float" office:value="4.8253" calcext:value-type="float">
            <text:p>4.8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93" calcext:value-type="float">
            <text:p>93</text:p>
          </table:table-cell>
          <table:table-cell office:value-type="float" office:value="8.65145" calcext:value-type="float">
            <text:p>8.65145</text:p>
          </table:table-cell>
          <table:table-cell office:value-type="float" office:value="4.83428" calcext:value-type="float">
            <text:p>4.83428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18.777777777778" calcext:value-type="float">
            <text:p>118.78</text:p>
          </table:table-cell>
          <table:table-cell table:style-name="ce9" table:formula="of:=AVERAGE([.C29:.C37])" office:value-type="float" office:value="629.062" calcext:value-type="float">
            <text:p>629.06</text:p>
          </table:table-cell>
          <table:table-cell table:style-name="ce9" table:formula="of:=AVERAGE([.D29:.D37])" office:value-type="float" office:value="84.7777777777778" calcext:value-type="float">
            <text:p>84.78</text:p>
          </table:table-cell>
          <table:table-cell table:style-name="ce9" table:formula="of:=AVERAGE([.E29:.E37])" office:value-type="float" office:value="9.22149222222222" calcext:value-type="float">
            <text:p>9.22</text:p>
          </table:table-cell>
          <table:table-cell table:style-name="ce9" table:formula="of:=AVERAGE([.F29:.F37])" office:value-type="float" office:value="5.26770333333333" calcext:value-type="float">
            <text:p>5.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80.589" calcext:value-type="float">
            <text:p>680.589</text:p>
          </table:table-cell>
          <table:table-cell office:value-type="float" office:value="42" calcext:value-type="float">
            <text:p>42</text:p>
          </table:table-cell>
          <table:table-cell office:value-type="float" office:value="9.50354" calcext:value-type="float">
            <text:p>9.50354</text:p>
          </table:table-cell>
          <table:table-cell office:value-type="float" office:value="51.4785" calcext:value-type="float">
            <text:p>51.4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36" calcext:value-type="float">
            <text:p>36</text:p>
          </table:table-cell>
          <table:table-cell office:value-type="float" office:value="7.44251" calcext:value-type="float">
            <text:p>7.44251</text:p>
          </table:table-cell>
          <table:table-cell office:value-type="float" office:value="48.3041" calcext:value-type="float">
            <text:p>48.3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44" calcext:value-type="float">
            <text:p>44</text:p>
          </table:table-cell>
          <table:table-cell office:value-type="float" office:value="10.2379" calcext:value-type="float">
            <text:p>10.2379</text:p>
          </table:table-cell>
          <table:table-cell office:value-type="float" office:value="48.7874" calcext:value-type="float">
            <text:p>48.78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47" calcext:value-type="float">
            <text:p>47</text:p>
          </table:table-cell>
          <table:table-cell office:value-type="float" office:value="8.50559" calcext:value-type="float">
            <text:p>8.50559</text:p>
          </table:table-cell>
          <table:table-cell office:value-type="float" office:value="47.4707" calcext:value-type="float">
            <text:p>47.47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44" calcext:value-type="float">
            <text:p>44</text:p>
          </table:table-cell>
          <table:table-cell office:value-type="float" office:value="8.47868" calcext:value-type="float">
            <text:p>8.47868</text:p>
          </table:table-cell>
          <table:table-cell office:value-type="float" office:value="47.3763" calcext:value-type="float">
            <text:p>47.3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51" calcext:value-type="float">
            <text:p>51</text:p>
          </table:table-cell>
          <table:table-cell office:value-type="float" office:value="8.53147" calcext:value-type="float">
            <text:p>8.53147</text:p>
          </table:table-cell>
          <table:table-cell office:value-type="float" office:value="47.5547" calcext:value-type="float">
            <text:p>47.5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11.86" calcext:value-type="float">
            <text:p>611.86</text:p>
          </table:table-cell>
          <table:table-cell office:value-type="float" office:value="52" calcext:value-type="float">
            <text:p>52</text:p>
          </table:table-cell>
          <table:table-cell office:value-type="float" office:value="8.68794" calcext:value-type="float">
            <text:p>8.68794</text:p>
          </table:table-cell>
          <table:table-cell office:value-type="float" office:value="47.9323" calcext:value-type="float">
            <text:p>47.9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48" calcext:value-type="float">
            <text:p>48</text:p>
          </table:table-cell>
          <table:table-cell office:value-type="float" office:value="8.67193" calcext:value-type="float">
            <text:p>8.67193</text:p>
          </table:table-cell>
          <table:table-cell office:value-type="float" office:value="47.4231" calcext:value-type="float">
            <text:p>47.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56" calcext:value-type="float">
            <text:p>56</text:p>
          </table:table-cell>
          <table:table-cell office:value-type="float" office:value="8.5392" calcext:value-type="float">
            <text:p>8.5392</text:p>
          </table:table-cell>
          <table:table-cell office:value-type="float" office:value="47.389" calcext:value-type="float">
            <text:p>47.389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18.777777777778" calcext:value-type="float">
            <text:p>118.78</text:p>
          </table:table-cell>
          <table:table-cell table:style-name="ce9" table:formula="of:=AVERAGE([.C42:.C50])" office:value-type="float" office:value="629.062" calcext:value-type="float">
            <text:p>629.06</text:p>
          </table:table-cell>
          <table:table-cell table:style-name="ce9" table:formula="of:=AVERAGE([.D42:.D50])" office:value-type="float" office:value="46.6666666666667" calcext:value-type="float">
            <text:p>46.67</text:p>
          </table:table-cell>
          <table:table-cell table:style-name="ce9" table:formula="of:=AVERAGE([.E42:.E50])" office:value-type="float" office:value="8.73319555555556" calcext:value-type="float">
            <text:p>8.73</text:p>
          </table:table-cell>
          <table:table-cell table:style-name="ce9" table:formula="of:=AVERAGE([.F42:.F50])" office:value-type="float" office:value="48.1906777777778" calcext:value-type="float">
            <text:p>48.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80.589" calcext:value-type="float">
            <text:p>680.589</text:p>
          </table:table-cell>
          <table:table-cell office:value-type="float" office:value="67" calcext:value-type="float">
            <text:p>67</text:p>
          </table:table-cell>
          <table:table-cell office:value-type="float" office:value="8.48891" calcext:value-type="float">
            <text:p>8.48891</text:p>
          </table:table-cell>
          <table:table-cell office:value-type="float" office:value="68.7773" calcext:value-type="float">
            <text:p>68.7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79" calcext:value-type="float">
            <text:p>79</text:p>
          </table:table-cell>
          <table:table-cell office:value-type="float" office:value="8.4245" calcext:value-type="float">
            <text:p>8.4245</text:p>
          </table:table-cell>
          <table:table-cell office:value-type="float" office:value="79.5285" calcext:value-type="float">
            <text:p>79.5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78" calcext:value-type="float">
            <text:p>78</text:p>
          </table:table-cell>
          <table:table-cell office:value-type="float" office:value="8.35768" calcext:value-type="float">
            <text:p>8.35768</text:p>
          </table:table-cell>
          <table:table-cell office:value-type="float" office:value="76.0404" calcext:value-type="float">
            <text:p>76.0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79" calcext:value-type="float">
            <text:p>79</text:p>
          </table:table-cell>
          <table:table-cell office:value-type="float" office:value="8.4256" calcext:value-type="float">
            <text:p>8.4256</text:p>
          </table:table-cell>
          <table:table-cell office:value-type="float" office:value="68.4275" calcext:value-type="float">
            <text:p>68.4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82" calcext:value-type="float">
            <text:p>82</text:p>
          </table:table-cell>
          <table:table-cell office:value-type="float" office:value="10.3862" calcext:value-type="float">
            <text:p>10.3862</text:p>
          </table:table-cell>
          <table:table-cell office:value-type="float" office:value="76.7929" calcext:value-type="float">
            <text:p>76.7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95" calcext:value-type="float">
            <text:p>95</text:p>
          </table:table-cell>
          <table:table-cell office:value-type="float" office:value="10.3073" calcext:value-type="float">
            <text:p>10.3073</text:p>
          </table:table-cell>
          <table:table-cell office:value-type="float" office:value="84.7683" calcext:value-type="float">
            <text:p>84.7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11.86" calcext:value-type="float">
            <text:p>611.86</text:p>
          </table:table-cell>
          <table:table-cell office:value-type="float" office:value="95" calcext:value-type="float">
            <text:p>95</text:p>
          </table:table-cell>
          <table:table-cell office:value-type="float" office:value="8.50982" calcext:value-type="float">
            <text:p>8.50982</text:p>
          </table:table-cell>
          <table:table-cell office:value-type="float" office:value="84.7701" calcext:value-type="float">
            <text:p>84.7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94" calcext:value-type="float">
            <text:p>94</text:p>
          </table:table-cell>
          <table:table-cell office:value-type="float" office:value="8.57688" calcext:value-type="float">
            <text:p>8.57688</text:p>
          </table:table-cell>
          <table:table-cell office:value-type="float" office:value="89.3259" calcext:value-type="float">
            <text:p>89.3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94" calcext:value-type="float">
            <text:p>94</text:p>
          </table:table-cell>
          <table:table-cell office:value-type="float" office:value="8.56637" calcext:value-type="float">
            <text:p>8.56637</text:p>
          </table:table-cell>
          <table:table-cell office:value-type="float" office:value="82.5565" calcext:value-type="float">
            <text:p>82.556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118.777777777778" calcext:value-type="float">
            <text:p>118.78</text:p>
          </table:table-cell>
          <table:table-cell table:style-name="ce9" table:formula="of:=AVERAGE([.C55:.C63])" office:value-type="float" office:value="629.062" calcext:value-type="float">
            <text:p>629.06</text:p>
          </table:table-cell>
          <table:table-cell table:style-name="ce9" table:formula="of:=AVERAGE([.D55:.D63])" office:value-type="float" office:value="84.7777777777778" calcext:value-type="float">
            <text:p>84.78</text:p>
          </table:table-cell>
          <table:table-cell table:style-name="ce9" table:formula="of:=AVERAGE([.E55:.E63])" office:value-type="float" office:value="8.89369555555556" calcext:value-type="float">
            <text:p>8.89</text:p>
          </table:table-cell>
          <table:table-cell table:style-name="ce9" table:formula="of:=AVERAGE([.F55:.F63])" office:value-type="float" office:value="78.9986" calcext:value-type="float">
            <text:p>79.00</text:p>
          </table:table-cell>
        </table:table-row>
      </table:table>
      <table:table table:name="AKAZE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37" calcext:value-type="float">
            <text:p>137</text:p>
          </table:table-cell>
          <table:table-cell office:value-type="float" office:value="114.741" calcext:value-type="float">
            <text:p>114.741</text:p>
          </table:table-cell>
          <table:table-cell office:value-type="float" office:value="2.01197" calcext:value-type="float">
            <text:p>2.01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5" calcext:value-type="float">
            <text:p>125</text:p>
          </table:table-cell>
          <table:table-cell office:value-type="float" office:value="118.001" calcext:value-type="float">
            <text:p>118.001</text:p>
          </table:table-cell>
          <table:table-cell office:value-type="float" office:value="2.02726" calcext:value-type="float">
            <text:p>2.02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29" calcext:value-type="float">
            <text:p>129</text:p>
          </table:table-cell>
          <table:table-cell office:value-type="float" office:value="113.717" calcext:value-type="float">
            <text:p>113.717</text:p>
          </table:table-cell>
          <table:table-cell office:value-type="float" office:value="2.51299" calcext:value-type="float">
            <text:p>2.51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29" calcext:value-type="float">
            <text:p>129</text:p>
          </table:table-cell>
          <table:table-cell office:value-type="float" office:value="112.784" calcext:value-type="float">
            <text:p>112.784</text:p>
          </table:table-cell>
          <table:table-cell office:value-type="float" office:value="2.55209" calcext:value-type="float">
            <text:p>2.552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31" calcext:value-type="float">
            <text:p>131</text:p>
          </table:table-cell>
          <table:table-cell office:value-type="float" office:value="114.453" calcext:value-type="float">
            <text:p>114.453</text:p>
          </table:table-cell>
          <table:table-cell office:value-type="float" office:value="2.54985" calcext:value-type="float">
            <text:p>2.54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32" calcext:value-type="float">
            <text:p>132</text:p>
          </table:table-cell>
          <table:table-cell office:value-type="float" office:value="113.74" calcext:value-type="float">
            <text:p>113.74</text:p>
          </table:table-cell>
          <table:table-cell office:value-type="float" office:value="3.17592" calcext:value-type="float">
            <text:p>3.17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42" calcext:value-type="float">
            <text:p>142</text:p>
          </table:table-cell>
          <table:table-cell office:value-type="float" office:value="109.75" calcext:value-type="float">
            <text:p>109.75</text:p>
          </table:table-cell>
          <table:table-cell office:value-type="float" office:value="2.45171" calcext:value-type="float">
            <text:p>2.45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46" calcext:value-type="float">
            <text:p>146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2.23229" calcext:value-type="float">
            <text:p>2.23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44" calcext:value-type="float">
            <text:p>144</text:p>
          </table:table-cell>
          <table:table-cell office:value-type="float" office:value="112.889" calcext:value-type="float">
            <text:p>112.889</text:p>
          </table:table-cell>
          <table:table-cell office:value-type="float" office:value="2.75048" calcext:value-type="float">
            <text:p>2.75048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67.111111111111" calcext:value-type="float">
            <text:p>167.11</text:p>
          </table:table-cell>
          <table:table-cell table:style-name="ce9" table:formula="of:=AVERAGE([.C3:.C11])" office:value-type="float" office:value="12.1683777777778" calcext:value-type="float">
            <text:p>12.17</text:p>
          </table:table-cell>
          <table:table-cell table:style-name="ce9" table:formula="of:=AVERAGE([.D3:.D11])" office:value-type="float" office:value="135" calcext:value-type="float">
            <text:p>135.00</text:p>
          </table:table-cell>
          <table:table-cell table:style-name="ce9" table:formula="of:=AVERAGE([.E3:.E11])" office:value-type="float" office:value="113.877" calcext:value-type="float">
            <text:p>113.88</text:p>
          </table:table-cell>
          <table:table-cell table:style-name="ce9" table:formula="of:=AVERAGE([.F3:.F11])" office:value-type="float" office:value="2.47384" calcext:value-type="float">
            <text:p>2.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41" calcext:value-type="float">
            <text:p>141</text:p>
          </table:table-cell>
          <table:table-cell office:value-type="float" office:value="114.588" calcext:value-type="float">
            <text:p>114.588</text:p>
          </table:table-cell>
          <table:table-cell office:value-type="float" office:value="1.88603" calcext:value-type="float">
            <text:p>1.88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34" calcext:value-type="float">
            <text:p>134</text:p>
          </table:table-cell>
          <table:table-cell office:value-type="float" office:value="115.805" calcext:value-type="float">
            <text:p>115.805</text:p>
          </table:table-cell>
          <table:table-cell office:value-type="float" office:value="0.838093" calcext:value-type="float">
            <text:p>0.838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31" calcext:value-type="float">
            <text:p>131</text:p>
          </table:table-cell>
          <table:table-cell office:value-type="float" office:value="111.308" calcext:value-type="float">
            <text:p>111.308</text:p>
          </table:table-cell>
          <table:table-cell office:value-type="float" office:value="0.825902" calcext:value-type="float">
            <text:p>0.825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30" calcext:value-type="float">
            <text:p>130</text:p>
          </table:table-cell>
          <table:table-cell office:value-type="float" office:value="112.238" calcext:value-type="float">
            <text:p>112.238</text:p>
          </table:table-cell>
          <table:table-cell office:value-type="float" office:value="0.835237" calcext:value-type="float">
            <text:p>0.835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34" calcext:value-type="float">
            <text:p>134</text:p>
          </table:table-cell>
          <table:table-cell office:value-type="float" office:value="113.771" calcext:value-type="float">
            <text:p>113.771</text:p>
          </table:table-cell>
          <table:table-cell office:value-type="float" office:value="0.853947" calcext:value-type="float">
            <text:p>0.853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46" calcext:value-type="float">
            <text:p>146</text:p>
          </table:table-cell>
          <table:table-cell office:value-type="float" office:value="111.951" calcext:value-type="float">
            <text:p>111.951</text:p>
          </table:table-cell>
          <table:table-cell office:value-type="float" office:value="1.37653" calcext:value-type="float">
            <text:p>1.37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50" calcext:value-type="float">
            <text:p>150</text:p>
          </table:table-cell>
          <table:table-cell office:value-type="float" office:value="116.215" calcext:value-type="float">
            <text:p>116.215</text:p>
          </table:table-cell>
          <table:table-cell office:value-type="float" office:value="1.34519" calcext:value-type="float">
            <text:p>1.34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48" calcext:value-type="float">
            <text:p>148</text:p>
          </table:table-cell>
          <table:table-cell office:value-type="float" office:value="114.699" calcext:value-type="float">
            <text:p>114.699</text:p>
          </table:table-cell>
          <table:table-cell office:value-type="float" office:value="1.35662" calcext:value-type="float">
            <text:p>1.35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52" calcext:value-type="float">
            <text:p>152</text:p>
          </table:table-cell>
          <table:table-cell office:value-type="float" office:value="117.003" calcext:value-type="float">
            <text:p>117.003</text:p>
          </table:table-cell>
          <table:table-cell office:value-type="float" office:value="1.32983" calcext:value-type="float">
            <text:p>1.32983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67.111111111111" calcext:value-type="float">
            <text:p>167.11</text:p>
          </table:table-cell>
          <table:table-cell table:style-name="ce9" table:formula="of:=AVERAGE([.C16:.C24])" office:value-type="float" office:value="12.1683777777778" calcext:value-type="float">
            <text:p>12.17</text:p>
          </table:table-cell>
          <table:table-cell table:style-name="ce9" table:formula="of:=AVERAGE([.D16:.D24])" office:value-type="float" office:value="140.666666666667" calcext:value-type="float">
            <text:p>140.67</text:p>
          </table:table-cell>
          <table:table-cell table:style-name="ce9" table:formula="of:=AVERAGE([.E16:.E24])" office:value-type="float" office:value="114.175333333333" calcext:value-type="float">
            <text:p>114.18</text:p>
          </table:table-cell>
          <table:table-cell table:style-name="ce9" table:formula="of:=AVERAGE([.F16:.F24])" office:value-type="float" office:value="1.18304211111111" calcext:value-type="float">
            <text:p>1.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OR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31" calcext:value-type="float">
            <text:p>131</text:p>
          </table:table-cell>
          <table:table-cell office:value-type="float" office:value="114.138" calcext:value-type="float">
            <text:p>114.138</text:p>
          </table:table-cell>
          <table:table-cell office:value-type="float" office:value="3.14127" calcext:value-type="float">
            <text:p>3.14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9" calcext:value-type="float">
            <text:p>129</text:p>
          </table:table-cell>
          <table:table-cell office:value-type="float" office:value="117.252" calcext:value-type="float">
            <text:p>117.252</text:p>
          </table:table-cell>
          <table:table-cell office:value-type="float" office:value="3.66229" calcext:value-type="float">
            <text:p>3.66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27" calcext:value-type="float">
            <text:p>127</text:p>
          </table:table-cell>
          <table:table-cell office:value-type="float" office:value="111.749" calcext:value-type="float">
            <text:p>111.749</text:p>
          </table:table-cell>
          <table:table-cell office:value-type="float" office:value="3.64887" calcext:value-type="float">
            <text:p>3.64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17" calcext:value-type="float">
            <text:p>117</text:p>
          </table:table-cell>
          <table:table-cell office:value-type="float" office:value="119.201" calcext:value-type="float">
            <text:p>119.201</text:p>
          </table:table-cell>
          <table:table-cell office:value-type="float" office:value="3.82711" calcext:value-type="float">
            <text:p>3.82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30" calcext:value-type="float">
            <text:p>130</text:p>
          </table:table-cell>
          <table:table-cell office:value-type="float" office:value="113.83" calcext:value-type="float">
            <text:p>113.83</text:p>
          </table:table-cell>
          <table:table-cell office:value-type="float" office:value="3.67914" calcext:value-type="float">
            <text:p>3.67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31" calcext:value-type="float">
            <text:p>131</text:p>
          </table:table-cell>
          <table:table-cell office:value-type="float" office:value="119.443" calcext:value-type="float">
            <text:p>119.443</text:p>
          </table:table-cell>
          <table:table-cell office:value-type="float" office:value="3.6986" calcext:value-type="float">
            <text:p>3.69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37" calcext:value-type="float">
            <text:p>137</text:p>
          </table:table-cell>
          <table:table-cell office:value-type="float" office:value="112.555" calcext:value-type="float">
            <text:p>112.555</text:p>
          </table:table-cell>
          <table:table-cell office:value-type="float" office:value="3.66571" calcext:value-type="float">
            <text:p>3.66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35" calcext:value-type="float">
            <text:p>135</text:p>
          </table:table-cell>
          <table:table-cell office:value-type="float" office:value="118.694" calcext:value-type="float">
            <text:p>118.694</text:p>
          </table:table-cell>
          <table:table-cell office:value-type="float" office:value="3.69243" calcext:value-type="float">
            <text:p>3.69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45" calcext:value-type="float">
            <text:p>145</text:p>
          </table:table-cell>
          <table:table-cell office:value-type="float" office:value="113.268" calcext:value-type="float">
            <text:p>113.268</text:p>
          </table:table-cell>
          <table:table-cell office:value-type="float" office:value="3.42197" calcext:value-type="float">
            <text:p>3.42197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67.111111111111" calcext:value-type="float">
            <text:p>167.11</text:p>
          </table:table-cell>
          <table:table-cell table:style-name="ce9" table:formula="of:=AVERAGE([.C29:.C37])" office:value-type="float" office:value="12.1683777777778" calcext:value-type="float">
            <text:p>12.17</text:p>
          </table:table-cell>
          <table:table-cell table:style-name="ce9" table:formula="of:=AVERAGE([.D29:.D37])" office:value-type="float" office:value="131.333333333333" calcext:value-type="float">
            <text:p>131.33</text:p>
          </table:table-cell>
          <table:table-cell table:style-name="ce9" table:formula="of:=AVERAGE([.E29:.E37])" office:value-type="float" office:value="115.57" calcext:value-type="float">
            <text:p>115.57</text:p>
          </table:table-cell>
          <table:table-cell table:style-name="ce9" table:formula="of:=AVERAGE([.F29:.F37])" office:value-type="float" office:value="3.60415444444444" calcext:value-type="float">
            <text:p>3.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26" calcext:value-type="float">
            <text:p>126</text:p>
          </table:table-cell>
          <table:table-cell office:value-type="float" office:value="108.121" calcext:value-type="float">
            <text:p>108.121</text:p>
          </table:table-cell>
          <table:table-cell office:value-type="float" office:value="56.497" calcext:value-type="float">
            <text:p>56.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9" calcext:value-type="float">
            <text:p>129</text:p>
          </table:table-cell>
          <table:table-cell office:value-type="float" office:value="109.852" calcext:value-type="float">
            <text:p>109.852</text:p>
          </table:table-cell>
          <table:table-cell office:value-type="float" office:value="53.0355" calcext:value-type="float">
            <text:p>53.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27" calcext:value-type="float">
            <text:p>127</text:p>
          </table:table-cell>
          <table:table-cell office:value-type="float" office:value="106.621" calcext:value-type="float">
            <text:p>106.621</text:p>
          </table:table-cell>
          <table:table-cell office:value-type="float" office:value="48.634" calcext:value-type="float">
            <text:p>48.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21" calcext:value-type="float">
            <text:p>121</text:p>
          </table:table-cell>
          <table:table-cell office:value-type="float" office:value="115.961" calcext:value-type="float">
            <text:p>115.961</text:p>
          </table:table-cell>
          <table:table-cell office:value-type="float" office:value="48.6797" calcext:value-type="float">
            <text:p>48.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22" calcext:value-type="float">
            <text:p>122</text:p>
          </table:table-cell>
          <table:table-cell office:value-type="float" office:value="114.151" calcext:value-type="float">
            <text:p>114.151</text:p>
          </table:table-cell>
          <table:table-cell office:value-type="float" office:value="48.5112" calcext:value-type="float">
            <text:p>48.5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33" calcext:value-type="float">
            <text:p>133</text:p>
          </table:table-cell>
          <table:table-cell office:value-type="float" office:value="124.7" calcext:value-type="float">
            <text:p>124.7</text:p>
          </table:table-cell>
          <table:table-cell office:value-type="float" office:value="48.5468" calcext:value-type="float">
            <text:p>48.5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44" calcext:value-type="float">
            <text:p>144</text:p>
          </table:table-cell>
          <table:table-cell office:value-type="float" office:value="117.504" calcext:value-type="float">
            <text:p>117.504</text:p>
          </table:table-cell>
          <table:table-cell office:value-type="float" office:value="48.682" calcext:value-type="float">
            <text:p>48.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47" calcext:value-type="float">
            <text:p>147</text:p>
          </table:table-cell>
          <table:table-cell office:value-type="float" office:value="115.768" calcext:value-type="float">
            <text:p>115.768</text:p>
          </table:table-cell>
          <table:table-cell office:value-type="float" office:value="48.5959" calcext:value-type="float">
            <text:p>48.5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38" calcext:value-type="float">
            <text:p>138</text:p>
          </table:table-cell>
          <table:table-cell office:value-type="float" office:value="119.724" calcext:value-type="float">
            <text:p>119.724</text:p>
          </table:table-cell>
          <table:table-cell office:value-type="float" office:value="48.7694" calcext:value-type="float">
            <text:p>48.7694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67.111111111111" calcext:value-type="float">
            <text:p>167.11</text:p>
          </table:table-cell>
          <table:table-cell table:style-name="ce9" table:formula="of:=AVERAGE([.C42:.C50])" office:value-type="float" office:value="12.1683777777778" calcext:value-type="float">
            <text:p>12.17</text:p>
          </table:table-cell>
          <table:table-cell table:style-name="ce9" table:formula="of:=AVERAGE([.D42:.D50])" office:value-type="float" office:value="131.888888888889" calcext:value-type="float">
            <text:p>131.89</text:p>
          </table:table-cell>
          <table:table-cell table:style-name="ce9" table:formula="of:=AVERAGE([.E42:.E50])" office:value-type="float" office:value="114.711333333333" calcext:value-type="float">
            <text:p>114.71</text:p>
          </table:table-cell>
          <table:table-cell table:style-name="ce9" table:formula="of:=AVERAGE([.F42:.F50])" office:value-type="float" office:value="49.9946111111111" calcext:value-type="float">
            <text:p>49.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AKAZE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38" calcext:value-type="float">
            <text:p>138</text:p>
          </table:table-cell>
          <table:table-cell office:value-type="float" office:value="113.469" calcext:value-type="float">
            <text:p>113.469</text:p>
          </table:table-cell>
          <table:table-cell office:value-type="float" office:value="94.3983" calcext:value-type="float">
            <text:p>94.3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38" calcext:value-type="float">
            <text:p>138</text:p>
          </table:table-cell>
          <table:table-cell office:value-type="float" office:value="106.272" calcext:value-type="float">
            <text:p>106.272</text:p>
          </table:table-cell>
          <table:table-cell office:value-type="float" office:value="94.4064" calcext:value-type="float">
            <text:p>94.4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33" calcext:value-type="float">
            <text:p>133</text:p>
          </table:table-cell>
          <table:table-cell office:value-type="float" office:value="104.041" calcext:value-type="float">
            <text:p>104.041</text:p>
          </table:table-cell>
          <table:table-cell office:value-type="float" office:value="99.808" calcext:value-type="float">
            <text:p>99.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27" calcext:value-type="float">
            <text:p>127</text:p>
          </table:table-cell>
          <table:table-cell office:value-type="float" office:value="103.354" calcext:value-type="float">
            <text:p>103.354</text:p>
          </table:table-cell>
          <table:table-cell office:value-type="float" office:value="92.377" calcext:value-type="float">
            <text:p>92.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29" calcext:value-type="float">
            <text:p>129</text:p>
          </table:table-cell>
          <table:table-cell office:value-type="float" office:value="106.508" calcext:value-type="float">
            <text:p>106.508</text:p>
          </table:table-cell>
          <table:table-cell office:value-type="float" office:value="89.7892" calcext:value-type="float">
            <text:p>89.7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46" calcext:value-type="float">
            <text:p>146</text:p>
          </table:table-cell>
          <table:table-cell office:value-type="float" office:value="110.985" calcext:value-type="float">
            <text:p>110.985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47" calcext:value-type="float">
            <text:p>147</text:p>
          </table:table-cell>
          <table:table-cell office:value-type="float" office:value="113.463" calcext:value-type="float">
            <text:p>113.463</text:p>
          </table:table-cell>
          <table:table-cell office:value-type="float" office:value="105.671" calcext:value-type="float">
            <text:p>105.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51" calcext:value-type="float">
            <text:p>151</text:p>
          </table:table-cell>
          <table:table-cell office:value-type="float" office:value="119.703" calcext:value-type="float">
            <text:p>119.703</text:p>
          </table:table-cell>
          <table:table-cell office:value-type="float" office:value="96.7469" calcext:value-type="float">
            <text:p>96.7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50" calcext:value-type="float">
            <text:p>150</text:p>
          </table:table-cell>
          <table:table-cell office:value-type="float" office:value="116.868" calcext:value-type="float">
            <text:p>116.868</text:p>
          </table:table-cell>
          <table:table-cell office:value-type="float" office:value="93.5419" calcext:value-type="float">
            <text:p>93.5419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55:.B63])" office:value-type="float" office:value="167.111111111111" calcext:value-type="float">
            <text:p>167.11</text:p>
          </table:table-cell>
          <table:table-cell table:style-name="ce9" table:formula="of:=AVERAGE([.C55:.C63])" office:value-type="float" office:value="12.1683777777778" calcext:value-type="float">
            <text:p>12.17</text:p>
          </table:table-cell>
          <table:table-cell table:style-name="ce9" table:formula="of:=AVERAGE([.D55:.D63])" office:value-type="float" office:value="139.888888888889" calcext:value-type="float">
            <text:p>139.89</text:p>
          </table:table-cell>
          <table:table-cell table:style-name="ce9" table:formula="of:=AVERAGE([.E55:.E63])" office:value-type="float" office:value="110.518111111111" calcext:value-type="float">
            <text:p>110.52</text:p>
          </table:table-cell>
          <table:table-cell table:style-name="ce9" table:formula="of:=AVERAGE([.F55:.F63])" office:value-type="float" office:value="96.3030777777778" calcext:value-type="float">
            <text:p>96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2.4226" calcext:value-type="float">
            <text:p>12.4226</text:p>
          </table:table-cell>
          <table:table-cell office:value-type="float" office:value="134" calcext:value-type="float">
            <text:p>134</text:p>
          </table:table-cell>
          <table:table-cell office:value-type="float" office:value="107.66" calcext:value-type="float">
            <text:p>107.66</text:p>
          </table:table-cell>
          <table:table-cell office:value-type="float" office:value="38.8534" calcext:value-type="float">
            <text:p>38.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34" calcext:value-type="float">
            <text:p>134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32.6503" calcext:value-type="float">
            <text:p>32.6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30" calcext:value-type="float">
            <text:p>130</text:p>
          </table:table-cell>
          <table:table-cell office:value-type="float" office:value="100.378" calcext:value-type="float">
            <text:p>100.378</text:p>
          </table:table-cell>
          <table:table-cell office:value-type="float" office:value="32.8491" calcext:value-type="float">
            <text:p>32.8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36" calcext:value-type="float">
            <text:p>136</text:p>
          </table:table-cell>
          <table:table-cell office:value-type="float" office:value="108.714" calcext:value-type="float">
            <text:p>108.714</text:p>
          </table:table-cell>
          <table:table-cell office:value-type="float" office:value="33.3789" calcext:value-type="float">
            <text:p>33.3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137" calcext:value-type="float">
            <text:p>137</text:p>
          </table:table-cell>
          <table:table-cell office:value-type="float" office:value="112.58" calcext:value-type="float">
            <text:p>112.58</text:p>
          </table:table-cell>
          <table:table-cell office:value-type="float" office:value="44.1501" calcext:value-type="float">
            <text:p>44.1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147" calcext:value-type="float">
            <text:p>147</text:p>
          </table:table-cell>
          <table:table-cell office:value-type="float" office:value="109.483" calcext:value-type="float">
            <text:p>109.483</text:p>
          </table:table-cell>
          <table:table-cell office:value-type="float" office:value="34.4561" calcext:value-type="float">
            <text:p>34.45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147" calcext:value-type="float">
            <text:p>147</text:p>
          </table:table-cell>
          <table:table-cell office:value-type="float" office:value="112.239" calcext:value-type="float">
            <text:p>112.239</text:p>
          </table:table-cell>
          <table:table-cell office:value-type="float" office:value="41.5456" calcext:value-type="float">
            <text:p>41.5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154" calcext:value-type="float">
            <text:p>154</text:p>
          </table:table-cell>
          <table:table-cell office:value-type="float" office:value="110.273" calcext:value-type="float">
            <text:p>110.273</text:p>
          </table:table-cell>
          <table:table-cell office:value-type="float" office:value="40.4274" calcext:value-type="float">
            <text:p>40.4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151" calcext:value-type="float">
            <text:p>151</text:p>
          </table:table-cell>
          <table:table-cell office:value-type="float" office:value="101.859" calcext:value-type="float">
            <text:p>101.859</text:p>
          </table:table-cell>
          <table:table-cell office:value-type="float" office:value="37.8619" calcext:value-type="float">
            <text:p>37.8619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68:.B76])" office:value-type="float" office:value="167.111111111111" calcext:value-type="float">
            <text:p>167.11</text:p>
          </table:table-cell>
          <table:table-cell table:style-name="ce9" table:formula="of:=AVERAGE([.C68:.C76])" office:value-type="float" office:value="12.1683777777778" calcext:value-type="float">
            <text:p>12.17</text:p>
          </table:table-cell>
          <table:table-cell table:style-name="ce9" table:formula="of:=AVERAGE([.D68:.D76])" office:value-type="float" office:value="141.111111111111" calcext:value-type="float">
            <text:p>141.11</text:p>
          </table:table-cell>
          <table:table-cell table:style-name="ce9" table:formula="of:=AVERAGE([.E68:.E76])" office:value-type="float" office:value="107.268222222222" calcext:value-type="float">
            <text:p>107.27</text:p>
          </table:table-cell>
          <table:table-cell table:style-name="ce9" table:formula="of:=AVERAGE([.F68:.F76])" office:value-type="float" office:value="37.3525333333333" calcext:value-type="float">
            <text:p>37.35</text:p>
          </table:table-cell>
        </table:table-row>
      </table:table>
      <table:table table:name="SIFT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BRIS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8.1058" calcext:value-type="float">
            <text:p>38.1058</text:p>
          </table:table-cell>
          <table:table-cell office:value-type="float" office:value="64" calcext:value-type="float">
            <text:p>64</text:p>
          </table:table-cell>
          <table:table-cell office:value-type="float" office:value="155.437" calcext:value-type="float">
            <text:p>155.437</text:p>
          </table:table-cell>
          <table:table-cell office:value-type="float" office:value="1.69141" calcext:value-type="float">
            <text:p>1.69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66" calcext:value-type="float">
            <text:p>66</text:p>
          </table:table-cell>
          <table:table-cell office:value-type="float" office:value="163.152" calcext:value-type="float">
            <text:p>163.152</text:p>
          </table:table-cell>
          <table:table-cell office:value-type="float" office:value="1.64374" calcext:value-type="float">
            <text:p>1.643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62" calcext:value-type="float">
            <text:p>62</text:p>
          </table:table-cell>
          <table:table-cell office:value-type="float" office:value="156.942" calcext:value-type="float">
            <text:p>156.942</text:p>
          </table:table-cell>
          <table:table-cell office:value-type="float" office:value="1.80128" calcext:value-type="float">
            <text:p>1.80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66" calcext:value-type="float">
            <text:p>66</text:p>
          </table:table-cell>
          <table:table-cell office:value-type="float" office:value="157.595" calcext:value-type="float">
            <text:p>157.595</text:p>
          </table:table-cell>
          <table:table-cell office:value-type="float" office:value="1.75416" calcext:value-type="float">
            <text:p>1.75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31.0976" calcext:value-type="float">
            <text:p>31.0976</text:p>
          </table:table-cell>
          <table:table-cell office:value-type="float" office:value="59" calcext:value-type="float">
            <text:p>59</text:p>
          </table:table-cell>
          <table:table-cell office:value-type="float" office:value="157.964" calcext:value-type="float">
            <text:p>157.964</text:p>
          </table:table-cell>
          <table:table-cell office:value-type="float" office:value="1.82489" calcext:value-type="float">
            <text:p>1.82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2.4277" calcext:value-type="float">
            <text:p>42.4277</text:p>
          </table:table-cell>
          <table:table-cell office:value-type="float" office:value="64" calcext:value-type="float">
            <text:p>64</text:p>
          </table:table-cell>
          <table:table-cell office:value-type="float" office:value="157.734" calcext:value-type="float">
            <text:p>157.734</text:p>
          </table:table-cell>
          <table:table-cell office:value-type="float" office:value="1.77629" calcext:value-type="float">
            <text:p>1.77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64" calcext:value-type="float">
            <text:p>64</text:p>
          </table:table-cell>
          <table:table-cell office:value-type="float" office:value="155.493" calcext:value-type="float">
            <text:p>155.493</text:p>
          </table:table-cell>
          <table:table-cell office:value-type="float" office:value="1.93681" calcext:value-type="float">
            <text:p>1.93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44.4892" calcext:value-type="float">
            <text:p>44.4892</text:p>
          </table:table-cell>
          <table:table-cell office:value-type="float" office:value="67" calcext:value-type="float">
            <text:p>67</text:p>
          </table:table-cell>
          <table:table-cell office:value-type="float" office:value="158.205" calcext:value-type="float">
            <text:p>158.205</text:p>
          </table:table-cell>
          <table:table-cell office:value-type="float" office:value="1.99529" calcext:value-type="float">
            <text:p>1.99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44.638" calcext:value-type="float">
            <text:p>44.638</text:p>
          </table:table-cell>
          <table:table-cell office:value-type="float" office:value="80" calcext:value-type="float">
            <text:p>80</text:p>
          </table:table-cell>
          <table:table-cell office:value-type="float" office:value="158.1" calcext:value-type="float">
            <text:p>158.1</text:p>
          </table:table-cell>
          <table:table-cell office:value-type="float" office:value="1.77312" calcext:value-type="float">
            <text:p>1.77312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3:.B11])" office:value-type="float" office:value="138.666666666667" calcext:value-type="float">
            <text:p>138.67</text:p>
          </table:table-cell>
          <table:table-cell table:style-name="ce9" table:formula="of:=AVERAGE([.C3:.C11])" office:value-type="float" office:value="35.6979666666667" calcext:value-type="float">
            <text:p>35.70</text:p>
          </table:table-cell>
          <table:table-cell table:style-name="ce9" table:formula="of:=AVERAGE([.D3:.D11])" office:value-type="float" office:value="65.7777777777778" calcext:value-type="float">
            <text:p>65.78</text:p>
          </table:table-cell>
          <table:table-cell table:style-name="ce9" table:formula="of:=AVERAGE([.E3:.E11])" office:value-type="float" office:value="157.846888888889" calcext:value-type="float">
            <text:p>157.85</text:p>
          </table:table-cell>
          <table:table-cell table:style-name="ce9" table:formula="of:=AVERAGE([.F3:.F11])" office:value-type="float" office:value="1.79966555555556" calcext:value-type="float">
            <text:p>1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BRIEF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8.1058" calcext:value-type="float">
            <text:p>38.1058</text:p>
          </table:table-cell>
          <table:table-cell office:value-type="float" office:value="86" calcext:value-type="float">
            <text:p>86</text:p>
          </table:table-cell>
          <table:table-cell office:value-type="float" office:value="158.933" calcext:value-type="float">
            <text:p>158.933</text:p>
          </table:table-cell>
          <table:table-cell office:value-type="float" office:value="0.781542" calcext:value-type="float">
            <text:p>0.781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78" calcext:value-type="float">
            <text:p>78</text:p>
          </table:table-cell>
          <table:table-cell office:value-type="float" office:value="160.897" calcext:value-type="float">
            <text:p>160.897</text:p>
          </table:table-cell>
          <table:table-cell office:value-type="float" office:value="0.727091" calcext:value-type="float">
            <text:p>0.727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76" calcext:value-type="float">
            <text:p>76</text:p>
          </table:table-cell>
          <table:table-cell office:value-type="float" office:value="158.015" calcext:value-type="float">
            <text:p>158.015</text:p>
          </table:table-cell>
          <table:table-cell office:value-type="float" office:value="0.772497" calcext:value-type="float">
            <text:p>0.772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85" calcext:value-type="float">
            <text:p>85</text:p>
          </table:table-cell>
          <table:table-cell office:value-type="float" office:value="161.497" calcext:value-type="float">
            <text:p>161.497</text:p>
          </table:table-cell>
          <table:table-cell office:value-type="float" office:value="0.741015" calcext:value-type="float">
            <text:p>0.741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31.0976" calcext:value-type="float">
            <text:p>31.0976</text:p>
          </table:table-cell>
          <table:table-cell office:value-type="float" office:value="69" calcext:value-type="float">
            <text:p>69</text:p>
          </table:table-cell>
          <table:table-cell office:value-type="float" office:value="161.096" calcext:value-type="float">
            <text:p>161.096</text:p>
          </table:table-cell>
          <table:table-cell office:value-type="float" office:value="0.760731" calcext:value-type="float">
            <text:p>0.760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2.4277" calcext:value-type="float">
            <text:p>42.4277</text:p>
          </table:table-cell>
          <table:table-cell office:value-type="float" office:value="74" calcext:value-type="float">
            <text:p>74</text:p>
          </table:table-cell>
          <table:table-cell office:value-type="float" office:value="158.748" calcext:value-type="float">
            <text:p>158.748</text:p>
          </table:table-cell>
          <table:table-cell office:value-type="float" office:value="0.74486" calcext:value-type="float">
            <text:p>0.74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76" calcext:value-type="float">
            <text:p>76</text:p>
          </table:table-cell>
          <table:table-cell office:value-type="float" office:value="159.571" calcext:value-type="float">
            <text:p>159.571</text:p>
          </table:table-cell>
          <table:table-cell office:value-type="float" office:value="0.805959" calcext:value-type="float">
            <text:p>0.805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44.4892" calcext:value-type="float">
            <text:p>44.4892</text:p>
          </table:table-cell>
          <table:table-cell office:value-type="float" office:value="70" calcext:value-type="float">
            <text:p>70</text:p>
          </table:table-cell>
          <table:table-cell office:value-type="float" office:value="166.093" calcext:value-type="float">
            <text:p>166.093</text:p>
          </table:table-cell>
          <table:table-cell office:value-type="float" office:value="0.822247" calcext:value-type="float">
            <text:p>0.822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44.638" calcext:value-type="float">
            <text:p>44.638</text:p>
          </table:table-cell>
          <table:table-cell office:value-type="float" office:value="88" calcext:value-type="float">
            <text:p>88</text:p>
          </table:table-cell>
          <table:table-cell office:value-type="float" office:value="159.269" calcext:value-type="float">
            <text:p>159.269</text:p>
          </table:table-cell>
          <table:table-cell office:value-type="float" office:value="0.762834" calcext:value-type="float">
            <text:p>0.762834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16:.B24])" office:value-type="float" office:value="138.666666666667" calcext:value-type="float">
            <text:p>138.67</text:p>
          </table:table-cell>
          <table:table-cell table:style-name="ce9" table:formula="of:=AVERAGE([.C16:.C24])" office:value-type="float" office:value="35.6979666666667" calcext:value-type="float">
            <text:p>35.70</text:p>
          </table:table-cell>
          <table:table-cell table:style-name="ce9" table:formula="of:=AVERAGE([.D16:.D24])" office:value-type="float" office:value="78" calcext:value-type="float">
            <text:p>78.00</text:p>
          </table:table-cell>
          <table:table-cell table:style-name="ce9" table:formula="of:=AVERAGE([.E16:.E24])" office:value-type="float" office:value="160.457666666667" calcext:value-type="float">
            <text:p>160.46</text:p>
          </table:table-cell>
          <table:table-cell table:style-name="ce9" table:formula="of:=AVERAGE([.F16:.F24])" office:value-type="float" office:value="0.768752888888889" calcext:value-type="float">
            <text:p>0.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FREAK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8.1058" calcext:value-type="float">
            <text:p>38.1058</text:p>
          </table:table-cell>
          <table:table-cell office:value-type="float" office:value="65" calcext:value-type="float">
            <text:p>65</text:p>
          </table:table-cell>
          <table:table-cell office:value-type="float" office:value="167.379" calcext:value-type="float">
            <text:p>167.379</text:p>
          </table:table-cell>
          <table:table-cell office:value-type="float" office:value="48.3615" calcext:value-type="float">
            <text:p>48.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72" calcext:value-type="float">
            <text:p>72</text:p>
          </table:table-cell>
          <table:table-cell office:value-type="float" office:value="158.772" calcext:value-type="float">
            <text:p>158.772</text:p>
          </table:table-cell>
          <table:table-cell office:value-type="float" office:value="52.0312" calcext:value-type="float">
            <text:p>52.0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64" calcext:value-type="float">
            <text:p>64</text:p>
          </table:table-cell>
          <table:table-cell office:value-type="float" office:value="158.51" calcext:value-type="float">
            <text:p>158.51</text:p>
          </table:table-cell>
          <table:table-cell office:value-type="float" office:value="48.034" calcext:value-type="float">
            <text:p>48.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66" calcext:value-type="float">
            <text:p>66</text:p>
          </table:table-cell>
          <table:table-cell office:value-type="float" office:value="165.657" calcext:value-type="float">
            <text:p>165.657</text:p>
          </table:table-cell>
          <table:table-cell office:value-type="float" office:value="51.8286" calcext:value-type="float">
            <text:p>51.8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31.0976" calcext:value-type="float">
            <text:p>31.0976</text:p>
          </table:table-cell>
          <table:table-cell office:value-type="float" office:value="59" calcext:value-type="float">
            <text:p>59</text:p>
          </table:table-cell>
          <table:table-cell office:value-type="float" office:value="160.054" calcext:value-type="float">
            <text:p>160.054</text:p>
          </table:table-cell>
          <table:table-cell office:value-type="float" office:value="48.1036" calcext:value-type="float">
            <text:p>48.1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2.4277" calcext:value-type="float">
            <text:p>42.4277</text:p>
          </table:table-cell>
          <table:table-cell office:value-type="float" office:value="59" calcext:value-type="float">
            <text:p>59</text:p>
          </table:table-cell>
          <table:table-cell office:value-type="float" office:value="170.46" calcext:value-type="float">
            <text:p>170.46</text:p>
          </table:table-cell>
          <table:table-cell office:value-type="float" office:value="48.7102" calcext:value-type="float">
            <text:p>48.7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64" calcext:value-type="float">
            <text:p>64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50.8301" calcext:value-type="float">
            <text:p>50.83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44.4892" calcext:value-type="float">
            <text:p>44.4892</text:p>
          </table:table-cell>
          <table:table-cell office:value-type="float" office:value="65" calcext:value-type="float">
            <text:p>65</text:p>
          </table:table-cell>
          <table:table-cell office:value-type="float" office:value="163.785" calcext:value-type="float">
            <text:p>163.785</text:p>
          </table:table-cell>
          <table:table-cell office:value-type="float" office:value="48.4686" calcext:value-type="float">
            <text:p>48.4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44.638" calcext:value-type="float">
            <text:p>44.638</text:p>
          </table:table-cell>
          <table:table-cell office:value-type="float" office:value="79" calcext:value-type="float">
            <text:p>79</text:p>
          </table:table-cell>
          <table:table-cell office:value-type="float" office:value="171.834" calcext:value-type="float">
            <text:p>171.834</text:p>
          </table:table-cell>
          <table:table-cell office:value-type="float" office:value="48.1484" calcext:value-type="float">
            <text:p>48.1484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29:.B37])" office:value-type="float" office:value="138.666666666667" calcext:value-type="float">
            <text:p>138.67</text:p>
          </table:table-cell>
          <table:table-cell table:style-name="ce9" table:formula="of:=AVERAGE([.C29:.C37])" office:value-type="float" office:value="35.6979666666667" calcext:value-type="float">
            <text:p>35.70</text:p>
          </table:table-cell>
          <table:table-cell table:style-name="ce9" table:formula="of:=AVERAGE([.D29:.D37])" office:value-type="float" office:value="65.8888888888889" calcext:value-type="float">
            <text:p>65.89</text:p>
          </table:table-cell>
          <table:table-cell table:style-name="ce9" table:formula="of:=AVERAGE([.E29:.E37])" office:value-type="float" office:value="164.550333333333" calcext:value-type="float">
            <text:p>164.55</text:p>
          </table:table-cell>
          <table:table-cell table:style-name="ce9" table:formula="of:=AVERAGE([.F29:.F37])" office:value-type="float" office:value="49.3906888888889" calcext:value-type="float">
            <text:p>49.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SIF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Nº of Keypoints</text:p>
          </table:table-cell>
          <table:table-cell table:style-name="ce1" office:value-type="string" calcext:value-type="string">
            <text:p>Neighborhood Size Dist.</text:p>
          </table:table-cell>
          <table:table-cell table:style-name="ce1" office:value-type="string" calcext:value-type="string">
            <text:p>Nº of Matches</text:p>
          </table:table-cell>
          <table:table-cell table:style-name="ce1" office:value-type="string" calcext:value-type="string">
            <text:p>Detection Time (ms)</text:p>
          </table:table-cell>
          <table:table-cell table:style-name="ce1" office:value-type="string" calcext:value-type="string">
            <text:p>Extraction 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8.1058" calcext:value-type="float">
            <text:p>38.1058</text:p>
          </table:table-cell>
          <table:table-cell office:value-type="float" office:value="82" calcext:value-type="float">
            <text:p>82</text:p>
          </table:table-cell>
          <table:table-cell office:value-type="float" office:value="125.557" calcext:value-type="float">
            <text:p>125.557</text:p>
          </table:table-cell>
          <table:table-cell office:value-type="float" office:value="87.9339" calcext:value-type="float">
            <text:p>87.9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81" calcext:value-type="float">
            <text:p>81</text:p>
          </table:table-cell>
          <table:table-cell office:value-type="float" office:value="132.182" calcext:value-type="float">
            <text:p>132.182</text:p>
          </table:table-cell>
          <table:table-cell office:value-type="float" office:value="92.1486" calcext:value-type="float">
            <text:p>92.1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85" calcext:value-type="float">
            <text:p>85</text:p>
          </table:table-cell>
          <table:table-cell office:value-type="float" office:value="132.19" calcext:value-type="float">
            <text:p>132.19</text:p>
          </table:table-cell>
          <table:table-cell office:value-type="float" office:value="92.1382" calcext:value-type="float">
            <text:p>92.1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93" calcext:value-type="float">
            <text:p>93</text:p>
          </table:table-cell>
          <table:table-cell office:value-type="float" office:value="136.708" calcext:value-type="float">
            <text:p>136.708</text:p>
          </table:table-cell>
          <table:table-cell office:value-type="float" office:value="88.5855" calcext:value-type="float">
            <text:p>88.5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31.0976" calcext:value-type="float">
            <text:p>31.0976</text:p>
          </table:table-cell>
          <table:table-cell office:value-type="float" office:value="90" calcext:value-type="float">
            <text:p>90</text:p>
          </table:table-cell>
          <table:table-cell office:value-type="float" office:value="129.19" calcext:value-type="float">
            <text:p>129.19</text:p>
          </table:table-cell>
          <table:table-cell office:value-type="float" office:value="91.9706" calcext:value-type="float">
            <text:p>91.9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2.4277" calcext:value-type="float">
            <text:p>42.4277</text:p>
          </table:table-cell>
          <table:table-cell office:value-type="float" office:value="81" calcext:value-type="float">
            <text:p>81</text:p>
          </table:table-cell>
          <table:table-cell office:value-type="float" office:value="161.073" calcext:value-type="float">
            <text:p>161.073</text:p>
          </table:table-cell>
          <table:table-cell office:value-type="float" office:value="122.974" calcext:value-type="float">
            <text:p>122.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82" calcext:value-type="float">
            <text:p>82</text:p>
          </table:table-cell>
          <table:table-cell office:value-type="float" office:value="156.513" calcext:value-type="float">
            <text:p>156.513</text:p>
          </table:table-cell>
          <table:table-cell office:value-type="float" office:value="88.3233" calcext:value-type="float">
            <text:p>88.3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44.4892" calcext:value-type="float">
            <text:p>44.4892</text:p>
          </table:table-cell>
          <table:table-cell office:value-type="float" office:value="102" calcext:value-type="float">
            <text:p>102</text:p>
          </table:table-cell>
          <table:table-cell office:value-type="float" office:value="124.091" calcext:value-type="float">
            <text:p>124.091</text:p>
          </table:table-cell>
          <table:table-cell office:value-type="float" office:value="79.9594" calcext:value-type="float">
            <text:p>79.9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44.638" calcext:value-type="float">
            <text:p>44.638</text:p>
          </table:table-cell>
          <table:table-cell office:value-type="float" office:value="104" calcext:value-type="float">
            <text:p>104</text:p>
          </table:table-cell>
          <table:table-cell office:value-type="float" office:value="125.659" calcext:value-type="float">
            <text:p>125.659</text:p>
          </table:table-cell>
          <table:table-cell office:value-type="float" office:value="79.9405" calcext:value-type="float">
            <text:p>79.9405</text:p>
          </table:table-cell>
        </table:table-row>
        <table:table-row table:style-name="ro1">
          <table:table-cell table:style-name="ce7" office:value-type="string" calcext:value-type="string">
            <text:p>Avg.</text:p>
          </table:table-cell>
          <table:table-cell table:style-name="ce9" table:formula="of:=AVERAGE([.B42:.B50])" office:value-type="float" office:value="138.666666666667" calcext:value-type="float">
            <text:p>138.67</text:p>
          </table:table-cell>
          <table:table-cell table:style-name="ce9" table:formula="of:=AVERAGE([.C42:.C50])" office:value-type="float" office:value="35.6979666666667" calcext:value-type="float">
            <text:p>35.70</text:p>
          </table:table-cell>
          <table:table-cell table:style-name="ce9" table:formula="of:=AVERAGE([.D42:.D50])" office:value-type="float" office:value="88.8888888888889" calcext:value-type="float">
            <text:p>88.89</text:p>
          </table:table-cell>
          <table:table-cell table:style-name="ce9" table:formula="of:=AVERAGE([.E42:.E50])" office:value-type="float" office:value="135.907" calcext:value-type="float">
            <text:p>135.91</text:p>
          </table:table-cell>
          <table:table-cell table:style-name="ce9" table:formula="of:=AVERAGE([.F42:.F50])" office:value-type="float" office:value="91.5526666666667" calcext:value-type="float">
            <text:p>91.55</text:p>
          </table:table-cell>
        </table:table-row>
      </table:table>
      <table:named-expressions/>
      <table:database-ranges>
        <table:database-range table:name="__Anonymous_Sheet_DB__0" table:target-range-address="Comparison.A1:Comparison.F3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1:43:18.742477294</meta:creation-date>
    <dc:date>2020-09-07T23:21:05.131195896</dc:date>
    <meta:editing-duration>PT1H2M16S</meta:editing-duration>
    <meta:editing-cycles>7</meta:editing-cycles>
    <meta:generator>LibreOffice/6.4.5.2$Linux_X86_64 LibreOffice_project/40$Build-2</meta:generator>
    <meta:document-statistic meta:table-count="8" meta:cell-count="2561" meta:object-count="0"/>
  </office:meta>
</office:document-meta>
</file>